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48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1.386cm"/>
    </style:style>
    <style:style style:name="co26" style:family="table-column">
      <style:table-column-properties fo:break-before="auto" style:column-width="1.803cm"/>
    </style:style>
    <style:style style:name="co27" style:family="table-column">
      <style:table-column-properties fo:break-before="auto" style:column-width="0.859cm"/>
    </style:style>
    <style:style style:name="co28" style:family="table-column">
      <style:table-column-properties fo:break-before="auto" style:column-width="2.605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/>
    </style:style>
    <style:style style:name="ce21" style:family="table-cell" style:parent-style-name="Default">
      <style:text-properties style:font-name="ＭＳ Ｐゴシック" style:font-name-asian="ＭＳ Ｐゴシック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tyle="normal" style:font-style-asian="normal" style:font-style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ext-properties style:font-name="Arial" fo:font-weight="normal" style:font-weight-asian="normal" style:font-weight-complex="normal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number-columns-repeated="2" table:default-cell-style-name="ce21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13" table:default-cell-style-name="ce11"/>
        <table:table-column table:style-name="co13" table:number-columns-repeated="4" table:default-cell-style-name="Default"/>
        <table:table-column table:style-name="co13" table:default-cell-style-name="ce12"/>
        <table:table-column table:style-name="co27" table:number-columns-repeated="17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14" table:number-columns-repeated="2" table:default-cell-style-name="Default"/>
        <table:table-column table:style-name="co14" table:number-columns-repeated="3" table:default-cell-style-name="ce26"/>
        <table:table-column table:style-name="co28" table:default-cell-style-name="ce26"/>
        <table:table-column table:style-name="co28" table:default-cell-style-name="Default"/>
        <table:table-row table:style-name="ro5">
          <table:table-cell table:style-name="ce10" office:value-type="date" office:date-value="2013-01-22">
            <text:p>1月22日</text:p>
          </table:table-cell>
          <table:table-cell office:value-type="string">
            <text:p>名前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office:value-type="string">
            <text:p>尖合計</text:p>
          </table:table-cell>
          <table:table-cell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office:value-type="string">
            <text:p>名前</text:p>
          </table:table-cell>
          <table:table-cell table:style-name="ce25" office:value-type="string">
            <text:p>継続技</text:p>
          </table:table-cell>
          <table:table-cell table:style-name="ce26" office:value-type="string">
            <text:p>固定D</text:p>
          </table:table-cell>
          <table:table-cell table:style-name="ce26" office:value-type="string">
            <text:p>回避技</text:p>
          </table:table-cell>
          <table:table-cell table:style-name="ce26" office:value-type="string">
            <text:p>先制技</text:p>
          </table:table-cell>
          <table:table-cell office:value-type="string">
            <text:p>タイプ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office:value-type="string">
            <text:p>名前</text:p>
          </table:table-cell>
          <table:table-cell table:style-name="ce27" office:value-type="string">
            <text:p>5%強化</text:p>
          </table:table-cell>
          <table:table-cell table:style-name="ce28" office:value-type="string">
            <text:p>25%先攻</text:p>
          </table:table-cell>
          <table:table-cell office:value-type="string">
            <office:annotation draw:style-name="gr1" draw:text-style-name="P1" svg:width="2.899cm" svg:height="0.949cm" svg:x="74.768cm" svg:y="0cm" draw:caption-point-x="-0.61cm" draw:caption-point-y="0.01cm">
              <dc:date>2013-01-16T00:00:00</dc:date>
              <text:p text:style-name="P1"><text:span text:style-name="T1">物理耐久</text:span><text:span text:style-name="T1">+</text:span><text:span text:style-name="T1">特殊耐久</text:span></text:p>
            </office:annotation>
            <text:p>総合耐久</text:p>
          </table:table-cell>
          <table:table-cell office:value-type="string">
            <office:annotation draw:style-name="gr1" draw:text-style-name="P1" svg:width="2.899cm" svg:height="0.596cm" svg:x="77.026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B</text:span></text:p>
            </office:annotation>
            <text:p>物理耐久</text:p>
          </table:table-cell>
          <table:table-cell office:value-type="string">
            <office:annotation draw:style-name="gr1" draw:text-style-name="P1" svg:width="2.899cm" svg:height="0.596cm" svg:x="79.284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D</text:span></text:p>
            </office:annotation>
            <text:p>特殊耐久</text:p>
          </table:table-cell>
          <table:table-cell office:value-type="string">
            <office:annotation draw:style-name="gr1" draw:text-style-name="P1" svg:width="2.899cm" svg:height="0.991cm" svg:x="81.542cm" svg:y="0cm" draw:caption-point-x="-0.61cm" draw:caption-point-y="0.01cm">
              <dc:date>2013-01-16T00:00:00</dc:date>
              <text:p text:style-name="P1"><text:span text:style-name="T1">AS64</text:span><text:span text:style-name="T1">振り時の</text:span><text:span text:style-name="T1">A×S</text:span></text:p>
            </office:annotation>
            <text:p>物AT指数</text:p>
          </table:table-cell>
          <table:table-cell office:value-type="string">
            <office:annotation draw:style-name="gr1" draw:text-style-name="P1" svg:width="2.899cm" svg:height="0.991cm" svg:x="83.801cm" svg:y="0cm" draw:caption-point-x="-0.61cm" draw:caption-point-y="0.01cm">
              <dc:date>2013-01-16T00:00:00</dc:date>
              <text:p text:style-name="P1"><text:span text:style-name="T1">CS64</text:span><text:span text:style-name="T1">振り時の</text:span><text:span text:style-name="T1">C×S</text:span></text:p>
            </office:annotation>
            <text:p>特AT指数</text:p>
          </table:table-cell>
          <table:table-cell office:value-type="string">
            <office:annotation draw:style-name="gr1" draw:text-style-name="P1" svg:width="2.899cm" svg:height="0.949cm" svg:x="86.396cm" svg:y="0cm" draw:caption-point-x="-0.61cm" draw:caption-point-y="0.01cm">
              <dc:date>2013-01-16T00:00:00</dc:date>
              <text:p text:style-name="P1"><text:span text:style-name="T1">AC</text:span><text:span text:style-name="T1">高い方</text:span><text:span text:style-name="T1">×</text:span><text:span text:style-name="T1">総合耐久</text:span></text:p>
            </office:annotation>
            <text:p>殴り合い指数</text:p>
          </table:table-cell>
          <table:table-cell office:value-type="string">
            <text:p>非ちび判定</text:p>
          </table:table-cell>
        </table:table-row>
        <table:table-row table:style-name="ro5">
          <table:table-cell office:value-type="float" office:value="1">
            <text:p>1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:.H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VP4%減少</text:p>
          </table:table-cell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">秋姉妹</text:a></text:p>
          </table:table-cell>
          <table:table-cell table:number-columns-repeated="2"/>
          <table:table-cell table:formula="of:=[.BD2]+[.BE2]" office:value-type="float" office:value="157560">
            <text:p>157560</text:p>
          </table:table-cell>
          <table:table-cell table:formula="of:=([.C2]*2+64+130)*([.E2]*2+25)" office:value-type="float" office:value="78780">
            <text:p>78780</text:p>
          </table:table-cell>
          <table:table-cell table:formula="of:=([.C2]*2+64+130)*([.G2]*2+25)" office:value-type="float" office:value="78780">
            <text:p>78780</text:p>
          </table:table-cell>
          <table:table-cell table:formula="of:=([.D2]*2+89)*([.H2]*2+89)" office:value-type="float" office:value="71461">
            <text:p>71461</text:p>
          </table:table-cell>
          <table:table-cell table:formula="of:=([.F2]*2+89)*([.H2]*2+89)" office:value-type="float" office:value="71461">
            <text:p>71461</text:p>
          </table:table-cell>
          <table:table-cell table:formula="of:=[.BC2]*(MAX([.D2]; [.F2])*2+89)" office:value-type="float" office:value="47110440">
            <text:p>471104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style-name="ce2" office:value-type="string">
            <text:p><text:a xlink:href="http://www14.atwiki.jp/tamakagura/pages/94.html">阿求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0">
            <text:p>30</text:p>
          </table:table-cell>
          <table:table-cell table:style-name="ce2" table:formula="of:=SUM([.C3:.H3])" office:value-type="float" office:value="260">
            <text:p>2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22" office:value-type="string">
            <text:p>全コピー</text:p>
          </table:table-cell>
          <table:table-cell table:style-name="ce22"/>
          <table:table-cell table:style-name="ce2" office:value-type="string">
            <text:p><text:a xlink:href="http://www14.atwiki.jp/tamakagura/pages/94.html">阿求</text:a></text:p>
          </table:table-cell>
          <table:table-cell table:number-columns-repeated="8"/>
          <table:table-cell table:style-name="ce2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2" office:value-type="string">
            <text:p><text:a xlink:href="http://www14.atwiki.jp/tamakagura/pages/94.html">阿求</text:a></text:p>
          </table:table-cell>
          <table:table-cell table:number-columns-repeated="2"/>
          <table:table-cell table:formula="of:=[.BD3]+[.BE3]" office:value-type="float" office:value="81420">
            <text:p>8142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([.D3]*2+89)*([.H3]*2+89)" office:value-type="float" office:value="22201">
            <text:p>22201</text:p>
          </table:table-cell>
          <table:table-cell table:formula="of:=([.F3]*2+89)*([.H3]*2+89)" office:value-type="float" office:value="22201">
            <text:p>22201</text:p>
          </table:table-cell>
          <table:table-cell table:formula="of:=[.BC3]*(MAX([.D3]; [.F3])*2+89)" office:value-type="float" office:value="12131580">
            <text:p>12131580</text:p>
          </table:table-cell>
          <table:table-cell/>
        </table:table-row>
        <table:table-row table:style-name="ro5">
          <table:table-cell office:value-type="float" office:value="3">
            <text:p>3</text:p>
          </table:table-cell>
          <table:table-cell table:style-name="ce2" office:value-type="string">
            <text:p><text:a xlink:href="http://www14.atwiki.jp/tamakagura/pages/20.html">ちびあ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table:formula="of:=SUM([.C4:.H4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22" office:value-type="string">
            <text:p>35%回避↑</text:p>
          </table:table-cell>
          <table:table-cell table:style-name="ce22"/>
          <table:table-cell table:style-name="ce2" office:value-type="string">
            <text:p><text:a xlink:href="http://www14.atwiki.jp/tamakagura/pages/20.html">ちびあや</text:a></text:p>
          </table:table-cell>
          <table:table-cell table:number-columns-repeated="8"/>
          <table:table-cell table:style-name="ce2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ちびあや</text:a></text:p>
          </table:table-cell>
          <table:table-cell table:number-columns-repeated="2"/>
          <table:table-cell table:formula="of:=[.BD4]+[.BE4]" office:value-type="float" office:value="99760">
            <text:p>99760</text:p>
          </table:table-cell>
          <table:table-cell table:formula="of:=([.C4]*2+64+130)*([.E4]*2+25)" office:value-type="float" office:value="46440">
            <text:p>46440</text:p>
          </table:table-cell>
          <table:table-cell table:formula="of:=([.C4]*2+64+130)*([.G4]*2+25)" office:value-type="float" office:value="53320">
            <text:p>53320</text:p>
          </table:table-cell>
          <table:table-cell table:formula="of:=([.D4]*2+89)*([.H4]*2+89)" office:value-type="float" office:value="69671">
            <text:p>69671</text:p>
          </table:table-cell>
          <table:table-cell table:formula="of:=([.F4]*2+89)*([.H4]*2+89)" office:value-type="float" office:value="38591">
            <text:p>38591</text:p>
          </table:table-cell>
          <table:table-cell table:formula="of:=[.BC4]*(MAX([.D4]; [.F4])*2+89)" office:value-type="float" office:value="26835440">
            <text:p>26835440</text:p>
          </table:table-cell>
          <table:table-cell/>
        </table:table-row>
        <table:table-row table:style-name="ro5">
          <table:table-cell office:value-type="float" office:value="4">
            <text:p>4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5:.H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13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炎氷25%軽減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5]*2+89)*[.X5]*IF(OR([.J5]=[.V5]; [.K5]=[.V5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文</text:a></text:p>
          </table:table-cell>
          <table:table-cell table:number-columns-repeated="2"/>
          <table:table-cell table:formula="of:=[.BD5]+[.BE5]" office:value-type="float" office:value="169740">
            <text:p>169740</text:p>
          </table:table-cell>
          <table:table-cell table:style-name="ce26"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style-name="ce27" table:formula="of:=([.D5]*2+89)*([.H5]*2+89)" office:value-type="float" office:value="92391">
            <text:p>92391</text:p>
          </table:table-cell>
          <table:table-cell table:formula="of:=([.F5]*2+89)*([.H5]*2+89)" office:value-type="float" office:value="52221">
            <text:p>52221</text:p>
          </table:table-cell>
          <table:table-cell table:formula="of:=[.BC5]*(MAX([.D5]; [.F5])*2+89)" office:value-type="float" office:value="50752260">
            <text:p>507522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">
            <text:p>5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6:.H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命中↓防止</text:p>
          </table:table-cell>
          <table:table-cell table:style-name="ce2" office:value-type="string">
            <text:p><text:a xlink:href="http://www14.atwiki.jp/tamakagura/pages/20.html">A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A文</text:a></text:p>
          </table:table-cell>
          <table:table-cell table:number-columns-repeated="2"/>
          <table:table-cell table:formula="of:=[.BD6]+[.BE6]" office:value-type="float" office:value="149760">
            <text:p>14976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style-name="ce27" table:formula="of:=([.D6]*2+89)*([.H6]*2+89)" office:value-type="float" office:value="108241">
            <text:p>108241</text:p>
          </table:table-cell>
          <table:table-cell table:formula="of:=([.F6]*2+89)*([.H6]*2+89)" office:value-type="float" office:value="55601">
            <text:p>55601</text:p>
          </table:table-cell>
          <table:table-cell table:formula="of:=[.BC6]*(MAX([.D6]; [.F6])*2+89)" office:value-type="float" office:value="49271040">
            <text:p>49271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">
            <text:p>6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50">
            <text:p>150</text:p>
          </table:table-cell>
          <table:table-cell table:style-name="ce2" table:formula="of:=SUM([.C7:.H7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命中↓防止</text:p>
          </table:table-cell>
          <table:table-cell table:style-name="ce2" office:value-type="string">
            <text:p><text:a xlink:href="http://www14.atwiki.jp/tamakagura/pages/20.html">S文</text:a></text:p>
          </table:table-cell>
          <table:table-cell table:number-columns-repeated="8"/>
          <table:table-cell table:style-name="ce2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S文</text:a></text:p>
          </table:table-cell>
          <table:table-cell table:number-columns-repeated="2"/>
          <table:table-cell table:formula="of:=[.BD7]+[.BE7]" office:value-type="float" office:value="138380">
            <text:p>13838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style-name="ce27" table:formula="of:=([.D7]*2+89)*([.H7]*2+89)" office:value-type="float" office:value="116311">
            <text:p>116311</text:p>
          </table:table-cell>
          <table:table-cell table:formula="of:=([.F7]*2+89)*([.H7]*2+89)" office:value-type="float" office:value="65741">
            <text:p>65741</text:p>
          </table:table-cell>
          <table:table-cell table:formula="of:=[.BC7]*(MAX([.D7]; [.F7])*2+89)" office:value-type="float" office:value="41375620">
            <text:p>413756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">
            <text:p>7</text:p>
          </table:table-cell>
          <table:table-cell table:style-name="ce2" office:value-type="string">
            <text:p><text:a xlink:href="http://www14.atwiki.jp/tamakagura/pages/136.html">ちびあり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8:.H8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22" office:value-type="string">
            <text:p>VP吸収</text:p>
          </table:table-cell>
          <table:table-cell table:style-name="ce22"/>
          <table:table-cell table:style-name="ce2" office:value-type="string">
            <text:p><text:a xlink:href="http://www14.atwiki.jp/tamakagura/pages/136.html">ちびありす</text:a></text:p>
          </table:table-cell>
          <table:table-cell table:number-columns-repeated="8"/>
          <table:table-cell table:style-name="ce2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136.html">ちびありす</text:a></text:p>
          </table:table-cell>
          <table:table-cell table:number-columns-repeated="2"/>
          <table:table-cell table:formula="of:=[.BD8]+[.BE8]" office:value-type="float" office:value="113280">
            <text:p>113280</text:p>
          </table:table-cell>
          <table:table-cell table:formula="of:=([.C8]*2+64+130)*([.E8]*2+25)" office:value-type="float" office:value="51330">
            <text:p>51330</text:p>
          </table:table-cell>
          <table:table-cell table:formula="of:=([.C8]*2+64+130)*([.G8]*2+25)" office:value-type="float" office:value="61950">
            <text:p>61950</text:p>
          </table:table-cell>
          <table:table-cell table:formula="of:=([.D8]*2+89)*([.H8]*2+89)" office:value-type="float" office:value="28251">
            <text:p>28251</text:p>
          </table:table-cell>
          <table:table-cell table:formula="of:=([.F8]*2+89)*([.H8]*2+89)" office:value-type="float" office:value="63291">
            <text:p>63291</text:p>
          </table:table-cell>
          <table:table-cell table:formula="of:=[.BC8]*(MAX([.D8]; [.F8])*2+89)" office:value-type="float" office:value="32737920">
            <text:p>32737920</text:p>
          </table:table-cell>
          <table:table-cell/>
        </table:table-row>
        <table:table-row table:style-name="ro5">
          <table:table-cell office:value-type="float" office:value="8">
            <text:p>8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9:.H9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9]-[.N9]" office:value-type="float" office:value="505">
            <text:p>505</text:p>
          </table:table-cell>
          <table:table-cell table:formula="of:=MIN([.D9]; [.F9])" office:value-type="float" office:value="40">
            <text:p>4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ピンチD1.1倍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X9]*IF(OR([.J9]=[.V9]; [.K9]=[.V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36.html">Tありす</text:a></text:p>
          </table:table-cell>
          <table:table-cell table:number-columns-repeated="2"/>
          <table:table-cell table:style-name="ce27" table:formula="of:=[.BD9]+[.BE9]" office:value-type="float" office:value="202000">
            <text:p>202000</text:p>
          </table:table-cell>
          <table:table-cell table:style-name="ce26" table:formula="of:=([.C9]*2+64+130)*([.E9]*2+25)" office:value-type="float" office:value="94940">
            <text:p>94940</text:p>
          </table:table-cell>
          <table:table-cell table:style-name="ce27" table:formula="of:=([.C9]*2+64+130)*([.G9]*2+25)" office:value-type="float" office:value="107060">
            <text:p>107060</text:p>
          </table:table-cell>
          <table:table-cell table:formula="of:=([.D9]*2+89)*([.H9]*2+89)" office:value-type="float" office:value="38701">
            <text:p>38701</text:p>
          </table:table-cell>
          <table:table-cell table:formula="of:=([.F9]*2+89)*([.H9]*2+89)" office:value-type="float" office:value="68471">
            <text:p>68471</text:p>
          </table:table-cell>
          <table:table-cell table:style-name="ce27" table:formula="of:=[.BC9]*(MAX([.D9]; [.F9])*2+89)" office:value-type="float" office:value="60398000">
            <text:p>603980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">
            <text:p>9</text:p>
          </table:table-cell>
          <table:table-cell table:style-name="ce2" office:value-type="string">
            <text:p><text:a xlink:href="http://www14.atwiki.jp/tamakagura/pages/14.html">ちびアリス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10:.H10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22" office:value-type="string">
            <text:p>VP吸収</text:p>
          </table:table-cell>
          <table:table-cell table:style-name="ce22"/>
          <table:table-cell table:style-name="ce2" office:value-type="string">
            <text:p><text:a xlink:href="http://www14.atwiki.jp/tamakagura/pages/14.html">ちび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ちびアリス</text:a></text:p>
          </table:table-cell>
          <table:table-cell table:number-columns-repeated="2"/>
          <table:table-cell table:formula="of:=[.BD10]+[.BE10]" office:value-type="float" office:value="131040">
            <text:p>131040</text:p>
          </table:table-cell>
          <table:table-cell table:formula="of:=([.C10]*2+64+130)*([.E10]*2+25)" office:value-type="float" office:value="63700">
            <text:p>63700</text:p>
          </table:table-cell>
          <table:table-cell table:formula="of:=([.C10]*2+64+130)*([.G10]*2+25)" office:value-type="float" office:value="67340">
            <text:p>67340</text:p>
          </table:table-cell>
          <table:table-cell table:formula="of:=([.D10]*2+89)*([.H10]*2+89)" office:value-type="float" office:value="28161">
            <text:p>28161</text:p>
          </table:table-cell>
          <table:table-cell table:formula="of:=([.F10]*2+89)*([.H10]*2+89)" office:value-type="float" office:value="47061">
            <text:p>47061</text:p>
          </table:table-cell>
          <table:table-cell table:formula="of:=[.BC10]*(MAX([.D10]; [.F10])*2+89)" office:value-type="float" office:value="32628960">
            <text:p>32628960</text:p>
          </table:table-cell>
          <table:table-cell/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table:formula="of:=SUM([.C11:.H11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4.html">N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Nアリス</text:a></text:p>
          </table:table-cell>
          <table:table-cell table:number-columns-repeated="2"/>
          <table:table-cell table:formula="of:=[.BD11]+[.BE11]" office:value-type="float" office:value="186300">
            <text:p>186300</text:p>
          </table:table-cell>
          <table:table-cell table:formula="of:=([.C11]*2+64+130)*([.E11]*2+25)" office:value-type="float" office:value="76590">
            <text:p>76590</text:p>
          </table:table-cell>
          <table:table-cell table:style-name="ce27" table:formula="of:=([.C11]*2+64+130)*([.G11]*2+25)" office:value-type="float" office:value="109710">
            <text:p>109710</text:p>
          </table:table-cell>
          <table:table-cell table:formula="of:=([.D11]*2+89)*([.H11]*2+89)" office:value-type="float" office:value="45461">
            <text:p>45461</text:p>
          </table:table-cell>
          <table:table-cell table:formula="of:=([.F11]*2+89)*([.H11]*2+89)" office:value-type="float" office:value="80431">
            <text:p>80431</text:p>
          </table:table-cell>
          <table:table-cell table:formula="of:=[.BC11]*(MAX([.D11]; [.F11])*2+89)" office:value-type="float" office:value="55703700">
            <text:p>55703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">
            <text:p>11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12:.H12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4.html">T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.html">Tアリス</text:a></text:p>
          </table:table-cell>
          <table:table-cell table:number-columns-repeated="2"/>
          <table:table-cell table:formula="of:=[.BD12]+[.BE12]" office:value-type="float" office:value="177940">
            <text:p>177940</text:p>
          </table:table-cell>
          <table:table-cell table:formula="of:=([.C12]*2+64+130)*([.E12]*2+25)" office:value-type="float" office:value="75950">
            <text:p>75950</text:p>
          </table:table-cell>
          <table:table-cell table:style-name="ce27" table:formula="of:=([.C12]*2+64+130)*([.G12]*2+25)" office:value-type="float" office:value="101990">
            <text:p>101990</text:p>
          </table:table-cell>
          <table:table-cell table:formula="of:=([.D12]*2+89)*([.H12]*2+89)" office:value-type="float" office:value="74451">
            <text:p>74451</text:p>
          </table:table-cell>
          <table:table-cell table:formula="of:=([.F12]*2+89)*([.H12]*2+89)" office:value-type="float" office:value="52041">
            <text:p>52041</text:p>
          </table:table-cell>
          <table:table-cell table:formula="of:=[.BC12]*(MAX([.D12]; [.F12])*2+89)" office:value-type="float" office:value="53204060">
            <text:p>53204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13:.H13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4.html">S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Sアリス</text:a></text:p>
          </table:table-cell>
          <table:table-cell table:number-columns-repeated="2"/>
          <table:table-cell table:formula="of:=[.BD13]+[.BE13]" office:value-type="float" office:value="157560">
            <text:p>15756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formula="of:=([.D13]*2+89)*([.H13]*2+89)" office:value-type="float" office:value="54621">
            <text:p>54621</text:p>
          </table:table-cell>
          <table:table-cell table:style-name="ce27" table:formula="of:=([.F13]*2+89)*([.H13]*2+89)" office:value-type="float" office:value="95081">
            <text:p>95081</text:p>
          </table:table-cell>
          <table:table-cell table:formula="of:=[.BC13]*(MAX([.D13]; [.F13])*2+89)" office:value-type="float" office:value="51837240">
            <text:p>51837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">
            <text:p>13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14:.H14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4.html">Dアリス</text:a></text:p>
          </table:table-cell>
          <table:table-cell table:number-columns-repeated="2"/>
          <table:table-cell table:style-name="ce27" table:formula="of:=[.BD14]+[.BE14]" office:value-type="float" office:value="217560">
            <text:p>217560</text:p>
          </table:table-cell>
          <table:table-cell table:style-name="ce27" table:formula="of:=([.C14]*2+64+130)*([.E14]*2+25)" office:value-type="float" office:value="108780">
            <text:p>108780</text:p>
          </table:table-cell>
          <table:table-cell table:style-name="ce27" table:formula="of:=([.C14]*2+64+130)*([.G14]*2+25)" office:value-type="float" office:value="108780">
            <text:p>108780</text:p>
          </table:table-cell>
          <table:table-cell table:formula="of:=([.D14]*2+89)*([.H14]*2+89)" office:value-type="float" office:value="56221">
            <text:p>56221</text:p>
          </table:table-cell>
          <table:table-cell table:formula="of:=([.F14]*2+89)*([.H14]*2+89)" office:value-type="float" office:value="39501">
            <text:p>39501</text:p>
          </table:table-cell>
          <table:table-cell table:style-name="ce27" table:formula="of:=[.BC14]*(MAX([.D14]; [.F14])*2+89)" office:value-type="float" office:value="58523640">
            <text:p>585236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">
            <text:p>14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5">
            <text:p>75</text:p>
          </table:table-cell>
          <table:table-cell table:style-name="ce2" table:formula="of:=SUM([.C15:.H15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15]-[.N15]" office:value-type="float" office:value="520">
            <text:p>520</text:p>
          </table:table-cell>
          <table:table-cell table:formula="of:=MIN([.D15]; [.F15])" office:value-type="float" office:value="40">
            <text:p>4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4.html">ADア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Dアリス</text:a></text:p>
          </table:table-cell>
          <table:table-cell table:number-columns-repeated="2"/>
          <table:table-cell table:style-name="ce27" table:formula="of:=[.BD15]+[.BE15]" office:value-type="float" office:value="226440">
            <text:p>226440</text:p>
          </table:table-cell>
          <table:table-cell table:formula="of:=([.C15]*2+64+130)*([.E15]*2+25)" office:value-type="float" office:value="99900">
            <text:p>99900</text:p>
          </table:table-cell>
          <table:table-cell table:style-name="ce27" table:formula="of:=([.C15]*2+64+130)*([.G15]*2+25)" office:value-type="float" office:value="126540">
            <text:p>126540</text:p>
          </table:table-cell>
          <table:table-cell table:formula="of:=([.D15]*2+89)*([.H15]*2+89)" office:value-type="float" office:value="40391">
            <text:p>40391</text:p>
          </table:table-cell>
          <table:table-cell table:formula="of:=([.F15]*2+89)*([.H15]*2+89)" office:value-type="float" office:value="64291">
            <text:p>64291</text:p>
          </table:table-cell>
          <table:table-cell table:style-name="ce27" table:formula="of:=[.BC15]*(MAX([.D15]; [.F15])*2+89)" office:value-type="float" office:value="60912360">
            <text:p>60912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">
            <text:p>15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16:.H16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13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4.html">ALICE</text:a></text:p>
          </table:table-cell>
          <table:table-cell table:number-columns-repeated="8"/>
          <table:table-cell table:style-name="ce2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.html">ALICE</text:a></text:p>
          </table:table-cell>
          <table:table-cell table:number-columns-repeated="2"/>
          <table:table-cell table:formula="of:=[.BD16]+[.BE16]" office:value-type="float" office:value="186560">
            <text:p>186560</text:p>
          </table:table-cell>
          <table:table-cell table:style-name="ce26"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([.D16]*2+89)*([.H16]*2+89)" office:value-type="float" office:value="50841">
            <text:p>50841</text:p>
          </table:table-cell>
          <table:table-cell table:formula="of:=([.F16]*2+89)*([.H16]*2+89)" office:value-type="float" office:value="83121">
            <text:p>83121</text:p>
          </table:table-cell>
          <table:table-cell table:formula="of:=[.BC16]*(MAX([.D16]; [.F16])*2+89)" office:value-type="float" office:value="57647040">
            <text:p>57647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">
            <text:p>16</text:p>
          </table:table-cell>
          <table:table-cell table:style-name="ce2" office:value-type="string">
            <text:p><text:a xlink:href="http://www14.atwiki.jp/tamakagura/pages/129.html">ちびいく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17:.H17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]-[.N17]" office:value-type="float" office:value="360">
            <text:p>360</text:p>
          </table:table-cell>
          <table:table-cell table:formula="of:=MIN([.D17]; [.F17])" office:value-type="float" office:value="40">
            <text:p>40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style-name="ce2" office:value-type="string">
            <text:p><text:a xlink:href="http://www14.atwiki.jp/tamakagura/pages/129.html">ちびいく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ちびいく</text:a></text:p>
          </table:table-cell>
          <table:table-cell table:number-columns-repeated="2"/>
          <table:table-cell table:formula="of:=[.BD17]+[.BE17]" office:value-type="float" office:value="127400">
            <text:p>127400</text:p>
          </table:table-cell>
          <table:table-cell table:formula="of:=([.C17]*2+64+130)*([.E17]*2+25)" office:value-type="float" office:value="60060">
            <text:p>60060</text:p>
          </table:table-cell>
          <table:table-cell table:formula="of:=([.C17]*2+64+130)*([.G17]*2+25)" office:value-type="float" office:value="67340">
            <text:p>67340</text:p>
          </table:table-cell>
          <table:table-cell table:formula="of:=([.D17]*2+89)*([.H17]*2+89)" office:value-type="float" office:value="26871">
            <text:p>26871</text:p>
          </table:table-cell>
          <table:table-cell table:formula="of:=([.F17]*2+89)*([.H17]*2+89)" office:value-type="float" office:value="42771">
            <text:p>42771</text:p>
          </table:table-cell>
          <table:table-cell table:formula="of:=[.BC17]*(MAX([.D17]; [.F17])*2+89)" office:value-type="float" office:value="34270600">
            <text:p>34270600</text:p>
          </table:table-cell>
          <table:table-cell/>
        </table:table-row>
        <table:table-row table:style-name="ro5">
          <table:table-cell office:value-type="float" office:value="17">
            <text:p>17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8:.H18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29.html">A衣玖</text:a></text:p>
          </table:table-cell>
          <table:table-cell table:number-columns-repeated="2"/>
          <table:table-cell table:formula="of:=[.BD18]+[.BE18]" office:value-type="float" office:value="149600">
            <text:p>1496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([.D18]*2+89)*([.H18]*2+89)" office:value-type="float" office:value="59511">
            <text:p>59511</text:p>
          </table:table-cell>
          <table:table-cell table:formula="of:=([.F18]*2+89)*([.H18]*2+89)" office:value-type="float" office:value="81021">
            <text:p>81021</text:p>
          </table:table-cell>
          <table:table-cell table:formula="of:=[.BC18]*(MAX([.D18]; [.F18])*2+89)" office:value-type="float" office:value="50714400">
            <text:p>50714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">
            <text:p>18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9:.H19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H衣玖</text:a></text:p>
          </table:table-cell>
          <table:table-cell table:number-columns-repeated="2"/>
          <table:table-cell table:formula="of:=[.BD19]+[.BE19]" office:value-type="float" office:value="169740">
            <text:p>169740</text:p>
          </table:table-cell>
          <table:table-cell table:style-name="ce26"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([.D19]*2+89)*([.H19]*2+89)" office:value-type="float" office:value="48951">
            <text:p>48951</text:p>
          </table:table-cell>
          <table:table-cell table:formula="of:=([.F19]*2+89)*([.H19]*2+89)" office:value-type="float" office:value="62181">
            <text:p>62181</text:p>
          </table:table-cell>
          <table:table-cell table:formula="of:=[.BC19]*(MAX([.D19]; [.F19])*2+89)" office:value-type="float" office:value="55844460">
            <text:p>55844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">
            <text:p>19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20:.H20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29.html">D衣玖</text:a></text:p>
          </table:table-cell>
          <table:table-cell table:number-columns-repeated="2"/>
          <table:table-cell table:style-name="ce27" table:formula="of:=[.BD20]+[.BE20]" office:value-type="float" office:value="217920">
            <text:p>217920</text:p>
          </table:table-cell>
          <table:table-cell table:style-name="ce27" table:formula="of:=([.C20]*2+64+130)*([.E20]*2+25)" office:value-type="float" office:value="106690">
            <text:p>106690</text:p>
          </table:table-cell>
          <table:table-cell table:style-name="ce27" table:formula="of:=([.C20]*2+64+130)*([.G20]*2+25)" office:value-type="float" office:value="111230">
            <text:p>111230</text:p>
          </table:table-cell>
          <table:table-cell table:formula="of:=([.D20]*2+89)*([.H20]*2+89)" office:value-type="float" office:value="39501">
            <text:p>39501</text:p>
          </table:table-cell>
          <table:table-cell table:formula="of:=([.F20]*2+89)*([.H20]*2+89)" office:value-type="float" office:value="50841">
            <text:p>50841</text:p>
          </table:table-cell>
          <table:table-cell table:style-name="ce27" table:formula="of:=[.BC20]*(MAX([.D20]; [.F20])*2+89)" office:value-type="float" office:value="58620480">
            <text:p>586204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">
            <text:p>2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1:.H21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22" office:value-type="string">
            <text:p>水被弾時C↑</text:p>
          </table:table-cell>
          <table:table-cell table:style-name="ce23" office:value-type="string">
            <text:p>撃破時C↑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X21]*IF(OR([.J21]=[.V21]; [.K21]=[.V21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73.html">伊佐美</text:a></text:p>
          </table:table-cell>
          <table:table-cell table:number-columns-repeated="2"/>
          <table:table-cell table:style-name="ce27" table:formula="of:=[.BD21]+[.BE21]" office:value-type="float" office:value="204160">
            <text:p>204160</text:p>
          </table:table-cell>
          <table:table-cell table:style-name="ce26" table:formula="of:=([.C21]*2+64+130)*([.E21]*2+25)" office:value-type="float" office:value="95120">
            <text:p>95120</text:p>
          </table:table-cell>
          <table:table-cell table:style-name="ce27" table:formula="of:=([.C21]*2+64+130)*([.G21]*2+25)" office:value-type="float" office:value="109040">
            <text:p>109040</text:p>
          </table:table-cell>
          <table:table-cell table:formula="of:=([.D21]*2+89)*([.H21]*2+89)" office:value-type="float" office:value="39501">
            <text:p>39501</text:p>
          </table:table-cell>
          <table:table-cell table:formula="of:=([.F21]*2+89)*([.H21]*2+89)" office:value-type="float" office:value="56511">
            <text:p>56511</text:p>
          </table:table-cell>
          <table:table-cell table:style-name="ce27" table:formula="of:=[.BC21]*(MAX([.D21]; [.F21])*2+89)" office:value-type="float" office:value="61043840">
            <text:p>61043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ce2" office:value-type="string">
            <text:p><text:a xlink:href="http://www14.atwiki.jp/tamakagura/pages/17.html">こいちり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5">
            <text:p>35</text:p>
          </table:table-cell>
          <table:table-cell table:style-name="ce2" table:formula="of:=SUM([.C22:.H22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22" office:value-type="string">
            <text:p>命中↑</text:p>
          </table:table-cell>
          <table:table-cell table:style-name="ce22"/>
          <table:table-cell table:style-name="ce2" office:value-type="string">
            <text:p><text:a xlink:href="http://www14.atwiki.jp/tamakagura/pages/17.html">こいちりん</text:a></text:p>
          </table:table-cell>
          <table:table-cell table:number-columns-repeated="8"/>
          <table:table-cell table:style-name="ce2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7.html">こいちりん</text:a></text:p>
          </table:table-cell>
          <table:table-cell table:number-columns-repeated="2"/>
          <table:table-cell table:formula="of:=[.BD22]+[.BE22]" office:value-type="float" office:value="130900">
            <text:p>130900</text:p>
          </table:table-cell>
          <table:table-cell table:formula="of:=([.C22]*2+64+130)*([.E22]*2+25)" office:value-type="float" office:value="61710">
            <text:p>61710</text:p>
          </table:table-cell>
          <table:table-cell table:formula="of:=([.C22]*2+64+130)*([.G22]*2+25)" office:value-type="float" office:value="69190">
            <text:p>69190</text:p>
          </table:table-cell>
          <table:table-cell table:formula="of:=([.D22]*2+89)*([.H22]*2+89)" office:value-type="float" office:value="20511">
            <text:p>20511</text:p>
          </table:table-cell>
          <table:table-cell table:formula="of:=([.F22]*2+89)*([.H22]*2+89)" office:value-type="float" office:value="41181">
            <text:p>41181</text:p>
          </table:table-cell>
          <table:table-cell table:formula="of:=[.BC22]*(MAX([.D22]; [.F22])*2+89)" office:value-type="float" office:value="33903100">
            <text:p>33903100</text:p>
          </table:table-cell>
          <table:table-cell/>
        </table:table-row>
        <table:table-row table:style-name="ro5">
          <table:table-cell office:value-type="float" office:value="22">
            <text:p>22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23:.H23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味追加発動10%↑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N一輪</text:a></text:p>
          </table:table-cell>
          <table:table-cell table:number-columns-repeated="2"/>
          <table:table-cell table:formula="of:=[.BD23]+[.BE23]" office:value-type="float" office:value="195300">
            <text:p>195300</text:p>
          </table:table-cell>
          <table:table-cell table:formula="of:=([.C23]*2+64+130)*([.E23]*2+25)" office:value-type="float" office:value="80290">
            <text:p>80290</text:p>
          </table:table-cell>
          <table:table-cell table:style-name="ce27" table:formula="of:=([.C23]*2+64+130)*([.G23]*2+25)" office:value-type="float" office:value="115010">
            <text:p>115010</text:p>
          </table:table-cell>
          <table:table-cell table:formula="of:=([.D23]*2+89)*([.H23]*2+89)" office:value-type="float" office:value="38701">
            <text:p>38701</text:p>
          </table:table-cell>
          <table:table-cell table:formula="of:=([.F23]*2+89)*([.H23]*2+89)" office:value-type="float" office:value="66181">
            <text:p>66181</text:p>
          </table:table-cell>
          <table:table-cell table:formula="of:=[.BC23]*(MAX([.D23]; [.F23])*2+89)" office:value-type="float" office:value="56441700">
            <text:p>56441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">
            <text:p>23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24:.H2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味追加発動10%↑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number-columns-repeated="8"/>
          <table:table-cell table:style-name="ce2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.html">A一輪</text:a></text:p>
          </table:table-cell>
          <table:table-cell table:number-columns-repeated="2"/>
          <table:table-cell table:formula="of:=[.BD24]+[.BE24]" office:value-type="float" office:value="169420">
            <text:p>16942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([.D24]*2+89)*([.H24]*2+89)" office:value-type="float" office:value="43281">
            <text:p>43281</text:p>
          </table:table-cell>
          <table:table-cell table:formula="of:=([.F24]*2+89)*([.H24]*2+89)" office:value-type="float" office:value="75341">
            <text:p>75341</text:p>
          </table:table-cell>
          <table:table-cell table:formula="of:=[.BC24]*(MAX([.D24]; [.F24])*2+89)" office:value-type="float" office:value="55739180">
            <text:p>557391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">
            <text:p>24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25:.H25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味追加発動10%↑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.html">D一輪</text:a></text:p>
          </table:table-cell>
          <table:table-cell table:number-columns-repeated="2"/>
          <table:table-cell table:style-name="ce27" table:formula="of:=[.BD25]+[.BE25]" office:value-type="float" office:value="206040">
            <text:p>206040</text:p>
          </table:table-cell>
          <table:table-cell table:formula="of:=([.C25]*2+64+130)*([.E25]*2+25)" office:value-type="float" office:value="98980">
            <text:p>98980</text:p>
          </table:table-cell>
          <table:table-cell table:style-name="ce27" table:formula="of:=([.C25]*2+64+130)*([.G25]*2+25)" office:value-type="float" office:value="107060">
            <text:p>107060</text:p>
          </table:table-cell>
          <table:table-cell table:formula="of:=([.D25]*2+89)*([.H25]*2+89)" office:value-type="float" office:value="31941">
            <text:p>31941</text:p>
          </table:table-cell>
          <table:table-cell table:formula="of:=([.F25]*2+89)*([.H25]*2+89)" office:value-type="float" office:value="56511">
            <text:p>56511</text:p>
          </table:table-cell>
          <table:table-cell table:style-name="ce27" table:formula="of:=[.BC25]*(MAX([.D25]; [.F25])*2+89)" office:value-type="float" office:value="61605960">
            <text:p>61605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">
            <text:p>25</text:p>
          </table:table-cell>
          <table:table-cell table:style-name="ce2" office:value-type="string">
            <text:p><text:a xlink:href="http://www14.atwiki.jp/tamakagura/pages/19.html">ちびうつほ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26:.H26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]-[.N26]" office:value-type="float" office:value="370">
            <text:p>370</text:p>
          </table:table-cell>
          <table:table-cell table:formula="of:=MIN([.D26]; [.F26])" office:value-type="float" office:value="50">
            <text:p>50</text:p>
          </table:table-cell>
          <table:table-cell table:style-name="ce22" office:value-type="string">
            <text:p>ピンチ炎1.2倍</text:p>
          </table:table-cell>
          <table:table-cell table:style-name="ce22"/>
          <table:table-cell table:style-name="ce2" office:value-type="string">
            <text:p><text:a xlink:href="http://www14.atwiki.jp/tamakagura/pages/19.html">ちびうつほ</text:a></text:p>
          </table:table-cell>
          <table:table-cell table:number-columns-repeated="8"/>
          <table:table-cell table:style-name="ce2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ちびうつほ</text:a></text:p>
          </table:table-cell>
          <table:table-cell table:number-columns-repeated="2"/>
          <table:table-cell table:formula="of:=[.BD26]+[.BE26]" office:value-type="float" office:value="116820">
            <text:p>116820</text:p>
          </table:table-cell>
          <table:table-cell table:formula="of:=([.C26]*2+64+130)*([.E26]*2+25)" office:value-type="float" office:value="61950">
            <text:p>61950</text:p>
          </table:table-cell>
          <table:table-cell table:formula="of:=([.C26]*2+64+130)*([.G26]*2+25)" office:value-type="float" office:value="54870">
            <text:p>54870</text:p>
          </table:table-cell>
          <table:table-cell table:formula="of:=([.D26]*2+89)*([.H26]*2+89)" office:value-type="float" office:value="33831">
            <text:p>33831</text:p>
          </table:table-cell>
          <table:table-cell table:formula="of:=([.F26]*2+89)*([.H26]*2+89)" office:value-type="float" office:value="53521">
            <text:p>53521</text:p>
          </table:table-cell>
          <table:table-cell table:formula="of:=[.BC26]*(MAX([.D26]; [.F26])*2+89)" office:value-type="float" office:value="34929180">
            <text:p>34929180</text:p>
          </table:table-cell>
          <table:table-cell/>
        </table:table-row>
        <table:table-row table:style-name="ro5">
          <table:table-cell office:value-type="float" office:value="26">
            <text:p>26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27:.H27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7]-[.N27]" office:value-type="float" office:value="470">
            <text:p>470</text:p>
          </table:table-cell>
          <table:table-cell table:formula="of:=MIN([.D27]; [.F27])" office:value-type="float" office:value="90">
            <text:p>90</text:p>
          </table:table-cell>
          <table:table-cell table:style-name="ce22" office:value-type="string">
            <text:p>ピンチ炎1.2倍</text:p>
          </table:table-cell>
          <table:table-cell table:style-name="ce22" office:value-type="string">
            <text:p>被弾時25%火傷</text:p>
          </table:table-cell>
          <table:table-cell table:style-name="ce2" office:value-type="string">
            <text:p><text:a xlink:href="http://www14.atwiki.jp/tamakagura/pages/19.html">T空</text:a></text:p>
          </table:table-cell>
          <table:table-cell table:number-columns-repeated="8"/>
          <table:table-cell table:style-name="ce2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.html">T空</text:a></text:p>
          </table:table-cell>
          <table:table-cell table:number-columns-repeated="2"/>
          <table:table-cell table:formula="of:=[.BD27]+[.BE27]" office:value-type="float" office:value="142080">
            <text:p>142080</text:p>
          </table:table-cell>
          <table:table-cell table:formula="of:=([.C27]*2+64+130)*([.E27]*2+25)" office:value-type="float" office:value="74880">
            <text:p>74880</text:p>
          </table:table-cell>
          <table:table-cell table:formula="of:=([.C27]*2+64+130)*([.G27]*2+25)" office:value-type="float" office:value="67200">
            <text:p>67200</text:p>
          </table:table-cell>
          <table:table-cell table:formula="of:=([.D27]*2+89)*([.H27]*2+89)" office:value-type="float" office:value="64291">
            <text:p>64291</text:p>
          </table:table-cell>
          <table:table-cell table:formula="of:=([.F27]*2+89)*([.H27]*2+89)" office:value-type="float" office:value="88191">
            <text:p>88191</text:p>
          </table:table-cell>
          <table:table-cell table:formula="of:=[.BC27]*(MAX([.D27]; [.F27])*2+89)" office:value-type="float" office:value="52427520">
            <text:p>52427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">
            <text:p>27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28:.H2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22" office:value-type="string">
            <text:p>ピンチ炎1.2倍</text:p>
          </table:table-cell>
          <table:table-cell table:style-name="ce22" office:value-type="string">
            <text:p>被弾時25%火傷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8]*2+89)*[.X28]*IF(OR([.J28]=[.V28]; [.K28]=[.V28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.html">A空</text:a></text:p>
          </table:table-cell>
          <table:table-cell table:number-columns-repeated="2"/>
          <table:table-cell table:formula="of:=[.BD28]+[.BE28]" office:value-type="float" office:value="142080">
            <text:p>14208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([.D28]*2+89)*([.H28]*2+89)" office:value-type="float" office:value="53531">
            <text:p>53531</text:p>
          </table:table-cell>
          <table:table-cell table:formula="of:=([.F28]*2+89)*([.H28]*2+89)" office:value-type="float" office:value="81391">
            <text:p>81391</text:p>
          </table:table-cell>
          <table:table-cell table:formula="of:=[.BC28]*(MAX([.D28]; [.F28])*2+89)" office:value-type="float" office:value="58110720">
            <text:p>58110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">
            <text:p>28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table:formula="of:=SUM([.C29:.H2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22" office:value-type="string">
            <text:p>ピンチ炎1.2倍</text:p>
          </table:table-cell>
          <table:table-cell table:style-name="ce22" office:value-type="string">
            <text:p>被弾時25%火傷</text:p>
          </table:table-cell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8"/>
          <table:table-cell table:style-name="ce2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9.html">S空</text:a></text:p>
          </table:table-cell>
          <table:table-cell table:number-columns-repeated="2"/>
          <table:table-cell table:formula="of:=[.BD29]+[.BE29]" office:value-type="float" office:value="138380">
            <text:p>138380</text:p>
          </table:table-cell>
          <table:table-cell table:formula="of:=([.C29]*2+64+130)*([.E29]*2+25)" office:value-type="float" office:value="72930">
            <text:p>72930</text:p>
          </table:table-cell>
          <table:table-cell table:formula="of:=([.C29]*2+64+130)*([.G29]*2+25)" office:value-type="float" office:value="65450">
            <text:p>65450</text:p>
          </table:table-cell>
          <table:table-cell table:formula="of:=([.D29]*2+89)*([.H29]*2+89)" office:value-type="float" office:value="83121">
            <text:p>83121</text:p>
          </table:table-cell>
          <table:table-cell table:style-name="ce27" table:formula="of:=([.F29]*2+89)*([.H29]*2+89)" office:value-type="float" office:value="95481">
            <text:p>95481</text:p>
          </table:table-cell>
          <table:table-cell table:formula="of:=[.BC29]*(MAX([.D29]; [.F29])*2+89)" office:value-type="float" office:value="42759420">
            <text:p>42759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">
            <text:p>29</text:p>
          </table:table-cell>
          <table:table-cell table:style-name="ce2" office:value-type="string">
            <text:p><text:a xlink:href="http://www14.atwiki.jp/tamakagura/pages/29.html">ちびえい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table:formula="of:=SUM([.C30:.H30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]-[.N30]" office:value-type="float" office:value="400">
            <text:p>400</text:p>
          </table:table-cell>
          <table:table-cell table:formula="of:=MIN([.D30]; [.F30])" office:value-type="float" office:value="20">
            <text:p>2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29.html">ちびえいき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ちびえいき</text:a></text:p>
          </table:table-cell>
          <table:table-cell table:number-columns-repeated="2"/>
          <table:table-cell table:formula="of:=[.BD30]+[.BE30]" office:value-type="float" office:value="123420">
            <text:p>123420</text:p>
          </table:table-cell>
          <table:table-cell table:formula="of:=([.C30]*2+64+130)*([.E30]*2+25)" office:value-type="float" office:value="57970">
            <text:p>5797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([.D30]*2+89)*([.H30]*2+89)" office:value-type="float" office:value="29541">
            <text:p>29541</text:p>
          </table:table-cell>
          <table:table-cell table:formula="of:=([.F30]*2+89)*([.H30]*2+89)" office:value-type="float" office:value="66181">
            <text:p>66181</text:p>
          </table:table-cell>
          <table:table-cell table:formula="of:=[.BC30]*(MAX([.D30]; [.F30])*2+89)" office:value-type="float" office:value="35668380">
            <text:p>35668380</text:p>
          </table:table-cell>
          <table:table-cell/>
        </table:table-row>
        <table:table-row table:style-name="ro5">
          <table:table-cell office:value-type="float" office:value="30">
            <text:p>30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31:.H31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1]-[.N31]" office:value-type="float" office:value="480">
            <text:p>480</text:p>
          </table:table-cell>
          <table:table-cell table:formula="of:=MIN([.D31]; [.F31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急所率↑</text:p>
          </table:table-cell>
          <table:table-cell table:style-name="ce2" office:value-type="string">
            <text:p><text:a xlink:href="http://www14.atwiki.jp/tamakagura/pages/29.html">A映姫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A映姫</text:a></text:p>
          </table:table-cell>
          <table:table-cell table:number-columns-repeated="2"/>
          <table:table-cell table:formula="of:=[.BD31]+[.BE31]" office:value-type="float" office:value="153660">
            <text:p>153660</text:p>
          </table:table-cell>
          <table:table-cell table:formula="of:=([.C31]*2+64+130)*([.E31]*2+25)" office:value-type="float" office:value="72890">
            <text:p>72890</text:p>
          </table:table-cell>
          <table:table-cell table:formula="of:=([.C31]*2+64+130)*([.G31]*2+25)" office:value-type="float" office:value="80770">
            <text:p>80770</text:p>
          </table:table-cell>
          <table:table-cell table:formula="of:=([.D31]*2+89)*([.H31]*2+89)" office:value-type="float" office:value="62001">
            <text:p>62001</text:p>
          </table:table-cell>
          <table:table-cell table:formula="of:=([.F31]*2+89)*([.H31]*2+89)" office:value-type="float" office:value="86901">
            <text:p>86901</text:p>
          </table:table-cell>
          <table:table-cell table:formula="of:=[.BC31]*(MAX([.D31]; [.F31])*2+89)" office:value-type="float" office:value="53627340">
            <text:p>53627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">
            <text:p>31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table:formula="of:=SUM([.C32:.H3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32]-[.N32]" office:value-type="float" office:value="515">
            <text:p>515</text:p>
          </table:table-cell>
          <table:table-cell table:formula="of:=MIN([.D32]; [.F32])" office:value-type="float" office:value="45">
            <text:p>45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急所率↑</text:p>
          </table:table-cell>
          <table:table-cell table:style-name="ce2" office:value-type="string">
            <text:p><text:a xlink:href="http://www14.atwiki.jp/tamakagura/pages/29.html">D映姫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9.html">D映姫</text:a></text:p>
          </table:table-cell>
          <table:table-cell table:number-columns-repeated="2"/>
          <table:table-cell table:style-name="ce27" table:formula="of:=[.BD32]+[.BE32]" office:value-type="float" office:value="208680">
            <text:p>208680</text:p>
          </table:table-cell>
          <table:table-cell table:formula="of:=([.C32]*2+64+130)*([.E32]*2+25)" office:value-type="float" office:value="99900">
            <text:p>99900</text:p>
          </table:table-cell>
          <table:table-cell table:style-name="ce27" table:formula="of:=([.C32]*2+64+130)*([.G32]*2+25)" office:value-type="float" office:value="108780">
            <text:p>108780</text:p>
          </table:table-cell>
          <table:table-cell table:formula="of:=([.D32]*2+89)*([.H32]*2+89)" office:value-type="float" office:value="40991">
            <text:p>40991</text:p>
          </table:table-cell>
          <table:table-cell table:formula="of:=([.F32]*2+89)*([.H32]*2+89)" office:value-type="float" office:value="70761">
            <text:p>70761</text:p>
          </table:table-cell>
          <table:table-cell table:style-name="ce27" table:formula="of:=[.BC32]*(MAX([.D32]; [.F32])*2+89)" office:value-type="float" office:value="64482120">
            <text:p>644821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">
            <text:p>32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3:.H33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13" table:formula="of:=[.I33]-[.N33]" office:value-type="float" office:value="505">
            <text:p>505</text:p>
          </table:table-cell>
          <table:table-cell table:formula="of:=MIN([.D33]; [.F33])" office:value-type="float" office:value="55">
            <text:p>55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急所率↑</text:p>
          </table:table-cell>
          <table:table-cell table:style-name="ce2" office:value-type="string">
            <text:p><text:a xlink:href="http://www14.atwiki.jp/tamakagura/pages/29.html">T映姫</text:a></text:p>
          </table:table-cell>
          <table:table-cell table:number-columns-repeated="8"/>
          <table:table-cell table:style-name="ce2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9.html">T映姫</text:a></text:p>
          </table:table-cell>
          <table:table-cell table:number-columns-repeated="2"/>
          <table:table-cell table:formula="of:=[.BD33]+[.BE33]" office:value-type="float" office:value="185840">
            <text:p>185840</text:p>
          </table:table-cell>
          <table:table-cell table:style-name="ce26" table:formula="of:=([.C33]*2+64+130)*([.E33]*2+25)" office:value-type="float" office:value="90900">
            <text:p>90900</text:p>
          </table:table-cell>
          <table:table-cell table:formula="of:=([.C33]*2+64+130)*([.G33]*2+25)" office:value-type="float" office:value="94940">
            <text:p>94940</text:p>
          </table:table-cell>
          <table:table-cell table:formula="of:=([.D33]*2+89)*([.H33]*2+89)" office:value-type="float" office:value="53531">
            <text:p>53531</text:p>
          </table:table-cell>
          <table:table-cell table:formula="of:=([.F33]*2+89)*([.H33]*2+89)" office:value-type="float" office:value="80431">
            <text:p>80431</text:p>
          </table:table-cell>
          <table:table-cell table:formula="of:=[.BC33]*(MAX([.D33]; [.F33])*2+89)" office:value-type="float" office:value="55566160">
            <text:p>55566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">
            <text:p>33</text:p>
          </table:table-cell>
          <table:table-cell table:style-name="ce2" office:value-type="string">
            <text:p><text:a xlink:href="http://www14.atwiki.jp/tamakagura/pages/141.html">ちびえーり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4:.H34])" office:value-type="float" office:value="420">
            <text:p>42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]-[.N34]" office:value-type="float" office:value="390">
            <text:p>390</text:p>
          </table:table-cell>
          <table:table-cell table:formula="of:=MIN([.D34]; [.F34])" office:value-type="float" office:value="30">
            <text:p>30</text:p>
          </table:table-cell>
          <table:table-cell table:style-name="ce22" office:value-type="string">
            <text:p>味25%状態回復</text:p>
          </table:table-cell>
          <table:table-cell table:style-name="ce22"/>
          <table:table-cell table:style-name="ce2" office:value-type="string">
            <text:p><text:a xlink:href="http://www14.atwiki.jp/tamakagura/pages/141.html">ちびえーりん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141.html">ちびえーりん</text:a></text:p>
          </table:table-cell>
          <table:table-cell table:number-columns-repeated="2"/>
          <table:table-cell table:formula="of:=[.BD34]+[.BE34]" office:value-type="float" office:value="137900">
            <text:p>137900</text:p>
          </table:table-cell>
          <table:table-cell table:formula="of:=([.C34]*2+64+130)*([.E34]*2+25)" office:value-type="float" office:value="61070">
            <text:p>61070</text:p>
          </table:table-cell>
          <table:table-cell table:formula="of:=([.C34]*2+64+130)*([.G34]*2+25)" office:value-type="float" office:value="76830">
            <text:p>76830</text:p>
          </table:table-cell>
          <table:table-cell table:formula="of:=([.D34]*2+89)*([.H34]*2+89)" office:value-type="float" office:value="28161">
            <text:p>28161</text:p>
          </table:table-cell>
          <table:table-cell table:formula="of:=([.F34]*2+89)*([.H34]*2+89)" office:value-type="float" office:value="50841">
            <text:p>50841</text:p>
          </table:table-cell>
          <table:table-cell table:formula="of:=[.BC34]*(MAX([.D34]; [.F34])*2+89)" office:value-type="float" office:value="37095100">
            <text:p>37095100</text:p>
          </table:table-cell>
          <table:table-cell/>
        </table:table-row>
        <table:table-row table:style-name="ro5">
          <table:table-cell office:value-type="float" office:value="34">
            <text:p>34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5:.H35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35]-[.N35]" office:value-type="float" office:value="510">
            <text:p>510</text:p>
          </table:table-cell>
          <table:table-cell table:formula="of:=MIN([.D35]; [.F35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41.html">N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N永琳</text:a></text:p>
          </table:table-cell>
          <table:table-cell table:number-columns-repeated="2"/>
          <table:table-cell table:formula="of:=[.BD35]+[.BE35]" office:value-type="float" office:value="190960">
            <text:p>190960</text:p>
          </table:table-cell>
          <table:table-cell table:style-name="ce26" table:formula="of:=([.C35]*2+64+130)*([.E35]*2+25)" office:value-type="float" office:value="88970">
            <text:p>88970</text:p>
          </table:table-cell>
          <table:table-cell table:style-name="ce27" table:formula="of:=([.C35]*2+64+130)*([.G35]*2+25)" office:value-type="float" office:value="101990">
            <text:p>101990</text:p>
          </table:table-cell>
          <table:table-cell table:formula="of:=([.D35]*2+89)*([.H35]*2+89)" office:value-type="float" office:value="50841">
            <text:p>50841</text:p>
          </table:table-cell>
          <table:table-cell table:formula="of:=([.F35]*2+89)*([.H35]*2+89)" office:value-type="float" office:value="80431">
            <text:p>80431</text:p>
          </table:table-cell>
          <table:table-cell table:formula="of:=[.BC35]*(MAX([.D35]; [.F35])*2+89)" office:value-type="float" office:value="57097040">
            <text:p>57097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">
            <text:p>35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6:.H36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41.html">T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T永琳</text:a></text:p>
          </table:table-cell>
          <table:table-cell table:number-columns-repeated="2"/>
          <table:table-cell table:formula="of:=[.BD36]+[.BE36]" office:value-type="float" office:value="195300">
            <text:p>195300</text:p>
          </table:table-cell>
          <table:table-cell table:style-name="ce26" table:formula="of:=([.C36]*2+64+130)*([.E36]*2+25)" office:value-type="float" office:value="88970">
            <text:p>88970</text:p>
          </table:table-cell>
          <table:table-cell table:style-name="ce27" table:formula="of:=([.C36]*2+64+130)*([.G36]*2+25)" office:value-type="float" office:value="106330">
            <text:p>106330</text:p>
          </table:table-cell>
          <table:table-cell table:formula="of:=([.D36]*2+89)*([.H36]*2+89)" office:value-type="float" office:value="47061">
            <text:p>47061</text:p>
          </table:table-cell>
          <table:table-cell table:formula="of:=([.F36]*2+89)*([.H36]*2+89)" office:value-type="float" office:value="76941">
            <text:p>76941</text:p>
          </table:table-cell>
          <table:table-cell table:style-name="ce27" table:formula="of:=[.BC36]*(MAX([.D36]; [.F36])*2+89)" office:value-type="float" office:value="60347700">
            <text:p>60347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">
            <text:p>36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37:.H37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41.html">H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1.html">H永琳</text:a></text:p>
          </table:table-cell>
          <table:table-cell table:number-columns-repeated="2"/>
          <table:table-cell table:formula="of:=[.BD37]+[.BE37]" office:value-type="float" office:value="185840">
            <text:p>185840</text:p>
          </table:table-cell>
          <table:table-cell table:style-name="ce26" table:formula="of:=([.C37]*2+64+130)*([.E37]*2+25)" office:value-type="float" office:value="90900">
            <text:p>90900</text:p>
          </table:table-cell>
          <table:table-cell table:formula="of:=([.C37]*2+64+130)*([.G37]*2+25)" office:value-type="float" office:value="94940">
            <text:p>94940</text:p>
          </table:table-cell>
          <table:table-cell table:formula="of:=([.D37]*2+89)*([.H37]*2+89)" office:value-type="float" office:value="48951">
            <text:p>48951</text:p>
          </table:table-cell>
          <table:table-cell table:formula="of:=([.F37]*2+89)*([.H37]*2+89)" office:value-type="float" office:value="82621">
            <text:p>82621</text:p>
          </table:table-cell>
          <table:table-cell table:style-name="ce27" table:formula="of:=[.BC37]*(MAX([.D37]; [.F37])*2+89)" office:value-type="float" office:value="59282960">
            <text:p>59282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">
            <text:p>37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38:.H38])" office:value-type="float" office:value="560">
            <text:p>56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22" office:value-type="string">
            <text:p>味25%状態回復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41.html">D永琳</text:a></text:p>
          </table:table-cell>
          <table:table-cell table:number-columns-repeated="8"/>
          <table:table-cell table:style-name="ce2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1.html">D永琳</text:a></text:p>
          </table:table-cell>
          <table:table-cell table:number-columns-repeated="2"/>
          <table:table-cell table:style-name="ce27" table:formula="of:=[.BD38]+[.BE38]" office:value-type="float" office:value="208680">
            <text:p>208680</text:p>
          </table:table-cell>
          <table:table-cell table:formula="of:=([.C38]*2+64+130)*([.E38]*2+25)" office:value-type="float" office:value="99900">
            <text:p>99900</text:p>
          </table:table-cell>
          <table:table-cell table:style-name="ce27" table:formula="of:=([.C38]*2+64+130)*([.G38]*2+25)" office:value-type="float" office:value="108780">
            <text:p>108780</text:p>
          </table:table-cell>
          <table:table-cell table:formula="of:=([.D38]*2+89)*([.H38]*2+89)" office:value-type="float" office:value="45171">
            <text:p>45171</text:p>
          </table:table-cell>
          <table:table-cell table:formula="of:=([.F38]*2+89)*([.H38]*2+89)" office:value-type="float" office:value="69071">
            <text:p>69071</text:p>
          </table:table-cell>
          <table:table-cell table:style-name="ce27" table:formula="of:=[.BC38]*(MAX([.D38]; [.F38])*2+89)" office:value-type="float" office:value="60308520">
            <text:p>60308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">
            <text:p>38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5">
            <text:p>55</text:p>
          </table:table-cell>
          <table:table-cell table:style-name="ce2" table:formula="of:=SUM([.C39:.H39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]-[.N39]" office:value-type="float" office:value="360">
            <text:p>360</text:p>
          </table:table-cell>
          <table:table-cell table:formula="of:=MIN([.D39]; [.F39])" office:value-type="float" office:value="20">
            <text:p>2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style-name="ce2" office:value-type="string">
            <text:p><text:a xlink:href="http://www14.atwiki.jp/tamakagura/pages/75.html">ちびエリー</text:a></text:p>
          </table:table-cell>
          <table:table-cell table:number-columns-repeated="8"/>
          <table:table-cell table:style-name="ce2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75.html">ちびエリー</text:a></text:p>
          </table:table-cell>
          <table:table-cell table:number-columns-repeated="2"/>
          <table:table-cell table:formula="of:=[.BD39]+[.BE39]" office:value-type="float" office:value="120120">
            <text:p>120120</text:p>
          </table:table-cell>
          <table:table-cell table:formula="of:=([.C39]*2+64+130)*([.E39]*2+25)" office:value-type="float" office:value="67340">
            <text:p>67340</text:p>
          </table:table-cell>
          <table:table-cell table:formula="of:=([.C39]*2+64+130)*([.G39]*2+25)" office:value-type="float" office:value="52780">
            <text:p>52780</text:p>
          </table:table-cell>
          <table:table-cell table:formula="of:=([.D39]*2+89)*([.H39]*2+89)" office:value-type="float" office:value="49551">
            <text:p>49551</text:p>
          </table:table-cell>
          <table:table-cell table:formula="of:=([.F39]*2+89)*([.H39]*2+89)" office:value-type="float" office:value="25671">
            <text:p>25671</text:p>
          </table:table-cell>
          <table:table-cell table:formula="of:=[.BC39]*(MAX([.D39]; [.F39])*2+89)" office:value-type="float" office:value="29909880">
            <text:p>29909880</text:p>
          </table:table-cell>
          <table:table-cell/>
        </table:table-row>
        <table:table-row table:style-name="ro5">
          <table:table-cell office:value-type="float" office:value="39">
            <text:p>39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40:.H4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0]-[.N40]" office:value-type="float" office:value="470">
            <text:p>470</text:p>
          </table:table-cell>
          <table:table-cell table:formula="of:=MIN([.D40]; [.F40])" office:value-type="float" office:value="60">
            <text:p>6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ピンチ能力1.1倍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number-columns-repeated="8"/>
          <table:table-cell table:style-name="ce2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75.html">Dエリー</text:a></text:p>
          </table:table-cell>
          <table:table-cell table:number-columns-repeated="2"/>
          <table:table-cell table:formula="of:=[.BD40]+[.BE40]" office:value-type="float" office:value="186300">
            <text:p>186300</text:p>
          </table:table-cell>
          <table:table-cell table:style-name="ce27" table:formula="of:=([.C40]*2+64+130)*([.E40]*2+25)" office:value-type="float" office:value="101430">
            <text:p>101430</text:p>
          </table:table-cell>
          <table:table-cell table:formula="of:=([.C40]*2+64+130)*([.G40]*2+25)" office:value-type="float" office:value="84870">
            <text:p>84870</text:p>
          </table:table-cell>
          <table:table-cell table:formula="of:=([.D40]*2+89)*([.H40]*2+89)" office:value-type="float" office:value="61601">
            <text:p>61601</text:p>
          </table:table-cell>
          <table:table-cell table:formula="of:=([.F40]*2+89)*([.H40]*2+89)" office:value-type="float" office:value="47861">
            <text:p>47861</text:p>
          </table:table-cell>
          <table:table-cell table:formula="of:=[.BC40]*(MAX([.D40]; [.F40])*2+89)" office:value-type="float" office:value="50114700">
            <text:p>50114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">
            <text:p>40</text:p>
          </table:table-cell>
          <table:table-cell table:style-name="ce2" office:value-type="string">
            <text:p><text:a xlink:href="http://www14.atwiki.jp/tamakagura/pages/142.html">ちびエリス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41:.H41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]-[.N41]" office:value-type="float" office:value="360">
            <text:p>360</text:p>
          </table:table-cell>
          <table:table-cell table:formula="of:=MIN([.D41]; [.F41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/>
          <table:table-cell table:style-name="ce2" office:value-type="string">
            <text:p><text:a xlink:href="http://www14.atwiki.jp/tamakagura/pages/142.html">ちびエリス</text:a></text:p>
          </table:table-cell>
          <table:table-cell table:number-columns-repeated="8"/>
          <table:table-cell table:style-name="ce2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ちびエリス</text:a></text:p>
          </table:table-cell>
          <table:table-cell table:number-columns-repeated="2"/>
          <table:table-cell table:formula="of:=[.BD41]+[.BE41]" office:value-type="float" office:value="95580">
            <text:p>95580</text:p>
          </table:table-cell>
          <table:table-cell table:formula="of:=([.C41]*2+64+130)*([.E41]*2+25)" office:value-type="float" office:value="44250">
            <text:p>44250</text:p>
          </table:table-cell>
          <table:table-cell table:formula="of:=([.C41]*2+64+130)*([.G41]*2+25)" office:value-type="float" office:value="51330">
            <text:p>51330</text:p>
          </table:table-cell>
          <table:table-cell table:formula="of:=([.D41]*2+89)*([.H41]*2+89)" office:value-type="float" office:value="47861">
            <text:p>47861</text:p>
          </table:table-cell>
          <table:table-cell table:formula="of:=([.F41]*2+89)*([.H41]*2+89)" office:value-type="float" office:value="66181">
            <text:p>66181</text:p>
          </table:table-cell>
          <table:table-cell table:formula="of:=[.BC41]*(MAX([.D41]; [.F41])*2+89)" office:value-type="float" office:value="27622620">
            <text:p>27622620</text:p>
          </table:table-cell>
          <table:table-cell/>
        </table:table-row>
        <table:table-row table:style-name="ro5">
          <table:table-cell office:value-type="float" office:value="41">
            <text:p>41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:.H42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2]-[.N42]" office:value-type="float" office:value="470">
            <text:p>470</text:p>
          </table:table-cell>
          <table:table-cell table:formula="of:=MIN([.D42]; [.F42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]*2+89)*[.X42]*IF(OR([.J42]=[.V42]; [.K42]=[.V42]); 1.5; 1)" office:value-type="float" office:value="18830">
            <text:p>18830</text:p>
          </table:table-cell>
          <table:table-cell table:style-name="ce2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2.html">Sエリス</text:a></text:p>
          </table:table-cell>
          <table:table-cell table:number-columns-repeated="2"/>
          <table:table-cell table:formula="of:=[.BD42]+[.BE42]" office:value-type="float" office:value="127160">
            <text:p>127160</text:p>
          </table:table-cell>
          <table:table-cell table:formula="of:=([.C42]*2+64+130)*([.E42]*2+25)" office:value-type="float" office:value="57970">
            <text:p>57970</text:p>
          </table:table-cell>
          <table:table-cell table:formula="of:=([.C42]*2+64+130)*([.G42]*2+25)" office:value-type="float" office:value="69190">
            <text:p>69190</text:p>
          </table:table-cell>
          <table:table-cell table:formula="of:=([.D42]*2+89)*([.H42]*2+89)" office:value-type="float" office:value="83121">
            <text:p>83121</text:p>
          </table:table-cell>
          <table:table-cell table:style-name="ce27" table:formula="of:=([.F42]*2+89)*([.H42]*2+89)" office:value-type="float" office:value="104751">
            <text:p>104751</text:p>
          </table:table-cell>
          <table:table-cell table:formula="of:=[.BC42]*(MAX([.D42]; [.F42])*2+89)" office:value-type="float" office:value="43107240">
            <text:p>43107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">
            <text:p>42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43:.H43])" office:value-type="float" office:value="385">
            <text:p>38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3]-[.N43]" office:value-type="float" office:value="365">
            <text:p>365</text:p>
          </table:table-cell>
          <table:table-cell table:formula="of:=MIN([.D43]; [.F43])" office:value-type="float" office:value="20">
            <text:p>20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style-name="ce2" office:value-type="string">
            <text:p><text:a xlink:href="http://www14.atwiki.jp/tamakagura/pages/144.html">ちびエレ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3]*2+89)*[.X43]*IF(OR([.J43]=[.V43]; [.K43]=[.V43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ちびエレン</text:a></text:p>
          </table:table-cell>
          <table:table-cell table:number-columns-repeated="2"/>
          <table:table-cell table:formula="of:=[.BD43]+[.BE43]" office:value-type="float" office:value="109200">
            <text:p>109200</text:p>
          </table:table-cell>
          <table:table-cell table:formula="of:=([.C43]*2+64+130)*([.E43]*2+25)" office:value-type="float" office:value="52780">
            <text:p>52780</text:p>
          </table:table-cell>
          <table:table-cell table:formula="of:=([.C43]*2+64+130)*([.G43]*2+25)" office:value-type="float" office:value="56420">
            <text:p>56420</text:p>
          </table:table-cell>
          <table:table-cell table:formula="of:=([.D43]*2+89)*([.H43]*2+89)" office:value-type="float" office:value="25671">
            <text:p>25671</text:p>
          </table:table-cell>
          <table:table-cell table:formula="of:=([.F43]*2+89)*([.H43]*2+89)" office:value-type="float" office:value="57511">
            <text:p>57511</text:p>
          </table:table-cell>
          <table:table-cell table:formula="of:=[.BC43]*(MAX([.D43]; [.F43])*2+89)" office:value-type="float" office:value="31558800">
            <text:p>31558800</text:p>
          </table:table-cell>
          <table:table-cell/>
        </table:table-row>
        <table:table-row table:style-name="ro5">
          <table:table-cell office:value-type="float" office:value="43">
            <text:p>43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44:.H44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4]-[.N44]" office:value-type="float" office:value="480">
            <text:p>480</text:p>
          </table:table-cell>
          <table:table-cell table:formula="of:=MIN([.D44]; [.F44])" office:value-type="float" office:value="50">
            <text:p>5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4]*2+89)*[.X44]*IF(OR([.J44]=[.V44]; [.K44]=[.V44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44.html">Hエレン</text:a></text:p>
          </table:table-cell>
          <table:table-cell table:number-columns-repeated="2"/>
          <table:table-cell table:formula="of:=[.BD44]+[.BE44]" office:value-type="float" office:value="173840">
            <text:p>173840</text:p>
          </table:table-cell>
          <table:table-cell table:formula="of:=([.C44]*2+64+130)*([.E44]*2+25)" office:value-type="float" office:value="78440">
            <text:p>78440</text:p>
          </table:table-cell>
          <table:table-cell table:formula="of:=([.C44]*2+64+130)*([.G44]*2+25)" office:value-type="float" office:value="95400">
            <text:p>95400</text:p>
          </table:table-cell>
          <table:table-cell table:formula="of:=([.D44]*2+89)*([.H44]*2+89)" office:value-type="float" office:value="41391">
            <text:p>41391</text:p>
          </table:table-cell>
          <table:table-cell table:formula="of:=([.F44]*2+89)*([.H44]*2+89)" office:value-type="float" office:value="72051">
            <text:p>72051</text:p>
          </table:table-cell>
          <table:table-cell table:formula="of:=[.BC44]*(MAX([.D44]; [.F44])*2+89)" office:value-type="float" office:value="57193360">
            <text:p>57193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4">
            <text:p>44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45:.H45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5]-[.N45]" office:value-type="float" office:value="455">
            <text:p>455</text:p>
          </table:table-cell>
          <table:table-cell table:formula="of:=MIN([.D45]; [.F45])" office:value-type="float" office:value="105">
            <text:p>105</text:p>
          </table:table-cell>
          <table:table-cell table:style-name="ce22" office:value-type="string">
            <text:p>ピンチ地1.2倍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63.html">大ナマズ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3.html">大ナマズ</text:a></text:p>
          </table:table-cell>
          <table:table-cell table:number-columns-repeated="2"/>
          <table:table-cell table:formula="of:=[.BD45]+[.BE45]" office:value-type="float" office:value="190180">
            <text:p>190180</text:p>
          </table:table-cell>
          <table:table-cell table:style-name="ce27" table:formula="of:=([.C45]*2+64+130)*([.E45]*2+25)" office:value-type="float" office:value="100230">
            <text:p>100230</text:p>
          </table:table-cell>
          <table:table-cell table:formula="of:=([.C45]*2+64+130)*([.G45]*2+25)" office:value-type="float" office:value="89950">
            <text:p>89950</text:p>
          </table:table-cell>
          <table:table-cell table:formula="of:=([.D45]*2+89)*([.H45]*2+89)" office:value-type="float" office:value="44551">
            <text:p>44551</text:p>
          </table:table-cell>
          <table:table-cell table:formula="of:=([.F45]*2+89)*([.H45]*2+89)" office:value-type="float" office:value="44551">
            <text:p>44551</text:p>
          </table:table-cell>
          <table:table-cell table:formula="of:=[.BC45]*(MAX([.D45]; [.F45])*2+89)" office:value-type="float" office:value="56863820">
            <text:p>568638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5">
            <text:p>45</text:p>
          </table:table-cell>
          <table:table-cell table:style-name="ce2" office:value-type="string">
            <text:p><text:a xlink:href="http://www14.atwiki.jp/tamakagura/pages/146.html">ちびオレンジ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46:.H46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6]-[.N46]" office:value-type="float" office:value="325">
            <text:p>325</text:p>
          </table:table-cell>
          <table:table-cell table:formula="of:=MIN([.D46]; [.F46])" office:value-type="float" office:value="55">
            <text:p>55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146.html">ちびオレンジ</text:a></text:p>
          </table:table-cell>
          <table:table-cell table:number-columns-repeated="8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ちびオレンジ</text:a></text:p>
          </table:table-cell>
          <table:table-cell office:value-type="string">
            <text:p>○</text:p>
          </table:table-cell>
          <table:table-cell/>
          <table:table-cell table:formula="of:=[.BD46]+[.BE46]" office:value-type="float" office:value="102440">
            <text:p>102440</text:p>
          </table:table-cell>
          <table:table-cell table:formula="of:=([.C46]*2+64+130)*([.E46]*2+25)" office:value-type="float" office:value="49250">
            <text:p>49250</text:p>
          </table:table-cell>
          <table:table-cell table:formula="of:=([.C46]*2+64+130)*([.G46]*2+25)" office:value-type="float" office:value="53190">
            <text:p>53190</text:p>
          </table:table-cell>
          <table:table-cell table:formula="of:=([.D46]*2+89)*([.H46]*2+89)" office:value-type="float" office:value="42081">
            <text:p>42081</text:p>
          </table:table-cell>
          <table:table-cell table:formula="of:=([.F46]*2+89)*([.H46]*2+89)" office:value-type="float" office:value="33631">
            <text:p>33631</text:p>
          </table:table-cell>
          <table:table-cell table:formula="of:=[.BC46]*(MAX([.D46]; [.F46])*2+89)" office:value-type="float" office:value="25507560">
            <text:p>25507560</text:p>
          </table:table-cell>
          <table:table-cell/>
        </table:table-row>
        <table:table-row table:style-name="ro5">
          <table:table-cell office:value-type="float" office:value="46">
            <text:p>46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47:.H47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7]-[.N47]" office:value-type="float" office:value="460">
            <text:p>460</text:p>
          </table:table-cell>
          <table:table-cell table:formula="of:=MIN([.D47]; [.F47])" office:value-type="float" office:value="70">
            <text:p>7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30%回避↑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7]*2+89)*[.X47]*IF(OR([.J47]=[.V47]; [.K47]=[.V47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/>
          <table:table-cell table:formula="of:=[.BD47]+[.BE47]" office:value-type="float" office:value="179080">
            <text:p>179080</text:p>
          </table:table-cell>
          <table:table-cell table:style-name="ce26" table:formula="of:=([.C47]*2+64+130)*([.E47]*2+25)" office:value-type="float" office:value="84700">
            <text:p>84700</text:p>
          </table:table-cell>
          <table:table-cell table:formula="of:=([.C47]*2+64+130)*([.G47]*2+25)" office:value-type="float" office:value="94380">
            <text:p>94380</text:p>
          </table:table-cell>
          <table:table-cell table:formula="of:=([.D47]*2+89)*([.H47]*2+89)" office:value-type="float" office:value="57511">
            <text:p>57511</text:p>
          </table:table-cell>
          <table:table-cell table:formula="of:=([.F47]*2+89)*([.H47]*2+89)" office:value-type="float" office:value="45571">
            <text:p>45571</text:p>
          </table:table-cell>
          <table:table-cell table:formula="of:=[.BC47]*(MAX([.D47]; [.F47])*2+89)" office:value-type="float" office:value="51754120">
            <text:p>517541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7">
            <text:p>47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48:.H48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8]-[.N48]" office:value-type="float" office:value="480">
            <text:p>480</text:p>
          </table:table-cell>
          <table:table-cell table:formula="of:=MIN([.D48]; [.F48])" office:value-type="float" office:value="80">
            <text:p>80</text:p>
          </table:table-cell>
          <table:table-cell table:style-name="ce22" office:value-type="string">
            <text:p>敵追加発動5%↓</text:p>
          </table:table-cell>
          <table:table-cell table:style-name="ce22" office:value-type="string">
            <text:p>味HP2%回復</text:p>
          </table:table-cell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7.html">かいりゅー</text:a></text:p>
          </table:table-cell>
          <table:table-cell table:number-columns-repeated="2"/>
          <table:table-cell table:formula="of:=[.BD48]+[.BE48]" office:value-type="float" office:value="153520">
            <text:p>153520</text:p>
          </table:table-cell>
          <table:table-cell table:formula="of:=([.C48]*2+64+130)*([.E48]*2+25)" office:value-type="float" office:value="74740">
            <text:p>74740</text:p>
          </table:table-cell>
          <table:table-cell table:formula="of:=([.C48]*2+64+130)*([.G48]*2+25)" office:value-type="float" office:value="78780">
            <text:p>78780</text:p>
          </table:table-cell>
          <table:table-cell table:formula="of:=([.D48]*2+89)*([.H48]*2+89)" office:value-type="float" office:value="88501">
            <text:p>88501</text:p>
          </table:table-cell>
          <table:table-cell table:formula="of:=([.F48]*2+89)*([.H48]*2+89)" office:value-type="float" office:value="66981">
            <text:p>66981</text:p>
          </table:table-cell>
          <table:table-cell table:formula="of:=[.BC48]*(MAX([.D48]; [.F48])*2+89)" office:value-type="float" office:value="50508080">
            <text:p>505080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8">
            <text:p>48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49:.H49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9]-[.N49]" office:value-type="float" office:value="390">
            <text:p>390</text:p>
          </table:table-cell>
          <table:table-cell table:formula="of:=MIN([.D49]; [.F49])" office:value-type="float" office:value="30">
            <text:p>30</text:p>
          </table:table-cell>
          <table:table-cell table:style-name="ce22" office:value-type="string">
            <text:p>状態シンクロ</text:p>
          </table:table-cell>
          <table:table-cell table:style-name="ce22"/>
          <table:table-cell table:style-name="ce2" office:value-type="string">
            <text:p><text:a xlink:href="http://www14.atwiki.jp/tamakagura/pages/78.html">ちびかぐや</text:a></text:p>
          </table:table-cell>
          <table:table-cell table:number-columns-repeated="8"/>
          <table:table-cell table:style-name="ce2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ちびかぐや</text:a></text:p>
          </table:table-cell>
          <table:table-cell table:number-columns-repeated="2"/>
          <table:table-cell table:formula="of:=[.BD49]+[.BE49]" office:value-type="float" office:value="144900">
            <text:p>144900</text:p>
          </table:table-cell>
          <table:table-cell table:formula="of:=([.C49]*2+64+130)*([.E49]*2+25)" office:value-type="float" office:value="68310">
            <text:p>68310</text:p>
          </table:table-cell>
          <table:table-cell table:formula="of:=([.C49]*2+64+130)*([.G49]*2+25)" office:value-type="float" office:value="76590">
            <text:p>76590</text:p>
          </table:table-cell>
          <table:table-cell table:formula="of:=([.D49]*2+89)*([.H49]*2+89)" office:value-type="float" office:value="25181">
            <text:p>25181</text:p>
          </table:table-cell>
          <table:table-cell table:formula="of:=([.F49]*2+89)*([.H49]*2+89)" office:value-type="float" office:value="45461">
            <text:p>45461</text:p>
          </table:table-cell>
          <table:table-cell table:formula="of:=[.BC49]*(MAX([.D49]; [.F49])*2+89)" office:value-type="float" office:value="38978100">
            <text:p>38978100</text:p>
          </table:table-cell>
          <table:table-cell/>
        </table:table-row>
        <table:table-row table:style-name="ro5">
          <table:table-cell office:value-type="float" office:value="49">
            <text:p>49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table:formula="of:=SUM([.C50:.H5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50]-[.N50]" office:value-type="float" office:value="510">
            <text:p>510</text:p>
          </table:table-cell>
          <table:table-cell table:formula="of:=MIN([.D50]; [.F50])" office:value-type="float" office:value="50">
            <text:p>5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number-columns-repeated="8"/>
          <table:table-cell table:style-name="ce2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A輝夜</text:a></text:p>
          </table:table-cell>
          <table:table-cell table:number-columns-repeated="2"/>
          <table:table-cell table:formula="of:=[.BD50]+[.BE50]" office:value-type="float" office:value="186140">
            <text:p>186140</text:p>
          </table:table-cell>
          <table:table-cell table:style-name="ce26" table:formula="of:=([.C50]*2+64+130)*([.E50]*2+25)" office:value-type="float" office:value="83990">
            <text:p>83990</text:p>
          </table:table-cell>
          <table:table-cell table:style-name="ce27" table:formula="of:=([.C50]*2+64+130)*([.G50]*2+25)" office:value-type="float" office:value="102150">
            <text:p>102150</text:p>
          </table:table-cell>
          <table:table-cell table:formula="of:=([.D50]*2+89)*([.H50]*2+89)" office:value-type="float" office:value="35721">
            <text:p>35721</text:p>
          </table:table-cell>
          <table:table-cell table:formula="of:=([.F50]*2+89)*([.H50]*2+89)" office:value-type="float" office:value="73521">
            <text:p>73521</text:p>
          </table:table-cell>
          <table:table-cell table:style-name="ce27" table:formula="of:=[.BC50]*(MAX([.D50]; [.F50])*2+89)" office:value-type="float" office:value="72408460">
            <text:p>72408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0">
            <text:p>50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51:.H5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13" table:formula="of:=[.I51]-[.N51]" office:value-type="float" office:value="500">
            <text:p>500</text:p>
          </table:table-cell>
          <table:table-cell table:formula="of:=MIN([.D51]; [.F51])" office:value-type="float" office:value="60">
            <text:p>6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D輝夜</text:a></text:p>
          </table:table-cell>
          <table:table-cell table:number-columns-repeated="2"/>
          <table:table-cell table:style-name="ce27" table:formula="of:=[.BD51]+[.BE51]" office:value-type="float" office:value="230880">
            <text:p>230880</text:p>
          </table:table-cell>
          <table:table-cell table:style-name="ce27" table:formula="of:=([.C51]*2+64+130)*([.E51]*2+25)" office:value-type="float" office:value="108780">
            <text:p>108780</text:p>
          </table:table-cell>
          <table:table-cell table:style-name="ce27" table:formula="of:=([.C51]*2+64+130)*([.G51]*2+25)" office:value-type="float" office:value="122100">
            <text:p>122100</text:p>
          </table:table-cell>
          <table:table-cell table:formula="of:=([.D51]*2+89)*([.H51]*2+89)" office:value-type="float" office:value="39501">
            <text:p>39501</text:p>
          </table:table-cell>
          <table:table-cell table:formula="of:=([.F51]*2+89)*([.H51]*2+89)" office:value-type="float" office:value="50841">
            <text:p>50841</text:p>
          </table:table-cell>
          <table:table-cell table:style-name="ce27" table:formula="of:=[.BC51]*(MAX([.D51]; [.F51])*2+89)" office:value-type="float" office:value="62106720">
            <text:p>62106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1">
            <text:p>51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table:formula="of:=SUM([.C52:.H52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52]-[.N52]" office:value-type="float" office:value="500">
            <text:p>500</text:p>
          </table:table-cell>
          <table:table-cell table:formula="of:=MIN([.D52]; [.F52])" office:value-type="float" office:value="60">
            <text:p>6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 table:number-columns-repeated="8"/>
          <table:table-cell table:style-name="ce2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78.html">S輝夜</text:a></text:p>
          </table:table-cell>
          <table:table-cell/>
          <table:table-cell office:value-type="string">
            <text:p>○</text:p>
          </table:table-cell>
          <table:table-cell table:formula="of:=[.BD52]+[.BE52]" office:value-type="float" office:value="173840">
            <text:p>173840</text:p>
          </table:table-cell>
          <table:table-cell table:formula="of:=([.C52]*2+64+130)*([.E52]*2+25)" office:value-type="float" office:value="78440">
            <text:p>78440</text:p>
          </table:table-cell>
          <table:table-cell table:formula="of:=([.C52]*2+64+130)*([.G52]*2+25)" office:value-type="float" office:value="95400">
            <text:p>95400</text:p>
          </table:table-cell>
          <table:table-cell table:formula="of:=([.D52]*2+89)*([.H52]*2+89)" office:value-type="float" office:value="60401">
            <text:p>60401</text:p>
          </table:table-cell>
          <table:table-cell table:formula="of:=([.F52]*2+89)*([.H52]*2+89)" office:value-type="float" office:value="86411">
            <text:p>86411</text:p>
          </table:table-cell>
          <table:table-cell table:formula="of:=[.BC52]*(MAX([.D52]; [.F52])*2+89)" office:value-type="float" office:value="51978160">
            <text:p>51978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2">
            <text:p>52</text:p>
          </table:table-cell>
          <table:table-cell table:style-name="ce2" office:value-type="string">
            <text:p><text:a xlink:href="http://www14.atwiki.jp/tamakagura/pages/213.html">ちびかせ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53:.H53])" office:value-type="float" office:value="400">
            <text:p>4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3]-[.N53]" office:value-type="float" office:value="360">
            <text:p>360</text:p>
          </table:table-cell>
          <table:table-cell table:formula="of:=MIN([.D53]; [.F53])" office:value-type="float" office:value="40">
            <text:p>40</text:p>
          </table:table-cell>
          <table:table-cell table:style-name="ce22" office:value-type="string">
            <text:p>味追加発動5%↑</text:p>
          </table:table-cell>
          <table:table-cell table:style-name="ce22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ちびかせん</text:a></text:p>
          </table:table-cell>
          <table:table-cell table:number-columns-repeated="2"/>
          <table:table-cell table:formula="of:=[.BD53]+[.BE53]" office:value-type="float" office:value="130560">
            <text:p>130560</text:p>
          </table:table-cell>
          <table:table-cell table:formula="of:=([.C53]*2+64+130)*([.E53]*2+25)" office:value-type="float" office:value="59520">
            <text:p>59520</text:p>
          </table:table-cell>
          <table:table-cell table:formula="of:=([.C53]*2+64+130)*([.G53]*2+25)" office:value-type="float" office:value="71040">
            <text:p>71040</text:p>
          </table:table-cell>
          <table:table-cell table:formula="of:=([.D53]*2+89)*([.H53]*2+89)" office:value-type="float" office:value="42781">
            <text:p>42781</text:p>
          </table:table-cell>
          <table:table-cell table:formula="of:=([.F53]*2+89)*([.H53]*2+89)" office:value-type="float" office:value="30251">
            <text:p>30251</text:p>
          </table:table-cell>
          <table:table-cell table:formula="of:=[.BC53]*(MAX([.D53]; [.F53])*2+89)" office:value-type="float" office:value="31203840">
            <text:p>31203840</text:p>
          </table:table-cell>
          <table:table-cell/>
        </table:table-row>
        <table:table-row table:style-name="ro5">
          <table:table-cell office:value-type="float" office:value="53">
            <text:p>53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54:.H54])" office:value-type="float" office:value="545">
            <text:p>545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54]-[.N54]" office:value-type="float" office:value="475">
            <text:p>475</text:p>
          </table:table-cell>
          <table:table-cell table:formula="of:=MIN([.D54]; [.F54])" office:value-type="float" office:value="70">
            <text:p>70</text:p>
          </table:table-cell>
          <table:table-cell table:style-name="ce22" office:value-type="string">
            <text:p>味追加発動5%↑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A華扇</text:a></text:p>
          </table:table-cell>
          <table:table-cell table:number-columns-repeated="2"/>
          <table:table-cell table:formula="of:=[.BD54]+[.BE54]" office:value-type="float" office:value="157560">
            <text:p>157560</text:p>
          </table:table-cell>
          <table:table-cell table:formula="of:=([.C54]*2+64+130)*([.E54]*2+25)" office:value-type="float" office:value="74740">
            <text:p>74740</text:p>
          </table:table-cell>
          <table:table-cell table:formula="of:=([.C54]*2+64+130)*([.G54]*2+25)" office:value-type="float" office:value="82820">
            <text:p>82820</text:p>
          </table:table-cell>
          <table:table-cell table:formula="of:=([.D54]*2+89)*([.H54]*2+89)" office:value-type="float" office:value="81921">
            <text:p>81921</text:p>
          </table:table-cell>
          <table:table-cell table:formula="of:=([.F54]*2+89)*([.H54]*2+89)" office:value-type="float" office:value="57021">
            <text:p>57021</text:p>
          </table:table-cell>
          <table:table-cell table:formula="of:=[.BC54]*(MAX([.D54]; [.F54])*2+89)" office:value-type="float" office:value="51837240">
            <text:p>51837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4">
            <text:p>54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55:.H5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55]-[.N55]" office:value-type="float" office:value="485">
            <text:p>485</text:p>
          </table:table-cell>
          <table:table-cell table:formula="of:=MIN([.D55]; [.F55])" office:value-type="float" office:value="60">
            <text:p>60</text:p>
          </table:table-cell>
          <table:table-cell table:style-name="ce22" office:value-type="string">
            <text:p>味追加発動5%↑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3.html">D華扇</text:a></text:p>
          </table:table-cell>
          <table:table-cell table:number-columns-repeated="2"/>
          <table:table-cell table:style-name="ce27" table:formula="of:=[.BD55]+[.BE55]" office:value-type="float" office:value="217000">
            <text:p>217000</text:p>
          </table:table-cell>
          <table:table-cell table:style-name="ce27" table:formula="of:=([.C55]*2+64+130)*([.E55]*2+25)" office:value-type="float" office:value="101990">
            <text:p>101990</text:p>
          </table:table-cell>
          <table:table-cell table:style-name="ce27" table:formula="of:=([.C55]*2+64+130)*([.G55]*2+25)" office:value-type="float" office:value="115010">
            <text:p>115010</text:p>
          </table:table-cell>
          <table:table-cell table:formula="of:=([.D55]*2+89)*([.H55]*2+89)" office:value-type="float" office:value="50841">
            <text:p>50841</text:p>
          </table:table-cell>
          <table:table-cell table:formula="of:=([.F55]*2+89)*([.H55]*2+89)" office:value-type="float" office:value="39501">
            <text:p>39501</text:p>
          </table:table-cell>
          <table:table-cell table:style-name="ce27" table:formula="of:=[.BC55]*(MAX([.D55]; [.F55])*2+89)" office:value-type="float" office:value="58373000">
            <text:p>583730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5">
            <text:p>55</text:p>
          </table:table-cell>
          <table:table-cell table:style-name="ce2" office:value-type="string">
            <text:p><text:a xlink:href="http://www14.atwiki.jp/tamakagura/pages/80.html">ちび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0">
            <text:p>40</text:p>
          </table:table-cell>
          <table:table-cell table:style-name="ce2" table:formula="of:=SUM([.C56:.H56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6]-[.N56]" office:value-type="float" office:value="350">
            <text:p>350</text:p>
          </table:table-cell>
          <table:table-cell table:formula="of:=MIN([.D56]; [.F56])" office:value-type="float" office:value="30">
            <text:p>30</text:p>
          </table:table-cell>
          <table:table-cell table:style-name="ce22" office:value-type="string">
            <text:p>睡眠無効</text:p>
          </table:table-cell>
          <table:table-cell table:style-name="ce22"/>
          <table:table-cell table:style-name="ce2" office:value-type="string">
            <text:p><text:a xlink:href="http://www14.atwiki.jp/tamakagura/pages/80.html">ちびカナ</text:a></text:p>
          </table:table-cell>
          <table:table-cell table:number-columns-repeated="8"/>
          <table:table-cell table:style-name="ce2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ちびカナ</text:a></text:p>
          </table:table-cell>
          <table:table-cell table:number-columns-repeated="2"/>
          <table:table-cell table:formula="of:=[.BD56]+[.BE56]" office:value-type="float" office:value="114260">
            <text:p>114260</text:p>
          </table:table-cell>
          <table:table-cell table:formula="of:=([.C56]*2+64+130)*([.E56]*2+25)" office:value-type="float" office:value="61070">
            <text:p>61070</text:p>
          </table:table-cell>
          <table:table-cell table:formula="of:=([.C56]*2+64+130)*([.G56]*2+25)" office:value-type="float" office:value="53190">
            <text:p>53190</text:p>
          </table:table-cell>
          <table:table-cell table:formula="of:=([.D56]*2+89)*([.H56]*2+89)" office:value-type="float" office:value="45461">
            <text:p>45461</text:p>
          </table:table-cell>
          <table:table-cell table:formula="of:=([.F56]*2+89)*([.H56]*2+89)" office:value-type="float" office:value="25181">
            <text:p>25181</text:p>
          </table:table-cell>
          <table:table-cell table:formula="of:=[.BC56]*(MAX([.D56]; [.F56])*2+89)" office:value-type="float" office:value="30735940">
            <text:p>30735940</text:p>
          </table:table-cell>
          <table:table-cell/>
        </table:table-row>
        <table:table-row table:style-name="ro5">
          <table:table-cell office:value-type="float" office:value="56">
            <text:p>56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57:.H5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57]-[.N57]" office:value-type="float" office:value="470">
            <text:p>470</text:p>
          </table:table-cell>
          <table:table-cell table:formula="of:=MIN([.D57]; [.F57])" office:value-type="float" office:value="60">
            <text:p>60</text:p>
          </table:table-cell>
          <table:table-cell table:style-name="ce22" office:value-type="string">
            <text:p>睡眠無効</text:p>
          </table:table-cell>
          <table:table-cell table:style-name="ce22" office:value-type="string">
            <text:p>火傷無効</text:p>
          </table:table-cell>
          <table:table-cell table:style-name="ce2" office:value-type="string">
            <text:p><text:a xlink:href="http://www14.atwiki.jp/tamakagura/pages/80.html">Hカナ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80.html">Hカナ</text:a></text:p>
          </table:table-cell>
          <table:table-cell table:number-columns-repeated="2"/>
          <table:table-cell table:formula="of:=[.BD57]+[.BE57]" office:value-type="float" office:value="177940">
            <text:p>177940</text:p>
          </table:table-cell>
          <table:table-cell table:style-name="ce27"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75950">
            <text:p>75950</text:p>
          </table:table-cell>
          <table:table-cell table:formula="of:=([.D57]*2+89)*([.H57]*2+89)" office:value-type="float" office:value="64581">
            <text:p>64581</text:p>
          </table:table-cell>
          <table:table-cell table:formula="of:=([.F57]*2+89)*([.H57]*2+89)" office:value-type="float" office:value="43681">
            <text:p>43681</text:p>
          </table:table-cell>
          <table:table-cell table:formula="of:=[.BC57]*(MAX([.D57]; [.F57])*2+89)" office:value-type="float" office:value="54983460">
            <text:p>54983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7">
            <text:p>57</text:p>
          </table:table-cell>
          <table:table-cell table:style-name="ce2" office:value-type="string">
            <text:p><text:a xlink:href="http://www14.atwiki.jp/tamakagura/pages/97.html">ちびかな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58:.H58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58]-[.N58]" office:value-type="float" office:value="390">
            <text:p>390</text:p>
          </table:table-cell>
          <table:table-cell table:formula="of:=MIN([.D58]; [.F58])" office:value-type="float" office:value="30">
            <text:p>3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97.html">ちびかなこ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ちびかなこ</text:a></text:p>
          </table:table-cell>
          <table:table-cell table:number-columns-repeated="2"/>
          <table:table-cell table:formula="of:=[.BD58]+[.BE58]" office:value-type="float" office:value="123420">
            <text:p>123420</text:p>
          </table:table-cell>
          <table:table-cell table:formula="of:=([.C58]*2+64+130)*([.E58]*2+25)" office:value-type="float" office:value="61710">
            <text:p>61710</text:p>
          </table:table-cell>
          <table:table-cell table:formula="of:=([.C58]*2+64+130)*([.G58]*2+25)" office:value-type="float" office:value="61710">
            <text:p>61710</text:p>
          </table:table-cell>
          <table:table-cell table:formula="of:=([.D58]*2+89)*([.H58]*2+89)" office:value-type="float" office:value="58401">
            <text:p>58401</text:p>
          </table:table-cell>
          <table:table-cell table:formula="of:=([.F58]*2+89)*([.H58]*2+89)" office:value-type="float" office:value="28161">
            <text:p>28161</text:p>
          </table:table-cell>
          <table:table-cell table:formula="of:=[.BC58]*(MAX([.D58]; [.F58])*2+89)" office:value-type="float" office:value="38136780">
            <text:p>38136780</text:p>
          </table:table-cell>
          <table:table-cell/>
        </table:table-row>
        <table:table-row table:style-name="ro5">
          <table:table-cell office:value-type="float" office:value="58">
            <text:p>58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59:.H59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13" table:formula="of:=[.I59]-[.N59]" office:value-type="float" office:value="510">
            <text:p>510</text:p>
          </table:table-cell>
          <table:table-cell table:formula="of:=MIN([.D59]; [.F59])" office:value-type="float" office:value="50">
            <text:p>5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97.html">N神奈子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N神奈子</text:a></text:p>
          </table:table-cell>
          <table:table-cell table:number-columns-repeated="2"/>
          <table:table-cell table:formula="of:=[.BD59]+[.BE59]" office:value-type="float" office:value="180120">
            <text:p>180120</text:p>
          </table:table-cell>
          <table:table-cell table:style-name="ce26" table:formula="of:=([.C59]*2+64+130)*([.E59]*2+25)" office:value-type="float" office:value="87690">
            <text:p>87690</text:p>
          </table:table-cell>
          <table:table-cell table:formula="of:=([.C59]*2+64+130)*([.G59]*2+25)" office:value-type="float" office:value="92430">
            <text:p>92430</text:p>
          </table:table-cell>
          <table:table-cell table:formula="of:=([.D59]*2+89)*([.H59]*2+89)" office:value-type="float" office:value="84411">
            <text:p>84411</text:p>
          </table:table-cell>
          <table:table-cell table:formula="of:=([.F59]*2+89)*([.H59]*2+89)" office:value-type="float" office:value="47061">
            <text:p>47061</text:p>
          </table:table-cell>
          <table:table-cell table:style-name="ce27" table:formula="of:=[.BC59]*(MAX([.D59]; [.F59])*2+89)" office:value-type="float" office:value="61060680">
            <text:p>610606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59">
            <text:p>59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60:.H6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0]-[.N60]" office:value-type="float" office:value="450">
            <text:p>450</text:p>
          </table:table-cell>
          <table:table-cell table:formula="of:=MIN([.D60]; [.F60])" office:value-type="float" office:value="110">
            <text:p>11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97.html">A神奈子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A神奈子</text:a></text:p>
          </table:table-cell>
          <table:table-cell table:number-columns-repeated="2"/>
          <table:table-cell table:formula="of:=[.BD60]+[.BE60]" office:value-type="float" office:value="141400">
            <text:p>141400</text:p>
          </table:table-cell>
          <table:table-cell table:formula="of:=([.C60]*2+64+130)*([.E60]*2+25)" office:value-type="float" office:value="74740">
            <text:p>74740</text:p>
          </table:table-cell>
          <table:table-cell table:formula="of:=([.C60]*2+64+130)*([.G60]*2+25)" office:value-type="float" office:value="66660">
            <text:p>66660</text:p>
          </table:table-cell>
          <table:table-cell table:formula="of:=([.D60]*2+89)*([.H60]*2+89)" office:value-type="float" office:value="73431">
            <text:p>73431</text:p>
          </table:table-cell>
          <table:table-cell table:formula="of:=([.F60]*2+89)*([.H60]*2+89)" office:value-type="float" office:value="61491">
            <text:p>61491</text:p>
          </table:table-cell>
          <table:table-cell table:formula="of:=[.BC60]*(MAX([.D60]; [.F60])*2+89)" office:value-type="float" office:value="52176600">
            <text:p>521766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0">
            <text:p>60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61:.H6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61]-[.N61]" office:value-type="float" office:value="470">
            <text:p>470</text:p>
          </table:table-cell>
          <table:table-cell table:formula="of:=MIN([.D61]; [.F61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97.html">T神奈子</text:a></text:p>
          </table:table-cell>
          <table:table-cell table:number-columns-repeated="8"/>
          <table:table-cell table:style-name="ce2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7.html">T神奈子</text:a></text:p>
          </table:table-cell>
          <table:table-cell table:number-columns-repeated="2"/>
          <table:table-cell table:formula="of:=[.BD61]+[.BE61]" office:value-type="float" office:value="157560">
            <text:p>157560</text:p>
          </table:table-cell>
          <table:table-cell table:formula="of:=([.C61]*2+64+130)*([.E61]*2+25)" office:value-type="float" office:value="74740">
            <text:p>74740</text:p>
          </table:table-cell>
          <table:table-cell table:formula="of:=([.C61]*2+64+130)*([.G61]*2+25)" office:value-type="float" office:value="82820">
            <text:p>82820</text:p>
          </table:table-cell>
          <table:table-cell table:formula="of:=([.D61]*2+89)*([.H61]*2+89)" office:value-type="float" office:value="77631">
            <text:p>77631</text:p>
          </table:table-cell>
          <table:table-cell table:formula="of:=([.F61]*2+89)*([.H61]*2+89)" office:value-type="float" office:value="61601">
            <text:p>61601</text:p>
          </table:table-cell>
          <table:table-cell table:formula="of:=[.BC61]*(MAX([.D61]; [.F61])*2+89)" office:value-type="float" office:value="53412840">
            <text:p>53412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1">
            <text:p>61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62:.H6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62]-[.N62]" office:value-type="float" office:value="460">
            <text:p>460</text:p>
          </table:table-cell>
          <table:table-cell table:formula="of:=MIN([.D62]; [.F62])" office:value-type="float" office:value="100">
            <text:p>10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8"/>
          <table:table-cell table:style-name="ce2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0.html">がぶりあす</text:a></text:p>
          </table:table-cell>
          <table:table-cell table:number-columns-repeated="2"/>
          <table:table-cell table:formula="of:=[.BD62]+[.BE62]" office:value-type="float" office:value="145780">
            <text:p>145780</text:p>
          </table:table-cell>
          <table:table-cell table:formula="of:=([.C62]*2+64+130)*([.E62]*2+25)" office:value-type="float" office:value="72890">
            <text:p>72890</text:p>
          </table:table-cell>
          <table:table-cell table:formula="of:=([.C62]*2+64+130)*([.G62]*2+25)" office:value-type="float" office:value="72890">
            <text:p>72890</text:p>
          </table:table-cell>
          <table:table-cell table:formula="of:=([.D62]*2+89)*([.H62]*2+89)" office:value-type="float" office:value="83521">
            <text:p>83521</text:p>
          </table:table-cell>
          <table:table-cell table:formula="of:=([.F62]*2+89)*([.H62]*2+89)" office:value-type="float" office:value="83521">
            <text:p>83521</text:p>
          </table:table-cell>
          <table:table-cell table:formula="of:=[.BC62]*(MAX([.D62]; [.F62])*2+89)" office:value-type="float" office:value="42130420">
            <text:p>42130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2">
            <text:p>62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63:.H63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3]-[.N63]" office:value-type="float" office:value="360">
            <text:p>360</text:p>
          </table:table-cell>
          <table:table-cell table:formula="of:=MIN([.D63]; [.F63])" office:value-type="float" office:value="60">
            <text:p>60</text:p>
          </table:table-cell>
          <table:table-cell table:style-name="ce22" office:value-type="string">
            <text:p>状態シンクロ</text:p>
          </table:table-cell>
          <table:table-cell table:style-name="ce22"/>
          <table:table-cell table:style-name="ce2" office:value-type="string">
            <text:p><text:a xlink:href="http://www14.atwiki.jp/tamakagura/pages/151.html">ちびキクリ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3]*2+89)*[.X63]*IF(OR([.J63]=[.V63]; [.K63]=[.V63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ちびキクリ</text:a></text:p>
          </table:table-cell>
          <table:table-cell table:number-columns-repeated="2"/>
          <table:table-cell table:formula="of:=[.BD63]+[.BE63]" office:value-type="float" office:value="137900">
            <text:p>137900</text:p>
          </table:table-cell>
          <table:table-cell table:style-name="ce26" table:formula="of:=([.C63]*2+64+130)*([.E63]*2+25)" office:value-type="float" office:value="80770">
            <text:p>80770</text:p>
          </table:table-cell>
          <table:table-cell table:formula="of:=([.C63]*2+64+130)*([.G63]*2+25)" office:value-type="float" office:value="57130">
            <text:p>57130</text:p>
          </table:table-cell>
          <table:table-cell table:formula="of:=([.D63]*2+89)*([.H63]*2+89)" office:value-type="float" office:value="31141">
            <text:p>31141</text:p>
          </table:table-cell>
          <table:table-cell table:formula="of:=([.F63]*2+89)*([.H63]*2+89)" office:value-type="float" office:value="37101">
            <text:p>37101</text:p>
          </table:table-cell>
          <table:table-cell table:formula="of:=[.BC63]*(MAX([.D63]; [.F63])*2+89)" office:value-type="float" office:value="34337100">
            <text:p>34337100</text:p>
          </table:table-cell>
          <table:table-cell/>
        </table:table-row>
        <table:table-row table:style-name="ro5">
          <table:table-cell office:value-type="float" office:value="63">
            <text:p>63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64:.H64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64]-[.N64]" office:value-type="float" office:value="480">
            <text:p>480</text:p>
          </table:table-cell>
          <table:table-cell table:formula="of:=MIN([.D64]; [.F64])" office:value-type="float" office:value="80">
            <text:p>80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地無効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4]*2+89)*[.X64]*IF(OR([.J64]=[.V64]; [.K64]=[.V64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1.html">Nキクリ</text:a></text:p>
          </table:table-cell>
          <table:table-cell table:number-columns-repeated="2"/>
          <table:table-cell table:formula="of:=[.BD64]+[.BE64]" office:value-type="float" office:value="186620">
            <text:p>186620</text:p>
          </table:table-cell>
          <table:table-cell table:style-name="ce27" table:formula="of:=([.C64]*2+64+130)*([.E64]*2+25)" office:value-type="float" office:value="106330">
            <text:p>106330</text:p>
          </table:table-cell>
          <table:table-cell table:formula="of:=([.C64]*2+64+130)*([.G64]*2+25)" office:value-type="float" office:value="80290">
            <text:p>80290</text:p>
          </table:table-cell>
          <table:table-cell table:formula="of:=([.D64]*2+89)*([.H64]*2+89)" office:value-type="float" office:value="52041">
            <text:p>52041</text:p>
          </table:table-cell>
          <table:table-cell table:formula="of:=([.F64]*2+89)*([.H64]*2+89)" office:value-type="float" office:value="64581">
            <text:p>64581</text:p>
          </table:table-cell>
          <table:table-cell table:formula="of:=[.BC64]*(MAX([.D64]; [.F64])*2+89)" office:value-type="float" office:value="57665580">
            <text:p>576655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4">
            <text:p>64</text:p>
          </table:table-cell>
          <table:table-cell table:style-name="ce2" office:value-type="string">
            <text:p><text:a xlink:href="http://www14.atwiki.jp/tamakagura/pages/372.html">ちびきょ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65:.H65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5]-[.N65]" office:value-type="float" office:value="355">
            <text:p>355</text:p>
          </table:table-cell>
          <table:table-cell table:formula="of:=MIN([.D65]; [.F65])" office:value-type="float" office:value="25">
            <text:p>25</text:p>
          </table:table-cell>
          <table:table-cell table:style-name="ce22" office:value-type="string">
            <text:p>特殊反射１／５</text:p>
          </table:table-cell>
          <table:table-cell table:style-name="ce22"/>
          <table:table-cell table:style-name="ce2" office:value-type="string">
            <text:p><text:a xlink:href="http://www14.atwiki.jp/tamakagura/pages/372.html">ちびきょうこ</text:a></text:p>
          </table:table-cell>
          <table:table-cell table:number-columns-repeated="8"/>
          <table:table-cell table:style-name="ce2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ちびきょうこ</text:a></text:p>
          </table:table-cell>
          <table:table-cell table:number-columns-repeated="2"/>
          <table:table-cell table:formula="of:=[.BD65]+[.BE65]" office:value-type="float" office:value="114260">
            <text:p>114260</text:p>
          </table:table-cell>
          <table:table-cell table:formula="of:=([.C65]*2+64+130)*([.E65]*2+25)" office:value-type="float" office:value="61070">
            <text:p>61070</text:p>
          </table:table-cell>
          <table:table-cell table:formula="of:=([.C65]*2+64+130)*([.G65]*2+25)" office:value-type="float" office:value="53190">
            <text:p>53190</text:p>
          </table:table-cell>
          <table:table-cell table:formula="of:=([.D65]*2+89)*([.H65]*2+89)" office:value-type="float" office:value="27661">
            <text:p>27661</text:p>
          </table:table-cell>
          <table:table-cell table:formula="of:=([.F65]*2+89)*([.H65]*2+89)" office:value-type="float" office:value="49551">
            <text:p>49551</text:p>
          </table:table-cell>
          <table:table-cell table:formula="of:=[.BC65]*(MAX([.D65]; [.F65])*2+89)" office:value-type="float" office:value="28450740">
            <text:p>28450740</text:p>
          </table:table-cell>
          <table:table-cell/>
        </table:table-row>
        <table:table-row table:style-name="ro5">
          <table:table-cell office:value-type="float" office:value="65">
            <text:p>65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66:.H66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66]-[.N66]" office:value-type="float" office:value="490">
            <text:p>490</text:p>
          </table:table-cell>
          <table:table-cell table:formula="of:=MIN([.D66]; [.F66])" office:value-type="float" office:value="40">
            <text:p>40</text:p>
          </table:table-cell>
          <table:table-cell table:style-name="ce22" office:value-type="string">
            <text:p>特殊反射１／５</text:p>
          </table:table-cell>
          <table:table-cell table:style-name="ce22" office:value-type="string">
            <text:p>被ダメージ10%減</text:p>
          </table:table-cell>
          <table:table-cell table:style-name="ce2" office:value-type="string">
            <text:p><text:a xlink:href="http://www14.atwiki.jp/tamakagura/pages/372.html">H響子</text:a></text:p>
          </table:table-cell>
          <table:table-cell table:number-columns-repeated="8"/>
          <table:table-cell table:style-name="ce2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72.html">H響子</text:a></text:p>
          </table:table-cell>
          <table:table-cell table:number-columns-repeated="2"/>
          <table:table-cell table:style-name="ce27" table:formula="of:=[.BD66]+[.BE66]" office:value-type="float" office:value="217066">
            <text:p>217066</text:p>
          </table:table-cell>
          <table:table-cell table:style-name="ce27" table:formula="of:=ROUND(([.C66]*2+64+130)*([.E66]*2+25)/0.9)" office:value-type="float" office:value="115933">
            <text:p>115933</text:p>
          </table:table-cell>
          <table:table-cell table:formula="of:=ROUND(([.C66]*2+64+130)*([.G66]*2+25)/0.9)" office:value-type="float" office:value="101133">
            <text:p>101133</text:p>
          </table:table-cell>
          <table:table-cell table:formula="of:=([.D66]*2+89)*([.H66]*2+89)" office:value-type="float" office:value="38701">
            <text:p>38701</text:p>
          </table:table-cell>
          <table:table-cell table:formula="of:=([.F66]*2+89)*([.H66]*2+89)" office:value-type="float" office:value="66181">
            <text:p>66181</text:p>
          </table:table-cell>
          <table:table-cell table:style-name="ce27" table:formula="of:=[.BC66]*(MAX([.D66]; [.F66])*2+89)" office:value-type="float" office:value="62732074">
            <text:p>62732074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6">
            <text:p>66</text:p>
          </table:table-cell>
          <table:table-cell table:style-name="ce2" office:value-type="string">
            <text:p><text:a xlink:href="http://www14.atwiki.jp/tamakagura/pages/23.html">ちびキスメ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table:formula="of:=SUM([.C67:.H67])" office:value-type="float" office:value="370">
            <text:p>37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7]-[.N67]" office:value-type="float" office:value="350">
            <text:p>350</text:p>
          </table:table-cell>
          <table:table-cell table:formula="of:=MIN([.D67]; [.F67])" office:value-type="float" office:value="20">
            <text:p>20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style-name="ce2" office:value-type="string">
            <text:p><text:a xlink:href="http://www14.atwiki.jp/tamakagura/pages/23.html">ちびキスメ</text:a></text:p>
          </table:table-cell>
          <table:table-cell table:number-columns-repeated="8"/>
          <table:table-cell table:style-name="ce2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ちびキスメ</text:a></text:p>
          </table:table-cell>
          <table:table-cell table:number-columns-repeated="2"/>
          <table:table-cell table:formula="of:=[.BD67]+[.BE67]" office:value-type="float" office:value="136940">
            <text:p>136940</text:p>
          </table:table-cell>
          <table:table-cell table:formula="of:=([.C67]*2+64+130)*([.E67]*2+25)" office:value-type="float" office:value="68470">
            <text:p>68470</text:p>
          </table:table-cell>
          <table:table-cell table:formula="of:=([.C67]*2+64+130)*([.G67]*2+25)" office:value-type="float" office:value="68470">
            <text:p>68470</text:p>
          </table:table-cell>
          <table:table-cell table:formula="of:=([.D67]*2+89)*([.H67]*2+89)" office:value-type="float" office:value="32121">
            <text:p>32121</text:p>
          </table:table-cell>
          <table:table-cell table:formula="of:=([.F67]*2+89)*([.H67]*2+89)" office:value-type="float" office:value="16641">
            <text:p>16641</text:p>
          </table:table-cell>
          <table:table-cell table:formula="of:=[.BC67]*(MAX([.D67]; [.F67])*2+89)" office:value-type="float" office:value="34098060">
            <text:p>34098060</text:p>
          </table:table-cell>
          <table:table-cell/>
        </table:table-row>
        <table:table-row table:style-name="ro5">
          <table:table-cell office:value-type="float" office:value="67">
            <text:p>67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30">
            <text:p>3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30">
            <text:p>30</text:p>
          </table:table-cell>
          <table:table-cell table:style-name="ce2" table:formula="of:=SUM([.C68:.H68])" office:value-type="float" office:value="515">
            <text:p>51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8]-[.N68]" office:value-type="float" office:value="485">
            <text:p>485</text:p>
          </table:table-cell>
          <table:table-cell table:formula="of:=MIN([.D68]; [.F68])" office:value-type="float" office:value="30">
            <text:p>3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10%火傷</text:p>
          </table:table-cell>
          <table:table-cell table:style-name="ce2" office:value-type="string">
            <text:p><text:a xlink:href="http://www14.atwiki.jp/tamakagura/pages/23.html">Dキスメ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Dキスメ</text:a></text:p>
          </table:table-cell>
          <table:table-cell table:number-columns-repeated="2"/>
          <table:table-cell table:style-name="ce27" table:formula="of:=[.BD68]+[.BE68]" office:value-type="float" office:value="235980">
            <text:p>235980</text:p>
          </table:table-cell>
          <table:table-cell table:style-name="ce27" table:formula="of:=([.C68]*2+64+130)*([.E68]*2+25)" office:value-type="float" office:value="122130">
            <text:p>122130</text:p>
          </table:table-cell>
          <table:table-cell table:style-name="ce27" table:formula="of:=([.C68]*2+64+130)*([.G68]*2+25)" office:value-type="float" office:value="113850">
            <text:p>113850</text:p>
          </table:table-cell>
          <table:table-cell table:formula="of:=([.D68]*2+89)*([.H68]*2+89)" office:value-type="float" office:value="38591">
            <text:p>38591</text:p>
          </table:table-cell>
          <table:table-cell table:formula="of:=([.F68]*2+89)*([.H68]*2+89)" office:value-type="float" office:value="22201">
            <text:p>22201</text:p>
          </table:table-cell>
          <table:table-cell table:style-name="ce27" table:formula="of:=[.BC68]*(MAX([.D68]; [.F68])*2+89)" office:value-type="float" office:value="61118820">
            <text:p>611188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8">
            <text:p>68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69:.H69])" office:value-type="float" office:value="520">
            <text:p>5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69]-[.N69]" office:value-type="float" office:value="475">
            <text:p>475</text:p>
          </table:table-cell>
          <table:table-cell table:formula="of:=MIN([.D69]; [.F69])" office:value-type="float" office:value="45">
            <text:p>45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10%火傷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69]*2+89)*[.X69]*IF(OR([.J69]=[.V69]; [.K69]=[.V6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3.html">Tキスメ</text:a></text:p>
          </table:table-cell>
          <table:table-cell table:number-columns-repeated="2"/>
          <table:table-cell table:formula="of:=[.BD69]+[.BE69]" office:value-type="float" office:value="180480">
            <text:p>180480</text:p>
          </table:table-cell>
          <table:table-cell table:style-name="ce26" table:formula="of:=([.C69]*2+64+130)*([.E69]*2+25)" office:value-type="float" office:value="86400">
            <text:p>86400</text:p>
          </table:table-cell>
          <table:table-cell table:formula="of:=([.C69]*2+64+130)*([.G69]*2+25)" office:value-type="float" office:value="94080">
            <text:p>94080</text:p>
          </table:table-cell>
          <table:table-cell table:formula="of:=([.D69]*2+89)*([.H69]*2+89)" office:value-type="float" office:value="65481">
            <text:p>65481</text:p>
          </table:table-cell>
          <table:table-cell table:formula="of:=([.F69]*2+89)*([.H69]*2+89)" office:value-type="float" office:value="39201">
            <text:p>39201</text:p>
          </table:table-cell>
          <table:table-cell table:formula="of:=[.BC69]*(MAX([.D69]; [.F69])*2+89)" office:value-type="float" office:value="53963520">
            <text:p>53963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69">
            <text:p>69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70:.H70])" office:value-type="float" office:value="560">
            <text:p>5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70]-[.N70]" office:value-type="float" office:value="460">
            <text:p>460</text:p>
          </table:table-cell>
          <table:table-cell table:formula="of:=MIN([.D70]; [.F70])" office:value-type="float" office:value="100">
            <text:p>100</text:p>
          </table:table-cell>
          <table:table-cell table:style-name="ce22" office:value-type="string">
            <text:p>25%敵A↓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153.html">ぎゃらどす</text:a></text:p>
          </table:table-cell>
          <table:table-cell table:number-columns-repeated="8"/>
          <table:table-cell table:style-name="ce2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53.html">ぎゃらどす</text:a></text:p>
          </table:table-cell>
          <table:table-cell table:number-columns-repeated="2"/>
          <table:table-cell table:formula="of:=[.BD70]+[.BE70]" office:value-type="float" office:value="131040">
            <text:p>131040</text:p>
          </table:table-cell>
          <table:table-cell table:formula="of:=([.C70]*2+64+130)*([.E70]*2+25)" office:value-type="float" office:value="60060">
            <text:p>60060</text:p>
          </table:table-cell>
          <table:table-cell table:formula="of:=([.C70]*2+64+130)*([.G70]*2+25)" office:value-type="float" office:value="70980">
            <text:p>70980</text:p>
          </table:table-cell>
          <table:table-cell table:style-name="ce27" table:formula="of:=([.D70]*2+89)*([.H70]*2+89)" office:value-type="float" office:value="92981">
            <text:p>92981</text:p>
          </table:table-cell>
          <table:table-cell table:formula="of:=([.F70]*2+89)*([.H70]*2+89)" office:value-type="float" office:value="74851">
            <text:p>74851</text:p>
          </table:table-cell>
          <table:table-cell table:formula="of:=[.BC70]*(MAX([.D70]; [.F70])*2+89)" office:value-type="float" office:value="47043360">
            <text:p>47043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0">
            <text:p>70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71:.H71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71]-[.N71]" office:value-type="float" office:value="465">
            <text:p>465</text:p>
          </table:table-cell>
          <table:table-cell table:formula="of:=MIN([.D71]; [.F71])" office:value-type="float" office:value="95">
            <text:p>95</text:p>
          </table:table-cell>
          <table:table-cell table:style-name="ce22" office:value-type="string">
            <text:p>状態シンクロ</text:p>
          </table:table-cell>
          <table:table-cell table:style-name="ce22" office:value-type="string">
            <text:p>スペル反射１／８</text:p>
          </table:table-cell>
          <table:table-cell table:style-name="ce2" office:value-type="string">
            <text:p><text:a xlink:href="http://www14.atwiki.jp/tamakagura/pages/155.html">ぎらてぃな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5.html">ぎらてぃな</text:a></text:p>
          </table:table-cell>
          <table:table-cell table:number-columns-repeated="2"/>
          <table:table-cell table:formula="of:=[.BD71]+[.BE71]" office:value-type="float" office:value="194580">
            <text:p>194580</text:p>
          </table:table-cell>
          <table:table-cell table:style-name="ce26" table:formula="of:=([.C71]*2+64+130)*([.E71]*2+25)" office:value-type="float" office:value="97290">
            <text:p>97290</text:p>
          </table:table-cell>
          <table:table-cell table:formula="of:=([.C71]*2+64+130)*([.G71]*2+25)" office:value-type="float" office:value="97290">
            <text:p>97290</text:p>
          </table:table-cell>
          <table:table-cell table:formula="of:=([.D71]*2+89)*([.H71]*2+89)" office:value-type="float" office:value="52731">
            <text:p>52731</text:p>
          </table:table-cell>
          <table:table-cell table:formula="of:=([.F71]*2+89)*([.H71]*2+89)" office:value-type="float" office:value="52731">
            <text:p>52731</text:p>
          </table:table-cell>
          <table:table-cell table:formula="of:=[.BC71]*(MAX([.D71]; [.F71])*2+89)" office:value-type="float" office:value="54287820">
            <text:p>542878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1">
            <text:p>71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72:.H72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2]-[.N72]" office:value-type="float" office:value="350">
            <text:p>350</text:p>
          </table:table-cell>
          <table:table-cell table:formula="of:=MIN([.D72]; [.F72])" office:value-type="float" office:value="30">
            <text:p>3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2]*2+89)*[.X72]*IF(OR([.J72]=[.V72]; [.K72]=[.V72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ちびくるみ</text:a></text:p>
          </table:table-cell>
          <table:table-cell table:number-columns-repeated="2"/>
          <table:table-cell table:formula="of:=[.BD72]+[.BE72]" office:value-type="float" office:value="110080">
            <text:p>110080</text:p>
          </table:table-cell>
          <table:table-cell table:formula="of:=([.C72]*2+64+130)*([.E72]*2+25)" office:value-type="float" office:value="49880">
            <text:p>49880</text:p>
          </table:table-cell>
          <table:table-cell table:formula="of:=([.C72]*2+64+130)*([.G72]*2+25)" office:value-type="float" office:value="60200">
            <text:p>60200</text:p>
          </table:table-cell>
          <table:table-cell table:formula="of:=([.D72]*2+89)*([.H72]*2+89)" office:value-type="float" office:value="52041">
            <text:p>52041</text:p>
          </table:table-cell>
          <table:table-cell table:formula="of:=([.F72]*2+89)*([.H72]*2+89)" office:value-type="float" office:value="31141">
            <text:p>31141</text:p>
          </table:table-cell>
          <table:table-cell table:formula="of:=[.BC72]*(MAX([.D72]; [.F72])*2+89)" office:value-type="float" office:value="27409920">
            <text:p>27409920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73:.H73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3]-[.N73]" office:value-type="float" office:value="450">
            <text:p>450</text:p>
          </table:table-cell>
          <table:table-cell table:formula="of:=MIN([.D73]; [.F73])" office:value-type="float" office:value="80">
            <text:p>8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１／１０ドレイン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3]*2+89)*[.X73]*IF(OR([.J73]=[.V73]; [.K73]=[.V73]); 1.5; 1)" office:value-type="float" office:value="22330">
            <text:p>22330</text:p>
          </table:table-cell>
          <table:table-cell table:style-name="ce2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8.html">Hくるみ</text:a></text:p>
          </table:table-cell>
          <table:table-cell table:number-columns-repeated="2"/>
          <table:table-cell table:formula="of:=[.BD73]+[.BE73]" office:value-type="float" office:value="138380">
            <text:p>138380</text:p>
          </table:table-cell>
          <table:table-cell table:formula="of:=([.C73]*2+64+130)*([.E73]*2+25)" office:value-type="float" office:value="65450">
            <text:p>65450</text:p>
          </table:table-cell>
          <table:table-cell table:formula="of:=([.C73]*2+64+130)*([.G73]*2+25)" office:value-type="float" office:value="72930">
            <text:p>72930</text:p>
          </table:table-cell>
          <table:table-cell table:formula="of:=([.D73]*2+89)*([.H73]*2+89)" office:value-type="float" office:value="82621">
            <text:p>82621</text:p>
          </table:table-cell>
          <table:table-cell table:formula="of:=([.F73]*2+89)*([.H73]*2+89)" office:value-type="float" office:value="64491">
            <text:p>64491</text:p>
          </table:table-cell>
          <table:table-cell table:formula="of:=[.BC73]*(MAX([.D73]; [.F73])*2+89)" office:value-type="float" office:value="44143220">
            <text:p>441432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3">
            <text:p>73</text:p>
          </table:table-cell>
          <table:table-cell table:style-name="ce2" office:value-type="string">
            <text:p><text:a xlink:href="http://www14.atwiki.jp/tamakagura/pages/127.html">ちびけいね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55">
            <text:p>55</text:p>
          </table:table-cell>
          <table:table-cell table:style-name="ce2" table:formula="of:=SUM([.C74:.H74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4]-[.N74]" office:value-type="float" office:value="360">
            <text:p>360</text:p>
          </table:table-cell>
          <table:table-cell table:formula="of:=MIN([.D74]; [.F74])" office:value-type="float" office:value="20">
            <text:p>20</text:p>
          </table:table-cell>
          <table:table-cell table:style-name="ce22" office:value-type="string">
            <text:p>怯み無効</text:p>
          </table:table-cell>
          <table:table-cell table:style-name="ce22"/>
          <table:table-cell table:style-name="ce2" office:value-type="string">
            <text:p><text:a xlink:href="http://www14.atwiki.jp/tamakagura/pages/127.html">ちびけいね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ちびけいね</text:a></text:p>
          </table:table-cell>
          <table:table-cell table:number-columns-repeated="2"/>
          <table:table-cell table:formula="of:=[.BD74]+[.BE74]" office:value-type="float" office:value="109080">
            <text:p>109080</text:p>
          </table:table-cell>
          <table:table-cell table:formula="of:=([.C74]*2+64+130)*([.E74]*2+25)" office:value-type="float" office:value="54540">
            <text:p>54540</text:p>
          </table:table-cell>
          <table:table-cell table:formula="of:=([.C74]*2+64+130)*([.G74]*2+25)" office:value-type="float" office:value="54540">
            <text:p>54540</text:p>
          </table:table-cell>
          <table:table-cell table:formula="of:=([.D74]*2+89)*([.H74]*2+89)" office:value-type="float" office:value="25671">
            <text:p>25671</text:p>
          </table:table-cell>
          <table:table-cell table:formula="of:=([.F74]*2+89)*([.H74]*2+89)" office:value-type="float" office:value="53531">
            <text:p>53531</text:p>
          </table:table-cell>
          <table:table-cell table:formula="of:=[.BC74]*(MAX([.D74]; [.F74])*2+89)" office:value-type="float" office:value="29342520">
            <text:p>29342520</text:p>
          </table:table-cell>
          <table:table-cell/>
        </table:table-row>
        <table:table-row table:style-name="ro5">
          <table:table-cell office:value-type="float" office:value="74">
            <text:p>74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75:.H75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75]-[.N75]" office:value-type="float" office:value="505">
            <text:p>505</text:p>
          </table:table-cell>
          <table:table-cell table:formula="of:=MIN([.D75]; [.F75])" office:value-type="float" office:value="40">
            <text:p>4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スキルコピー</text:p>
          </table:table-cell>
          <table:table-cell table:style-name="ce2" office:value-type="string">
            <text:p><text:a xlink:href="http://www14.atwiki.jp/tamakagura/pages/127.html">A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A慧音</text:a></text:p>
          </table:table-cell>
          <table:table-cell table:number-columns-repeated="2"/>
          <table:table-cell table:formula="of:=[.BD75]+[.BE75]" office:value-type="float" office:value="184860">
            <text:p>184860</text:p>
          </table:table-cell>
          <table:table-cell table:style-name="ce26" table:formula="of:=([.C75]*2+64+130)*([.E75]*2+25)" office:value-type="float" office:value="87690">
            <text:p>87690</text:p>
          </table:table-cell>
          <table:table-cell table:formula="of:=([.C75]*2+64+130)*([.G75]*2+25)" office:value-type="float" office:value="97170">
            <text:p>97170</text:p>
          </table:table-cell>
          <table:table-cell table:formula="of:=([.D75]*2+89)*([.H75]*2+89)" office:value-type="float" office:value="76431">
            <text:p>76431</text:p>
          </table:table-cell>
          <table:table-cell table:formula="of:=([.F75]*2+89)*([.H75]*2+89)" office:value-type="float" office:value="37011">
            <text:p>37011</text:p>
          </table:table-cell>
          <table:table-cell table:style-name="ce27" table:formula="of:=[.BC75]*(MAX([.D75]; [.F75])*2+89)" office:value-type="float" office:value="64516140">
            <text:p>64516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5">
            <text:p>75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76:.H76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76]-[.N76]" office:value-type="float" office:value="485">
            <text:p>485</text:p>
          </table:table-cell>
          <table:table-cell table:formula="of:=MIN([.D76]; [.F76])" office:value-type="float" office:value="60">
            <text:p>6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スキルコピー</text:p>
          </table:table-cell>
          <table:table-cell table:style-name="ce2" office:value-type="string">
            <text:p><text:a xlink:href="http://www14.atwiki.jp/tamakagura/pages/127.html">S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27.html">S慧音</text:a></text:p>
          </table:table-cell>
          <table:table-cell table:number-columns-repeated="2"/>
          <table:table-cell table:formula="of:=[.BD76]+[.BE76]" office:value-type="float" office:value="160580">
            <text:p>160580</text:p>
          </table:table-cell>
          <table:table-cell table:formula="of:=([.C76]*2+64+130)*([.E76]*2+25)" office:value-type="float" office:value="80290">
            <text:p>80290</text:p>
          </table:table-cell>
          <table:table-cell table:formula="of:=([.C76]*2+64+130)*([.G76]*2+25)" office:value-type="float" office:value="80290">
            <text:p>80290</text:p>
          </table:table-cell>
          <table:table-cell table:formula="of:=([.D76]*2+89)*([.H76]*2+89)" office:value-type="float" office:value="86411">
            <text:p>86411</text:p>
          </table:table-cell>
          <table:table-cell table:formula="of:=([.F76]*2+89)*([.H76]*2+89)" office:value-type="float" office:value="60401">
            <text:p>60401</text:p>
          </table:table-cell>
          <table:table-cell table:formula="of:=[.BC76]*(MAX([.D76]; [.F76])*2+89)" office:value-type="float" office:value="48013420">
            <text:p>48013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6">
            <text:p>76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77:.H77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77]-[.N77]" office:value-type="float" office:value="500">
            <text:p>500</text:p>
          </table:table-cell>
          <table:table-cell table:formula="of:=MIN([.D77]; [.F77])" office:value-type="float" office:value="30">
            <text:p>3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50%スキル無効</text:p>
          </table:table-cell>
          <table:table-cell table:style-name="ce2" office:value-type="string">
            <text:p><text:a xlink:href="http://www14.atwiki.jp/tamakagura/pages/127.html">H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H慧音</text:a></text:p>
          </table:table-cell>
          <table:table-cell table:number-columns-repeated="2"/>
          <table:table-cell table:formula="of:=[.BD77]+[.BE77]" office:value-type="float" office:value="182280">
            <text:p>182280</text:p>
          </table:table-cell>
          <table:table-cell table:formula="of:=([.C77]*2+64+130)*([.E77]*2+25)" office:value-type="float" office:value="80290">
            <text:p>80290</text:p>
          </table:table-cell>
          <table:table-cell table:style-name="ce27" table:formula="of:=([.C77]*2+64+130)*([.G77]*2+25)" office:value-type="float" office:value="101990">
            <text:p>101990</text:p>
          </table:table-cell>
          <table:table-cell table:formula="of:=([.D77]*2+89)*([.H77]*2+89)" office:value-type="float" office:value="37101">
            <text:p>37101</text:p>
          </table:table-cell>
          <table:table-cell table:formula="of:=([.F77]*2+89)*([.H77]*2+89)" office:value-type="float" office:value="79431">
            <text:p>79431</text:p>
          </table:table-cell>
          <table:table-cell table:formula="of:=[.BC77]*(MAX([.D77]; [.F77])*2+89)" office:value-type="float" office:value="58147320">
            <text:p>581473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7">
            <text:p>77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table:formula="of:=SUM([.C78:.H78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78]-[.N78]" office:value-type="float" office:value="500">
            <text:p>500</text:p>
          </table:table-cell>
          <table:table-cell table:formula="of:=MIN([.D78]; [.F78])" office:value-type="float" office:value="30">
            <text:p>3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50%スキル無効</text:p>
          </table:table-cell>
          <table:table-cell table:style-name="ce2" office:value-type="string">
            <text:p><text:a xlink:href="http://www14.atwiki.jp/tamakagura/pages/127.html">D慧音</text:a></text:p>
          </table:table-cell>
          <table:table-cell table:number-columns-repeated="8"/>
          <table:table-cell table:style-name="ce2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27.html">D慧音</text:a></text:p>
          </table:table-cell>
          <table:table-cell table:number-columns-repeated="2"/>
          <table:table-cell table:formula="of:=[.BD78]+[.BE78]" office:value-type="float" office:value="189880">
            <text:p>189880</text:p>
          </table:table-cell>
          <table:table-cell table:style-name="ce26" table:formula="of:=([.C78]*2+64+130)*([.E78]*2+25)" office:value-type="float" office:value="82820">
            <text:p>82820</text:p>
          </table:table-cell>
          <table:table-cell table:style-name="ce27" table:formula="of:=([.C78]*2+64+130)*([.G78]*2+25)" office:value-type="float" office:value="107060">
            <text:p>107060</text:p>
          </table:table-cell>
          <table:table-cell table:formula="of:=([.D78]*2+89)*([.H78]*2+89)" office:value-type="float" office:value="37101">
            <text:p>37101</text:p>
          </table:table-cell>
          <table:table-cell table:formula="of:=([.F78]*2+89)*([.H78]*2+89)" office:value-type="float" office:value="74451">
            <text:p>74451</text:p>
          </table:table-cell>
          <table:table-cell table:formula="of:=[.BC78]*(MAX([.D78]; [.F78])*2+89)" office:value-type="float" office:value="56774120">
            <text:p>567741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78">
            <text:p>78</text:p>
          </table:table-cell>
          <table:table-cell table:style-name="ce2" office:value-type="string">
            <text:p><text:a xlink:href="http://www14.atwiki.jp/tamakagura/pages/163.html">けだま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79:.H79])" office:value-type="float" office:value="350">
            <text:p>35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79]-[.N79]" office:value-type="float" office:value="300">
            <text:p>300</text:p>
          </table:table-cell>
          <table:table-cell table:formula="of:=MIN([.D79]; [.F79])" office:value-type="float" office:value="50">
            <text:p>50</text:p>
          </table:table-cell>
          <table:table-cell table:style-name="ce22" office:value-type="string">
            <text:p>気絶時25%D</text:p>
          </table:table-cell>
          <table:table-cell table:style-name="ce22"/>
          <table:table-cell table:style-name="ce2" office:value-type="string">
            <text:p><text:a xlink:href="http://www14.atwiki.jp/tamakagura/pages/163.html">けだま</text:a></text:p>
          </table:table-cell>
          <table:table-cell table:number-columns-repeated="8"/>
          <table:table-cell table:style-name="ce2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63.html">けだま</text:a></text:p>
          </table:table-cell>
          <table:table-cell table:number-columns-repeated="2"/>
          <table:table-cell table:formula="of:=[.BD79]+[.BE79]" office:value-type="float" office:value="95580">
            <text:p>95580</text:p>
          </table:table-cell>
          <table:table-cell table:formula="of:=([.C79]*2+64+130)*([.E79]*2+25)" office:value-type="float" office:value="37170">
            <text:p>37170</text:p>
          </table:table-cell>
          <table:table-cell table:formula="of:=([.C79]*2+64+130)*([.G79]*2+25)" office:value-type="float" office:value="58410">
            <text:p>58410</text:p>
          </table:table-cell>
          <table:table-cell table:formula="of:=([.D79]*2+89)*([.H79]*2+89)" office:value-type="float" office:value="38701">
            <text:p>38701</text:p>
          </table:table-cell>
          <table:table-cell table:formula="of:=([.F79]*2+89)*([.H79]*2+89)" office:value-type="float" office:value="31941">
            <text:p>31941</text:p>
          </table:table-cell>
          <table:table-cell table:formula="of:=[.BC79]*(MAX([.D79]; [.F79])*2+89)" office:value-type="float" office:value="21887820">
            <text:p>21887820</text:p>
          </table:table-cell>
          <table:table-cell/>
        </table:table-row>
        <table:table-row table:style-name="ro5">
          <table:table-cell office:value-type="float" office:value="79">
            <text:p>79</text:p>
          </table:table-cell>
          <table:table-cell table:style-name="ce2" office:value-type="string">
            <text:p><text:a xlink:href="http://www14.atwiki.jp/tamakagura/pages/24.html">ちびげんげつ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80:.H80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0]-[.N80]" office:value-type="float" office:value="380">
            <text:p>380</text:p>
          </table:table-cell>
          <table:table-cell table:formula="of:=MIN([.D80]; [.F80])" office:value-type="float" office:value="20">
            <text:p>2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24.html">ちびげんげつ</text:a></text:p>
          </table:table-cell>
          <table:table-cell table:number-columns-repeated="8"/>
          <table:table-cell table:style-name="ce2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ちびげんげつ</text:a></text:p>
          </table:table-cell>
          <table:table-cell table:number-columns-repeated="2"/>
          <table:table-cell table:formula="of:=[.BD80]+[.BE80]" office:value-type="float" office:value="109740">
            <text:p>109740</text:p>
          </table:table-cell>
          <table:table-cell table:formula="of:=([.C80]*2+64+130)*([.E80]*2+25)" office:value-type="float" office:value="58410">
            <text:p>58410</text:p>
          </table:table-cell>
          <table:table-cell table:formula="of:=([.C80]*2+64+130)*([.G80]*2+25)" office:value-type="float" office:value="51330">
            <text:p>51330</text:p>
          </table:table-cell>
          <table:table-cell table:formula="of:=([.D80]*2+89)*([.H80]*2+89)" office:value-type="float" office:value="29541">
            <text:p>29541</text:p>
          </table:table-cell>
          <table:table-cell table:formula="of:=([.F80]*2+89)*([.H80]*2+89)" office:value-type="float" office:value="66181">
            <text:p>66181</text:p>
          </table:table-cell>
          <table:table-cell table:formula="of:=[.BC80]*(MAX([.D80]; [.F80])*2+89)" office:value-type="float" office:value="31714860">
            <text:p>31714860</text:p>
          </table:table-cell>
          <table:table-cell/>
        </table:table-row>
        <table:table-row table:style-name="ro5">
          <table:table-cell office:value-type="float" office:value="80">
            <text:p>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table:formula="of:=SUM([.C81:.H81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81]-[.N81]" office:value-type="float" office:value="465">
            <text:p>465</text:p>
          </table:table-cell>
          <table:table-cell table:formula="of:=MIN([.D81]; [.F81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比翼の鳥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81]*2+89)*[.X81]*IF(OR([.J81]=[.V81]; [.K81]=[.V81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4.html">S幻月</text:a></text:p>
          </table:table-cell>
          <table:table-cell table:number-columns-repeated="2"/>
          <table:table-cell table:formula="of:=[.BD81]+[.BE81]" office:value-type="float" office:value="138380">
            <text:p>138380</text:p>
          </table:table-cell>
          <table:table-cell table:formula="of:=([.C81]*2+64+130)*([.E81]*2+25)" office:value-type="float" office:value="72930">
            <text:p>72930</text:p>
          </table:table-cell>
          <table:table-cell table:formula="of:=([.C81]*2+64+130)*([.G81]*2+25)" office:value-type="float" office:value="65450">
            <text:p>65450</text:p>
          </table:table-cell>
          <table:table-cell table:formula="of:=([.D81]*2+89)*([.H81]*2+89)" office:value-type="float" office:value="74451">
            <text:p>74451</text:p>
          </table:table-cell>
          <table:table-cell table:style-name="ce27" table:formula="of:=([.F81]*2+89)*([.H81]*2+89)" office:value-type="float" office:value="92391">
            <text:p>92391</text:p>
          </table:table-cell>
          <table:table-cell table:formula="of:=[.BC81]*(MAX([.D81]; [.F81])*2+89)" office:value-type="float" office:value="42759420">
            <text:p>42759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1">
            <text:p>81</text:p>
          </table:table-cell>
          <table:table-cell table:style-name="ce2" office:value-type="string">
            <text:p><text:a xlink:href="http://www14.atwiki.jp/tamakagura/pages/25.html">ここあ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82:.H82])" office:value-type="float" office:value="360">
            <text:p>3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2]-[.N82]" office:value-type="float" office:value="340">
            <text:p>340</text:p>
          </table:table-cell>
          <table:table-cell table:formula="of:=MIN([.D82]; [.F82])" office:value-type="float" office:value="20">
            <text:p>2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25.html">ここあ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ここあ</text:a></text:p>
          </table:table-cell>
          <table:table-cell office:value-type="string">
            <text:p>○</text:p>
          </table:table-cell>
          <table:table-cell/>
          <table:table-cell table:formula="of:=[.BD82]+[.BE82]" office:value-type="float" office:value="110080">
            <text:p>110080</text:p>
          </table:table-cell>
          <table:table-cell table:formula="of:=([.C82]*2+64+130)*([.E82]*2+25)" office:value-type="float" office:value="49880">
            <text:p>49880</text:p>
          </table:table-cell>
          <table:table-cell table:formula="of:=([.C82]*2+64+130)*([.G82]*2+25)" office:value-type="float" office:value="60200">
            <text:p>60200</text:p>
          </table:table-cell>
          <table:table-cell table:formula="of:=([.D82]*2+89)*([.H82]*2+89)" office:value-type="float" office:value="24381">
            <text:p>24381</text:p>
          </table:table-cell>
          <table:table-cell table:formula="of:=([.F82]*2+89)*([.H82]*2+89)" office:value-type="float" office:value="47061">
            <text:p>47061</text:p>
          </table:table-cell>
          <table:table-cell table:formula="of:=[.BC82]*(MAX([.D82]; [.F82])*2+89)" office:value-type="float" office:value="27409920">
            <text:p>27409920</text:p>
          </table:table-cell>
          <table:table-cell/>
        </table:table-row>
        <table:table-row table:style-name="ro5">
          <table:table-cell office:value-type="float" office:value="82">
            <text:p>82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83:.H83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83]-[.N83]" office:value-type="float" office:value="470">
            <text:p>470</text:p>
          </table:table-cell>
          <table:table-cell table:formula="of:=MIN([.D83]; [.F83])" office:value-type="float" office:value="30">
            <text:p>3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5.html">T小悪魔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/>
          <table:table-cell table:formula="of:=[.BD83]+[.BE83]" office:value-type="float" office:value="161460">
            <text:p>161460</text:p>
          </table:table-cell>
          <table:table-cell table:formula="of:=([.C83]*2+64+130)*([.E83]*2+25)" office:value-type="float" office:value="76590">
            <text:p>76590</text:p>
          </table:table-cell>
          <table:table-cell table:formula="of:=([.C83]*2+64+130)*([.G83]*2+25)" office:value-type="float" office:value="84870">
            <text:p>84870</text:p>
          </table:table-cell>
          <table:table-cell table:formula="of:=([.D83]*2+89)*([.H83]*2+89)" office:value-type="float" office:value="37101">
            <text:p>37101</text:p>
          </table:table-cell>
          <table:table-cell table:formula="of:=([.F83]*2+89)*([.H83]*2+89)" office:value-type="float" office:value="76941">
            <text:p>76941</text:p>
          </table:table-cell>
          <table:table-cell table:formula="of:=[.BC83]*(MAX([.D83]; [.F83])*2+89)" office:value-type="float" office:value="49891140">
            <text:p>49891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3">
            <text:p>83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84:.H84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84]-[.N84]" office:value-type="float" office:value="470">
            <text:p>470</text:p>
          </table:table-cell>
          <table:table-cell table:formula="of:=MIN([.D84]; [.F84])" office:value-type="float" office:value="30">
            <text:p>3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5.html">H小悪魔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/>
          <table:table-cell table:formula="of:=[.BD84]+[.BE84]" office:value-type="float" office:value="157560">
            <text:p>157560</text:p>
          </table:table-cell>
          <table:table-cell table:formula="of:=([.C84]*2+64+130)*([.E84]*2+25)" office:value-type="float" office:value="74740">
            <text:p>74740</text:p>
          </table:table-cell>
          <table:table-cell table:formula="of:=([.C84]*2+64+130)*([.G84]*2+25)" office:value-type="float" office:value="82820">
            <text:p>82820</text:p>
          </table:table-cell>
          <table:table-cell table:formula="of:=([.D84]*2+89)*([.H84]*2+89)" office:value-type="float" office:value="40081">
            <text:p>40081</text:p>
          </table:table-cell>
          <table:table-cell table:formula="of:=([.F84]*2+89)*([.H84]*2+89)" office:value-type="float" office:value="80431">
            <text:p>80431</text:p>
          </table:table-cell>
          <table:table-cell table:formula="of:=[.BC84]*(MAX([.D84]; [.F84])*2+89)" office:value-type="float" office:value="47110440">
            <text:p>471104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4">
            <text:p>84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85:.H85])" office:value-type="float" office:value="500">
            <text:p>5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85]-[.N85]" office:value-type="float" office:value="460">
            <text:p>460</text:p>
          </table:table-cell>
          <table:table-cell table:formula="of:=MIN([.D85]; [.F85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5.html">D小悪魔</text:a></text:p>
          </table:table-cell>
          <table:table-cell table:number-columns-repeated="8"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/>
          <table:table-cell table:formula="of:=[.BD85]+[.BE85]" office:value-type="float" office:value="199640">
            <text:p>199640</text:p>
          </table:table-cell>
          <table:table-cell table:style-name="ce26" table:formula="of:=([.C85]*2+64+130)*([.E85]*2+25)" office:value-type="float" office:value="93310">
            <text:p>93310</text:p>
          </table:table-cell>
          <table:table-cell table:style-name="ce27" table:formula="of:=([.C85]*2+64+130)*([.G85]*2+25)" office:value-type="float" office:value="106330">
            <text:p>106330</text:p>
          </table:table-cell>
          <table:table-cell table:formula="of:=([.D85]*2+89)*([.H85]*2+89)" office:value-type="float" office:value="31941">
            <text:p>31941</text:p>
          </table:table-cell>
          <table:table-cell table:formula="of:=([.F85]*2+89)*([.H85]*2+89)" office:value-type="float" office:value="48951">
            <text:p>48951</text:p>
          </table:table-cell>
          <table:table-cell table:formula="of:=[.BC85]*(MAX([.D85]; [.F85])*2+89)" office:value-type="float" office:value="51706760">
            <text:p>51706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5">
            <text:p>85</text:p>
          </table:table-cell>
          <table:table-cell table:style-name="ce2" office:value-type="string">
            <text:p><text:a xlink:href="http://www14.atwiki.jp/tamakagura/pages/26.html">ちびこいし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86:.H86])" office:value-type="float" office:value="420">
            <text:p>42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6]-[.N86]" office:value-type="float" office:value="390">
            <text:p>390</text:p>
          </table:table-cell>
          <table:table-cell table:formula="of:=MIN([.D86]; [.F86])" office:value-type="float" office:value="30">
            <text:p>30</text:p>
          </table:table-cell>
          <table:table-cell table:style-name="ce22" office:value-type="string">
            <text:p>回避5%↑</text:p>
          </table:table-cell>
          <table:table-cell table:style-name="ce22"/>
          <table:table-cell table:style-name="ce2" office:value-type="string">
            <text:p><text:a xlink:href="http://www14.atwiki.jp/tamakagura/pages/26.html">ちびこいし</text:a></text:p>
          </table:table-cell>
          <table:table-cell table:number-columns-repeated="8"/>
          <table:table-cell table:style-name="ce2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ちびこいし</text:a></text:p>
          </table:table-cell>
          <table:table-cell table:number-columns-repeated="2"/>
          <table:table-cell table:formula="of:=[.BD86]+[.BE86]" office:value-type="float" office:value="115940">
            <text:p>115940</text:p>
          </table:table-cell>
          <table:table-cell table:formula="of:=([.C86]*2+64+130)*([.E86]*2+25)" office:value-type="float" office:value="54230">
            <text:p>54230</text:p>
          </table:table-cell>
          <table:table-cell table:formula="of:=([.C86]*2+64+130)*([.G86]*2+25)" office:value-type="float" office:value="61710">
            <text:p>61710</text:p>
          </table:table-cell>
          <table:table-cell table:formula="of:=([.D86]*2+89)*([.H86]*2+89)" office:value-type="float" office:value="34121">
            <text:p>34121</text:p>
          </table:table-cell>
          <table:table-cell table:formula="of:=([.F86]*2+89)*([.H86]*2+89)" office:value-type="float" office:value="66181">
            <text:p>66181</text:p>
          </table:table-cell>
          <table:table-cell table:formula="of:=[.BC86]*(MAX([.D86]; [.F86])*2+89)" office:value-type="float" office:value="33506660">
            <text:p>33506660</text:p>
          </table:table-cell>
          <table:table-cell/>
        </table:table-row>
        <table:table-row table:style-name="ro5">
          <table:table-cell office:value-type="float" office:value="86">
            <text:p>86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87:.H87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87]-[.N87]" office:value-type="float" office:value="485">
            <text:p>485</text:p>
          </table:table-cell>
          <table:table-cell table:formula="of:=MIN([.D87]; [.F87])" office:value-type="float" office:value="75">
            <text:p>75</text:p>
          </table:table-cell>
          <table:table-cell table:style-name="ce22" office:value-type="string">
            <text:p>回避5%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6.html">Nこいし</text:a></text:p>
          </table:table-cell>
          <table:table-cell table:number-columns-repeated="2"/>
          <table:table-cell table:formula="of:=[.BD87]+[.BE87]" office:value-type="float" office:value="165600">
            <text:p>165600</text:p>
          </table:table-cell>
          <table:table-cell table:formula="of:=([.C87]*2+64+130)*([.E87]*2+25)" office:value-type="float" office:value="72450">
            <text:p>72450</text:p>
          </table:table-cell>
          <table:table-cell table:formula="of:=([.C87]*2+64+130)*([.G87]*2+25)" office:value-type="float" office:value="93150">
            <text:p>93150</text:p>
          </table:table-cell>
          <table:table-cell table:formula="of:=([.D87]*2+89)*([.H87]*2+89)" office:value-type="float" office:value="61901">
            <text:p>61901</text:p>
          </table:table-cell>
          <table:table-cell table:formula="of:=([.F87]*2+89)*([.H87]*2+89)" office:value-type="float" office:value="82621">
            <text:p>82621</text:p>
          </table:table-cell>
          <table:table-cell table:formula="of:=[.BC87]*(MAX([.D87]; [.F87])*2+89)" office:value-type="float" office:value="52826400">
            <text:p>52826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7">
            <text:p>87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table:formula="of:=SUM([.C88:.H88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88]-[.N88]" office:value-type="float" office:value="510">
            <text:p>510</text:p>
          </table:table-cell>
          <table:table-cell table:formula="of:=MIN([.D88]; [.F88])" office:value-type="float" office:value="50">
            <text:p>50</text:p>
          </table:table-cell>
          <table:table-cell table:style-name="ce22" office:value-type="string">
            <text:p>回避5%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26.html">Tこいし</text:a></text:p>
          </table:table-cell>
          <table:table-cell table:number-columns-repeated="8"/>
          <table:table-cell table:style-name="ce2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6.html">Tこいし</text:a></text:p>
          </table:table-cell>
          <table:table-cell table:number-columns-repeated="2"/>
          <table:table-cell table:formula="of:=[.BD88]+[.BE88]" office:value-type="float" office:value="186300">
            <text:p>186300</text:p>
          </table:table-cell>
          <table:table-cell table:style-name="ce26" table:formula="of:=([.C88]*2+64+130)*([.E88]*2+25)" office:value-type="float" office:value="84870">
            <text:p>84870</text:p>
          </table:table-cell>
          <table:table-cell table:style-name="ce27" table:formula="of:=([.C88]*2+64+130)*([.G88]*2+25)" office:value-type="float" office:value="101430">
            <text:p>101430</text:p>
          </table:table-cell>
          <table:table-cell table:formula="of:=([.D88]*2+89)*([.H88]*2+89)" office:value-type="float" office:value="50841">
            <text:p>50841</text:p>
          </table:table-cell>
          <table:table-cell table:formula="of:=([.F88]*2+89)*([.H88]*2+89)" office:value-type="float" office:value="83121">
            <text:p>83121</text:p>
          </table:table-cell>
          <table:table-cell table:formula="of:=[.BC88]*(MAX([.D88]; [.F88])*2+89)" office:value-type="float" office:value="57566700">
            <text:p>57566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8">
            <text:p>88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89:.H89])" office:value-type="float" office:value="560">
            <text:p>5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89]-[.N89]" office:value-type="float" office:value="490">
            <text:p>490</text:p>
          </table:table-cell>
          <table:table-cell table:formula="of:=MIN([.D89]; [.F89])" office:value-type="float" office:value="70">
            <text:p>70</text:p>
          </table:table-cell>
          <table:table-cell table:style-name="ce22" office:value-type="string">
            <text:p>回避5%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26.html">Sこいし</text:a></text:p>
          </table:table-cell>
          <table:table-cell table:number-columns-repeated="8"/>
          <table:table-cell table:style-name="ce2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2" office:value-type="string">
            <text:p><text:a xlink:href="http://www14.atwiki.jp/tamakagura/pages/26.html">Sこいし</text:a></text:p>
          </table:table-cell>
          <table:table-cell table:number-columns-repeated="2"/>
          <table:table-cell table:formula="of:=[.BD89]+[.BE89]" office:value-type="float" office:value="153520">
            <text:p>153520</text:p>
          </table:table-cell>
          <table:table-cell table:formula="of:=([.C89]*2+64+130)*([.E89]*2+25)" office:value-type="float" office:value="70700">
            <text:p>70700</text:p>
          </table:table-cell>
          <table:table-cell table:formula="of:=([.C89]*2+64+130)*([.G89]*2+25)" office:value-type="float" office:value="82820">
            <text:p>82820</text:p>
          </table:table-cell>
          <table:table-cell table:formula="of:=([.D89]*2+89)*([.H89]*2+89)" office:value-type="float" office:value="66181">
            <text:p>66181</text:p>
          </table:table-cell>
          <table:table-cell table:style-name="ce27" table:formula="of:=([.F89]*2+89)*([.H89]*2+89)" office:value-type="float" office:value="95081">
            <text:p>95081</text:p>
          </table:table-cell>
          <table:table-cell table:formula="of:=[.BC89]*(MAX([.D89]; [.F89])*2+89)" office:value-type="float" office:value="50508080">
            <text:p>505080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89">
            <text:p>89</text:p>
          </table:table-cell>
          <table:table-cell table:style-name="ce2" office:value-type="string">
            <text:p><text:a xlink:href="http://www14.atwiki.jp/tamakagura/pages/30.html">ここがさ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90:.H90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0]-[.N90]" office:value-type="float" office:value="350">
            <text:p>350</text:p>
          </table:table-cell>
          <table:table-cell table:formula="of:=MIN([.D90]; [.F90])" office:value-type="float" office:value="30">
            <text:p>30</text:p>
          </table:table-cell>
          <table:table-cell table:style-name="ce22" office:value-type="string">
            <text:p>攻撃時5%怯み</text:p>
          </table:table-cell>
          <table:table-cell table:style-name="ce22"/>
          <table:table-cell table:style-name="ce2" office:value-type="string">
            <text:p><text:a xlink:href="http://www14.atwiki.jp/tamakagura/pages/30.html">ここがさ</text:a></text:p>
          </table:table-cell>
          <table:table-cell table:number-columns-repeated="8"/>
          <table:table-cell table:style-name="ce2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ここがさ</text:a></text:p>
          </table:table-cell>
          <table:table-cell table:number-columns-repeated="2"/>
          <table:table-cell table:formula="of:=[.BD90]+[.BE90]" office:value-type="float" office:value="104720">
            <text:p>104720</text:p>
          </table:table-cell>
          <table:table-cell table:formula="of:=([.C90]*2+64+130)*([.E90]*2+25)" office:value-type="float" office:value="50490">
            <text:p>50490</text:p>
          </table:table-cell>
          <table:table-cell table:formula="of:=([.C90]*2+64+130)*([.G90]*2+25)" office:value-type="float" office:value="54230">
            <text:p>54230</text:p>
          </table:table-cell>
          <table:table-cell table:formula="of:=([.D90]*2+89)*([.H90]*2+89)" office:value-type="float" office:value="32631">
            <text:p>32631</text:p>
          </table:table-cell>
          <table:table-cell table:formula="of:=([.F90]*2+89)*([.H90]*2+89)" office:value-type="float" office:value="54531">
            <text:p>54531</text:p>
          </table:table-cell>
          <table:table-cell table:formula="of:=[.BC90]*(MAX([.D90]; [.F90])*2+89)" office:value-type="float" office:value="26075280">
            <text:p>26075280</text:p>
          </table:table-cell>
          <table:table-cell/>
        </table:table-row>
        <table:table-row table:style-name="ro5">
          <table:table-cell office:value-type="float" office:value="90">
            <text:p>90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91:.H91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1]-[.N91]" office:value-type="float" office:value="480">
            <text:p>480</text:p>
          </table:table-cell>
          <table:table-cell table:formula="of:=MIN([.D91]; [.F91])" office:value-type="float" office:value="50">
            <text:p>50</text:p>
          </table:table-cell>
          <table:table-cell table:style-name="ce22" office:value-type="string">
            <text:p>攻撃時5%怯み</text:p>
          </table:table-cell>
          <table:table-cell table:style-name="ce22" office:value-type="string">
            <text:p>敵怯み時VP回復</text:p>
          </table:table-cell>
          <table:table-cell table:style-name="ce2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N小傘</text:a></text:p>
          </table:table-cell>
          <table:table-cell table:number-columns-repeated="2"/>
          <table:table-cell table:formula="of:=[.BD91]+[.BE91]" office:value-type="float" office:value="173600">
            <text:p>173600</text:p>
          </table:table-cell>
          <table:table-cell table:style-name="ce26" table:formula="of:=([.C91]*2+64+130)*([.E91]*2+25)" office:value-type="float" office:value="84630">
            <text:p>84630</text:p>
          </table:table-cell>
          <table:table-cell table:formula="of:=([.C91]*2+64+130)*([.G91]*2+25)" office:value-type="float" office:value="88970">
            <text:p>88970</text:p>
          </table:table-cell>
          <table:table-cell table:formula="of:=([.D91]*2+89)*([.H91]*2+89)" office:value-type="float" office:value="47061">
            <text:p>47061</text:p>
          </table:table-cell>
          <table:table-cell table:formula="of:=([.F91]*2+89)*([.H91]*2+89)" office:value-type="float" office:value="74451">
            <text:p>74451</text:p>
          </table:table-cell>
          <table:table-cell table:formula="of:=[.BC91]*(MAX([.D91]; [.F91])*2+89)" office:value-type="float" office:value="51906400">
            <text:p>51906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1">
            <text:p>91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table:formula="of:=SUM([.C92:.H92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92]-[.N92]" office:value-type="float" office:value="490">
            <text:p>490</text:p>
          </table:table-cell>
          <table:table-cell table:formula="of:=MIN([.D92]; [.F92])" office:value-type="float" office:value="40">
            <text:p>40</text:p>
          </table:table-cell>
          <table:table-cell table:style-name="ce22" office:value-type="string">
            <text:p>攻撃時5%怯み</text:p>
          </table:table-cell>
          <table:table-cell table:style-name="ce22" office:value-type="string">
            <text:p>敵怯み時VP回復</text:p>
          </table:table-cell>
          <table:table-cell table:style-name="ce2" office:value-type="string">
            <text:p><text:a xlink:href="http://www14.atwiki.jp/tamakagura/pages/30.html">A小傘</text:a></text:p>
          </table:table-cell>
          <table:table-cell table:number-columns-repeated="8"/>
          <table:table-cell table:style-name="ce2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A小傘</text:a></text:p>
          </table:table-cell>
          <table:table-cell table:number-columns-repeated="2"/>
          <table:table-cell table:formula="of:=[.BD92]+[.BE92]" office:value-type="float" office:value="165640">
            <text:p>165640</text:p>
          </table:table-cell>
          <table:table-cell table:formula="of:=([.C92]*2+64+130)*([.E92]*2+25)" office:value-type="float" office:value="74740">
            <text:p>74740</text:p>
          </table:table-cell>
          <table:table-cell table:formula="of:=([.C92]*2+64+130)*([.G92]*2+25)" office:value-type="float" office:value="90900">
            <text:p>90900</text:p>
          </table:table-cell>
          <table:table-cell table:formula="of:=([.D92]*2+89)*([.H92]*2+89)" office:value-type="float" office:value="43771">
            <text:p>43771</text:p>
          </table:table-cell>
          <table:table-cell table:formula="of:=([.F92]*2+89)*([.H92]*2+89)" office:value-type="float" office:value="85211">
            <text:p>85211</text:p>
          </table:table-cell>
          <table:table-cell table:formula="of:=[.BC92]*(MAX([.D92]; [.F92])*2+89)" office:value-type="float" office:value="54495560">
            <text:p>54495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2">
            <text:p>92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table:formula="of:=SUM([.C93:.H93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22" office:value-type="string">
            <text:p>攻撃時5%怯み</text:p>
          </table:table-cell>
          <table:table-cell table:style-name="ce22" office:value-type="string">
            <text:p>敵怯み時VP回復</text:p>
          </table:table-cell>
          <table:table-cell table:style-name="ce2" office:value-type="string">
            <text:p><text:a xlink:href="http://www14.atwiki.jp/tamakagura/pages/30.html">S小傘</text:a></text:p>
          </table:table-cell>
          <table:table-cell table:number-columns-repeated="8"/>
          <table:table-cell table:style-name="ce2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0.html">S小傘</text:a></text:p>
          </table:table-cell>
          <table:table-cell table:number-columns-repeated="2"/>
          <table:table-cell table:formula="of:=[.BD93]+[.BE93]" office:value-type="float" office:value="161460">
            <text:p>161460</text:p>
          </table:table-cell>
          <table:table-cell table:formula="of:=([.C93]*2+64+130)*([.E93]*2+25)" office:value-type="float" office:value="76590">
            <text:p>76590</text:p>
          </table:table-cell>
          <table:table-cell table:formula="of:=([.C93]*2+64+130)*([.G93]*2+25)" office:value-type="float" office:value="84870">
            <text:p>84870</text:p>
          </table:table-cell>
          <table:table-cell table:formula="of:=([.D93]*2+89)*([.H93]*2+89)" office:value-type="float" office:value="56511">
            <text:p>56511</text:p>
          </table:table-cell>
          <table:table-cell table:formula="of:=([.F93]*2+89)*([.H93]*2+89)" office:value-type="float" office:value="83421">
            <text:p>83421</text:p>
          </table:table-cell>
          <table:table-cell table:formula="of:=[.BC93]*(MAX([.D93]; [.F93])*2+89)" office:value-type="float" office:value="45047340">
            <text:p>45047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3">
            <text:p>93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94:.H94])" office:value-type="float" office:value="380">
            <text:p>3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4]-[.N94]" office:value-type="float" office:value="360">
            <text:p>360</text:p>
          </table:table-cell>
          <table:table-cell table:formula="of:=MIN([.D94]; [.F94])" office:value-type="float" office:value="20">
            <text:p>20</text:p>
          </table:table-cell>
          <table:table-cell table:style-name="ce22" office:value-type="string">
            <text:p>被弾時気合↑↑</text:p>
          </table:table-cell>
          <table:table-cell table:style-name="ce22"/>
          <table:table-cell table:style-name="ce2" office:value-type="string">
            <text:p><text:a xlink:href="http://www14.atwiki.jp/tamakagura/pages/174.html">ちびことひめ</text:a></text:p>
          </table:table-cell>
          <table:table-cell table:number-columns-repeated="8"/>
          <table:table-cell table:style-name="ce2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ちびことひめ</text:a></text:p>
          </table:table-cell>
          <table:table-cell table:number-columns-repeated="2"/>
          <table:table-cell table:formula="of:=[.BD94]+[.BE94]" office:value-type="float" office:value="115940">
            <text:p>115940</text:p>
          </table:table-cell>
          <table:table-cell table:formula="of:=([.C94]*2+64+130)*([.E94]*2+25)" office:value-type="float" office:value="54230">
            <text:p>54230</text:p>
          </table:table-cell>
          <table:table-cell table:formula="of:=([.C94]*2+64+130)*([.G94]*2+25)" office:value-type="float" office:value="61710">
            <text:p>61710</text:p>
          </table:table-cell>
          <table:table-cell table:formula="of:=([.D94]*2+89)*([.H94]*2+89)" office:value-type="float" office:value="24381">
            <text:p>24381</text:p>
          </table:table-cell>
          <table:table-cell table:formula="of:=([.F94]*2+89)*([.H94]*2+89)" office:value-type="float" office:value="50841">
            <text:p>50841</text:p>
          </table:table-cell>
          <table:table-cell table:formula="of:=[.BC94]*(MAX([.D94]; [.F94])*2+89)" office:value-type="float" office:value="31187860">
            <text:p>31187860</text:p>
          </table:table-cell>
          <table:table-cell/>
        </table:table-row>
        <table:table-row table:style-name="ro5">
          <table:table-cell office:value-type="float" office:value="94">
            <text:p>94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95:.H95])" office:value-type="float" office:value="530">
            <text:p>53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5]-[.N95]" office:value-type="float" office:value="490">
            <text:p>490</text:p>
          </table:table-cell>
          <table:table-cell table:formula="of:=MIN([.D95]; [.F95])" office:value-type="float" office:value="40">
            <text:p>40</text:p>
          </table:table-cell>
          <table:table-cell table:style-name="ce22" office:value-type="string">
            <text:p>被弾時気合↑↑</text:p>
          </table:table-cell>
          <table:table-cell table:style-name="ce22" office:value-type="string">
            <text:p>霊無効無視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4.html">N小兎姫</text:a></text:p>
          </table:table-cell>
          <table:table-cell table:number-columns-repeated="2"/>
          <table:table-cell table:formula="of:=[.BD95]+[.BE95]" office:value-type="float" office:value="182040">
            <text:p>182040</text:p>
          </table:table-cell>
          <table:table-cell table:style-name="ce26" table:formula="of:=([.C95]*2+64+130)*([.E95]*2+25)" office:value-type="float" office:value="82140">
            <text:p>82140</text:p>
          </table:table-cell>
          <table:table-cell table:formula="of:=([.C95]*2+64+130)*([.G95]*2+25)" office:value-type="float" office:value="99900">
            <text:p>99900</text:p>
          </table:table-cell>
          <table:table-cell table:formula="of:=([.D95]*2+89)*([.H95]*2+89)" office:value-type="float" office:value="35321">
            <text:p>35321</text:p>
          </table:table-cell>
          <table:table-cell table:formula="of:=([.F95]*2+89)*([.H95]*2+89)" office:value-type="float" office:value="70851">
            <text:p>70851</text:p>
          </table:table-cell>
          <table:table-cell table:style-name="ce27" table:formula="of:=[.BC95]*(MAX([.D95]; [.F95])*2+89)" office:value-type="float" office:value="61711560">
            <text:p>61711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5">
            <text:p>95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96:.H96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6]-[.N96]" office:value-type="float" office:value="340">
            <text:p>340</text:p>
          </table:table-cell>
          <table:table-cell table:formula="of:=MIN([.D96]; [.F96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175.html">ちびこまち</text:a></text:p>
          </table:table-cell>
          <table:table-cell table:number-columns-repeated="8"/>
          <table:table-cell table:style-name="ce2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ちびこまち</text:a></text:p>
          </table:table-cell>
          <table:table-cell table:number-columns-repeated="2"/>
          <table:table-cell table:formula="of:=[.BD96]+[.BE96]" office:value-type="float" office:value="109740">
            <text:p>109740</text:p>
          </table:table-cell>
          <table:table-cell table:formula="of:=([.C96]*2+64+130)*([.E96]*2+25)" office:value-type="float" office:value="54870">
            <text:p>54870</text:p>
          </table:table-cell>
          <table:table-cell table:formula="of:=([.C96]*2+64+130)*([.G96]*2+25)" office:value-type="float" office:value="54870">
            <text:p>54870</text:p>
          </table:table-cell>
          <table:table-cell table:formula="of:=([.D96]*2+89)*([.H96]*2+89)" office:value-type="float" office:value="39501">
            <text:p>39501</text:p>
          </table:table-cell>
          <table:table-cell table:formula="of:=([.F96]*2+89)*([.H96]*2+89)" office:value-type="float" office:value="47061">
            <text:p>47061</text:p>
          </table:table-cell>
          <table:table-cell table:formula="of:=[.BC96]*(MAX([.D96]; [.F96])*2+89)" office:value-type="float" office:value="27325260">
            <text:p>27325260</text:p>
          </table:table-cell>
          <table:table-cell/>
        </table:table-row>
        <table:table-row table:style-name="ro5">
          <table:table-cell office:value-type="float" office:value="96">
            <text:p>96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97:.H97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97]-[.N97]" office:value-type="float" office:value="455">
            <text:p>455</text:p>
          </table:table-cell>
          <table:table-cell table:formula="of:=MIN([.D97]; [.F97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 table:number-columns-repeated="8"/>
          <table:table-cell table:style-name="ce2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S小町</text:a></text:p>
          </table:table-cell>
          <table:table-cell/>
          <table:table-cell office:value-type="string">
            <text:p>○</text:p>
          </table:table-cell>
          <table:table-cell table:formula="of:=[.BD97]+[.BE97]" office:value-type="float" office:value="145440">
            <text:p>145440</text:p>
          </table:table-cell>
          <table:table-cell table:formula="of:=([.C97]*2+64+130)*([.E97]*2+25)" office:value-type="float" office:value="66660">
            <text:p>66660</text:p>
          </table:table-cell>
          <table:table-cell table:formula="of:=([.C97]*2+64+130)*([.G97]*2+25)" office:value-type="float" office:value="78780">
            <text:p>78780</text:p>
          </table:table-cell>
          <table:table-cell table:formula="of:=([.D97]*2+89)*([.H97]*2+89)" office:value-type="float" office:value="80431">
            <text:p>80431</text:p>
          </table:table-cell>
          <table:table-cell table:formula="of:=([.F97]*2+89)*([.H97]*2+89)" office:value-type="float" office:value="80431">
            <text:p>80431</text:p>
          </table:table-cell>
          <table:table-cell table:formula="of:=[.BC97]*(MAX([.D97]; [.F97])*2+89)" office:value-type="float" office:value="39123360">
            <text:p>39123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7">
            <text:p>97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98:.H98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98]-[.N98]" office:value-type="float" office:value="475">
            <text:p>475</text:p>
          </table:table-cell>
          <table:table-cell table:formula="of:=MIN([.D98]; [.F98])" office:value-type="float" office:value="70">
            <text:p>7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5.html">H小町</text:a></text:p>
          </table:table-cell>
          <table:table-cell/>
          <table:table-cell office:value-type="string">
            <text:p>○</text:p>
          </table:table-cell>
          <table:table-cell table:formula="of:=[.BD98]+[.BE98]" office:value-type="float" office:value="169260">
            <text:p>169260</text:p>
          </table:table-cell>
          <table:table-cell table:formula="of:=([.C98]*2+64+130)*([.E98]*2+25)" office:value-type="float" office:value="80290">
            <text:p>80290</text:p>
          </table:table-cell>
          <table:table-cell table:formula="of:=([.C98]*2+64+130)*([.G98]*2+25)" office:value-type="float" office:value="88970">
            <text:p>88970</text:p>
          </table:table-cell>
          <table:table-cell table:formula="of:=([.D98]*2+89)*([.H98]*2+89)" office:value-type="float" office:value="57021">
            <text:p>57021</text:p>
          </table:table-cell>
          <table:table-cell table:formula="of:=([.F98]*2+89)*([.H98]*2+89)" office:value-type="float" office:value="74451">
            <text:p>74451</text:p>
          </table:table-cell>
          <table:table-cell table:formula="of:=[.BC98]*(MAX([.D98]; [.F98])*2+89)" office:value-type="float" office:value="50608740">
            <text:p>506087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8">
            <text:p>98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table:style-name="ce2" office:value-type="float" office:value="110">
            <text:p>11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99:.H99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5.html">D小町</text:a></text:p>
          </table:table-cell>
          <table:table-cell/>
          <table:table-cell office:value-type="string">
            <text:p>○</text:p>
          </table:table-cell>
          <table:table-cell table:formula="of:=[.BD99]+[.BE99]" office:value-type="float" office:value="182160">
            <text:p>182160</text:p>
          </table:table-cell>
          <table:table-cell table:style-name="ce26" table:formula="of:=([.C99]*2+64+130)*([.E99]*2+25)" office:value-type="float" office:value="84870">
            <text:p>84870</text:p>
          </table:table-cell>
          <table:table-cell table:formula="of:=([.C99]*2+64+130)*([.G99]*2+25)" office:value-type="float" office:value="97290">
            <text:p>97290</text:p>
          </table:table-cell>
          <table:table-cell table:formula="of:=([.D99]*2+89)*([.H99]*2+89)" office:value-type="float" office:value="56221">
            <text:p>56221</text:p>
          </table:table-cell>
          <table:table-cell table:formula="of:=([.F99]*2+89)*([.H99]*2+89)" office:value-type="float" office:value="56221">
            <text:p>56221</text:p>
          </table:table-cell>
          <table:table-cell table:formula="of:=[.BC99]*(MAX([.D99]; [.F99])*2+89)" office:value-type="float" office:value="49001040">
            <text:p>49001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99">
            <text:p>99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100:.H100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0]-[.N100]" office:value-type="float" office:value="485">
            <text:p>485</text:p>
          </table:table-cell>
          <table:table-cell table:formula="of:=MIN([.D100]; [.F100])" office:value-type="float" office:value="75">
            <text:p>75</text:p>
          </table:table-cell>
          <table:table-cell table:style-name="ce22" office:value-type="string">
            <text:p>25%敵命中↓</text:p>
          </table:table-cell>
          <table:table-cell table:style-name="ce22" office:value-type="string">
            <text:p>敵VP4%減少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number-columns-repeated="8"/>
          <table:table-cell table:style-name="ce2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9.html">Aゴリアテ</text:a></text:p>
          </table:table-cell>
          <table:table-cell table:number-columns-repeated="2"/>
          <table:table-cell table:formula="of:=[.BD100]+[.BE100]" office:value-type="float" office:value="182040">
            <text:p>182040</text:p>
          </table:table-cell>
          <table:table-cell table:formula="of:=([.C100]*2+64+130)*([.E100]*2+25)" office:value-type="float" office:value="99900">
            <text:p>99900</text:p>
          </table:table-cell>
          <table:table-cell table:formula="of:=([.C100]*2+64+130)*([.G100]*2+25)" office:value-type="float" office:value="82140">
            <text:p>82140</text:p>
          </table:table-cell>
          <table:table-cell table:formula="of:=([.D100]*2+89)*([.H100]*2+89)" office:value-type="float" office:value="62361">
            <text:p>62361</text:p>
          </table:table-cell>
          <table:table-cell table:formula="of:=([.F100]*2+89)*([.H100]*2+89)" office:value-type="float" office:value="40391">
            <text:p>40391</text:p>
          </table:table-cell>
          <table:table-cell table:style-name="ce27" table:formula="of:=[.BC100]*(MAX([.D100]; [.F100])*2+89)" office:value-type="float" office:value="67172760">
            <text:p>67172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0">
            <text:p>100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01:.H101])" office:value-type="float" office:value="450">
            <text:p>45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1]-[.N101]" office:value-type="float" office:value="410">
            <text:p>410</text:p>
          </table:table-cell>
          <table:table-cell table:formula="of:=MIN([.D101]; [.F101])" office:value-type="float" office:value="40">
            <text:p>40</text:p>
          </table:table-cell>
          <table:table-cell table:style-name="ce22" office:value-type="string">
            <text:p>睡眠無効</text:p>
          </table:table-cell>
          <table:table-cell table:style-name="ce22"/>
          <table:table-cell table:style-name="ce2" office:value-type="string">
            <text:p><text:a xlink:href="http://www14.atwiki.jp/tamakagura/pages/181.html">ちびコンガラ</text:a></text:p>
          </table:table-cell>
          <table:table-cell table:number-columns-repeated="8"/>
          <table:table-cell table:style-name="ce2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1.html">ちびコンガラ</text:a></text:p>
          </table:table-cell>
          <table:table-cell table:number-columns-repeated="2"/>
          <table:table-cell table:formula="of:=[.BD101]+[.BE101]" office:value-type="float" office:value="138380">
            <text:p>138380</text:p>
          </table:table-cell>
          <table:table-cell table:formula="of:=([.C101]*2+64+130)*([.E101]*2+25)" office:value-type="float" office:value="65450">
            <text:p>65450</text:p>
          </table:table-cell>
          <table:table-cell table:formula="of:=([.C101]*2+64+130)*([.G101]*2+25)" office:value-type="float" office:value="72930">
            <text:p>72930</text:p>
          </table:table-cell>
          <table:table-cell table:formula="of:=([.D101]*2+89)*([.H101]*2+89)" office:value-type="float" office:value="60401">
            <text:p>60401</text:p>
          </table:table-cell>
          <table:table-cell table:formula="of:=([.F101]*2+89)*([.H101]*2+89)" office:value-type="float" office:value="35321">
            <text:p>35321</text:p>
          </table:table-cell>
          <table:table-cell table:formula="of:=[.BC101]*(MAX([.D101]; [.F101])*2+89)" office:value-type="float" office:value="39991820">
            <text:p>39991820</text:p>
          </table:table-cell>
          <table:table-cell/>
        </table:table-row>
        <table:table-row table:style-name="ro5">
          <table:table-cell office:value-type="float" office:value="101">
            <text:p>101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13" table:formula="of:=SUM([.C102:.H102])" office:value-type="float" office:value="580">
            <text:p>5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102]-[.N102]" office:value-type="float" office:value="500">
            <text:p>500</text:p>
          </table:table-cell>
          <table:table-cell table:formula="of:=MIN([.D102]; [.F102])" office:value-type="float" office:value="80">
            <text:p>80</text:p>
          </table:table-cell>
          <table:table-cell table:style-name="ce22" office:value-type="string">
            <text:p>睡眠無効</text:p>
          </table:table-cell>
          <table:table-cell table:style-name="ce22" office:value-type="string">
            <text:p>敵追加発動10%↓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number-columns-repeated="8"/>
          <table:table-cell table:style-name="ce2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27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1.html">Nコンガラ</text:a></text:p>
          </table:table-cell>
          <table:table-cell table:number-columns-repeated="2"/>
          <table:table-cell table:formula="of:=[.BD102]+[.BE102]" office:value-type="float" office:value="186300">
            <text:p>186300</text:p>
          </table:table-cell>
          <table:table-cell table:style-name="ce26" table:formula="of:=([.C102]*2+64+130)*([.E102]*2+25)" office:value-type="float" office:value="84870">
            <text:p>84870</text:p>
          </table:table-cell>
          <table:table-cell table:style-name="ce27" table:formula="of:=([.C102]*2+64+130)*([.G102]*2+25)" office:value-type="float" office:value="101430">
            <text:p>101430</text:p>
          </table:table-cell>
          <table:table-cell table:formula="of:=([.D102]*2+89)*([.H102]*2+89)" office:value-type="float" office:value="75341">
            <text:p>75341</text:p>
          </table:table-cell>
          <table:table-cell table:formula="of:=([.F102]*2+89)*([.H102]*2+89)" office:value-type="float" office:value="57021">
            <text:p>57021</text:p>
          </table:table-cell>
          <table:table-cell table:style-name="ce27" table:formula="of:=[.BC102]*(MAX([.D102]; [.F102])*2+89)" office:value-type="float" office:value="61292700">
            <text:p>61292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2">
            <text:p>102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103:.H103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3]-[.N103]" office:value-type="float" office:value="350">
            <text:p>350</text:p>
          </table:table-cell>
          <table:table-cell table:formula="of:=MIN([.D103]; [.F103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33.html">ちびさくや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33.html">ちびさくや</text:a></text:p>
          </table:table-cell>
          <table:table-cell office:value-type="string">
            <text:p>○</text:p>
          </table:table-cell>
          <table:table-cell/>
          <table:table-cell table:formula="of:=[.BD103]+[.BE103]" office:value-type="float" office:value="102660">
            <text:p>102660</text:p>
          </table:table-cell>
          <table:table-cell table:formula="of:=([.C103]*2+64+130)*([.E103]*2+25)" office:value-type="float" office:value="51330">
            <text:p>51330</text:p>
          </table:table-cell>
          <table:table-cell table:formula="of:=([.C103]*2+64+130)*([.G103]*2+25)" office:value-type="float" office:value="51330">
            <text:p>51330</text:p>
          </table:table-cell>
          <table:table-cell table:formula="of:=([.D103]*2+89)*([.H103]*2+89)" office:value-type="float" office:value="56721">
            <text:p>56721</text:p>
          </table:table-cell>
          <table:table-cell table:formula="of:=([.F103]*2+89)*([.H103]*2+89)" office:value-type="float" office:value="41391">
            <text:p>41391</text:p>
          </table:table-cell>
          <table:table-cell table:formula="of:=[.BC103]*(MAX([.D103]; [.F103])*2+89)" office:value-type="float" office:value="26588940">
            <text:p>26588940</text:p>
          </table:table-cell>
          <table:table-cell/>
        </table:table-row>
        <table:table-row table:style-name="ro5">
          <table:table-cell office:value-type="float" office:value="103">
            <text:p>103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104:.H104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104]-[.N104]" office:value-type="float" office:value="475">
            <text:p>475</text:p>
          </table:table-cell>
          <table:table-cell table:formula="of:=MIN([.D104]; [.F104])" office:value-type="float" office:value="70">
            <text:p>7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formula="of:=[.BD104]+[.BE104]" office:value-type="float" office:value="177940">
            <text:p>177940</text:p>
          </table:table-cell>
          <table:table-cell table:style-name="ce26" table:formula="of:=([.C104]*2+64+130)*([.E104]*2+25)" office:value-type="float" office:value="88970">
            <text:p>88970</text:p>
          </table:table-cell>
          <table:table-cell table:formula="of:=([.C104]*2+64+130)*([.G104]*2+25)" office:value-type="float" office:value="88970">
            <text:p>88970</text:p>
          </table:table-cell>
          <table:table-cell table:formula="of:=([.D104]*2+89)*([.H104]*2+89)" office:value-type="float" office:value="69671">
            <text:p>69671</text:p>
          </table:table-cell>
          <table:table-cell table:formula="of:=([.F104]*2+89)*([.H104]*2+89)" office:value-type="float" office:value="59311">
            <text:p>59311</text:p>
          </table:table-cell>
          <table:table-cell table:formula="of:=[.BC104]*(MAX([.D104]; [.F104])*2+89)" office:value-type="float" office:value="47865860">
            <text:p>478658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style-name="ce2" office:value-type="float" office:value="110">
            <text:p>11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105:.H105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05]-[.N105]" office:value-type="float" office:value="455">
            <text:p>455</text:p>
          </table:table-cell>
          <table:table-cell table:formula="of:=MIN([.D105]; [.F105])" office:value-type="float" office:value="90">
            <text:p>9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33.html">H咲夜</text:a></text:p>
          </table:table-cell>
          <table:table-cell table:number-columns-repeated="2" office:value-type="string">
            <text:p>○</text:p>
          </table:table-cell>
          <table:table-cell table:formula="of:=[.BD105]+[.BE105]" office:value-type="float" office:value="169740">
            <text:p>169740</text:p>
          </table:table-cell>
          <table:table-cell table:style-name="ce26" table:formula="of:=([.C105]*2+64+130)*([.E105]*2+25)" office:value-type="float" office:value="84870">
            <text:p>84870</text:p>
          </table:table-cell>
          <table:table-cell table:formula="of:=([.C105]*2+64+130)*([.G105]*2+25)" office:value-type="float" office:value="84870">
            <text:p>84870</text:p>
          </table:table-cell>
          <table:table-cell table:formula="of:=([.D105]*2+89)*([.H105]*2+89)" office:value-type="float" office:value="64291">
            <text:p>64291</text:p>
          </table:table-cell>
          <table:table-cell table:formula="of:=([.F105]*2+89)*([.H105]*2+89)" office:value-type="float" office:value="64291">
            <text:p>64291</text:p>
          </table:table-cell>
          <table:table-cell table:formula="of:=[.BC105]*(MAX([.D105]; [.F105])*2+89)" office:value-type="float" office:value="45660060">
            <text:p>45660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5">
            <text:p>105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106:.H106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06]-[.N106]" office:value-type="float" office:value="485">
            <text:p>485</text:p>
          </table:table-cell>
          <table:table-cell table:formula="of:=MIN([.D106]; [.F106])" office:value-type="float" office:value="60">
            <text:p>6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3.html">S咲夜</text:a></text:p>
          </table:table-cell>
          <table:table-cell table:number-columns-repeated="2" office:value-type="string">
            <text:p>○</text:p>
          </table:table-cell>
          <table:table-cell table:formula="of:=[.BD106]+[.BE106]" office:value-type="float" office:value="134680">
            <text:p>134680</text:p>
          </table:table-cell>
          <table:table-cell table:formula="of:=([.C106]*2+64+130)*([.E106]*2+25)" office:value-type="float" office:value="60060">
            <text:p>60060</text:p>
          </table:table-cell>
          <table:table-cell table:formula="of:=([.C106]*2+64+130)*([.G106]*2+25)" office:value-type="float" office:value="74620">
            <text:p>74620</text:p>
          </table:table-cell>
          <table:table-cell table:style-name="ce27" table:formula="of:=([.D106]*2+89)*([.H106]*2+89)" office:value-type="float" office:value="108241">
            <text:p>108241</text:p>
          </table:table-cell>
          <table:table-cell table:formula="of:=([.F106]*2+89)*([.H106]*2+89)" office:value-type="float" office:value="68761">
            <text:p>68761</text:p>
          </table:table-cell>
          <table:table-cell table:formula="of:=[.BC106]*(MAX([.D106]; [.F106])*2+89)" office:value-type="float" office:value="44309720">
            <text:p>44309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6">
            <text:p>106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07:.H107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07]-[.N107]" office:value-type="float" office:value="465">
            <text:p>465</text:p>
          </table:table-cell>
          <table:table-cell table:formula="of:=MIN([.D107]; [.F107])" office:value-type="float" office:value="80">
            <text:p>8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30%敵速度↓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table:number-columns-repeated="8"/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/>
          <table:table-cell table:formula="of:=[.BD107]+[.BE107]" office:value-type="float" office:value="149600">
            <text:p>149600</text:p>
          </table:table-cell>
          <table:table-cell table:formula="of:=([.C107]*2+64+130)*([.E107]*2+25)" office:value-type="float" office:value="72930">
            <text:p>72930</text:p>
          </table:table-cell>
          <table:table-cell table:formula="of:=([.C107]*2+64+130)*([.G107]*2+25)" office:value-type="float" office:value="76670">
            <text:p>76670</text:p>
          </table:table-cell>
          <table:table-cell table:formula="of:=([.D107]*2+89)*([.H107]*2+89)" office:value-type="float" office:value="83121">
            <text:p>83121</text:p>
          </table:table-cell>
          <table:table-cell table:formula="of:=([.F107]*2+89)*([.H107]*2+89)" office:value-type="float" office:value="66981">
            <text:p>66981</text:p>
          </table:table-cell>
          <table:table-cell table:formula="of:=[.BC107]*(MAX([.D107]; [.F107])*2+89)" office:value-type="float" office:value="46226400">
            <text:p>46226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table:formula="of:=SUM([.C108:.H108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13" table:formula="of:=[.I108]-[.N108]" office:value-type="float" office:value="510">
            <text:p>510</text:p>
          </table:table-cell>
          <table:table-cell table:formula="of:=MIN([.D108]; [.F108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33.html">W咲夜</text:a></text:p>
          </table:table-cell>
          <table:table-cell table:number-columns-repeated="2" office:value-type="string">
            <text:p>○</text:p>
          </table:table-cell>
          <table:table-cell table:formula="of:=[.BD108]+[.BE108]" office:value-type="float" office:value="160820">
            <text:p>160820</text:p>
          </table:table-cell>
          <table:table-cell table:formula="of:=([.C108]*2+64+130)*([.E108]*2+25)" office:value-type="float" office:value="80410">
            <text:p>80410</text:p>
          </table:table-cell>
          <table:table-cell table:formula="of:=([.C108]*2+64+130)*([.G108]*2+25)" office:value-type="float" office:value="80410">
            <text:p>80410</text:p>
          </table:table-cell>
          <table:table-cell table:style-name="ce27" table:formula="of:=([.D108]*2+89)*([.H108]*2+89)" office:value-type="float" office:value="101661">
            <text:p>101661</text:p>
          </table:table-cell>
          <table:table-cell table:formula="of:=([.F108]*2+89)*([.H108]*2+89)" office:value-type="float" office:value="58401">
            <text:p>58401</text:p>
          </table:table-cell>
          <table:table-cell table:formula="of:=[.BC108]*(MAX([.D108]; [.F108])*2+89)" office:value-type="float" office:value="52909780">
            <text:p>529097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table:style-name="ce2" office:value-type="string">
            <text:p><text:a xlink:href="http://www14.atwiki.jp/tamakagura/pages/128.html">さつきり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table:formula="of:=SUM([.C109:.H109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09]-[.N109]" office:value-type="float" office:value="495">
            <text:p>495</text:p>
          </table:table-cell>
          <table:table-cell table:formula="of:=MIN([.D109]; [.F109])" office:value-type="float" office:value="50">
            <text:p>50</text:p>
          </table:table-cell>
          <table:table-cell table:style-name="ce22" office:value-type="string">
            <text:p>ピンチ風1.2倍</text:p>
          </table:table-cell>
          <table:table-cell table:style-name="ce22" office:value-type="string">
            <text:p>味HP2%回復</text:p>
          </table:table-cell>
          <table:table-cell table:style-name="ce2" office:value-type="string">
            <text:p><text:a xlink:href="http://www14.atwiki.jp/tamakagura/pages/128.html">さつきり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28.html">さつきりん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28.html">さつきりん</text:a></text:p>
          </table:table-cell>
          <table:table-cell table:number-columns-repeated="2"/>
          <table:table-cell table:formula="of:=[.BD109]+[.BE109]" office:value-type="float" office:value="190440">
            <text:p>190440</text:p>
          </table:table-cell>
          <table:table-cell table:style-name="ce26" table:formula="of:=([.C109]*2+64+130)*([.E109]*2+25)" office:value-type="float" office:value="89010">
            <text:p>89010</text:p>
          </table:table-cell>
          <table:table-cell table:style-name="ce27" table:formula="of:=([.C109]*2+64+130)*([.G109]*2+25)" office:value-type="float" office:value="101430">
            <text:p>101430</text:p>
          </table:table-cell>
          <table:table-cell table:formula="of:=([.D109]*2+89)*([.H109]*2+89)" office:value-type="float" office:value="45171">
            <text:p>45171</text:p>
          </table:table-cell>
          <table:table-cell table:formula="of:=([.F109]*2+89)*([.H109]*2+89)" office:value-type="float" office:value="71461">
            <text:p>71461</text:p>
          </table:table-cell>
          <table:table-cell table:formula="of:=[.BC109]*(MAX([.D109]; [.F109])*2+89)" office:value-type="float" office:value="56941560">
            <text:p>56941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table:style-name="ce2" office:value-type="string">
            <text:p><text:a xlink:href="http://www14.atwiki.jp/tamakagura/pages/110.html">ちびさと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110:.H110])" office:value-type="float" office:value="400">
            <text:p>4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0]-[.N110]" office:value-type="float" office:value="360">
            <text:p>360</text:p>
          </table:table-cell>
          <table:table-cell table:formula="of:=MIN([.D110]; [.F110])" office:value-type="float" office:value="40">
            <text:p>40</text:p>
          </table:table-cell>
          <table:table-cell table:style-name="ce22" office:value-type="string">
            <text:p>属性一致</text:p>
          </table:table-cell>
          <table:table-cell table:style-name="ce22"/>
          <table:table-cell table:style-name="ce2" office:value-type="string">
            <text:p><text:a xlink:href="http://www14.atwiki.jp/tamakagura/pages/110.html">ちびさとり</text:a></text:p>
          </table:table-cell>
          <table:table-cell table:number-columns-repeated="8"/>
          <table:table-cell table:style-name="ce2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ちびさとり</text:a></text:p>
          </table:table-cell>
          <table:table-cell table:number-columns-repeated="2"/>
          <table:table-cell table:formula="of:=[.BD110]+[.BE110]" office:value-type="float" office:value="123900">
            <text:p>123900</text:p>
          </table:table-cell>
          <table:table-cell table:formula="of:=([.C110]*2+64+130)*([.E110]*2+25)" office:value-type="float" office:value="58410">
            <text:p>58410</text:p>
          </table:table-cell>
          <table:table-cell table:formula="of:=([.C110]*2+64+130)*([.G110]*2+25)" office:value-type="float" office:value="65490">
            <text:p>65490</text:p>
          </table:table-cell>
          <table:table-cell table:formula="of:=([.D110]*2+89)*([.H110]*2+89)" office:value-type="float" office:value="30251">
            <text:p>30251</text:p>
          </table:table-cell>
          <table:table-cell table:formula="of:=([.F110]*2+89)*([.H110]*2+89)" office:value-type="float" office:value="46361">
            <text:p>46361</text:p>
          </table:table-cell>
          <table:table-cell table:formula="of:=[.BC110]*(MAX([.D110]; [.F110])*2+89)" office:value-type="float" office:value="32090100">
            <text:p>32090100</text:p>
          </table:table-cell>
          <table:table-cell/>
        </table:table-row>
        <table:table-row table:style-name="ro5">
          <table:table-cell office:value-type="float" office:value="110">
            <text:p>110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111:.H111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1]-[.N111]" office:value-type="float" office:value="450">
            <text:p>450</text:p>
          </table:table-cell>
          <table:table-cell table:formula="of:=MIN([.D111]; [.F111])" office:value-type="float" office:value="95">
            <text:p>95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スペルコピー</text:p>
          </table:table-cell>
          <table:table-cell table:style-name="ce2" office:value-type="string">
            <text:p><text:a xlink:href="http://www14.atwiki.jp/tamakagura/pages/110.html">Nさとり</text:a></text:p>
          </table:table-cell>
          <table:table-cell table:number-columns-repeated="8"/>
          <table:table-cell table:style-name="ce2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Nさとり</text:a></text:p>
          </table:table-cell>
          <table:table-cell table:number-columns-repeated="2"/>
          <table:table-cell table:formula="of:=[.BD111]+[.BE111]" office:value-type="float" office:value="153660">
            <text:p>153660</text:p>
          </table:table-cell>
          <table:table-cell table:formula="of:=([.C111]*2+64+130)*([.E111]*2+25)" office:value-type="float" office:value="76830">
            <text:p>76830</text:p>
          </table:table-cell>
          <table:table-cell table:formula="of:=([.C111]*2+64+130)*([.G111]*2+25)" office:value-type="float" office:value="76830">
            <text:p>76830</text:p>
          </table:table-cell>
          <table:table-cell table:formula="of:=([.D111]*2+89)*([.H111]*2+89)" office:value-type="float" office:value="72261">
            <text:p>72261</text:p>
          </table:table-cell>
          <table:table-cell table:formula="of:=([.F111]*2+89)*([.H111]*2+89)" office:value-type="float" office:value="72261">
            <text:p>72261</text:p>
          </table:table-cell>
          <table:table-cell table:formula="of:=[.BC111]*(MAX([.D111]; [.F111])*2+89)" office:value-type="float" office:value="42871140">
            <text:p>42871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1">
            <text:p>111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table:formula="of:=SUM([.C112:.H112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2]-[.N112]" office:value-type="float" office:value="435">
            <text:p>435</text:p>
          </table:table-cell>
          <table:table-cell table:formula="of:=MIN([.D112]; [.F112])" office:value-type="float" office:value="110">
            <text:p>110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命中↑</text:p>
          </table:table-cell>
          <table:table-cell table:style-name="ce2" office:value-type="string">
            <text:p><text:a xlink:href="http://www14.atwiki.jp/tamakagura/pages/110.html">Hさとり</text:a></text:p>
          </table:table-cell>
          <table:table-cell table:number-columns-repeated="8"/>
          <table:table-cell table:style-name="ce2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9"/>
          <table:table-cell table:number-columns-repeated="2"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Hさとり</text:a></text:p>
          </table:table-cell>
          <table:table-cell table:number-columns-repeated="2"/>
          <table:table-cell table:formula="of:=[.BD112]+[.BE112]" office:value-type="float" office:value="156520">
            <text:p>156520</text:p>
          </table:table-cell>
          <table:table-cell table:formula="of:=([.C112]*2+64+130)*([.E112]*2+25)" office:value-type="float" office:value="78260">
            <text:p>78260</text:p>
          </table:table-cell>
          <table:table-cell table:formula="of:=([.C112]*2+64+130)*([.G112]*2+25)" office:value-type="float" office:value="78260">
            <text:p>78260</text:p>
          </table:table-cell>
          <table:table-cell table:formula="of:=([.D112]*2+89)*([.H112]*2+89)" office:value-type="float" office:value="58401">
            <text:p>58401</text:p>
          </table:table-cell>
          <table:table-cell table:formula="of:=([.F112]*2+89)*([.H112]*2+89)" office:value-type="float" office:value="58401">
            <text:p>58401</text:p>
          </table:table-cell>
          <table:table-cell table:formula="of:=[.BC112]*(MAX([.D112]; [.F112])*2+89)" office:value-type="float" office:value="48364680">
            <text:p>483646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13:.H113])" office:value-type="float" office:value="545">
            <text:p>545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命中↑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3]*2+89)*[.X113]*IF(OR([.J113]=[.V113]; [.K113]=[.V113]); 1.5; 1)" office:value-type="float" office:value="22320">
            <text:p>22320</text:p>
          </table:table-cell>
          <table:table-cell table:style-name="ce2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5"/>
          <table:table-cell table:number-columns-repeated="2"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0.html">Tさとり</text:a></text:p>
          </table:table-cell>
          <table:table-cell table:number-columns-repeated="2"/>
          <table:table-cell table:formula="of:=[.BD113]+[.BE113]" office:value-type="float" office:value="168300">
            <text:p>168300</text:p>
          </table:table-cell>
          <table:table-cell table:formula="of:=([.C113]*2+64+130)*([.E113]*2+25)" office:value-type="float" office:value="80410">
            <text:p>80410</text:p>
          </table:table-cell>
          <table:table-cell table:formula="of:=([.C113]*2+64+130)*([.G113]*2+25)" office:value-type="float" office:value="87890">
            <text:p>87890</text:p>
          </table:table-cell>
          <table:table-cell table:formula="of:=([.D113]*2+89)*([.H113]*2+89)" office:value-type="float" office:value="58311">
            <text:p>58311</text:p>
          </table:table-cell>
          <table:table-cell table:formula="of:=([.F113]*2+89)*([.H113]*2+89)" office:value-type="float" office:value="60401">
            <text:p>60401</text:p>
          </table:table-cell>
          <table:table-cell table:formula="of:=[.BC113]*(MAX([.D113]; [.F113])*2+89)" office:value-type="float" office:value="48638700">
            <text:p>48638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3">
            <text:p>113</text:p>
          </table:table-cell>
          <table:table-cell table:style-name="ce2" office:value-type="string">
            <text:p><text:a xlink:href="http://www14.atwiki.jp/tamakagura/pages/40.html">ちびさな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table:formula="of:=SUM([.C114:.H114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4]-[.N114]" office:value-type="float" office:value="375">
            <text:p>375</text:p>
          </table:table-cell>
          <table:table-cell table:formula="of:=MIN([.D114]; [.F114])" office:value-type="float" office:value="25">
            <text:p>25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style-name="ce2" office:value-type="string">
            <text:p><text:a xlink:href="http://www14.atwiki.jp/tamakagura/pages/40.html">ちびさなえ</text:a></text:p>
          </table:table-cell>
          <table:table-cell table:number-columns-repeated="8"/>
          <table:table-cell table:style-name="ce2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ちびさなえ</text:a></text:p>
          </table:table-cell>
          <table:table-cell table:number-columns-repeated="2"/>
          <table:table-cell table:formula="of:=[.BD114]+[.BE114]" office:value-type="float" office:value="137360">
            <text:p>137360</text:p>
          </table:table-cell>
          <table:table-cell table:formula="of:=([.C114]*2+64+130)*([.E114]*2+25)" office:value-type="float" office:value="66660">
            <text:p>66660</text:p>
          </table:table-cell>
          <table:table-cell table:formula="of:=([.C114]*2+64+130)*([.G114]*2+25)" office:value-type="float" office:value="70700">
            <text:p>70700</text:p>
          </table:table-cell>
          <table:table-cell table:formula="of:=([.D114]*2+89)*([.H114]*2+89)" office:value-type="float" office:value="24881">
            <text:p>24881</text:p>
          </table:table-cell>
          <table:table-cell table:formula="of:=([.F114]*2+89)*([.H114]*2+89)" office:value-type="float" office:value="44571">
            <text:p>44571</text:p>
          </table:table-cell>
          <table:table-cell table:formula="of:=[.BC114]*(MAX([.D114]; [.F114])*2+89)" office:value-type="float" office:value="34202640">
            <text:p>34202640</text:p>
          </table:table-cell>
          <table:table-cell/>
        </table:table-row>
        <table:table-row table:style-name="ro5">
          <table:table-cell office:value-type="float" office:value="114">
            <text:p>114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115:.H11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15]-[.N115]" office:value-type="float" office:value="465">
            <text:p>465</text:p>
          </table:table-cell>
          <table:table-cell table:formula="of:=MIN([.D115]; [.F115])" office:value-type="float" office:value="80">
            <text:p>8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40.html">T早苗</text:a></text:p>
          </table:table-cell>
          <table:table-cell table:number-columns-repeated="8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/>
          <table:table-cell table:formula="of:=[.BD115]+[.BE115]" office:value-type="float" office:value="195300">
            <text:p>195300</text:p>
          </table:table-cell>
          <table:table-cell table:style-name="ce26" table:formula="of:=([.C115]*2+64+130)*([.E115]*2+25)" office:value-type="float" office:value="97650">
            <text:p>97650</text:p>
          </table:table-cell>
          <table:table-cell table:formula="of:=([.C115]*2+64+130)*([.G115]*2+25)" office:value-type="float" office:value="97650">
            <text:p>97650</text:p>
          </table:table-cell>
          <table:table-cell table:formula="of:=([.D115]*2+89)*([.H115]*2+89)" office:value-type="float" office:value="49551">
            <text:p>49551</text:p>
          </table:table-cell>
          <table:table-cell table:formula="of:=([.F115]*2+89)*([.H115]*2+89)" office:value-type="float" office:value="53531">
            <text:p>53531</text:p>
          </table:table-cell>
          <table:table-cell table:formula="of:=[.BC115]*(MAX([.D115]; [.F115])*2+89)" office:value-type="float" office:value="52535700">
            <text:p>52535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table:formula="of:=SUM([.C116:.H116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16]-[.N116]" office:value-type="float" office:value="485">
            <text:p>485</text:p>
          </table:table-cell>
          <table:table-cell table:formula="of:=MIN([.D116]; [.F116])" office:value-type="float" office:value="60">
            <text:p>6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40.html">H早苗</text:a></text:p>
          </table:table-cell>
          <table:table-cell table:number-columns-repeated="8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/>
          <table:table-cell table:formula="of:=[.BD116]+[.BE116]" office:value-type="float" office:value="181600">
            <text:p>181600</text:p>
          </table:table-cell>
          <table:table-cell table:style-name="ce26" table:formula="of:=([.C116]*2+64+130)*([.E116]*2+25)" office:value-type="float" office:value="88530">
            <text:p>88530</text:p>
          </table:table-cell>
          <table:table-cell table:formula="of:=([.C116]*2+64+130)*([.G116]*2+25)" office:value-type="float" office:value="93070">
            <text:p>93070</text:p>
          </table:table-cell>
          <table:table-cell table:formula="of:=([.D116]*2+89)*([.H116]*2+89)" office:value-type="float" office:value="56221">
            <text:p>56221</text:p>
          </table:table-cell>
          <table:table-cell table:formula="of:=([.F116]*2+89)*([.H116]*2+89)" office:value-type="float" office:value="72361">
            <text:p>72361</text:p>
          </table:table-cell>
          <table:table-cell table:formula="of:=[.BC116]*(MAX([.D116]; [.F116])*2+89)" office:value-type="float" office:value="48850400">
            <text:p>48850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117:.H117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D早苗</text:a></text:p>
          </table:table-cell>
          <table:table-cell table:number-columns-repeated="2"/>
          <table:table-cell table:formula="of:=[.BD117]+[.BE117]" office:value-type="float" office:value="195360">
            <text:p>195360</text:p>
          </table:table-cell>
          <table:table-cell table:style-name="ce26" table:formula="of:=([.C117]*2+64+130)*([.E117]*2+25)" office:value-type="float" office:value="86580">
            <text:p>86580</text:p>
          </table:table-cell>
          <table:table-cell table:style-name="ce27" table:formula="of:=([.C117]*2+64+130)*([.G117]*2+25)" office:value-type="float" office:value="108780">
            <text:p>108780</text:p>
          </table:table-cell>
          <table:table-cell table:formula="of:=([.D117]*2+89)*([.H117]*2+89)" office:value-type="float" office:value="54531">
            <text:p>54531</text:p>
          </table:table-cell>
          <table:table-cell table:formula="of:=([.F117]*2+89)*([.H117]*2+89)" office:value-type="float" office:value="54531">
            <text:p>54531</text:p>
          </table:table-cell>
          <table:table-cell table:formula="of:=[.BC117]*(MAX([.D117]; [.F117])*2+89)" office:value-type="float" office:value="48644640">
            <text:p>486446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7">
            <text:p>117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18:.H118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18]-[.N118]" office:value-type="float" office:value="480">
            <text:p>480</text:p>
          </table:table-cell>
          <table:table-cell table:formula="of:=MIN([.D118]; [.F118])" office:value-type="float" office:value="80">
            <text:p>8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0.html">JK早苗</text:a></text:p>
          </table:table-cell>
          <table:table-cell table:number-columns-repeated="2"/>
          <table:table-cell table:formula="of:=[.BD118]+[.BE118]" office:value-type="float" office:value="161600">
            <text:p>161600</text:p>
          </table:table-cell>
          <table:table-cell table:formula="of:=([.C118]*2+64+130)*([.E118]*2+25)" office:value-type="float" office:value="78780">
            <text:p>78780</text:p>
          </table:table-cell>
          <table:table-cell table:formula="of:=([.C118]*2+64+130)*([.G118]*2+25)" office:value-type="float" office:value="82820">
            <text:p>82820</text:p>
          </table:table-cell>
          <table:table-cell table:formula="of:=([.D118]*2+89)*([.H118]*2+89)" office:value-type="float" office:value="66981">
            <text:p>66981</text:p>
          </table:table-cell>
          <table:table-cell table:formula="of:=([.F118]*2+89)*([.H118]*2+89)" office:value-type="float" office:value="83121">
            <text:p>83121</text:p>
          </table:table-cell>
          <table:table-cell table:formula="of:=[.BC118]*(MAX([.D118]; [.F118])*2+89)" office:value-type="float" office:value="49934400">
            <text:p>49934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18">
            <text:p>118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19:.H119])" office:value-type="float" office:value="360">
            <text:p>3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19]-[.N119]" office:value-type="float" office:value="340">
            <text:p>340</text:p>
          </table:table-cell>
          <table:table-cell table:formula="of:=MIN([.D119]; [.F119])" office:value-type="float" office:value="20">
            <text:p>20</text:p>
          </table:table-cell>
          <table:table-cell table:style-name="ce22" office:value-type="string">
            <text:p>30%回避↑</text:p>
          </table:table-cell>
          <table:table-cell table:style-name="ce22"/>
          <table:table-cell table:style-name="ce2" office:value-type="string">
            <text:p><text:a xlink:href="http://www14.atwiki.jp/tamakagura/pages/28.html">ちび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19]*2+89)*[.X119]*IF(OR([.J119]=[.V119]; [.K119]=[.V119]); 1.5; 1)" office:value-type="float" office:value="29880">
            <text:p>29880</text:p>
          </table:table-cell>
          <table:table-cell table:style-name="ce2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ちびサニー</text:a></text:p>
          </table:table-cell>
          <table:table-cell table:number-columns-repeated="2"/>
          <table:table-cell table:formula="of:=[.BD119]+[.BE119]" office:value-type="float" office:value="109740">
            <text:p>109740</text:p>
          </table:table-cell>
          <table:table-cell table:formula="of:=([.C119]*2+64+130)*([.E119]*2+25)" office:value-type="float" office:value="51330">
            <text:p>51330</text:p>
          </table:table-cell>
          <table:table-cell table:formula="of:=([.C119]*2+64+130)*([.G119]*2+25)" office:value-type="float" office:value="58410">
            <text:p>58410</text:p>
          </table:table-cell>
          <table:table-cell table:formula="of:=([.D119]*2+89)*([.H119]*2+89)" office:value-type="float" office:value="24381">
            <text:p>24381</text:p>
          </table:table-cell>
          <table:table-cell table:formula="of:=([.F119]*2+89)*([.H119]*2+89)" office:value-type="float" office:value="47061">
            <text:p>47061</text:p>
          </table:table-cell>
          <table:table-cell table:formula="of:=[.BC119]*(MAX([.D119]; [.F119])*2+89)" office:value-type="float" office:value="27325260">
            <text:p>27325260</text:p>
          </table:table-cell>
          <table:table-cell/>
        </table:table-row>
        <table:table-row table:style-name="ro5">
          <table:table-cell office:value-type="float" office:value="119">
            <text:p>119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table:formula="of:=SUM([.C120:.H120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20]-[.N120]" office:value-type="float" office:value="480">
            <text:p>480</text:p>
          </table:table-cell>
          <table:table-cell table:formula="of:=MIN([.D120]; [.F120])" office:value-type="float" office:value="20">
            <text:p>2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炎被弾時C↑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0]*2+89)*[.X120]*IF(OR([.J120]=[.V120]; [.K120]=[.V120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28.html">Nサニー</text:a></text:p>
          </table:table-cell>
          <table:table-cell table:number-columns-repeated="2"/>
          <table:table-cell table:formula="of:=[.BD120]+[.BE120]" office:value-type="float" office:value="164280">
            <text:p>164280</text:p>
          </table:table-cell>
          <table:table-cell table:style-name="ce26" table:formula="of:=([.C120]*2+64+130)*([.E120]*2+25)" office:value-type="float" office:value="82140">
            <text:p>82140</text:p>
          </table:table-cell>
          <table:table-cell table:formula="of:=([.C120]*2+64+130)*([.G120]*2+25)" office:value-type="float" office:value="82140">
            <text:p>82140</text:p>
          </table:table-cell>
          <table:table-cell table:formula="of:=([.D120]*2+89)*([.H120]*2+89)" office:value-type="float" office:value="33411">
            <text:p>33411</text:p>
          </table:table-cell>
          <table:table-cell table:formula="of:=([.F120]*2+89)*([.H120]*2+89)" office:value-type="float" office:value="80031">
            <text:p>80031</text:p>
          </table:table-cell>
          <table:table-cell table:formula="of:=[.BC120]*(MAX([.D120]; [.F120])*2+89)" office:value-type="float" office:value="50762520">
            <text:p>50762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121:.H121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21]-[.N121]" office:value-type="float" office:value="470">
            <text:p>470</text:p>
          </table:table-cell>
          <table:table-cell table:formula="of:=MIN([.D121]; [.F121])" office:value-type="float" office:value="30">
            <text:p>3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炎被弾時C↑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X121]*IF(OR([.J121]=[.V121]; [.K121]=[.V121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8.html">Tサニー</text:a></text:p>
          </table:table-cell>
          <table:table-cell table:number-columns-repeated="2"/>
          <table:table-cell table:formula="of:=[.BD121]+[.BE121]" office:value-type="float" office:value="169260">
            <text:p>169260</text:p>
          </table:table-cell>
          <table:table-cell table:style-name="ce26" table:formula="of:=([.C121]*2+64+130)*([.E121]*2+25)" office:value-type="float" office:value="84630">
            <text:p>84630</text:p>
          </table:table-cell>
          <table:table-cell table:formula="of:=([.C121]*2+64+130)*([.G121]*2+25)" office:value-type="float" office:value="84630">
            <text:p>84630</text:p>
          </table:table-cell>
          <table:table-cell table:formula="of:=([.D121]*2+89)*([.H121]*2+89)" office:value-type="float" office:value="40081">
            <text:p>40081</text:p>
          </table:table-cell>
          <table:table-cell table:formula="of:=([.F121]*2+89)*([.H121]*2+89)" office:value-type="float" office:value="72361">
            <text:p>72361</text:p>
          </table:table-cell>
          <table:table-cell table:formula="of:=[.BC121]*(MAX([.D121]; [.F121])*2+89)" office:value-type="float" office:value="45530940">
            <text:p>455309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1">
            <text:p>121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22:.H122])" office:value-type="float" office:value="500">
            <text:p>5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2]-[.N122]" office:value-type="float" office:value="460">
            <text:p>460</text:p>
          </table:table-cell>
          <table:table-cell table:formula="of:=MIN([.D122]; [.F122])" office:value-type="float" office:value="40">
            <text:p>4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炎被弾時C↑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2]*2+89)*[.X122]*IF(OR([.J122]=[.V122]; [.K122]=[.V122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28.html">Hサニー</text:a></text:p>
          </table:table-cell>
          <table:table-cell table:number-columns-repeated="2"/>
          <table:table-cell table:formula="of:=[.BD122]+[.BE122]" office:value-type="float" office:value="169740">
            <text:p>169740</text:p>
          </table:table-cell>
          <table:table-cell table:style-name="ce26" table:formula="of:=([.C122]*2+64+130)*([.E122]*2+25)" office:value-type="float" office:value="84870">
            <text:p>84870</text:p>
          </table:table-cell>
          <table:table-cell table:formula="of:=([.C122]*2+64+130)*([.G122]*2+25)" office:value-type="float" office:value="84870">
            <text:p>84870</text:p>
          </table:table-cell>
          <table:table-cell table:formula="of:=([.D122]*2+89)*([.H122]*2+89)" office:value-type="float" office:value="42081">
            <text:p>42081</text:p>
          </table:table-cell>
          <table:table-cell table:formula="of:=([.F122]*2+89)*([.H122]*2+89)" office:value-type="float" office:value="66981">
            <text:p>66981</text:p>
          </table:table-cell>
          <table:table-cell table:formula="of:=[.BC122]*(MAX([.D122]; [.F122])*2+89)" office:value-type="float" office:value="45660060">
            <text:p>45660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2">
            <text:p>122</text:p>
          </table:table-cell>
          <table:table-cell table:style-name="ce2" office:value-type="string">
            <text:p><text:a xlink:href="http://www14.atwiki.jp/tamakagura/pages/211.html">ちびサラ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123:.H123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3]-[.N123]" office:value-type="float" office:value="330">
            <text:p>330</text:p>
          </table:table-cell>
          <table:table-cell table:formula="of:=MIN([.D123]; [.F123])" office:value-type="float" office:value="50">
            <text:p>5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style-name="ce2" office:value-type="string">
            <text:p><text:a xlink:href="http://www14.atwiki.jp/tamakagura/pages/211.html">ちびサラ</text:a></text:p>
          </table:table-cell>
          <table:table-cell table:number-columns-repeated="8"/>
          <table:table-cell table:style-name="ce2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211.html">ちびサラ</text:a></text:p>
          </table:table-cell>
          <table:table-cell table:number-columns-repeated="2"/>
          <table:table-cell table:formula="of:=[.BD123]+[.BE123]" office:value-type="float" office:value="100980">
            <text:p>100980</text:p>
          </table:table-cell>
          <table:table-cell table:formula="of:=([.C123]*2+64+130)*([.E123]*2+25)" office:value-type="float" office:value="54230">
            <text:p>54230</text:p>
          </table:table-cell>
          <table:table-cell table:formula="of:=([.C123]*2+64+130)*([.G123]*2+25)" office:value-type="float" office:value="46750">
            <text:p>46750</text:p>
          </table:table-cell>
          <table:table-cell table:formula="of:=([.D123]*2+89)*([.H123]*2+89)" office:value-type="float" office:value="47061">
            <text:p>47061</text:p>
          </table:table-cell>
          <table:table-cell table:formula="of:=([.F123]*2+89)*([.H123]*2+89)" office:value-type="float" office:value="35721">
            <text:p>35721</text:p>
          </table:table-cell>
          <table:table-cell table:formula="of:=[.BC123]*(MAX([.D123]; [.F123])*2+89)" office:value-type="float" office:value="25144020">
            <text:p>25144020</text:p>
          </table:table-cell>
          <table:table-cell/>
        </table:table-row>
        <table:table-row table:style-name="ro5">
          <table:table-cell office:value-type="float" office:value="123">
            <text:p>123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124:.H12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24]-[.N124]" office:value-type="float" office:value="460">
            <text:p>460</text:p>
          </table:table-cell>
          <table:table-cell table:formula="of:=MIN([.D124]; [.F124])" office:value-type="float" office:value="70">
            <text:p>7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ピンチ能力1.1倍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24]*2+89)*[.X124]*IF(OR([.J124]=[.V124]; [.K124]=[.V124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11.html">Nサラ</text:a></text:p>
          </table:table-cell>
          <table:table-cell table:number-columns-repeated="2"/>
          <table:table-cell table:formula="of:=[.BD124]+[.BE124]" office:value-type="float" office:value="178080">
            <text:p>178080</text:p>
          </table:table-cell>
          <table:table-cell table:formula="of:=([.C124]*2+64+130)*([.E124]*2+25)" office:value-type="float" office:value="99640">
            <text:p>99640</text:p>
          </table:table-cell>
          <table:table-cell table:formula="of:=([.C124]*2+64+130)*([.G124]*2+25)" office:value-type="float" office:value="78440">
            <text:p>78440</text:p>
          </table:table-cell>
          <table:table-cell table:formula="of:=([.D124]*2+89)*([.H124]*2+89)" office:value-type="float" office:value="61601">
            <text:p>61601</text:p>
          </table:table-cell>
          <table:table-cell table:formula="of:=([.F124]*2+89)*([.H124]*2+89)" office:value-type="float" office:value="52441">
            <text:p>52441</text:p>
          </table:table-cell>
          <table:table-cell table:formula="of:=[.BC124]*(MAX([.D124]; [.F124])*2+89)" office:value-type="float" office:value="47903520">
            <text:p>47903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4">
            <text:p>124</text:p>
          </table:table-cell>
          <table:table-cell table:style-name="ce2" office:value-type="string">
            <text:p><text:a xlink:href="http://www14.atwiki.jp/tamakagura/pages/210.html">ちびサリエ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table:formula="of:=SUM([.C125:.H125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5]-[.N125]" office:value-type="float" office:value="420">
            <text:p>420</text:p>
          </table:table-cell>
          <table:table-cell table:formula="of:=MIN([.D125]; [.F125])" office:value-type="float" office:value="30">
            <text:p>30</text:p>
          </table:table-cell>
          <table:table-cell table:style-name="ce22" office:value-type="string">
            <text:p>能力低下防止</text:p>
          </table:table-cell>
          <table:table-cell table:style-name="ce22"/>
          <table:table-cell table:style-name="ce2" office:value-type="string">
            <text:p><text:a xlink:href="http://www14.atwiki.jp/tamakagura/pages/210.html">ちびサリエル</text:a></text:p>
          </table:table-cell>
          <table:table-cell table:number-columns-repeated="8"/>
          <table:table-cell table:style-name="ce2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ちびサリエル</text:a></text:p>
          </table:table-cell>
          <table:table-cell table:number-columns-repeated="2"/>
          <table:table-cell table:formula="of:=[.BD125]+[.BE125]" office:value-type="float" office:value="123420">
            <text:p>123420</text:p>
          </table:table-cell>
          <table:table-cell table:formula="of:=([.C125]*2+64+130)*([.E125]*2+25)" office:value-type="float" office:value="57970">
            <text:p>57970</text:p>
          </table:table-cell>
          <table:table-cell table:formula="of:=([.C125]*2+64+130)*([.G125]*2+25)" office:value-type="float" office:value="65450">
            <text:p>65450</text:p>
          </table:table-cell>
          <table:table-cell table:formula="of:=([.D125]*2+89)*([.H125]*2+89)" office:value-type="float" office:value="76941">
            <text:p>76941</text:p>
          </table:table-cell>
          <table:table-cell table:formula="of:=([.F125]*2+89)*([.H125]*2+89)" office:value-type="float" office:value="37101">
            <text:p>37101</text:p>
          </table:table-cell>
          <table:table-cell table:formula="of:=[.BC125]*(MAX([.D125]; [.F125])*2+89)" office:value-type="float" office:value="38136780">
            <text:p>38136780</text:p>
          </table:table-cell>
          <table:table-cell/>
        </table:table-row>
        <table:table-row table:style-name="ro5">
          <table:table-cell office:value-type="float" office:value="125">
            <text:p>125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13" table:formula="of:=SUM([.C126:.H12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26]-[.N126]" office:value-type="float" office:value="490">
            <text:p>490</text:p>
          </table:table-cell>
          <table:table-cell table:formula="of:=MIN([.D126]; [.F126])" office:value-type="float" office:value="90">
            <text:p>9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気絶時25%D</text:p>
          </table:table-cell>
          <table:table-cell table:style-name="ce2" office:value-type="string">
            <text:p><text:a xlink:href="http://www14.atwiki.jp/tamakagura/pages/210.html">Aサリエル</text:a></text:p>
          </table:table-cell>
          <table:table-cell table:number-columns-repeated="8"/>
          <table:table-cell table:style-name="ce2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10.html">Aサリエル</text:a></text:p>
          </table:table-cell>
          <table:table-cell table:number-columns-repeated="2"/>
          <table:table-cell table:formula="of:=[.BD126]+[.BE126]" office:value-type="float" office:value="145780">
            <text:p>145780</text:p>
          </table:table-cell>
          <table:table-cell table:formula="of:=([.C126]*2+64+130)*([.E126]*2+25)" office:value-type="float" office:value="68950">
            <text:p>68950</text:p>
          </table:table-cell>
          <table:table-cell table:formula="of:=([.C126]*2+64+130)*([.G126]*2+25)" office:value-type="float" office:value="76830">
            <text:p>76830</text:p>
          </table:table-cell>
          <table:table-cell table:style-name="ce27" table:formula="of:=([.D126]*2+89)*([.H126]*2+89)" office:value-type="float" office:value="99261">
            <text:p>99261</text:p>
          </table:table-cell>
          <table:table-cell table:formula="of:=([.F126]*2+89)*([.H126]*2+89)" office:value-type="float" office:value="72361">
            <text:p>72361</text:p>
          </table:table-cell>
          <table:table-cell table:formula="of:=[.BC126]*(MAX([.D126]; [.F126])*2+89)" office:value-type="float" office:value="53792820">
            <text:p>537928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table:style-name="ce2" office:value-type="string">
            <text:p><text:a xlink:href="http://www14.atwiki.jp/tamakagura/pages/143.html">ちびしずは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127:.H127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7]-[.N127]" office:value-type="float" office:value="350">
            <text:p>350</text:p>
          </table:table-cell>
          <table:table-cell table:formula="of:=MIN([.D127]; [.F127])" office:value-type="float" office:value="30">
            <text:p>30</text:p>
          </table:table-cell>
          <table:table-cell table:style-name="ce22" office:value-type="string">
            <text:p>敵VP4%減少</text:p>
          </table:table-cell>
          <table:table-cell table:style-name="ce22"/>
          <table:table-cell table:style-name="ce2" office:value-type="string">
            <text:p><text:a xlink:href="http://www14.atwiki.jp/tamakagura/pages/143.html">ちびしずは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ちびしずは</text:a></text:p>
          </table:table-cell>
          <table:table-cell table:number-columns-repeated="2"/>
          <table:table-cell table:formula="of:=[.BD127]+[.BE127]" office:value-type="float" office:value="116820">
            <text:p>116820</text:p>
          </table:table-cell>
          <table:table-cell table:formula="of:=([.C127]*2+64+130)*([.E127]*2+25)" office:value-type="float" office:value="54870">
            <text:p>54870</text:p>
          </table:table-cell>
          <table:table-cell table:formula="of:=([.C127]*2+64+130)*([.G127]*2+25)" office:value-type="float" office:value="61950">
            <text:p>61950</text:p>
          </table:table-cell>
          <table:table-cell table:formula="of:=([.D127]*2+89)*([.H127]*2+89)" office:value-type="float" office:value="47561">
            <text:p>47561</text:p>
          </table:table-cell>
          <table:table-cell table:formula="of:=([.F127]*2+89)*([.H127]*2+89)" office:value-type="float" office:value="29651">
            <text:p>29651</text:p>
          </table:table-cell>
          <table:table-cell table:formula="of:=[.BC127]*(MAX([.D127]; [.F127])*2+89)" office:value-type="float" office:value="27919980">
            <text:p>27919980</text:p>
          </table:table-cell>
          <table:table-cell/>
        </table:table-row>
        <table:table-row table:style-name="ro5">
          <table:table-cell office:value-type="float" office:value="127">
            <text:p>127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128:.H128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28]-[.N128]" office:value-type="float" office:value="470">
            <text:p>470</text:p>
          </table:table-cell>
          <table:table-cell table:formula="of:=MIN([.D128]; [.F128])" office:value-type="float" office:value="60">
            <text:p>6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15%複数能力↓</text:p>
          </table:table-cell>
          <table:table-cell table:style-name="ce2" office:value-type="string">
            <text:p><text:a xlink:href="http://www14.atwiki.jp/tamakagura/pages/143.html">A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A静葉</text:a></text:p>
          </table:table-cell>
          <table:table-cell table:number-columns-repeated="2"/>
          <table:table-cell table:formula="of:=[.BD128]+[.BE128]" office:value-type="float" office:value="145860">
            <text:p>145860</text:p>
          </table:table-cell>
          <table:table-cell table:formula="of:=([.C128]*2+64+130)*([.E128]*2+25)" office:value-type="float" office:value="69190">
            <text:p>69190</text:p>
          </table:table-cell>
          <table:table-cell table:formula="of:=([.C128]*2+64+130)*([.G128]*2+25)" office:value-type="float" office:value="76670">
            <text:p>76670</text:p>
          </table:table-cell>
          <table:table-cell table:formula="of:=([.D128]*2+89)*([.H128]*2+89)" office:value-type="float" office:value="84501">
            <text:p>84501</text:p>
          </table:table-cell>
          <table:table-cell table:formula="of:=([.F128]*2+89)*([.H128]*2+89)" office:value-type="float" office:value="47861">
            <text:p>47861</text:p>
          </table:table-cell>
          <table:table-cell table:formula="of:=[.BC128]*(MAX([.D128]; [.F128])*2+89)" office:value-type="float" office:value="53822340">
            <text:p>53822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129:.H12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29]-[.N129]" office:value-type="float" office:value="470">
            <text:p>470</text:p>
          </table:table-cell>
          <table:table-cell table:formula="of:=MIN([.D129]; [.F129])" office:value-type="float" office:value="60">
            <text:p>6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15%複数能力↓</text:p>
          </table:table-cell>
          <table:table-cell table:style-name="ce2" office:value-type="string">
            <text:p><text:a xlink:href="http://www14.atwiki.jp/tamakagura/pages/143.html">T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T静葉</text:a></text:p>
          </table:table-cell>
          <table:table-cell table:number-columns-repeated="2"/>
          <table:table-cell table:formula="of:=[.BD129]+[.BE129]" office:value-type="float" office:value="182040">
            <text:p>182040</text:p>
          </table:table-cell>
          <table:table-cell table:style-name="ce26" table:formula="of:=([.C129]*2+64+130)*([.E129]*2+25)" office:value-type="float" office:value="91020">
            <text:p>91020</text:p>
          </table:table-cell>
          <table:table-cell table:formula="of:=([.C129]*2+64+130)*([.G129]*2+25)" office:value-type="float" office:value="91020">
            <text:p>91020</text:p>
          </table:table-cell>
          <table:table-cell table:formula="of:=([.D129]*2+89)*([.H129]*2+89)" office:value-type="float" office:value="62491">
            <text:p>62491</text:p>
          </table:table-cell>
          <table:table-cell table:formula="of:=([.F129]*2+89)*([.H129]*2+89)" office:value-type="float" office:value="43681">
            <text:p>43681</text:p>
          </table:table-cell>
          <table:table-cell table:formula="of:=[.BC129]*(MAX([.D129]; [.F129])*2+89)" office:value-type="float" office:value="54429960">
            <text:p>54429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29">
            <text:p>129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130:.H130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30]-[.N130]" office:value-type="float" office:value="450">
            <text:p>450</text:p>
          </table:table-cell>
          <table:table-cell table:formula="of:=MIN([.D130]; [.F130])" office:value-type="float" office:value="80">
            <text:p>8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15%複数能力↓</text:p>
          </table:table-cell>
          <table:table-cell table:style-name="ce2" office:value-type="string">
            <text:p><text:a xlink:href="http://www14.atwiki.jp/tamakagura/pages/143.html">S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">S静葉</text:a></text:p>
          </table:table-cell>
          <table:table-cell table:number-columns-repeated="2"/>
          <table:table-cell table:formula="of:=[.BD130]+[.BE130]" office:value-type="float" office:value="145600">
            <text:p>145600</text:p>
          </table:table-cell>
          <table:table-cell table:formula="of:=([.C130]*2+64+130)*([.E130]*2+25)" office:value-type="float" office:value="70980">
            <text:p>70980</text:p>
          </table:table-cell>
          <table:table-cell table:formula="of:=([.C130]*2+64+130)*([.G130]*2+25)" office:value-type="float" office:value="74620">
            <text:p>74620</text:p>
          </table:table-cell>
          <table:table-cell table:formula="of:=([.D130]*2+89)*([.H130]*2+89)" office:value-type="float" office:value="76941">
            <text:p>76941</text:p>
          </table:table-cell>
          <table:table-cell table:formula="of:=([.F130]*2+89)*([.H130]*2+89)" office:value-type="float" office:value="76941">
            <text:p>76941</text:p>
          </table:table-cell>
          <table:table-cell table:formula="of:=[.BC130]*(MAX([.D130]; [.F130])*2+89)" office:value-type="float" office:value="36254400">
            <text:p>36254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0">
            <text:p>130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">
            <text:p>35</text:p>
          </table:table-cell>
          <table:table-cell table:style-name="ce2" table:formula="of:=SUM([.C131:.H131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1]-[.N131]" office:value-type="float" office:value="330">
            <text:p>330</text:p>
          </table:table-cell>
          <table:table-cell table:formula="of:=MIN([.D131]; [.F131])" office:value-type="float" office:value="30">
            <text:p>30</text:p>
          </table:table-cell>
          <table:table-cell table:style-name="ce22" office:value-type="string">
            <text:p>25%敵命中↓</text:p>
          </table:table-cell>
          <table:table-cell table:style-name="ce22"/>
          <table:table-cell table:style-name="ce2" office:value-type="string">
            <text:p><text:a xlink:href="http://www14.atwiki.jp/tamakagura/pages/179.html">しゃんはい</text:a></text:p>
          </table:table-cell>
          <table:table-cell table:number-columns-repeated="8"/>
          <table:table-cell table:style-name="ce2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9.html">しゃんはい</text:a></text:p>
          </table:table-cell>
          <table:table-cell table:number-columns-repeated="2"/>
          <table:table-cell table:formula="of:=[.BD131]+[.BE131]" office:value-type="float" office:value="103200">
            <text:p>103200</text:p>
          </table:table-cell>
          <table:table-cell table:formula="of:=([.C131]*2+64+130)*([.E131]*2+25)" office:value-type="float" office:value="56760">
            <text:p>56760</text:p>
          </table:table-cell>
          <table:table-cell table:formula="of:=([.C131]*2+64+130)*([.G131]*2+25)" office:value-type="float" office:value="46440">
            <text:p>46440</text:p>
          </table:table-cell>
          <table:table-cell table:formula="of:=([.D131]*2+89)*([.H131]*2+89)" office:value-type="float" office:value="44361">
            <text:p>44361</text:p>
          </table:table-cell>
          <table:table-cell table:formula="of:=([.F131]*2+89)*([.H131]*2+89)" office:value-type="float" office:value="23691">
            <text:p>23691</text:p>
          </table:table-cell>
          <table:table-cell table:formula="of:=[.BC131]*(MAX([.D131]; [.F131])*2+89)" office:value-type="float" office:value="28792800">
            <text:p>28792800</text:p>
          </table:table-cell>
          <table:table-cell/>
        </table:table-row>
        <table:table-row table:style-name="ro5">
          <table:table-cell office:value-type="float" office:value="131">
            <text:p>131</text:p>
          </table:table-cell>
          <table:table-cell table:style-name="ce2" office:value-type="string">
            <text:p><text:a xlink:href="http://www14.atwiki.jp/tamakagura/pages/79.html">ちびしょう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132:.H132])" office:value-type="float" office:value="400">
            <text:p>40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2]-[.N132]" office:value-type="float" office:value="350">
            <text:p>350</text:p>
          </table:table-cell>
          <table:table-cell table:formula="of:=MIN([.D132]; [.F132])" office:value-type="float" office:value="50">
            <text:p>50</text:p>
          </table:table-cell>
          <table:table-cell table:style-name="ce22" office:value-type="string">
            <text:p>装備奪取</text:p>
          </table:table-cell>
          <table:table-cell table:style-name="ce22"/>
          <table:table-cell table:style-name="ce2" office:value-type="string">
            <text:p><text:a xlink:href="http://www14.atwiki.jp/tamakagura/pages/79.html">ちびしょう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ちびしょう</text:a></text:p>
          </table:table-cell>
          <table:table-cell table:number-columns-repeated="2"/>
          <table:table-cell table:formula="of:=[.BD132]+[.BE132]" office:value-type="float" office:value="123420">
            <text:p>123420</text:p>
          </table:table-cell>
          <table:table-cell table:formula="of:=([.C132]*2+64+130)*([.E132]*2+25)" office:value-type="float" office:value="57970">
            <text:p>57970</text:p>
          </table:table-cell>
          <table:table-cell table:formula="of:=([.C132]*2+64+130)*([.G132]*2+25)" office:value-type="float" office:value="65450">
            <text:p>65450</text:p>
          </table:table-cell>
          <table:table-cell table:formula="of:=([.D132]*2+89)*([.H132]*2+89)" office:value-type="float" office:value="28161">
            <text:p>28161</text:p>
          </table:table-cell>
          <table:table-cell table:formula="of:=([.F132]*2+89)*([.H132]*2+89)" office:value-type="float" office:value="40081">
            <text:p>40081</text:p>
          </table:table-cell>
          <table:table-cell table:formula="of:=[.BC132]*(MAX([.D132]; [.F132])*2+89)" office:value-type="float" office:value="33199980">
            <text:p>33199980</text:p>
          </table:table-cell>
          <table:table-cell/>
        </table:table-row>
        <table:table-row table:style-name="ro5">
          <table:table-cell office:value-type="float" office:value="132">
            <text:p>132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table:formula="of:=SUM([.C133:.H133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33]-[.N133]" office:value-type="float" office:value="455">
            <text:p>455</text:p>
          </table:table-cell>
          <table:table-cell table:formula="of:=MIN([.D133]; [.F133])" office:value-type="float" office:value="90">
            <text:p>90</text:p>
          </table:table-cell>
          <table:table-cell table:style-name="ce22" office:value-type="string">
            <text:p>装備奪取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79.html">N星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N星</text:a></text:p>
          </table:table-cell>
          <table:table-cell office:value-type="string">
            <text:p>○</text:p>
          </table:table-cell>
          <table:table-cell/>
          <table:table-cell table:formula="of:=[.BD133]+[.BE133]" office:value-type="float" office:value="161460">
            <text:p>161460</text:p>
          </table:table-cell>
          <table:table-cell table:formula="of:=([.C133]*2+64+130)*([.E133]*2+25)" office:value-type="float" office:value="76590">
            <text:p>76590</text:p>
          </table:table-cell>
          <table:table-cell table:formula="of:=([.C133]*2+64+130)*([.G133]*2+25)" office:value-type="float" office:value="84870">
            <text:p>84870</text:p>
          </table:table-cell>
          <table:table-cell table:formula="of:=([.D133]*2+89)*([.H133]*2+89)" office:value-type="float" office:value="58911">
            <text:p>58911</text:p>
          </table:table-cell>
          <table:table-cell table:formula="of:=([.F133]*2+89)*([.H133]*2+89)" office:value-type="float" office:value="67671">
            <text:p>67671</text:p>
          </table:table-cell>
          <table:table-cell table:formula="of:=[.BC133]*(MAX([.D133]; [.F133])*2+89)" office:value-type="float" office:value="49891140">
            <text:p>49891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3">
            <text:p>133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34:.H134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34]-[.N134]" office:value-type="float" office:value="465">
            <text:p>465</text:p>
          </table:table-cell>
          <table:table-cell table:formula="of:=MIN([.D134]; [.F134])" office:value-type="float" office:value="80">
            <text:p>80</text:p>
          </table:table-cell>
          <table:table-cell table:style-name="ce22" office:value-type="string">
            <text:p>装備奪取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79.html">T星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/>
          <table:table-cell table:formula="of:=[.BD134]+[.BE134]" office:value-type="float" office:value="169740">
            <text:p>169740</text:p>
          </table:table-cell>
          <table:table-cell table:formula="of:=([.C134]*2+64+130)*([.E134]*2+25)" office:value-type="float" office:value="76590">
            <text:p>76590</text:p>
          </table:table-cell>
          <table:table-cell table:formula="of:=([.C134]*2+64+130)*([.G134]*2+25)" office:value-type="float" office:value="93150">
            <text:p>93150</text:p>
          </table:table-cell>
          <table:table-cell table:formula="of:=([.D134]*2+89)*([.H134]*2+89)" office:value-type="float" office:value="52041">
            <text:p>52041</text:p>
          </table:table-cell>
          <table:table-cell table:formula="of:=([.F134]*2+89)*([.H134]*2+89)" office:value-type="float" office:value="66671">
            <text:p>66671</text:p>
          </table:table-cell>
          <table:table-cell table:formula="of:=[.BC134]*(MAX([.D134]; [.F134])*2+89)" office:value-type="float" office:value="54147060">
            <text:p>54147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4">
            <text:p>134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35:.H135])" office:value-type="float" office:value="545">
            <text:p>545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22" office:value-type="string">
            <text:p>装備奪取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79.html">H星</text:a></text:p>
          </table:table-cell>
          <table:table-cell table:number-columns-repeated="8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/>
          <table:table-cell table:formula="of:=[.BD135]+[.BE135]" office:value-type="float" office:value="149480">
            <text:p>149480</text:p>
          </table:table-cell>
          <table:table-cell table:formula="of:=([.C135]*2+64+130)*([.E135]*2+25)" office:value-type="float" office:value="66660">
            <text:p>66660</text:p>
          </table:table-cell>
          <table:table-cell table:formula="of:=([.C135]*2+64+130)*([.G135]*2+25)" office:value-type="float" office:value="82820">
            <text:p>82820</text:p>
          </table:table-cell>
          <table:table-cell table:formula="of:=([.D135]*2+89)*([.H135]*2+89)" office:value-type="float" office:value="66981">
            <text:p>66981</text:p>
          </table:table-cell>
          <table:table-cell table:formula="of:=([.F135]*2+89)*([.H135]*2+89)" office:value-type="float" office:value="76941">
            <text:p>76941</text:p>
          </table:table-cell>
          <table:table-cell table:formula="of:=[.BC135]*(MAX([.D135]; [.F135])*2+89)" office:value-type="float" office:value="46189320">
            <text:p>461893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table:style-name="ce2" office:value-type="string">
            <text:p><text:a xlink:href="http://www14.atwiki.jp/tamakagura/pages/32.html">ちびしんき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136:.H136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6]-[.N136]" office:value-type="float" office:value="420">
            <text:p>420</text:p>
          </table:table-cell>
          <table:table-cell table:formula="of:=MIN([.D136]; [.F136])" office:value-type="float" office:value="30">
            <text:p>3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32.html">ちびしんき</text:a></text:p>
          </table:table-cell>
          <table:table-cell table:number-columns-repeated="8"/>
          <table:table-cell table:style-name="ce2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ちびしんき</text:a></text:p>
          </table:table-cell>
          <table:table-cell table:number-columns-repeated="2"/>
          <table:table-cell table:formula="of:=[.BD136]+[.BE136]" office:value-type="float" office:value="149720">
            <text:p>149720</text:p>
          </table:table-cell>
          <table:table-cell table:formula="of:=([.C136]*2+64+130)*([.E136]*2+25)" office:value-type="float" office:value="72890">
            <text:p>72890</text:p>
          </table:table-cell>
          <table:table-cell table:formula="of:=([.C136]*2+64+130)*([.G136]*2+25)" office:value-type="float" office:value="76830">
            <text:p>76830</text:p>
          </table:table-cell>
          <table:table-cell table:formula="of:=([.D136]*2+89)*([.H136]*2+89)" office:value-type="float" office:value="28161">
            <text:p>28161</text:p>
          </table:table-cell>
          <table:table-cell table:formula="of:=([.F136]*2+89)*([.H136]*2+89)" office:value-type="float" office:value="56511">
            <text:p>56511</text:p>
          </table:table-cell>
          <table:table-cell table:formula="of:=[.BC136]*(MAX([.D136]; [.F136])*2+89)" office:value-type="float" office:value="44766280">
            <text:p>44766280</text:p>
          </table:table-cell>
          <table:table-cell/>
        </table:table-row>
        <table:table-row table:style-name="ro5">
          <table:table-cell office:value-type="float" office:value="136">
            <text:p>136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13" table:formula="of:=SUM([.C137:.H137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37]-[.N137]" office:value-type="float" office:value="495">
            <text:p>495</text:p>
          </table:table-cell>
          <table:table-cell table:formula="of:=MIN([.D137]; [.F137])" office:value-type="float" office:value="85">
            <text:p>85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32.html">H神綺</text:a></text:p>
          </table:table-cell>
          <table:table-cell table:number-columns-repeated="8"/>
          <table:table-cell table:style-name="ce2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2.html">H神綺</text:a></text:p>
          </table:table-cell>
          <table:table-cell table:number-columns-repeated="2"/>
          <table:table-cell table:formula="of:=[.BD137]+[.BE137]" office:value-type="float" office:value="199800">
            <text:p>199800</text:p>
          </table:table-cell>
          <table:table-cell table:formula="of:=([.C137]*2+64+130)*([.E137]*2+25)" office:value-type="float" office:value="99900">
            <text:p>99900</text:p>
          </table:table-cell>
          <table:table-cell table:formula="of:=([.C137]*2+64+130)*([.G137]*2+25)" office:value-type="float" office:value="99900">
            <text:p>99900</text:p>
          </table:table-cell>
          <table:table-cell table:formula="of:=([.D137]*2+89)*([.H137]*2+89)" office:value-type="float" office:value="54131">
            <text:p>54131</text:p>
          </table:table-cell>
          <table:table-cell table:formula="of:=([.F137]*2+89)*([.H137]*2+89)" office:value-type="float" office:value="64581">
            <text:p>64581</text:p>
          </table:table-cell>
          <table:table-cell table:style-name="ce27" table:formula="of:=[.BC137]*(MAX([.D137]; [.F137])*2+89)" office:value-type="float" office:value="61738200">
            <text:p>617382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7">
            <text:p>137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5"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table:formula="of:=SUM([.C138:.H138])" office:value-type="float" office:value="380">
            <text:p>3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8]-[.N138]" office:value-type="float" office:value="310">
            <text:p>310</text:p>
          </table:table-cell>
          <table:table-cell table:formula="of:=MIN([.D138]; [.F138])" office:value-type="float" office:value="70">
            <text:p>70</text:p>
          </table:table-cell>
          <table:table-cell table:style-name="ce22" office:value-type="string">
            <text:p>強制交代防止</text:p>
          </table:table-cell>
          <table:table-cell table:style-name="ce22"/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38]*2+89)*[.X138]*IF(OR([.J138]=[.V138]; [.K138]=[.V138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5.html">こしんぎょく</text:a></text:p>
          </table:table-cell>
          <table:table-cell table:number-columns-repeated="2"/>
          <table:table-cell table:formula="of:=[.BD138]+[.BE138]" office:value-type="float" office:value="110220">
            <text:p>110220</text:p>
          </table:table-cell>
          <table:table-cell table:formula="of:=([.C138]*2+64+130)*([.E138]*2+25)" office:value-type="float" office:value="55110">
            <text:p>55110</text:p>
          </table:table-cell>
          <table:table-cell table:formula="of:=([.C138]*2+64+130)*([.G138]*2+25)" office:value-type="float" office:value="55110">
            <text:p>55110</text:p>
          </table:table-cell>
          <table:table-cell table:formula="of:=([.D138]*2+89)*([.H138]*2+89)" office:value-type="float" office:value="34121">
            <text:p>34121</text:p>
          </table:table-cell>
          <table:table-cell table:formula="of:=([.F138]*2+89)*([.H138]*2+89)" office:value-type="float" office:value="34121">
            <text:p>34121</text:p>
          </table:table-cell>
          <table:table-cell table:formula="of:=[.BC138]*(MAX([.D138]; [.F138])*2+89)" office:value-type="float" office:value="25240380">
            <text:p>25240380</text:p>
          </table:table-cell>
          <table:table-cell/>
        </table:table-row>
        <table:table-row table:style-name="ro5">
          <table:table-cell office:value-type="float" office:value="138">
            <text:p>138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139:.H139])" office:value-type="float" office:value="530">
            <text:p>53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39]-[.N139]" office:value-type="float" office:value="450">
            <text:p>450</text:p>
          </table:table-cell>
          <table:table-cell table:formula="of:=MIN([.D139]; [.F139])" office:value-type="float" office:value="80">
            <text:p>80</text:p>
          </table:table-cell>
          <table:table-cell table:style-name="ce22" office:value-type="string">
            <text:p>強制交代防止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39]*2+89)*[.X139]*IF(OR([.J139]=[.V139]; [.K139]=[.V139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95.html">神玉</text:a></text:p>
          </table:table-cell>
          <table:table-cell table:number-columns-repeated="2"/>
          <table:table-cell table:formula="of:=[.BD139]+[.BE139]" office:value-type="float" office:value="194340">
            <text:p>194340</text:p>
          </table:table-cell>
          <table:table-cell table:style-name="ce26" table:formula="of:=([.C139]*2+64+130)*([.E139]*2+25)" office:value-type="float" office:value="97170">
            <text:p>97170</text:p>
          </table:table-cell>
          <table:table-cell table:formula="of:=([.C139]*2+64+130)*([.G139]*2+25)" office:value-type="float" office:value="97170">
            <text:p>97170</text:p>
          </table:table-cell>
          <table:table-cell table:formula="of:=([.D139]*2+89)*([.H139]*2+89)" office:value-type="float" office:value="47061">
            <text:p>47061</text:p>
          </table:table-cell>
          <table:table-cell table:formula="of:=([.F139]*2+89)*([.H139]*2+89)" office:value-type="float" office:value="47061">
            <text:p>47061</text:p>
          </table:table-cell>
          <table:table-cell table:formula="of:=[.BC139]*(MAX([.D139]; [.F139])*2+89)" office:value-type="float" office:value="48390660">
            <text:p>48390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39">
            <text:p>139</text:p>
          </table:table-cell>
          <table:table-cell table:style-name="ce2" office:value-type="string">
            <text:p><text:a xlink:href="http://www14.atwiki.jp/tamakagura/pages/119.html">ちびすいか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table:formula="of:=SUM([.C140:.H140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0]-[.N140]" office:value-type="float" office:value="380">
            <text:p>380</text:p>
          </table:table-cell>
          <table:table-cell table:formula="of:=MIN([.D140]; [.F140])" office:value-type="float" office:value="40">
            <text:p>40</text:p>
          </table:table-cell>
          <table:table-cell table:style-name="ce22" office:value-type="string">
            <text:p>敵追加発動10%↓</text:p>
          </table:table-cell>
          <table:table-cell table:style-name="ce22"/>
          <table:table-cell table:style-name="ce2" office:value-type="string">
            <text:p><text:a xlink:href="http://www14.atwiki.jp/tamakagura/pages/119.html">ちびすいか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ちびすいか</text:a></text:p>
          </table:table-cell>
          <table:table-cell table:number-columns-repeated="2"/>
          <table:table-cell table:formula="of:=[.BD140]+[.BE140]" office:value-type="float" office:value="134540">
            <text:p>134540</text:p>
          </table:table-cell>
          <table:table-cell table:formula="of:=([.C140]*2+64+130)*([.E140]*2+25)" office:value-type="float" office:value="71610">
            <text:p>71610</text:p>
          </table:table-cell>
          <table:table-cell table:formula="of:=([.C140]*2+64+130)*([.G140]*2+25)" office:value-type="float" office:value="62930">
            <text:p>62930</text:p>
          </table:table-cell>
          <table:table-cell table:formula="of:=([.D140]*2+89)*([.H140]*2+89)" office:value-type="float" office:value="43061">
            <text:p>43061</text:p>
          </table:table-cell>
          <table:table-cell table:formula="of:=([.F140]*2+89)*([.H140]*2+89)" office:value-type="float" office:value="25181">
            <text:p>25181</text:p>
          </table:table-cell>
          <table:table-cell table:formula="of:=[.BC140]*(MAX([.D140]; [.F140])*2+89)" office:value-type="float" office:value="38882060">
            <text:p>38882060</text:p>
          </table:table-cell>
          <table:table-cell/>
        </table:table-row>
        <table:table-row table:style-name="ro5">
          <table:table-cell office:value-type="float" office:value="140">
            <text:p>140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table:formula="of:=SUM([.C141:.H141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41]-[.N141]" office:value-type="float" office:value="500">
            <text:p>500</text:p>
          </table:table-cell>
          <table:table-cell table:formula="of:=MIN([.D141]; [.F141])" office:value-type="float" office:value="60">
            <text:p>6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ピンチ岩1.2倍</text:p>
          </table:table-cell>
          <table:table-cell table:style-name="ce2" office:value-type="string">
            <text:p><text:a xlink:href="http://www14.atwiki.jp/tamakagura/pages/119.html">A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A萃香</text:a></text:p>
          </table:table-cell>
          <table:table-cell table:number-columns-repeated="2"/>
          <table:table-cell table:formula="of:=[.BD141]+[.BE141]" office:value-type="float" office:value="170640">
            <text:p>170640</text:p>
          </table:table-cell>
          <table:table-cell table:style-name="ce26" table:formula="of:=([.C141]*2+64+130)*([.E141]*2+25)" office:value-type="float" office:value="92430">
            <text:p>92430</text:p>
          </table:table-cell>
          <table:table-cell table:formula="of:=([.C141]*2+64+130)*([.G141]*2+25)" office:value-type="float" office:value="78210">
            <text:p>78210</text:p>
          </table:table-cell>
          <table:table-cell table:formula="of:=([.D141]*2+89)*([.H141]*2+89)" office:value-type="float" office:value="73211">
            <text:p>73211</text:p>
          </table:table-cell>
          <table:table-cell table:formula="of:=([.F141]*2+89)*([.H141]*2+89)" office:value-type="float" office:value="37411">
            <text:p>37411</text:p>
          </table:table-cell>
          <table:table-cell table:style-name="ce27" table:formula="of:=[.BC141]*(MAX([.D141]; [.F141])*2+89)" office:value-type="float" office:value="69791760">
            <text:p>69791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1">
            <text:p>141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table:style-name="ce13" office:value-type="float" office:value="180">
            <text:p>1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table:formula="of:=SUM([.C142:.H142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42]-[.N142]" office:value-type="float" office:value="520">
            <text:p>520</text:p>
          </table:table-cell>
          <table:table-cell table:formula="of:=MIN([.D142]; [.F142])" office:value-type="float" office:value="40">
            <text:p>4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ピンチ岩1.2倍</text:p>
          </table:table-cell>
          <table:table-cell table:style-name="ce2" office:value-type="string">
            <text:p><text:a xlink:href="http://www14.atwiki.jp/tamakagura/pages/119.html">T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9.html">T萃香</text:a></text:p>
          </table:table-cell>
          <table:table-cell table:number-columns-repeated="2"/>
          <table:table-cell table:style-name="ce27" table:formula="of:=[.BD142]+[.BE142]" office:value-type="float" office:value="232680">
            <text:p>232680</text:p>
          </table:table-cell>
          <table:table-cell table:style-name="ce27" table:formula="of:=([.C142]*2+64+130)*([.E142]*2+25)" office:value-type="float" office:value="124650">
            <text:p>124650</text:p>
          </table:table-cell>
          <table:table-cell table:style-name="ce27" table:formula="of:=([.C142]*2+64+130)*([.G142]*2+25)" office:value-type="float" office:value="108030">
            <text:p>108030</text:p>
          </table:table-cell>
          <table:table-cell table:formula="of:=([.D142]*2+89)*([.H142]*2+89)" office:value-type="float" office:value="50511">
            <text:p>50511</text:p>
          </table:table-cell>
          <table:table-cell table:formula="of:=([.F142]*2+89)*([.H142]*2+89)" office:value-type="float" office:value="25181">
            <text:p>25181</text:p>
          </table:table-cell>
          <table:table-cell table:style-name="ce27" table:formula="of:=[.BC142]*(MAX([.D142]; [.F142])*2+89)" office:value-type="float" office:value="78878520">
            <text:p>78878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table:style-name="ce13" office:value-type="float" office:value="155">
            <text:p>15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143:.H143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143]-[.N143]" office:value-type="float" office:value="450">
            <text:p>450</text:p>
          </table:table-cell>
          <table:table-cell table:formula="of:=MIN([.D143]; [.F143])" office:value-type="float" office:value="110">
            <text:p>11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属性一致</text:p>
          </table:table-cell>
          <table:table-cell table:style-name="ce2" office:value-type="string">
            <text:p><text:a xlink:href="http://www14.atwiki.jp/tamakagura/pages/119.html">H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9.html">H萃香</text:a></text:p>
          </table:table-cell>
          <table:table-cell table:number-columns-repeated="2"/>
          <table:table-cell table:formula="of:=[.BD143]+[.BE143]" office:value-type="float" office:value="161280">
            <text:p>161280</text:p>
          </table:table-cell>
          <table:table-cell table:style-name="ce26" table:formula="of:=([.C143]*2+64+130)*([.E143]*2+25)" office:value-type="float" office:value="88200">
            <text:p>88200</text:p>
          </table:table-cell>
          <table:table-cell table:formula="of:=([.C143]*2+64+130)*([.G143]*2+25)" office:value-type="float" office:value="73080">
            <text:p>73080</text:p>
          </table:table-cell>
          <table:table-cell table:formula="of:=([.D143]*2+89)*([.H143]*2+89)" office:value-type="float" office:value="53901">
            <text:p>53901</text:p>
          </table:table-cell>
          <table:table-cell table:formula="of:=([.F143]*2+89)*([.H143]*2+89)" office:value-type="float" office:value="49131">
            <text:p>49131</text:p>
          </table:table-cell>
          <table:table-cell table:formula="of:=[.BC143]*(MAX([.D143]; [.F143])*2+89)" office:value-type="float" office:value="54673920">
            <text:p>54673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3">
            <text:p>143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5">
            <text:p>45</text:p>
          </table:table-cell>
          <table:table-cell table:style-name="ce2" table:formula="of:=SUM([.C144:.H144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144]-[.N144]" office:value-type="float" office:value="510">
            <text:p>510</text:p>
          </table:table-cell>
          <table:table-cell table:formula="of:=MIN([.D144]; [.F144])" office:value-type="float" office:value="50">
            <text:p>5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ピンチ岩1.2倍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19.html">D萃香</text:a></text:p>
          </table:table-cell>
          <table:table-cell table:number-columns-repeated="2"/>
          <table:table-cell table:style-name="ce27" table:formula="of:=[.BD144]+[.BE144]" office:value-type="float" office:value="215880">
            <text:p>215880</text:p>
          </table:table-cell>
          <table:table-cell table:style-name="ce27" table:formula="of:=([.C144]*2+64+130)*([.E144]*2+25)" office:value-type="float" office:value="115650">
            <text:p>115650</text:p>
          </table:table-cell>
          <table:table-cell table:style-name="ce27" table:formula="of:=([.C144]*2+64+130)*([.G144]*2+25)" office:value-type="float" office:value="100230">
            <text:p>100230</text:p>
          </table:table-cell>
          <table:table-cell table:formula="of:=([.D144]*2+89)*([.H144]*2+89)" office:value-type="float" office:value="58891">
            <text:p>58891</text:p>
          </table:table-cell>
          <table:table-cell table:formula="of:=([.F144]*2+89)*([.H144]*2+89)" office:value-type="float" office:value="33831">
            <text:p>33831</text:p>
          </table:table-cell>
          <table:table-cell table:style-name="ce27" table:formula="of:=[.BC144]*(MAX([.D144]; [.F144])*2+89)" office:value-type="float" office:value="71024520">
            <text:p>71024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4">
            <text:p>144</text:p>
          </table:table-cell>
          <table:table-cell table:style-name="ce2" office:value-type="string">
            <text:p><text:a xlink:href="http://www14.atwiki.jp/tamakagura/pages/60.html">ちびスター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145:.H145])" office:value-type="float" office:value="360">
            <text:p>36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5]-[.N145]" office:value-type="float" office:value="330">
            <text:p>330</text:p>
          </table:table-cell>
          <table:table-cell table:formula="of:=MIN([.D145]; [.F145])" office:value-type="float" office:value="30">
            <text:p>30</text:p>
          </table:table-cell>
          <table:table-cell table:style-name="ce22" office:value-type="string">
            <text:p>命中↑</text:p>
          </table:table-cell>
          <table:table-cell table:style-name="ce22"/>
          <table:table-cell table:style-name="ce2" office:value-type="string">
            <text:p><text:a xlink:href="http://www14.atwiki.jp/tamakagura/pages/60.html">ちびスター</text:a></text:p>
          </table:table-cell>
          <table:table-cell table:number-columns-repeated="8"/>
          <table:table-cell table:style-name="ce2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60.html">ちびスター</text:a></text:p>
          </table:table-cell>
          <table:table-cell table:number-columns-repeated="2"/>
          <table:table-cell table:formula="of:=[.BD145]+[.BE145]" office:value-type="float" office:value="110220">
            <text:p>110220</text:p>
          </table:table-cell>
          <table:table-cell table:formula="of:=([.C145]*2+64+130)*([.E145]*2+25)" office:value-type="float" office:value="51770">
            <text:p>51770</text:p>
          </table:table-cell>
          <table:table-cell table:formula="of:=([.C145]*2+64+130)*([.G145]*2+25)" office:value-type="float" office:value="58450">
            <text:p>58450</text:p>
          </table:table-cell>
          <table:table-cell table:formula="of:=([.D145]*2+89)*([.H145]*2+89)" office:value-type="float" office:value="28161">
            <text:p>28161</text:p>
          </table:table-cell>
          <table:table-cell table:formula="of:=([.F145]*2+89)*([.H145]*2+89)" office:value-type="float" office:value="43281">
            <text:p>43281</text:p>
          </table:table-cell>
          <table:table-cell table:formula="of:=[.BC145]*(MAX([.D145]; [.F145])*2+89)" office:value-type="float" office:value="25240380">
            <text:p>25240380</text:p>
          </table:table-cell>
          <table:table-cell/>
        </table:table-row>
        <table:table-row table:style-name="ro5">
          <table:table-cell office:value-type="float" office:value="145">
            <text:p>145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146:.H146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46]-[.N146]" office:value-type="float" office:value="460">
            <text:p>460</text:p>
          </table:table-cell>
          <table:table-cell table:formula="of:=MIN([.D146]; [.F146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水被弾時C↑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6]*2+89)*[.X146]*IF(OR([.J146]=[.V146]; [.K146]=[.V146]); 1.5; 1)" office:value-type="float" office:value="25110">
            <text:p>25110</text:p>
          </table:table-cell>
          <table:table-cell table:style-name="ce2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Nスター</text:a></text:p>
          </table:table-cell>
          <table:table-cell table:number-columns-repeated="2"/>
          <table:table-cell table:formula="of:=[.BD146]+[.BE146]" office:value-type="float" office:value="181800">
            <text:p>181800</text:p>
          </table:table-cell>
          <table:table-cell table:style-name="ce26" table:formula="of:=([.C146]*2+64+130)*([.E146]*2+25)" office:value-type="float" office:value="90900">
            <text:p>90900</text:p>
          </table:table-cell>
          <table:table-cell table:formula="of:=([.C146]*2+64+130)*([.G146]*2+25)" office:value-type="float" office:value="90900">
            <text:p>90900</text:p>
          </table:table-cell>
          <table:table-cell table:formula="of:=([.D146]*2+89)*([.H146]*2+89)" office:value-type="float" office:value="35321">
            <text:p>35321</text:p>
          </table:table-cell>
          <table:table-cell table:formula="of:=([.F146]*2+89)*([.H146]*2+89)" office:value-type="float" office:value="58311">
            <text:p>58311</text:p>
          </table:table-cell>
          <table:table-cell table:formula="of:=[.BC146]*(MAX([.D146]; [.F146])*2+89)" office:value-type="float" office:value="50722200">
            <text:p>507222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6">
            <text:p>146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147:.H147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47]-[.N147]" office:value-type="float" office:value="470">
            <text:p>470</text:p>
          </table:table-cell>
          <table:table-cell table:formula="of:=MIN([.D147]; [.F147])" office:value-type="float" office:value="30">
            <text:p>3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水被弾時C↑</text:p>
          </table:table-cell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Dスター</text:a></text:p>
          </table:table-cell>
          <table:table-cell table:number-columns-repeated="2"/>
          <table:table-cell table:style-name="ce27" table:formula="of:=[.BD147]+[.BE147]" office:value-type="float" office:value="203980">
            <text:p>203980</text:p>
          </table:table-cell>
          <table:table-cell table:style-name="ce27" table:formula="of:=([.C147]*2+64+130)*([.E147]*2+25)" office:value-type="float" office:value="101990">
            <text:p>101990</text:p>
          </table:table-cell>
          <table:table-cell table:style-name="ce27" table:formula="of:=([.C147]*2+64+130)*([.G147]*2+25)" office:value-type="float" office:value="101990">
            <text:p>101990</text:p>
          </table:table-cell>
          <table:table-cell table:formula="of:=([.D147]*2+89)*([.H147]*2+89)" office:value-type="float" office:value="31141">
            <text:p>31141</text:p>
          </table:table-cell>
          <table:table-cell table:formula="of:=([.F147]*2+89)*([.H147]*2+89)" office:value-type="float" office:value="52041">
            <text:p>52041</text:p>
          </table:table-cell>
          <table:table-cell table:formula="of:=[.BC147]*(MAX([.D147]; [.F147])*2+89)" office:value-type="float" office:value="50791020">
            <text:p>50791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7">
            <text:p>147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48:.H148])" office:value-type="float" office:value="500">
            <text:p>5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48]-[.N148]" office:value-type="float" office:value="460">
            <text:p>460</text:p>
          </table:table-cell>
          <table:table-cell table:formula="of:=MIN([.D148]; [.F148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水被弾時C↑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48]*2+89)*[.X148]*IF(OR([.J148]=[.V148]; [.K148]=[.V148]); 1.5; 1)" office:value-type="float" office:value="37665">
            <text:p>37665</text:p>
          </table:table-cell>
          <table:table-cell table:style-name="ce2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60.html">Hスター</text:a></text:p>
          </table:table-cell>
          <table:table-cell table:number-columns-repeated="2"/>
          <table:table-cell table:formula="of:=[.BD148]+[.BE148]" office:value-type="float" office:value="169260">
            <text:p>169260</text:p>
          </table:table-cell>
          <table:table-cell table:style-name="ce26" table:formula="of:=([.C148]*2+64+130)*([.E148]*2+25)" office:value-type="float" office:value="84630">
            <text:p>84630</text:p>
          </table:table-cell>
          <table:table-cell table:formula="of:=([.C148]*2+64+130)*([.G148]*2+25)" office:value-type="float" office:value="84630">
            <text:p>84630</text:p>
          </table:table-cell>
          <table:table-cell table:formula="of:=([.D148]*2+89)*([.H148]*2+89)" office:value-type="float" office:value="40391">
            <text:p>40391</text:p>
          </table:table-cell>
          <table:table-cell table:formula="of:=([.F148]*2+89)*([.H148]*2+89)" office:value-type="float" office:value="66681">
            <text:p>66681</text:p>
          </table:table-cell>
          <table:table-cell table:formula="of:=[.BC148]*(MAX([.D148]; [.F148])*2+89)" office:value-type="float" office:value="47223540">
            <text:p>472235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48">
            <text:p>148</text:p>
          </table:table-cell>
          <table:table-cell table:style-name="ce2" office:value-type="string">
            <text:p><text:a xlink:href="http://www14.atwiki.jp/tamakagura/pages/54.html">ちびすわ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49:.H149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49]-[.N149]" office:value-type="float" office:value="380">
            <text:p>380</text:p>
          </table:table-cell>
          <table:table-cell table:formula="of:=MIN([.D149]; [.F149])" office:value-type="float" office:value="40">
            <text:p>40</text:p>
          </table:table-cell>
          <table:table-cell table:style-name="ce22" office:value-type="string">
            <text:p>ピンチ神1.2倍</text:p>
          </table:table-cell>
          <table:table-cell table:style-name="ce22"/>
          <table:table-cell table:style-name="ce2" office:value-type="string">
            <text:p><text:a xlink:href="http://www14.atwiki.jp/tamakagura/pages/54.html">ちびすわこ</text:a></text:p>
          </table:table-cell>
          <table:table-cell table:number-columns-repeated="8"/>
          <table:table-cell table:style-name="ce2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ちびすわこ</text:a></text:p>
          </table:table-cell>
          <table:table-cell table:number-columns-repeated="2"/>
          <table:table-cell table:formula="of:=[.BD149]+[.BE149]" office:value-type="float" office:value="130980">
            <text:p>130980</text:p>
          </table:table-cell>
          <table:table-cell table:formula="of:=([.C149]*2+64+130)*([.E149]*2+25)" office:value-type="float" office:value="72570">
            <text:p>72570</text:p>
          </table:table-cell>
          <table:table-cell table:formula="of:=([.C149]*2+64+130)*([.G149]*2+25)" office:value-type="float" office:value="58410">
            <text:p>58410</text:p>
          </table:table-cell>
          <table:table-cell table:formula="of:=([.D149]*2+89)*([.H149]*2+89)" office:value-type="float" office:value="31941">
            <text:p>31941</text:p>
          </table:table-cell>
          <table:table-cell table:formula="of:=([.F149]*2+89)*([.H149]*2+89)" office:value-type="float" office:value="50841">
            <text:p>50841</text:p>
          </table:table-cell>
          <table:table-cell table:formula="of:=[.BC149]*(MAX([.D149]; [.F149])*2+89)" office:value-type="float" office:value="35233620">
            <text:p>35233620</text:p>
          </table:table-cell>
          <table:table-cell/>
        </table:table-row>
        <table:table-row table:style-name="ro5">
          <table:table-cell office:value-type="float" office:value="149">
            <text:p>149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50:.H15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50]-[.N150]" office:value-type="float" office:value="475">
            <text:p>475</text:p>
          </table:table-cell>
          <table:table-cell table:formula="of:=MIN([.D150]; [.F150])" office:value-type="float" office:value="85">
            <text:p>85</text:p>
          </table:table-cell>
          <table:table-cell table:style-name="ce22" office:value-type="string">
            <text:p>ピンチ神1.2倍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54.html">N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N諏訪子</text:a></text:p>
          </table:table-cell>
          <table:table-cell table:number-columns-repeated="2"/>
          <table:table-cell table:formula="of:=[.BD150]+[.BE150]" office:value-type="float" office:value="165480">
            <text:p>165480</text:p>
          </table:table-cell>
          <table:table-cell table:style-name="ce26" table:formula="of:=([.C150]*2+64+130)*([.E150]*2+25)" office:value-type="float" office:value="92590">
            <text:p>92590</text:p>
          </table:table-cell>
          <table:table-cell table:formula="of:=([.C150]*2+64+130)*([.G150]*2+25)" office:value-type="float" office:value="72890">
            <text:p>72890</text:p>
          </table:table-cell>
          <table:table-cell table:formula="of:=([.D150]*2+89)*([.H150]*2+89)" office:value-type="float" office:value="61901">
            <text:p>61901</text:p>
          </table:table-cell>
          <table:table-cell table:formula="of:=([.F150]*2+89)*([.H150]*2+89)" office:value-type="float" office:value="76241">
            <text:p>76241</text:p>
          </table:table-cell>
          <table:table-cell table:formula="of:=[.BC150]*(MAX([.D150]; [.F150])*2+89)" office:value-type="float" office:value="52788120">
            <text:p>527881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0">
            <text:p>150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151:.H151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51]-[.N151]" office:value-type="float" office:value="490">
            <text:p>490</text:p>
          </table:table-cell>
          <table:table-cell table:formula="of:=MIN([.D151]; [.F151])" office:value-type="float" office:value="70">
            <text:p>70</text:p>
          </table:table-cell>
          <table:table-cell table:style-name="ce22" office:value-type="string">
            <text:p>ピンチ神1.2倍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54.html">A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54.html">A諏訪子</text:a></text:p>
          </table:table-cell>
          <table:table-cell table:number-columns-repeated="2"/>
          <table:table-cell table:formula="of:=[.BD151]+[.BE151]" office:value-type="float" office:value="182280">
            <text:p>182280</text:p>
          </table:table-cell>
          <table:table-cell table:style-name="ce26" table:formula="of:=([.C151]*2+64+130)*([.E151]*2+25)" office:value-type="float" office:value="97650">
            <text:p>97650</text:p>
          </table:table-cell>
          <table:table-cell table:formula="of:=([.C151]*2+64+130)*([.G151]*2+25)" office:value-type="float" office:value="84630">
            <text:p>84630</text:p>
          </table:table-cell>
          <table:table-cell table:formula="of:=([.D151]*2+89)*([.H151]*2+89)" office:value-type="float" office:value="50151">
            <text:p>50151</text:p>
          </table:table-cell>
          <table:table-cell table:formula="of:=([.F151]*2+89)*([.H151]*2+89)" office:value-type="float" office:value="72051">
            <text:p>72051</text:p>
          </table:table-cell>
          <table:table-cell table:style-name="ce27" table:formula="of:=[.BC151]*(MAX([.D151]; [.F151])*2+89)" office:value-type="float" office:value="59970120">
            <text:p>599701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1">
            <text:p>151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table:formula="of:=SUM([.C152:.H152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152]-[.N152]" office:value-type="float" office:value="490">
            <text:p>490</text:p>
          </table:table-cell>
          <table:table-cell table:formula="of:=MIN([.D152]; [.F152])" office:value-type="float" office:value="70">
            <text:p>70</text:p>
          </table:table-cell>
          <table:table-cell table:style-name="ce22" office:value-type="string">
            <text:p>ピンチ神1.2倍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54.html">D諏訪子</text:a></text:p>
          </table:table-cell>
          <table:table-cell table:number-columns-repeated="2"/>
          <table:table-cell table:style-name="ce27" table:formula="of:=[.BD152]+[.BE152]" office:value-type="float" office:value="203980">
            <text:p>203980</text:p>
          </table:table-cell>
          <table:table-cell table:style-name="ce27" table:formula="of:=([.C152]*2+64+130)*([.E152]*2+25)" office:value-type="float" office:value="106330">
            <text:p>106330</text:p>
          </table:table-cell>
          <table:table-cell table:formula="of:=([.C152]*2+64+130)*([.G152]*2+25)" office:value-type="float" office:value="97650">
            <text:p>97650</text:p>
          </table:table-cell>
          <table:table-cell table:formula="of:=([.D152]*2+89)*([.H152]*2+89)" office:value-type="float" office:value="50151">
            <text:p>50151</text:p>
          </table:table-cell>
          <table:table-cell table:formula="of:=([.F152]*2+89)*([.H152]*2+89)" office:value-type="float" office:value="61101">
            <text:p>61101</text:p>
          </table:table-cell>
          <table:table-cell table:formula="of:=[.BC152]*(MAX([.D152]; [.F152])*2+89)" office:value-type="float" office:value="56910420">
            <text:p>56910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2">
            <text:p>152</text:p>
          </table:table-cell>
          <table:table-cell table:style-name="ce2" office:value-type="string">
            <text:p><text:a xlink:href="http://www14.atwiki.jp/tamakagura/pages/393.html">ちびせいが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table:formula="of:=SUM([.C153:.H153])" office:value-type="float" office:value="380">
            <text:p>38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53]-[.N153]" office:value-type="float" office:value="350">
            <text:p>350</text:p>
          </table:table-cell>
          <table:table-cell table:formula="of:=MIN([.D153]; [.F153])" office:value-type="float" office:value="30">
            <text:p>30</text:p>
          </table:table-cell>
          <table:table-cell table:style-name="ce22" office:value-type="string">
            <text:p>攻撃時B↓</text:p>
          </table:table-cell>
          <table:table-cell table:style-name="ce22"/>
          <table:table-cell table:style-name="ce2" office:value-type="string">
            <text:p><text:a xlink:href="http://www14.atwiki.jp/tamakagura/pages/393.html">ちびせいが</text:a></text:p>
          </table:table-cell>
          <table:table-cell table:number-columns-repeated="8"/>
          <table:table-cell table:style-name="ce2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ちびせいが</text:a></text:p>
          </table:table-cell>
          <table:table-cell table:number-columns-repeated="2"/>
          <table:table-cell table:formula="of:=[.BD153]+[.BE153]" office:value-type="float" office:value="113520">
            <text:p>113520</text:p>
          </table:table-cell>
          <table:table-cell table:formula="of:=([.C153]*2+64+130)*([.E153]*2+25)" office:value-type="float" office:value="53320">
            <text:p>53320</text:p>
          </table:table-cell>
          <table:table-cell table:formula="of:=([.C153]*2+64+130)*([.G153]*2+25)" office:value-type="float" office:value="60200">
            <text:p>60200</text:p>
          </table:table-cell>
          <table:table-cell table:formula="of:=([.D153]*2+89)*([.H153]*2+89)" office:value-type="float" office:value="49551">
            <text:p>49551</text:p>
          </table:table-cell>
          <table:table-cell table:formula="of:=([.F153]*2+89)*([.H153]*2+89)" office:value-type="float" office:value="29651">
            <text:p>29651</text:p>
          </table:table-cell>
          <table:table-cell table:formula="of:=[.BC153]*(MAX([.D153]; [.F153])*2+89)" office:value-type="float" office:value="28266480">
            <text:p>28266480</text:p>
          </table:table-cell>
          <table:table-cell/>
        </table:table-row>
        <table:table-row table:style-name="ro5">
          <table:table-cell office:value-type="float" office:value="153">
            <text:p>153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154:.H154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54]-[.N154]" office:value-type="float" office:value="440">
            <text:p>440</text:p>
          </table:table-cell>
          <table:table-cell table:formula="of:=MIN([.D154]; [.F154])" office:value-type="float" office:value="90">
            <text:p>90</text:p>
          </table:table-cell>
          <table:table-cell table:style-name="ce22" office:value-type="string">
            <text:p>攻撃時B↓</text:p>
          </table:table-cell>
          <table:table-cell table:style-name="ce22" office:value-type="string">
            <text:p>障壁破壊</text:p>
          </table:table-cell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93.html">H青娥</text:a></text:p>
          </table:table-cell>
          <table:table-cell table:number-columns-repeated="2"/>
          <table:table-cell table:formula="of:=[.BD154]+[.BE154]" office:value-type="float" office:value="149720">
            <text:p>149720</text:p>
          </table:table-cell>
          <table:table-cell table:formula="of:=([.C154]*2+64+130)*([.E154]*2+25)" office:value-type="float" office:value="72890">
            <text:p>72890</text:p>
          </table:table-cell>
          <table:table-cell table:formula="of:=([.C154]*2+64+130)*([.G154]*2+25)" office:value-type="float" office:value="76830">
            <text:p>76830</text:p>
          </table:table-cell>
          <table:table-cell table:formula="of:=([.D154]*2+89)*([.H154]*2+89)" office:value-type="float" office:value="69071">
            <text:p>69071</text:p>
          </table:table-cell>
          <table:table-cell table:formula="of:=([.F154]*2+89)*([.H154]*2+89)" office:value-type="float" office:value="64291">
            <text:p>64291</text:p>
          </table:table-cell>
          <table:table-cell table:formula="of:=[.BC154]*(MAX([.D154]; [.F154])*2+89)" office:value-type="float" office:value="43269080">
            <text:p>432690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4">
            <text:p>154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table:style-name="ce2" office:value-type="float" office:value="120">
            <text:p>120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13" table:formula="of:=SUM([.C155:.H15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55]-[.N155]" office:value-type="float" office:value="490">
            <text:p>490</text:p>
          </table:table-cell>
          <table:table-cell table:formula="of:=MIN([.D155]; [.F155])" office:value-type="float" office:value="90">
            <text:p>9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419.html">A先代の巫女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A先代の巫女</text:a></text:p>
          </table:table-cell>
          <table:table-cell table:number-columns-repeated="2"/>
          <table:table-cell table:formula="of:=[.BD155]+[.BE155]" office:value-type="float" office:value="177940">
            <text:p>177940</text:p>
          </table:table-cell>
          <table:table-cell table:style-name="ce26" table:formula="of:=([.C155]*2+64+130)*([.E155]*2+25)" office:value-type="float" office:value="97650">
            <text:p>97650</text:p>
          </table:table-cell>
          <table:table-cell table:formula="of:=([.C155]*2+64+130)*([.G155]*2+25)" office:value-type="float" office:value="80290">
            <text:p>80290</text:p>
          </table:table-cell>
          <table:table-cell table:formula="of:=([.D155]*2+89)*([.H155]*2+89)" office:value-type="float" office:value="60941">
            <text:p>60941</text:p>
          </table:table-cell>
          <table:table-cell table:formula="of:=([.F155]*2+89)*([.H155]*2+89)" office:value-type="float" office:value="40081">
            <text:p>40081</text:p>
          </table:table-cell>
          <table:table-cell table:style-name="ce27" table:formula="of:=[.BC155]*(MAX([.D155]; [.F155])*2+89)" office:value-type="float" office:value="72777460">
            <text:p>72777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5">
            <text:p>155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0">
            <text:p>14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13" table:formula="of:=SUM([.C156:.H156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6]-[.N156]" office:value-type="float" office:value="490">
            <text:p>490</text:p>
          </table:table-cell>
          <table:table-cell table:formula="of:=MIN([.D156]; [.F156])" office:value-type="float" office:value="90">
            <text:p>9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419.html">T先代の巫女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T先代の巫女</text:a></text:p>
          </table:table-cell>
          <table:table-cell table:number-columns-repeated="2"/>
          <table:table-cell table:formula="of:=[.BD156]+[.BE156]" office:value-type="float" office:value="169740">
            <text:p>169740</text:p>
          </table:table-cell>
          <table:table-cell table:style-name="ce26" table:formula="of:=([.C156]*2+64+130)*([.E156]*2+25)" office:value-type="float" office:value="84870">
            <text:p>84870</text:p>
          </table:table-cell>
          <table:table-cell table:formula="of:=([.C156]*2+64+130)*([.G156]*2+25)" office:value-type="float" office:value="84870">
            <text:p>84870</text:p>
          </table:table-cell>
          <table:table-cell table:formula="of:=([.D156]*2+89)*([.H156]*2+89)" office:value-type="float" office:value="77121">
            <text:p>77121</text:p>
          </table:table-cell>
          <table:table-cell table:formula="of:=([.F156]*2+89)*([.H156]*2+89)" office:value-type="float" office:value="56221">
            <text:p>56221</text:p>
          </table:table-cell>
          <table:table-cell table:style-name="ce27" table:formula="of:=[.BC156]*(MAX([.D156]; [.F156])*2+89)" office:value-type="float" office:value="62634060">
            <text:p>62634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6">
            <text:p>156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157:.H157])" office:value-type="float" office:value="480">
            <text:p>4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57]-[.N157]" office:value-type="float" office:value="450">
            <text:p>450</text:p>
          </table:table-cell>
          <table:table-cell table:formula="of:=MIN([.D157]; [.F157])" office:value-type="float" office:value="30">
            <text:p>30</text:p>
          </table:table-cell>
          <table:table-cell table:style-name="ce22" office:value-type="string">
            <text:p>抜群以外半減</text:p>
          </table:table-cell>
          <table:table-cell table:style-name="ce22" office:value-type="string">
            <text:p>気絶時25%D</text:p>
          </table:table-cell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59.html">ゾンビF</text:a></text:p>
          </table:table-cell>
          <table:table-cell table:number-columns-repeated="2"/>
          <table:table-cell table:formula="of:=[.BD157]+[.BE157]" office:value-type="float" office:value="161540">
            <text:p>161540</text:p>
          </table:table-cell>
          <table:table-cell table:style-name="ce26" table:formula="of:=([.C157]*2+64+130)*([.E157]*2+25)" office:value-type="float" office:value="80770">
            <text:p>80770</text:p>
          </table:table-cell>
          <table:table-cell table:formula="of:=([.C157]*2+64+130)*([.G157]*2+25)" office:value-type="float" office:value="80770">
            <text:p>80770</text:p>
          </table:table-cell>
          <table:table-cell table:formula="of:=([.D157]*2+89)*([.H157]*2+89)" office:value-type="float" office:value="34121">
            <text:p>34121</text:p>
          </table:table-cell>
          <table:table-cell table:formula="of:=([.F157]*2+89)*([.H157]*2+89)" office:value-type="float" office:value="66181">
            <text:p>66181</text:p>
          </table:table-cell>
          <table:table-cell table:formula="of:=[.BC157]*(MAX([.D157]; [.F157])*2+89)" office:value-type="float" office:value="46685060">
            <text:p>46685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7">
            <text:p>157</text:p>
          </table:table-cell>
          <table:table-cell table:style-name="ce2" office:value-type="string">
            <text:p><text:a xlink:href="http://www14.atwiki.jp/tamakagura/pages/59.html">ようせい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158:.H158])" office:value-type="float" office:value="360">
            <text:p>3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58]-[.N158]" office:value-type="float" office:value="340">
            <text:p>340</text:p>
          </table:table-cell>
          <table:table-cell table:formula="of:=MIN([.D158]; [.F158])" office:value-type="float" office:value="20">
            <text:p>20</text:p>
          </table:table-cell>
          <table:table-cell table:style-name="ce22" office:value-type="string">
            <text:p>味VP2%回復</text:p>
          </table:table-cell>
          <table:table-cell table:style-name="ce22"/>
          <table:table-cell table:style-name="ce2" office:value-type="string">
            <text:p><text:a xlink:href="http://www14.atwiki.jp/tamakagura/pages/59.html">ようせい</text:a></text:p>
          </table:table-cell>
          <table:table-cell table:number-columns-repeated="8"/>
          <table:table-cell table:style-name="ce2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ようせい</text:a></text:p>
          </table:table-cell>
          <table:table-cell table:number-columns-repeated="2"/>
          <table:table-cell table:formula="of:=[.BD158]+[.BE158]" office:value-type="float" office:value="113280">
            <text:p>113280</text:p>
          </table:table-cell>
          <table:table-cell table:formula="of:=([.C158]*2+64+130)*([.E158]*2+25)" office:value-type="float" office:value="51330">
            <text:p>51330</text:p>
          </table:table-cell>
          <table:table-cell table:formula="of:=([.C158]*2+64+130)*([.G158]*2+25)" office:value-type="float" office:value="61950">
            <text:p>61950</text:p>
          </table:table-cell>
          <table:table-cell table:formula="of:=([.D158]*2+89)*([.H158]*2+89)" office:value-type="float" office:value="45171">
            <text:p>45171</text:p>
          </table:table-cell>
          <table:table-cell table:formula="of:=([.F158]*2+89)*([.H158]*2+89)" office:value-type="float" office:value="24381">
            <text:p>24381</text:p>
          </table:table-cell>
          <table:table-cell table:formula="of:=[.BC158]*(MAX([.D158]; [.F158])*2+89)" office:value-type="float" office:value="27073920">
            <text:p>27073920</text:p>
          </table:table-cell>
          <table:table-cell/>
        </table:table-row>
        <table:table-row table:style-name="ro5">
          <table:table-cell office:value-type="float" office:value="158">
            <text:p>158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59:.H159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59]-[.N159]" office:value-type="float" office:value="470">
            <text:p>470</text:p>
          </table:table-cell>
          <table:table-cell table:formula="of:=MIN([.D159]; [.F159])" office:value-type="float" office:value="30">
            <text:p>3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HP2%回復</text:p>
          </table:table-cell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N大妖精</text:a></text:p>
          </table:table-cell>
          <table:table-cell table:number-columns-repeated="2"/>
          <table:table-cell table:formula="of:=[.BD159]+[.BE159]" office:value-type="float" office:value="173600">
            <text:p>173600</text:p>
          </table:table-cell>
          <table:table-cell table:formula="of:=([.C159]*2+64+130)*([.E159]*2+25)" office:value-type="float" office:value="75950">
            <text:p>75950</text:p>
          </table:table-cell>
          <table:table-cell table:formula="of:=([.C159]*2+64+130)*([.G159]*2+25)" office:value-type="float" office:value="97650">
            <text:p>97650</text:p>
          </table:table-cell>
          <table:table-cell table:formula="of:=([.D159]*2+89)*([.H159]*2+89)" office:value-type="float" office:value="69071">
            <text:p>69071</text:p>
          </table:table-cell>
          <table:table-cell table:formula="of:=([.F159]*2+89)*([.H159]*2+89)" office:value-type="float" office:value="35611">
            <text:p>35611</text:p>
          </table:table-cell>
          <table:table-cell table:formula="of:=[.BC159]*(MAX([.D159]; [.F159])*2+89)" office:value-type="float" office:value="50170400">
            <text:p>50170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59">
            <text:p>159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160:.H160])" office:value-type="float" office:value="500">
            <text:p>50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60]-[.N160]" office:value-type="float" office:value="460">
            <text:p>460</text:p>
          </table:table-cell>
          <table:table-cell table:formula="of:=MIN([.D160]; [.F160])" office:value-type="float" office:value="40">
            <text:p>4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HP2%回復</text:p>
          </table:table-cell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A大妖精</text:a></text:p>
          </table:table-cell>
          <table:table-cell table:number-columns-repeated="2"/>
          <table:table-cell table:formula="of:=[.BD160]+[.BE160]" office:value-type="float" office:value="156880">
            <text:p>156880</text:p>
          </table:table-cell>
          <table:table-cell table:formula="of:=([.C160]*2+64+130)*([.E160]*2+25)" office:value-type="float" office:value="74200">
            <text:p>74200</text:p>
          </table:table-cell>
          <table:table-cell table:formula="of:=([.C160]*2+64+130)*([.G160]*2+25)" office:value-type="float" office:value="82680">
            <text:p>82680</text:p>
          </table:table-cell>
          <table:table-cell table:formula="of:=([.D160]*2+89)*([.H160]*2+89)" office:value-type="float" office:value="72051">
            <text:p>72051</text:p>
          </table:table-cell>
          <table:table-cell table:formula="of:=([.F160]*2+89)*([.H160]*2+89)" office:value-type="float" office:value="37011">
            <text:p>37011</text:p>
          </table:table-cell>
          <table:table-cell table:formula="of:=[.BC160]*(MAX([.D160]; [.F160])*2+89)" office:value-type="float" office:value="51613520">
            <text:p>51613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0">
            <text:p>160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161:.H161])" office:value-type="float" office:value="500">
            <text:p>50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161]-[.N161]" office:value-type="float" office:value="470">
            <text:p>470</text:p>
          </table:table-cell>
          <table:table-cell table:formula="of:=MIN([.D161]; [.F161])" office:value-type="float" office:value="30">
            <text:p>3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HP2%回復</text:p>
          </table:table-cell>
          <table:table-cell table:style-name="ce2" office:value-type="string">
            <text:p><text:a xlink:href="http://www14.atwiki.jp/tamakagura/pages/59.html">H大妖精</text:a></text:p>
          </table:table-cell>
          <table:table-cell table:number-columns-repeated="8"/>
          <table:table-cell table:style-name="ce2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H大妖精</text:a></text:p>
          </table:table-cell>
          <table:table-cell table:number-columns-repeated="2"/>
          <table:table-cell table:formula="of:=[.BD161]+[.BE161]" office:value-type="float" office:value="173600">
            <text:p>173600</text:p>
          </table:table-cell>
          <table:table-cell table:formula="of:=([.C161]*2+64+130)*([.E161]*2+25)" office:value-type="float" office:value="80290">
            <text:p>80290</text:p>
          </table:table-cell>
          <table:table-cell table:formula="of:=([.C161]*2+64+130)*([.G161]*2+25)" office:value-type="float" office:value="93310">
            <text:p>93310</text:p>
          </table:table-cell>
          <table:table-cell table:formula="of:=([.D161]*2+89)*([.H161]*2+89)" office:value-type="float" office:value="69671">
            <text:p>69671</text:p>
          </table:table-cell>
          <table:table-cell table:formula="of:=([.F161]*2+89)*([.H161]*2+89)" office:value-type="float" office:value="38591">
            <text:p>38591</text:p>
          </table:table-cell>
          <table:table-cell table:formula="of:=[.BC161]*(MAX([.D161]; [.F161])*2+89)" office:value-type="float" office:value="46698400">
            <text:p>46698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1">
            <text:p>161</text:p>
          </table:table-cell>
          <table:table-cell table:style-name="ce2" office:value-type="string">
            <text:p><text:a xlink:href="http://www14.atwiki.jp/tamakagura/pages/115.html">ちびちぇ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table:formula="of:=SUM([.C162:.H162])" office:value-type="float" office:value="380">
            <text:p>38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2]-[.N162]" office:value-type="float" office:value="360">
            <text:p>360</text:p>
          </table:table-cell>
          <table:table-cell table:formula="of:=MIN([.D162]; [.F162])" office:value-type="float" office:value="20">
            <text:p>20</text:p>
          </table:table-cell>
          <table:table-cell table:style-name="ce22" office:value-type="string">
            <text:p>25%S↑</text:p>
          </table:table-cell>
          <table:table-cell table:style-name="ce22"/>
          <table:table-cell table:style-name="ce2" office:value-type="string">
            <text:p><text:a xlink:href="http://www14.atwiki.jp/tamakagura/pages/115.html">ちびちぇん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2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ちびちぇん</text:a></text:p>
          </table:table-cell>
          <table:table-cell table:number-columns-repeated="2"/>
          <table:table-cell table:formula="of:=[.BD162]+[.BE162]" office:value-type="float" office:value="95580">
            <text:p>95580</text:p>
          </table:table-cell>
          <table:table-cell table:formula="of:=([.C162]*2+64+130)*([.E162]*2+25)" office:value-type="float" office:value="51330">
            <text:p>51330</text:p>
          </table:table-cell>
          <table:table-cell table:formula="of:=([.C162]*2+64+130)*([.G162]*2+25)" office:value-type="float" office:value="44250">
            <text:p>44250</text:p>
          </table:table-cell>
          <table:table-cell table:formula="of:=([.D162]*2+89)*([.H162]*2+89)" office:value-type="float" office:value="66981">
            <text:p>66981</text:p>
          </table:table-cell>
          <table:table-cell table:formula="of:=([.F162]*2+89)*([.H162]*2+89)" office:value-type="float" office:value="32121">
            <text:p>32121</text:p>
          </table:table-cell>
          <table:table-cell table:formula="of:=[.BC162]*(MAX([.D162]; [.F162])*2+89)" office:value-type="float" office:value="25711020">
            <text:p>25711020</text:p>
          </table:table-cell>
          <table:table-cell/>
        </table:table-row>
        <table:table-row table:style-name="ro5">
          <table:table-cell office:value-type="float" office:value="162">
            <text:p>162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table:formula="of:=SUM([.C163:.H163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63]-[.N163]" office:value-type="float" office:value="500">
            <text:p>500</text:p>
          </table:table-cell>
          <table:table-cell table:formula="of:=MIN([.D163]; [.F163])" office:value-type="float" office:value="30">
            <text:p>3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N橙</text:a></text:p>
          </table:table-cell>
          <table:table-cell table:number-columns-repeated="2"/>
          <table:table-cell table:formula="of:=[.BD163]+[.BE163]" office:value-type="float" office:value="161460">
            <text:p>161460</text:p>
          </table:table-cell>
          <table:table-cell table:style-name="ce26" table:formula="of:=([.C163]*2+64+130)*([.E163]*2+25)" office:value-type="float" office:value="84870">
            <text:p>84870</text:p>
          </table:table-cell>
          <table:table-cell table:formula="of:=([.C163]*2+64+130)*([.G163]*2+25)" office:value-type="float" office:value="76590">
            <text:p>76590</text:p>
          </table:table-cell>
          <table:table-cell table:style-name="ce27" table:formula="of:=([.D163]*2+89)*([.H163]*2+89)" office:value-type="float" office:value="95481">
            <text:p>95481</text:p>
          </table:table-cell>
          <table:table-cell table:formula="of:=([.F163]*2+89)*([.H163]*2+89)" office:value-type="float" office:value="46041">
            <text:p>46041</text:p>
          </table:table-cell>
          <table:table-cell table:formula="of:=[.BC163]*(MAX([.D163]; [.F163])*2+89)" office:value-type="float" office:value="49891140">
            <text:p>49891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3">
            <text:p>163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64:.H164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64]-[.N164]" office:value-type="float" office:value="490">
            <text:p>490</text:p>
          </table:table-cell>
          <table:table-cell table:formula="of:=MIN([.D164]; [.F164])" office:value-type="float" office:value="40">
            <text:p>4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115.html">A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A橙</text:a></text:p>
          </table:table-cell>
          <table:table-cell table:number-columns-repeated="2"/>
          <table:table-cell table:formula="of:=[.BD164]+[.BE164]" office:value-type="float" office:value="153340">
            <text:p>153340</text:p>
          </table:table-cell>
          <table:table-cell table:formula="of:=([.C164]*2+64+130)*([.E164]*2+25)" office:value-type="float" office:value="76670">
            <text:p>76670</text:p>
          </table:table-cell>
          <table:table-cell table:formula="of:=([.C164]*2+64+130)*([.G164]*2+25)" office:value-type="float" office:value="76670">
            <text:p>76670</text:p>
          </table:table-cell>
          <table:table-cell table:style-name="ce27" table:formula="of:=([.D164]*2+89)*([.H164]*2+89)" office:value-type="float" office:value="93881">
            <text:p>93881</text:p>
          </table:table-cell>
          <table:table-cell table:formula="of:=([.F164]*2+89)*([.H164]*2+89)" office:value-type="float" office:value="45461">
            <text:p>45461</text:p>
          </table:table-cell>
          <table:table-cell table:formula="of:=[.BC164]*(MAX([.D164]; [.F164])*2+89)" office:value-type="float" office:value="53515660">
            <text:p>53515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4">
            <text:p>164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65:.H165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165]-[.N165]" office:value-type="float" office:value="490">
            <text:p>490</text:p>
          </table:table-cell>
          <table:table-cell table:formula="of:=MIN([.D165]; [.F165])" office:value-type="float" office:value="40">
            <text:p>4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115.html">T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15.html">T橙</text:a></text:p>
          </table:table-cell>
          <table:table-cell table:number-columns-repeated="2"/>
          <table:table-cell table:formula="of:=[.BD165]+[.BE165]" office:value-type="float" office:value="168720">
            <text:p>168720</text:p>
          </table:table-cell>
          <table:table-cell table:style-name="ce26" table:formula="of:=([.C165]*2+64+130)*([.E165]*2+25)" office:value-type="float" office:value="91020">
            <text:p>91020</text:p>
          </table:table-cell>
          <table:table-cell table:formula="of:=([.C165]*2+64+130)*([.G165]*2+25)" office:value-type="float" office:value="77700">
            <text:p>77700</text:p>
          </table:table-cell>
          <table:table-cell table:formula="of:=([.D165]*2+89)*([.H165]*2+89)" office:value-type="float" office:value="83121">
            <text:p>83121</text:p>
          </table:table-cell>
          <table:table-cell table:formula="of:=([.F165]*2+89)*([.H165]*2+89)" office:value-type="float" office:value="45461">
            <text:p>45461</text:p>
          </table:table-cell>
          <table:table-cell table:formula="of:=[.BC165]*(MAX([.D165]; [.F165])*2+89)" office:value-type="float" office:value="52134480">
            <text:p>521344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5">
            <text:p>165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5">
            <text:p>135</text:p>
          </table:table-cell>
          <table:table-cell table:style-name="ce2" table:formula="of:=SUM([.C166:.H166])" office:value-type="float" office:value="530">
            <text:p>53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66]-[.N166]" office:value-type="float" office:value="485">
            <text:p>485</text:p>
          </table:table-cell>
          <table:table-cell table:formula="of:=MIN([.D166]; [.F166])" office:value-type="float" office:value="45">
            <text:p>45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115.html">S橙</text:a></text:p>
          </table:table-cell>
          <table:table-cell table:number-columns-repeated="8"/>
          <table:table-cell table:style-name="ce2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15.html">S橙</text:a></text:p>
          </table:table-cell>
          <table:table-cell table:number-columns-repeated="2"/>
          <table:table-cell table:formula="of:=[.BD166]+[.BE166]" office:value-type="float" office:value="127440">
            <text:p>127440</text:p>
          </table:table-cell>
          <table:table-cell table:formula="of:=([.C166]*2+64+130)*([.E166]*2+25)" office:value-type="float" office:value="58410">
            <text:p>58410</text:p>
          </table:table-cell>
          <table:table-cell table:formula="of:=([.C166]*2+64+130)*([.G166]*2+25)" office:value-type="float" office:value="69030">
            <text:p>69030</text:p>
          </table:table-cell>
          <table:table-cell table:style-name="ce27" table:formula="of:=([.D166]*2+89)*([.H166]*2+89)" office:value-type="float" office:value="114521">
            <text:p>114521</text:p>
          </table:table-cell>
          <table:table-cell table:formula="of:=([.F166]*2+89)*([.H166]*2+89)" office:value-type="float" office:value="64261">
            <text:p>64261</text:p>
          </table:table-cell>
          <table:table-cell table:formula="of:=[.BC166]*(MAX([.D166]; [.F166])*2+89)" office:value-type="float" office:value="40653360">
            <text:p>40653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6">
            <text:p>166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5">
            <text:p>115</text:p>
          </table:table-cell>
          <table:table-cell table:style-name="ce2" table:formula="of:=SUM([.C167:.H167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67]-[.N167]" office:value-type="float" office:value="495">
            <text:p>495</text:p>
          </table:table-cell>
          <table:table-cell table:formula="of:=MIN([.D167]; [.F167])" office:value-type="float" office:value="50">
            <text:p>5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攻撃時5%怯み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67]*2+89)*[.X167]*IF(OR([.J167]=[.V167]; [.K167]=[.V167]); 1.5; 1)" office:value-type="float" office:value="28710">
            <text:p>28710</text:p>
          </table:table-cell>
          <table:table-cell table:style-name="ce2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15.html">AD橙</text:a></text:p>
          </table:table-cell>
          <table:table-cell table:number-columns-repeated="2"/>
          <table:table-cell table:formula="of:=[.BD167]+[.BE167]" office:value-type="float" office:value="149760">
            <text:p>149760</text:p>
          </table:table-cell>
          <table:table-cell table:formula="of:=([.C167]*2+64+130)*([.E167]*2+25)" office:value-type="float" office:value="71040">
            <text:p>71040</text:p>
          </table:table-cell>
          <table:table-cell table:formula="of:=([.C167]*2+64+130)*([.G167]*2+25)" office:value-type="float" office:value="78720">
            <text:p>78720</text:p>
          </table:table-cell>
          <table:table-cell table:style-name="ce27" table:formula="of:=([.D167]*2+89)*([.H167]*2+89)" office:value-type="float" office:value="101761">
            <text:p>101761</text:p>
          </table:table-cell>
          <table:table-cell table:formula="of:=([.F167]*2+89)*([.H167]*2+89)" office:value-type="float" office:value="60291">
            <text:p>60291</text:p>
          </table:table-cell>
          <table:table-cell table:formula="of:=[.BC167]*(MAX([.D167]; [.F167])*2+89)" office:value-type="float" office:value="47773440">
            <text:p>477734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7">
            <text:p>167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168:.H168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68]-[.N168]" office:value-type="float" office:value="325">
            <text:p>325</text:p>
          </table:table-cell>
          <table:table-cell table:formula="of:=MIN([.D168]; [.F168])" office:value-type="float" office:value="75">
            <text:p>75</text:p>
          </table:table-cell>
          <table:table-cell table:style-name="ce22" office:value-type="string">
            <text:p>味追加発動5%↑</text:p>
          </table:table-cell>
          <table:table-cell table:style-name="ce22"/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8]*2+89)*[.X168]*IF(OR([.J168]=[.V168]; [.K168]=[.V168]); 1.5; 1)" office:value-type="float" office:value="19120">
            <text:p>19120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ちびちゆり</text:a></text:p>
          </table:table-cell>
          <table:table-cell table:number-columns-repeated="2"/>
          <table:table-cell table:formula="of:=[.BD168]+[.BE168]" office:value-type="float" office:value="100200">
            <text:p>100200</text:p>
          </table:table-cell>
          <table:table-cell table:formula="of:=([.C168]*2+64+130)*([.E168]*2+25)" office:value-type="float" office:value="45090">
            <text:p>45090</text:p>
          </table:table-cell>
          <table:table-cell table:formula="of:=([.C168]*2+64+130)*([.G168]*2+25)" office:value-type="float" office:value="55110">
            <text:p>55110</text:p>
          </table:table-cell>
          <table:table-cell table:formula="of:=([.D168]*2+89)*([.H168]*2+89)" office:value-type="float" office:value="45171">
            <text:p>45171</text:p>
          </table:table-cell>
          <table:table-cell table:formula="of:=([.F168]*2+89)*([.H168]*2+89)" office:value-type="float" office:value="47061">
            <text:p>47061</text:p>
          </table:table-cell>
          <table:table-cell table:formula="of:=[.BC168]*(MAX([.D168]; [.F168])*2+89)" office:value-type="float" office:value="24949800">
            <text:p>24949800</text:p>
          </table:table-cell>
          <table:table-cell/>
        </table:table-row>
        <table:table-row table:style-name="ro5">
          <table:table-cell office:value-type="float" office:value="168">
            <text:p>168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169:.H169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169]-[.N169]" office:value-type="float" office:value="455">
            <text:p>455</text:p>
          </table:table-cell>
          <table:table-cell table:formula="of:=MIN([.D169]; [.F169])" office:value-type="float" office:value="90">
            <text:p>90</text:p>
          </table:table-cell>
          <table:table-cell table:style-name="ce22" office:value-type="string">
            <text:p>味追加発動5%↑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69]*2+89)*[.X169]*IF(OR([.J169]=[.V169]; [.K169]=[.V169]); 1.5; 1)" office:value-type="float" office:value="32280">
            <text:p>32280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3.html">Hちゆり</text:a></text:p>
          </table:table-cell>
          <table:table-cell/>
          <table:table-cell office:value-type="string">
            <text:p>○</text:p>
          </table:table-cell>
          <table:table-cell table:formula="of:=[.BD169]+[.BE169]" office:value-type="float" office:value="157560">
            <text:p>157560</text:p>
          </table:table-cell>
          <table:table-cell table:formula="of:=([.C169]*2+64+130)*([.E169]*2+25)" office:value-type="float" office:value="66660">
            <text:p>66660</text:p>
          </table:table-cell>
          <table:table-cell table:formula="of:=([.C169]*2+64+130)*([.G169]*2+25)" office:value-type="float" office:value="90900">
            <text:p>90900</text:p>
          </table:table-cell>
          <table:table-cell table:formula="of:=([.D169]*2+89)*([.H169]*2+89)" office:value-type="float" office:value="64291">
            <text:p>64291</text:p>
          </table:table-cell>
          <table:table-cell table:formula="of:=([.F169]*2+89)*([.H169]*2+89)" office:value-type="float" office:value="71461">
            <text:p>71461</text:p>
          </table:table-cell>
          <table:table-cell table:formula="of:=[.BC169]*(MAX([.D169]; [.F169])*2+89)" office:value-type="float" office:value="47110440">
            <text:p>471104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69">
            <text:p>169</text:p>
          </table:table-cell>
          <table:table-cell table:style-name="ce2" office:value-type="string">
            <text:p><text:a xlink:href="http://www14.atwiki.jp/tamakagura/pages/99.html">ちび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table:formula="of:=SUM([.C170:.H170])" office:value-type="float" office:value="370">
            <text:p>37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0]-[.N170]" office:value-type="float" office:value="350">
            <text:p>350</text:p>
          </table:table-cell>
          <table:table-cell table:formula="of:=MIN([.D170]; [.F170])" office:value-type="float" office:value="20">
            <text:p>2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99.html">ちびチルノ</text:a></text:p>
          </table:table-cell>
          <table:table-cell table:number-columns-repeated="8"/>
          <table:table-cell table:style-name="ce2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ちびチルノ</text:a></text:p>
          </table:table-cell>
          <table:table-cell table:number-columns-repeated="2"/>
          <table:table-cell table:formula="of:=[.BD170]+[.BE170]" office:value-type="float" office:value="102440">
            <text:p>102440</text:p>
          </table:table-cell>
          <table:table-cell table:formula="of:=([.C170]*2+64+130)*([.E170]*2+25)" office:value-type="float" office:value="61070">
            <text:p>61070</text:p>
          </table:table-cell>
          <table:table-cell table:formula="of:=([.C170]*2+64+130)*([.G170]*2+25)" office:value-type="float" office:value="41370">
            <text:p>41370</text:p>
          </table:table-cell>
          <table:table-cell table:formula="of:=([.D170]*2+89)*([.H170]*2+89)" office:value-type="float" office:value="26961">
            <text:p>26961</text:p>
          </table:table-cell>
          <table:table-cell table:formula="of:=([.F170]*2+89)*([.H170]*2+89)" office:value-type="float" office:value="54131">
            <text:p>54131</text:p>
          </table:table-cell>
          <table:table-cell table:formula="of:=[.BC170]*(MAX([.D170]; [.F170])*2+89)" office:value-type="float" office:value="26531960">
            <text:p>26531960</text:p>
          </table:table-cell>
          <table:table-cell/>
        </table:table-row>
        <table:table-row table:style-name="ro5">
          <table:table-cell office:value-type="float" office:value="170">
            <text:p>17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table:formula="of:=SUM([.C171:.H171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171]-[.N171]" office:value-type="float" office:value="455">
            <text:p>455</text:p>
          </table:table-cell>
          <table:table-cell table:formula="of:=MIN([.D171]; [.F171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1]*2+89)*[.X171]*IF(OR([.J171]=[.V171]; [.K171]=[.V171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99.html">Nチルノ</text:a></text:p>
          </table:table-cell>
          <table:table-cell table:number-columns-repeated="2"/>
          <table:table-cell table:formula="of:=[.BD171]+[.BE171]" office:value-type="float" office:value="148400">
            <text:p>148400</text:p>
          </table:table-cell>
          <table:table-cell table:formula="of:=([.C171]*2+64+130)*([.E171]*2+25)" office:value-type="float" office:value="78440">
            <text:p>78440</text:p>
          </table:table-cell>
          <table:table-cell table:formula="of:=([.C171]*2+64+130)*([.G171]*2+25)" office:value-type="float" office:value="69960">
            <text:p>69960</text:p>
          </table:table-cell>
          <table:table-cell table:formula="of:=([.D171]*2+89)*([.H171]*2+89)" office:value-type="float" office:value="56221">
            <text:p>56221</text:p>
          </table:table-cell>
          <table:table-cell table:formula="of:=([.F171]*2+89)*([.H171]*2+89)" office:value-type="float" office:value="77741">
            <text:p>77741</text:p>
          </table:table-cell>
          <table:table-cell table:formula="of:=[.BC171]*(MAX([.D171]; [.F171])*2+89)" office:value-type="float" office:value="42887600">
            <text:p>428876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1">
            <text:p>171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172:.H172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172]-[.N172]" office:value-type="float" office:value="500">
            <text:p>500</text:p>
          </table:table-cell>
          <table:table-cell table:formula="of:=MIN([.D172]; [.F172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ADチルノ</text:a></text:p>
          </table:table-cell>
          <table:table-cell table:number-columns-repeated="2"/>
          <table:table-cell table:formula="of:=[.BD172]+[.BE172]" office:value-type="float" office:value="177940">
            <text:p>177940</text:p>
          </table:table-cell>
          <table:table-cell table:style-name="ce26" table:formula="of:=([.C172]*2+64+130)*([.E172]*2+25)" office:value-type="float" office:value="88970">
            <text:p>88970</text:p>
          </table:table-cell>
          <table:table-cell table:formula="of:=([.C172]*2+64+130)*([.G172]*2+25)" office:value-type="float" office:value="88970">
            <text:p>88970</text:p>
          </table:table-cell>
          <table:table-cell table:formula="of:=([.D172]*2+89)*([.H172]*2+89)" office:value-type="float" office:value="81921">
            <text:p>81921</text:p>
          </table:table-cell>
          <table:table-cell table:formula="of:=([.F172]*2+89)*([.H172]*2+89)" office:value-type="float" office:value="52041">
            <text:p>52041</text:p>
          </table:table-cell>
          <table:table-cell table:style-name="ce27" table:formula="of:=[.BC172]*(MAX([.D172]; [.F172])*2+89)" office:value-type="float" office:value="58542260">
            <text:p>585422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2">
            <text:p>172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173:.H173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73]-[.N173]" office:value-type="float" office:value="455">
            <text:p>455</text:p>
          </table:table-cell>
          <table:table-cell table:formula="of:=MIN([.D173]; [.F173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3]*2+89)*[.X173]*IF(OR([.J173]=[.V173]; [.K173]=[.V173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99.html">Sチルノ</text:a></text:p>
          </table:table-cell>
          <table:table-cell table:number-columns-repeated="2"/>
          <table:table-cell table:formula="of:=[.BD173]+[.BE173]" office:value-type="float" office:value="133960">
            <text:p>133960</text:p>
          </table:table-cell>
          <table:table-cell table:formula="of:=([.C173]*2+64+130)*([.E173]*2+25)" office:value-type="float" office:value="68950">
            <text:p>68950</text:p>
          </table:table-cell>
          <table:table-cell table:formula="of:=([.C173]*2+64+130)*([.G173]*2+25)" office:value-type="float" office:value="65010">
            <text:p>65010</text:p>
          </table:table-cell>
          <table:table-cell table:formula="of:=([.D173]*2+89)*([.H173]*2+89)" office:value-type="float" office:value="89401">
            <text:p>89401</text:p>
          </table:table-cell>
          <table:table-cell table:formula="of:=([.F173]*2+89)*([.H173]*2+89)" office:value-type="float" office:value="62491">
            <text:p>62491</text:p>
          </table:table-cell>
          <table:table-cell table:formula="of:=[.BC173]*(MAX([.D173]; [.F173])*2+89)" office:value-type="float" office:value="40054040">
            <text:p>40054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3">
            <text:p>173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174:.H174])" office:value-type="float" office:value="515">
            <text:p>51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74]-[.N174]" office:value-type="float" office:value="475">
            <text:p>475</text:p>
          </table:table-cell>
          <table:table-cell table:formula="of:=MIN([.D174]; [.F174])" office:value-type="float" office:value="40">
            <text:p>4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99.html">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1"/>
          <table:table-cell table:style-name="ce2" office:value-type="string">
            <text:p><text:a xlink:href="http://www14.atwiki.jp/tamakagura/pages/99.html">Dチルノ</text:a></text:p>
          </table:table-cell>
          <table:table-cell table:number-columns-repeated="2"/>
          <table:table-cell table:formula="of:=[.BD174]+[.BE174]" office:value-type="float" office:value="198440">
            <text:p>198440</text:p>
          </table:table-cell>
          <table:table-cell table:style-name="ce27" table:formula="of:=([.C174]*2+64+130)*([.E174]*2+25)" office:value-type="float" office:value="108900">
            <text:p>108900</text:p>
          </table:table-cell>
          <table:table-cell table:formula="of:=([.C174]*2+64+130)*([.G174]*2+25)" office:value-type="float" office:value="89540">
            <text:p>89540</text:p>
          </table:table-cell>
          <table:table-cell table:formula="of:=([.D174]*2+89)*([.H174]*2+89)" office:value-type="float" office:value="35321">
            <text:p>35321</text:p>
          </table:table-cell>
          <table:table-cell table:formula="of:=([.F174]*2+89)*([.H174]*2+89)" office:value-type="float" office:value="56221">
            <text:p>56221</text:p>
          </table:table-cell>
          <table:table-cell table:formula="of:=[.BC174]*(MAX([.D174]; [.F174])*2+89)" office:value-type="float" office:value="53380360">
            <text:p>53380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4">
            <text:p>174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175:.H175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13" table:formula="of:=[.I175]-[.N175]" office:value-type="float" office:value="500">
            <text:p>500</text:p>
          </table:table-cell>
          <table:table-cell table:formula="of:=MIN([.D175]; [.F175])" office:value-type="float" office:value="60">
            <text:p>6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50%敵S↓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number-columns-repeated="8"/>
          <table:table-cell table:style-name="ce2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0.html">でぃあるが</text:a></text:p>
          </table:table-cell>
          <table:table-cell table:number-columns-repeated="2"/>
          <table:table-cell table:formula="of:=[.BD175]+[.BE175]" office:value-type="float" office:value="175066">
            <text:p>175066</text:p>
          </table:table-cell>
          <table:table-cell table:style-name="ce26" table:formula="of:=ROUND(([.C175]*2+64+130)*([.E175]*2+25)/0.9)" office:value-type="float" office:value="92022">
            <text:p>92022</text:p>
          </table:table-cell>
          <table:table-cell table:formula="of:=ROUND(([.C175]*2+64+130)*([.G175]*2+25)/0.9)" office:value-type="float" office:value="83044">
            <text:p>83044</text:p>
          </table:table-cell>
          <table:table-cell table:formula="of:=([.D175]*2+89)*([.H175]*2+89)" office:value-type="float" office:value="60401">
            <text:p>60401</text:p>
          </table:table-cell>
          <table:table-cell table:style-name="ce27" table:formula="of:=([.F175]*2+89)*([.H175]*2+89)" office:value-type="float" office:value="97971">
            <text:p>97971</text:p>
          </table:table-cell>
          <table:table-cell table:style-name="ce27" table:formula="of:=[.BC175]*(MAX([.D175]; [.F175])*2+89)" office:value-type="float" office:value="59347374">
            <text:p>59347374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5">
            <text:p>175</text:p>
          </table:table-cell>
          <table:table-cell table:style-name="ce2" office:value-type="string">
            <text:p><text:a xlink:href="http://www14.atwiki.jp/tamakagura/pages/55.html">ちびてゐ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176:.H176])" office:value-type="float" office:value="400">
            <text:p>40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76]-[.N176]" office:value-type="float" office:value="370">
            <text:p>370</text:p>
          </table:table-cell>
          <table:table-cell table:formula="of:=MIN([.D176]; [.F176])" office:value-type="float" office:value="30">
            <text:p>30</text:p>
          </table:table-cell>
          <table:table-cell table:style-name="ce22" office:value-type="string">
            <text:p>敵追加発動10%↓</text:p>
          </table:table-cell>
          <table:table-cell table:style-name="ce22"/>
          <table:table-cell table:style-name="ce2" office:value-type="string">
            <text:p><text:a xlink:href="http://www14.atwiki.jp/tamakagura/pages/55.html">ちびてゐ</text:a></text:p>
          </table:table-cell>
          <table:table-cell table:number-columns-repeated="8"/>
          <table:table-cell table:style-name="ce2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ちびてゐ</text:a></text:p>
          </table:table-cell>
          <table:table-cell table:number-columns-repeated="2"/>
          <table:table-cell table:formula="of:=[.BD176]+[.BE176]" office:value-type="float" office:value="110080">
            <text:p>110080</text:p>
          </table:table-cell>
          <table:table-cell table:formula="of:=([.C176]*2+64+130)*([.E176]*2+25)" office:value-type="float" office:value="46440">
            <text:p>46440</text:p>
          </table:table-cell>
          <table:table-cell table:formula="of:=([.C176]*2+64+130)*([.G176]*2+25)" office:value-type="float" office:value="63640">
            <text:p>63640</text:p>
          </table:table-cell>
          <table:table-cell table:formula="of:=([.D176]*2+89)*([.H176]*2+89)" office:value-type="float" office:value="35611">
            <text:p>35611</text:p>
          </table:table-cell>
          <table:table-cell table:formula="of:=([.F176]*2+89)*([.H176]*2+89)" office:value-type="float" office:value="61901">
            <text:p>61901</text:p>
          </table:table-cell>
          <table:table-cell table:formula="of:=[.BC176]*(MAX([.D176]; [.F176])*2+89)" office:value-type="float" office:value="28510720">
            <text:p>28510720</text:p>
          </table:table-cell>
          <table:table-cell/>
        </table:table-row>
        <table:table-row table:style-name="ro5">
          <table:table-cell office:value-type="float" office:value="176">
            <text:p>176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177:.H177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177]-[.N177]" office:value-type="float" office:value="465">
            <text:p>465</text:p>
          </table:table-cell>
          <table:table-cell table:formula="of:=MIN([.D177]; [.F177])" office:value-type="float" office:value="80">
            <text:p>8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30%回避↑</text:p>
          </table:table-cell>
          <table:table-cell table:style-name="ce2" office:value-type="string">
            <text:p><text:a xlink:href="http://www14.atwiki.jp/tamakagura/pages/55.html">A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Aてゐ</text:a></text:p>
          </table:table-cell>
          <table:table-cell table:number-columns-repeated="2"/>
          <table:table-cell table:formula="of:=[.BD177]+[.BE177]" office:value-type="float" office:value="131040">
            <text:p>131040</text:p>
          </table:table-cell>
          <table:table-cell table:formula="of:=([.C177]*2+64+130)*([.E177]*2+25)" office:value-type="float" office:value="56420">
            <text:p>56420</text:p>
          </table:table-cell>
          <table:table-cell table:formula="of:=([.C177]*2+64+130)*([.G177]*2+25)" office:value-type="float" office:value="74620">
            <text:p>74620</text:p>
          </table:table-cell>
          <table:table-cell table:formula="of:=([.D177]*2+89)*([.H177]*2+89)" office:value-type="float" office:value="69471">
            <text:p>69471</text:p>
          </table:table-cell>
          <table:table-cell table:style-name="ce27" table:formula="of:=([.F177]*2+89)*([.H177]*2+89)" office:value-type="float" office:value="97371">
            <text:p>97371</text:p>
          </table:table-cell>
          <table:table-cell table:formula="of:=[.BC177]*(MAX([.D177]; [.F177])*2+89)" office:value-type="float" office:value="45732960">
            <text:p>45732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7">
            <text:p>177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0">
            <text:p>120</text:p>
          </table:table-cell>
          <table:table-cell table:style-name="ce2" table:formula="of:=SUM([.C178:.H178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13" table:formula="of:=[.I178]-[.N178]" office:value-type="float" office:value="505">
            <text:p>505</text:p>
          </table:table-cell>
          <table:table-cell table:formula="of:=MIN([.D178]; [.F178])" office:value-type="float" office:value="40">
            <text:p>4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30%回避↑</text:p>
          </table:table-cell>
          <table:table-cell table:style-name="ce2" office:value-type="string">
            <text:p><text:a xlink:href="http://www14.atwiki.jp/tamakagura/pages/55.html">S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Sてゐ</text:a></text:p>
          </table:table-cell>
          <table:table-cell table:number-columns-repeated="2"/>
          <table:table-cell table:formula="of:=[.BD178]+[.BE178]" office:value-type="float" office:value="165480">
            <text:p>165480</text:p>
          </table:table-cell>
          <table:table-cell table:formula="of:=([.C178]*2+64+130)*([.E178]*2+25)" office:value-type="float" office:value="72890">
            <text:p>72890</text:p>
          </table:table-cell>
          <table:table-cell table:formula="of:=([.C178]*2+64+130)*([.G178]*2+25)" office:value-type="float" office:value="92590">
            <text:p>92590</text:p>
          </table:table-cell>
          <table:table-cell table:formula="of:=([.D178]*2+89)*([.H178]*2+89)" office:value-type="float" office:value="55601">
            <text:p>55601</text:p>
          </table:table-cell>
          <table:table-cell table:style-name="ce27" table:formula="of:=([.F178]*2+89)*([.H178]*2+89)" office:value-type="float" office:value="95081">
            <text:p>95081</text:p>
          </table:table-cell>
          <table:table-cell table:formula="of:=[.BC178]*(MAX([.D178]; [.F178])*2+89)" office:value-type="float" office:value="47823720">
            <text:p>47823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8">
            <text:p>178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179:.H179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79]-[.N179]" office:value-type="float" office:value="515">
            <text:p>515</text:p>
          </table:table-cell>
          <table:table-cell table:formula="of:=MIN([.D179]; [.F179])" office:value-type="float" office:value="30">
            <text:p>3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味25%異常防止</text:p>
          </table:table-cell>
          <table:table-cell table:style-name="ce2" office:value-type="string">
            <text:p><text:a xlink:href="http://www14.atwiki.jp/tamakagura/pages/55.html">H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5.html">Hてゐ</text:a></text:p>
          </table:table-cell>
          <table:table-cell table:number-columns-repeated="2"/>
          <table:table-cell table:formula="of:=[.BD179]+[.BE179]" office:value-type="float" office:value="199800">
            <text:p>199800</text:p>
          </table:table-cell>
          <table:table-cell table:style-name="ce26" table:formula="of:=([.C179]*2+64+130)*([.E179]*2+25)" office:value-type="float" office:value="91020">
            <text:p>91020</text:p>
          </table:table-cell>
          <table:table-cell table:style-name="ce27" table:formula="of:=([.C179]*2+64+130)*([.G179]*2+25)" office:value-type="float" office:value="108780">
            <text:p>108780</text:p>
          </table:table-cell>
          <table:table-cell table:formula="of:=([.D179]*2+89)*([.H179]*2+89)" office:value-type="float" office:value="37101">
            <text:p>37101</text:p>
          </table:table-cell>
          <table:table-cell table:formula="of:=([.F179]*2+89)*([.H179]*2+89)" office:value-type="float" office:value="76941">
            <text:p>76941</text:p>
          </table:table-cell>
          <table:table-cell table:formula="of:=[.BC179]*(MAX([.D179]; [.F179])*2+89)" office:value-type="float" office:value="61738200">
            <text:p>617382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79">
            <text:p>179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180:.H180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180]-[.N180]" office:value-type="float" office:value="510">
            <text:p>510</text:p>
          </table:table-cell>
          <table:table-cell table:formula="of:=MIN([.D180]; [.F180])" office:value-type="float" office:value="50">
            <text:p>50</text:p>
          </table:table-cell>
          <table:table-cell table:style-name="ce22" office:value-type="string">
            <text:p>敵追加発動10%↓</text:p>
          </table:table-cell>
          <table:table-cell table:style-name="ce22" office:value-type="string">
            <text:p>味追加発動10%↑</text:p>
          </table:table-cell>
          <table:table-cell table:style-name="ce2" office:value-type="string">
            <text:p><text:a xlink:href="http://www14.atwiki.jp/tamakagura/pages/55.html">AD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55.html">ADてゐ</text:a></text:p>
          </table:table-cell>
          <table:table-cell table:number-columns-repeated="2"/>
          <table:table-cell table:formula="of:=[.BD180]+[.BE180]" office:value-type="float" office:value="165640">
            <text:p>165640</text:p>
          </table:table-cell>
          <table:table-cell table:formula="of:=([.C180]*2+64+130)*([.E180]*2+25)" office:value-type="float" office:value="70700">
            <text:p>70700</text:p>
          </table:table-cell>
          <table:table-cell table:formula="of:=([.C180]*2+64+130)*([.G180]*2+25)" office:value-type="float" office:value="94940">
            <text:p>94940</text:p>
          </table:table-cell>
          <table:table-cell table:formula="of:=([.D180]*2+89)*([.H180]*2+89)" office:value-type="float" office:value="56511">
            <text:p>56511</text:p>
          </table:table-cell>
          <table:table-cell table:style-name="ce27" table:formula="of:=([.F180]*2+89)*([.H180]*2+89)" office:value-type="float" office:value="98371">
            <text:p>98371</text:p>
          </table:table-cell>
          <table:table-cell table:formula="of:=[.BC180]*(MAX([.D180]; [.F180])*2+89)" office:value-type="float" office:value="54495560">
            <text:p>54495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0">
            <text:p>180</text:p>
          </table:table-cell>
          <table:table-cell table:style-name="ce2" office:value-type="string">
            <text:p><text:a xlink:href="http://www14.atwiki.jp/tamakagura/pages/189.html">ちびてんし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181:.H181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1]-[.N181]" office:value-type="float" office:value="355">
            <text:p>355</text:p>
          </table:table-cell>
          <table:table-cell table:formula="of:=MIN([.D181]; [.F181])" office:value-type="float" office:value="65">
            <text:p>65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style-name="ce2" office:value-type="string">
            <text:p><text:a xlink:href="http://www14.atwiki.jp/tamakagura/pages/189.html">ちびてんし</text:a></text:p>
          </table:table-cell>
          <table:table-cell table:number-columns-repeated="8"/>
          <table:table-cell table:style-name="ce2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ちびてんし</text:a></text:p>
          </table:table-cell>
          <table:table-cell table:number-columns-repeated="2"/>
          <table:table-cell table:formula="of:=[.BD181]+[.BE181]" office:value-type="float" office:value="116820">
            <text:p>116820</text:p>
          </table:table-cell>
          <table:table-cell table:formula="of:=([.C181]*2+64+130)*([.E181]*2+25)" office:value-type="float" office:value="65490">
            <text:p>65490</text:p>
          </table:table-cell>
          <table:table-cell table:formula="of:=([.C181]*2+64+130)*([.G181]*2+25)" office:value-type="float" office:value="51330">
            <text:p>51330</text:p>
          </table:table-cell>
          <table:table-cell table:formula="of:=([.D181]*2+89)*([.H181]*2+89)" office:value-type="float" office:value="48151">
            <text:p>48151</text:p>
          </table:table-cell>
          <table:table-cell table:formula="of:=([.F181]*2+89)*([.H181]*2+89)" office:value-type="float" office:value="39201">
            <text:p>39201</text:p>
          </table:table-cell>
          <table:table-cell table:formula="of:=[.BC181]*(MAX([.D181]; [.F181])*2+89)" office:value-type="float" office:value="31424580">
            <text:p>31424580</text:p>
          </table:table-cell>
          <table:table-cell/>
        </table:table-row>
        <table:table-row table:style-name="ro5">
          <table:table-cell office:value-type="float" office:value="181">
            <text:p>181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182:.H18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182]-[.N182]" office:value-type="float" office:value="500">
            <text:p>500</text:p>
          </table:table-cell>
          <table:table-cell table:formula="of:=MIN([.D182]; [.F182])" office:value-type="float" office:value="60">
            <text:p>6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ピンチ地1.2倍</text:p>
          </table:table-cell>
          <table:table-cell table:style-name="ce2" office:value-type="string">
            <text:p><text:a xlink:href="http://www14.atwiki.jp/tamakagura/pages/189.html">A天子</text:a></text:p>
          </table:table-cell>
          <table:table-cell table:number-columns-repeated="8"/>
          <table:table-cell table:style-name="ce2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A天子</text:a></text:p>
          </table:table-cell>
          <table:table-cell table:number-columns-repeated="2"/>
          <table:table-cell table:formula="of:=[.BD182]+[.BE182]" office:value-type="float" office:value="157600">
            <text:p>157600</text:p>
          </table:table-cell>
          <table:table-cell table:style-name="ce26" table:formula="of:=([.C182]*2+64+130)*([.E182]*2+25)" office:value-type="float" office:value="88650">
            <text:p>88650</text:p>
          </table:table-cell>
          <table:table-cell table:formula="of:=([.C182]*2+64+130)*([.G182]*2+25)" office:value-type="float" office:value="68950">
            <text:p>68950</text:p>
          </table:table-cell>
          <table:table-cell table:style-name="ce27" table:formula="of:=([.D182]*2+89)*([.H182]*2+89)" office:value-type="float" office:value="96571">
            <text:p>96571</text:p>
          </table:table-cell>
          <table:table-cell table:formula="of:=([.F182]*2+89)*([.H182]*2+89)" office:value-type="float" office:value="56221">
            <text:p>56221</text:p>
          </table:table-cell>
          <table:table-cell table:formula="of:=[.BC182]*(MAX([.D182]; [.F182])*2+89)" office:value-type="float" office:value="56578400">
            <text:p>56578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2">
            <text:p>182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183:.H183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183]-[.N183]" office:value-type="float" office:value="490">
            <text:p>490</text:p>
          </table:table-cell>
          <table:table-cell table:formula="of:=MIN([.D183]; [.F183])" office:value-type="float" office:value="70">
            <text:p>7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抜群時25%軽減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83]*2+89)*[.X183]*IF(OR([.J183]=[.V183]; [.K183]=[.V183]); 1.5; 1)" office:value-type="float" office:value="34680">
            <text:p>34680</text:p>
          </table:table-cell>
          <table:table-cell table:style-name="ce2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89.html">D天子</text:a></text:p>
          </table:table-cell>
          <table:table-cell table:number-columns-repeated="2"/>
          <table:table-cell table:style-name="ce27" table:formula="of:=[.BD183]+[.BE183]" office:value-type="float" office:value="208680">
            <text:p>208680</text:p>
          </table:table-cell>
          <table:table-cell table:style-name="ce27" table:formula="of:=([.C183]*2+64+130)*([.E183]*2+25)" office:value-type="float" office:value="117660">
            <text:p>117660</text:p>
          </table:table-cell>
          <table:table-cell table:formula="of:=([.C183]*2+64+130)*([.G183]*2+25)" office:value-type="float" office:value="91020">
            <text:p>91020</text:p>
          </table:table-cell>
          <table:table-cell table:formula="of:=([.D183]*2+89)*([.H183]*2+89)" office:value-type="float" office:value="57511">
            <text:p>57511</text:p>
          </table:table-cell>
          <table:table-cell table:formula="of:=([.F183]*2+89)*([.H183]*2+89)" office:value-type="float" office:value="45571">
            <text:p>45571</text:p>
          </table:table-cell>
          <table:table-cell table:style-name="ce27" table:formula="of:=[.BC183]*(MAX([.D183]; [.F183])*2+89)" office:value-type="float" office:value="60308520">
            <text:p>60308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3">
            <text:p>183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0">
            <text:p>100</text:p>
          </table:table-cell>
          <table:table-cell table:style-name="ce2" table:formula="of:=SUM([.C184:.H184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184]-[.N184]" office:value-type="float" office:value="470">
            <text:p>470</text:p>
          </table:table-cell>
          <table:table-cell table:formula="of:=MIN([.D184]; [.F184])" office:value-type="float" office:value="90">
            <text:p>9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ピンチ地1.2倍</text:p>
          </table:table-cell>
          <table:table-cell table:style-name="ce2" office:value-type="string">
            <text:p><text:a xlink:href="http://www14.atwiki.jp/tamakagura/pages/189.html">S天子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9.html">S天子</text:a></text:p>
          </table:table-cell>
          <table:table-cell table:number-columns-repeated="2"/>
          <table:table-cell table:formula="of:=[.BD184]+[.BE184]" office:value-type="float" office:value="145440">
            <text:p>145440</text:p>
          </table:table-cell>
          <table:table-cell table:style-name="ce26" table:formula="of:=([.C184]*2+64+130)*([.E184]*2+25)" office:value-type="float" office:value="82820">
            <text:p>82820</text:p>
          </table:table-cell>
          <table:table-cell table:formula="of:=([.C184]*2+64+130)*([.G184]*2+25)" office:value-type="float" office:value="62620">
            <text:p>62620</text:p>
          </table:table-cell>
          <table:table-cell table:formula="of:=([.D184]*2+89)*([.H184]*2+89)" office:value-type="float" office:value="89301">
            <text:p>89301</text:p>
          </table:table-cell>
          <table:table-cell table:formula="of:=([.F184]*2+89)*([.H184]*2+89)" office:value-type="float" office:value="77741">
            <text:p>77741</text:p>
          </table:table-cell>
          <table:table-cell table:formula="of:=[.BC184]*(MAX([.D184]; [.F184])*2+89)" office:value-type="float" office:value="44940960">
            <text:p>44940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4">
            <text:p>184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185:.H185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5]-[.N185]" office:value-type="float" office:value="490">
            <text:p>490</text:p>
          </table:table-cell>
          <table:table-cell table:formula="of:=MIN([.D185]; [.F185])" office:value-type="float" office:value="70">
            <text:p>7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8"/>
          <table:table-cell table:style-name="ce2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.html">N天魔</text:a></text:p>
          </table:table-cell>
          <table:table-cell table:number-columns-repeated="2"/>
          <table:table-cell table:formula="of:=[.BD185]+[.BE185]" office:value-type="float" office:value="169740">
            <text:p>169740</text:p>
          </table:table-cell>
          <table:table-cell table:style-name="ce26" table:formula="of:=([.C185]*2+64+130)*([.E185]*2+25)" office:value-type="float" office:value="84870">
            <text:p>84870</text:p>
          </table:table-cell>
          <table:table-cell table:formula="of:=([.C185]*2+64+130)*([.G185]*2+25)" office:value-type="float" office:value="84870">
            <text:p>84870</text:p>
          </table:table-cell>
          <table:table-cell table:formula="of:=([.D185]*2+89)*([.H185]*2+89)" office:value-type="float" office:value="83121">
            <text:p>83121</text:p>
          </table:table-cell>
          <table:table-cell table:formula="of:=([.F185]*2+89)*([.H185]*2+89)" office:value-type="float" office:value="61601">
            <text:p>61601</text:p>
          </table:table-cell>
          <table:table-cell table:formula="of:=[.BC185]*(MAX([.D185]; [.F185])*2+89)" office:value-type="float" office:value="52449660">
            <text:p>52449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5">
            <text:p>185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186:.H186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186]-[.N186]" office:value-type="float" office:value="490">
            <text:p>490</text:p>
          </table:table-cell>
          <table:table-cell table:formula="of:=MIN([.D186]; [.F186])" office:value-type="float" office:value="70">
            <text:p>7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41.html">D天魔</text:a></text:p>
          </table:table-cell>
          <table:table-cell table:number-columns-repeated="8"/>
          <table:table-cell table:style-name="ce2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.html">D天魔</text:a></text:p>
          </table:table-cell>
          <table:table-cell table:number-columns-repeated="2"/>
          <table:table-cell table:formula="of:=[.BD186]+[.BE186]" office:value-type="float" office:value="194580">
            <text:p>194580</text:p>
          </table:table-cell>
          <table:table-cell table:style-name="ce27" table:formula="of:=([.C186]*2+64+130)*([.E186]*2+25)" office:value-type="float" office:value="105570">
            <text:p>105570</text:p>
          </table:table-cell>
          <table:table-cell table:formula="of:=([.C186]*2+64+130)*([.G186]*2+25)" office:value-type="float" office:value="89010">
            <text:p>89010</text:p>
          </table:table-cell>
          <table:table-cell table:formula="of:=([.D186]*2+89)*([.H186]*2+89)" office:value-type="float" office:value="57021">
            <text:p>57021</text:p>
          </table:table-cell>
          <table:table-cell table:formula="of:=([.F186]*2+89)*([.H186]*2+89)" office:value-type="float" office:value="66981">
            <text:p>66981</text:p>
          </table:table-cell>
          <table:table-cell table:formula="of:=[.BC186]*(MAX([.D186]; [.F186])*2+89)" office:value-type="float" office:value="52342020">
            <text:p>52342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6">
            <text:p>186</text:p>
          </table:table-cell>
          <table:table-cell table:style-name="ce2" office:value-type="string">
            <text:p><text:a xlink:href="http://www14.atwiki.jp/tamakagura/pages/74.html">ちびとき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187:.H187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7]-[.N187]" office:value-type="float" office:value="350">
            <text:p>350</text:p>
          </table:table-cell>
          <table:table-cell table:formula="of:=MIN([.D187]; [.F187])" office:value-type="float" office:value="30">
            <text:p>30</text:p>
          </table:table-cell>
          <table:table-cell table:style-name="ce22" office:value-type="string">
            <text:p>登場時ダメージ</text:p>
          </table:table-cell>
          <table:table-cell table:style-name="ce22"/>
          <table:table-cell table:style-name="ce2" office:value-type="string">
            <text:p><text:a xlink:href="http://www14.atwiki.jp/tamakagura/pages/74.html">ちびときこ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ちびときこ</text:a></text:p>
          </table:table-cell>
          <table:table-cell table:number-columns-repeated="2"/>
          <table:table-cell table:formula="of:=[.BD187]+[.BE187]" office:value-type="float" office:value="120360">
            <text:p>120360</text:p>
          </table:table-cell>
          <table:table-cell table:formula="of:=([.C187]*2+64+130)*([.E187]*2+25)" office:value-type="float" office:value="54870">
            <text:p>54870</text:p>
          </table:table-cell>
          <table:table-cell table:formula="of:=([.C187]*2+64+130)*([.G187]*2+25)" office:value-type="float" office:value="65490">
            <text:p>65490</text:p>
          </table:table-cell>
          <table:table-cell table:formula="of:=([.D187]*2+89)*([.H187]*2+89)" office:value-type="float" office:value="45171">
            <text:p>45171</text:p>
          </table:table-cell>
          <table:table-cell table:formula="of:=([.F187]*2+89)*([.H187]*2+89)" office:value-type="float" office:value="28161">
            <text:p>28161</text:p>
          </table:table-cell>
          <table:table-cell table:formula="of:=[.BC187]*(MAX([.D187]; [.F187])*2+89)" office:value-type="float" office:value="28766040">
            <text:p>28766040</text:p>
          </table:table-cell>
          <table:table-cell/>
        </table:table-row>
        <table:table-row table:style-name="ro5">
          <table:table-cell office:value-type="float" office:value="187">
            <text:p>187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table:formula="of:=SUM([.C188:.H188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88]-[.N188]" office:value-type="float" office:value="470">
            <text:p>470</text:p>
          </table:table-cell>
          <table:table-cell table:formula="of:=MIN([.D188]; [.F188])" office:value-type="float" office:value="60">
            <text:p>60</text:p>
          </table:table-cell>
          <table:table-cell table:style-name="ce22" office:value-type="string">
            <text:p>登場時ダメージ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74.html">N朱鷺子</text:a></text:p>
          </table:table-cell>
          <table:table-cell/>
          <table:table-cell table:number-columns-repeated="3"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N朱鷺子</text:a></text:p>
          </table:table-cell>
          <table:table-cell table:number-columns-repeated="2"/>
          <table:table-cell table:style-name="ce27" table:formula="of:=[.BD188]+[.BE188]" office:value-type="float" office:value="203980">
            <text:p>203980</text:p>
          </table:table-cell>
          <table:table-cell table:style-name="ce26" table:formula="of:=([.C188]*2+64+130)*([.E188]*2+25)" office:value-type="float" office:value="84630">
            <text:p>84630</text:p>
          </table:table-cell>
          <table:table-cell table:style-name="ce27" table:formula="of:=([.C188]*2+64+130)*([.G188]*2+25)" office:value-type="float" office:value="119350">
            <text:p>119350</text:p>
          </table:table-cell>
          <table:table-cell table:formula="of:=([.D188]*2+89)*([.H188]*2+89)" office:value-type="float" office:value="52041">
            <text:p>52041</text:p>
          </table:table-cell>
          <table:table-cell table:formula="of:=([.F188]*2+89)*([.H188]*2+89)" office:value-type="float" office:value="43681">
            <text:p>43681</text:p>
          </table:table-cell>
          <table:table-cell table:formula="of:=[.BC188]*(MAX([.D188]; [.F188])*2+89)" office:value-type="float" office:value="50791020">
            <text:p>50791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8">
            <text:p>188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table:formula="of:=SUM([.C189:.H189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89]-[.N189]" office:value-type="float" office:value="470">
            <text:p>470</text:p>
          </table:table-cell>
          <table:table-cell table:formula="of:=MIN([.D189]; [.F189])" office:value-type="float" office:value="60">
            <text:p>60</text:p>
          </table:table-cell>
          <table:table-cell table:style-name="ce22" office:value-type="string">
            <text:p>登場時ダメージ</text:p>
          </table:table-cell>
          <table:table-cell table:style-name="ce22" office:value-type="string">
            <text:p>25%S↑</text:p>
          </table:table-cell>
          <table:table-cell table:style-name="ce2" office:value-type="string">
            <text:p><text:a xlink:href="http://www14.atwiki.jp/tamakagura/pages/74.html">A朱鷺子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74.html">A朱鷺子</text:a></text:p>
          </table:table-cell>
          <table:table-cell table:number-columns-repeated="2"/>
          <table:table-cell table:formula="of:=[.BD189]+[.BE189]" office:value-type="float" office:value="157440">
            <text:p>157440</text:p>
          </table:table-cell>
          <table:table-cell table:formula="of:=([.C189]*2+64+130)*([.E189]*2+25)" office:value-type="float" office:value="74880">
            <text:p>74880</text:p>
          </table:table-cell>
          <table:table-cell table:formula="of:=([.C189]*2+64+130)*([.G189]*2+25)" office:value-type="float" office:value="82560">
            <text:p>82560</text:p>
          </table:table-cell>
          <table:table-cell table:formula="of:=([.D189]*2+89)*([.H189]*2+89)" office:value-type="float" office:value="78631">
            <text:p>78631</text:p>
          </table:table-cell>
          <table:table-cell table:formula="of:=([.F189]*2+89)*([.H189]*2+89)" office:value-type="float" office:value="49951">
            <text:p>49951</text:p>
          </table:table-cell>
          <table:table-cell table:formula="of:=[.BC189]*(MAX([.D189]; [.F189])*2+89)" office:value-type="float" office:value="51797760">
            <text:p>51797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89">
            <text:p>189</text:p>
          </table:table-cell>
          <table:table-cell table:style-name="ce2" office:value-type="string">
            <text:p><text:a xlink:href="http://www14.atwiki.jp/tamakagura/pages/409.html">ちびとじ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5">
            <text:p>35</text:p>
          </table:table-cell>
          <table:table-cell table:style-name="ce2" table:formula="of:=SUM([.C190:.H190])" office:value-type="float" office:value="380">
            <text:p>38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90]-[.N190]" office:value-type="float" office:value="345">
            <text:p>345</text:p>
          </table:table-cell>
          <table:table-cell table:formula="of:=MIN([.D190]; [.F190])" office:value-type="float" office:value="35">
            <text:p>35</text:p>
          </table:table-cell>
          <table:table-cell table:style-name="ce22" office:value-type="string">
            <text:p>攻撃時25%麻痺</text:p>
          </table:table-cell>
          <table:table-cell table:style-name="ce22"/>
          <table:table-cell table:style-name="ce2" office:value-type="string">
            <text:p><text:a xlink:href="http://www14.atwiki.jp/tamakagura/pages/409.html">ちびとじこ</text:a></text:p>
          </table:table-cell>
          <table:table-cell table:number-columns-repeated="8"/>
          <table:table-cell table:style-name="ce2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ちびとじこ</text:a></text:p>
          </table:table-cell>
          <table:table-cell table:number-columns-repeated="2"/>
          <table:table-cell table:formula="of:=[.BD190]+[.BE190]" office:value-type="float" office:value="126080">
            <text:p>126080</text:p>
          </table:table-cell>
          <table:table-cell table:formula="of:=([.C190]*2+64+130)*([.E190]*2+25)" office:value-type="float" office:value="49250">
            <text:p>49250</text:p>
          </table:table-cell>
          <table:table-cell table:formula="of:=([.C190]*2+64+130)*([.G190]*2+25)" office:value-type="float" office:value="76830">
            <text:p>76830</text:p>
          </table:table-cell>
          <table:table-cell table:formula="of:=([.D190]*2+89)*([.H190]*2+89)" office:value-type="float" office:value="25281">
            <text:p>25281</text:p>
          </table:table-cell>
          <table:table-cell table:formula="of:=([.F190]*2+89)*([.H190]*2+89)" office:value-type="float" office:value="38001">
            <text:p>38001</text:p>
          </table:table-cell>
          <table:table-cell table:formula="of:=[.BC190]*(MAX([.D190]; [.F190])*2+89)" office:value-type="float" office:value="30133120">
            <text:p>30133120</text:p>
          </table:table-cell>
          <table:table-cell/>
        </table:table-row>
        <table:table-row table:style-name="ro5">
          <table:table-cell office:value-type="float" office:value="190">
            <text:p>190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191:.H191])" office:value-type="float" office:value="530">
            <text:p>53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191]-[.N191]" office:value-type="float" office:value="470">
            <text:p>470</text:p>
          </table:table-cell>
          <table:table-cell table:formula="of:=MIN([.D191]; [.F191])" office:value-type="float" office:value="60">
            <text:p>60</text:p>
          </table:table-cell>
          <table:table-cell table:style-name="ce22" office:value-type="string">
            <text:p>攻撃時25%麻痺</text:p>
          </table:table-cell>
          <table:table-cell table:style-name="ce22" office:value-type="string">
            <text:p>被ダメージ10%減</text:p>
          </table:table-cell>
          <table:table-cell table:style-name="ce2" office:value-type="string">
            <text:p><text:a xlink:href="http://www14.atwiki.jp/tamakagura/pages/409.html">N屠自古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409.html">N屠自古</text:a></text:p>
          </table:table-cell>
          <table:table-cell table:number-columns-repeated="2"/>
          <table:table-cell table:style-name="ce27" table:formula="of:=[.BD191]+[.BE191]" office:value-type="float" office:value="217067">
            <text:p>217067</text:p>
          </table:table-cell>
          <table:table-cell table:style-name="ce26" table:formula="of:=ROUND(([.C191]*2+64+130)*([.E191]*2+25)/0.9)" office:value-type="float" office:value="96200">
            <text:p>96200</text:p>
          </table:table-cell>
          <table:table-cell table:style-name="ce27" table:formula="of:=ROUND(([.C191]*2+64+130)*([.G191]*2+25)/0.9)" office:value-type="float" office:value="120867">
            <text:p>120867</text:p>
          </table:table-cell>
          <table:table-cell table:formula="of:=([.D191]*2+89)*([.H191]*2+89)" office:value-type="float" office:value="39501">
            <text:p>39501</text:p>
          </table:table-cell>
          <table:table-cell table:formula="of:=([.F191]*2+89)*([.H191]*2+89)" office:value-type="float" office:value="54621">
            <text:p>54621</text:p>
          </table:table-cell>
          <table:table-cell table:style-name="ce27" table:formula="of:=[.BC191]*(MAX([.D191]; [.F191])*2+89)" office:value-type="float" office:value="62732363">
            <text:p>62732363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1">
            <text:p>191</text:p>
          </table:table-cell>
          <table:table-cell table:style-name="ce2" office:value-type="string">
            <text:p><text:a xlink:href="http://www14.atwiki.jp/tamakagura/pages/77.html">ちびとよひめ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192:.H192])" office:value-type="float" office:value="450">
            <text:p>45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2]-[.N192]" office:value-type="float" office:value="400">
            <text:p>400</text:p>
          </table:table-cell>
          <table:table-cell table:formula="of:=MIN([.D192]; [.F192])" office:value-type="float" office:value="50">
            <text:p>50</text:p>
          </table:table-cell>
          <table:table-cell table:style-name="ce22" office:value-type="string">
            <text:p>25%先攻</text:p>
          </table:table-cell>
          <table:table-cell table:style-name="ce22"/>
          <table:table-cell table:style-name="ce2" office:value-type="string">
            <text:p><text:a xlink:href="http://www14.atwiki.jp/tamakagura/pages/77.html">ちびとよひめ</text:a></text:p>
          </table:table-cell>
          <table:table-cell table:number-columns-repeated="8"/>
          <table:table-cell table:style-name="ce2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ちびとよひめ</text:a></text:p>
          </table:table-cell>
          <table:table-cell/>
          <table:table-cell office:value-type="string">
            <text:p>○</text:p>
          </table:table-cell>
          <table:table-cell table:formula="of:=[.BD192]+[.BE192]" office:value-type="float" office:value="131040">
            <text:p>131040</text:p>
          </table:table-cell>
          <table:table-cell table:formula="of:=([.C192]*2+64+130)*([.E192]*2+25)" office:value-type="float" office:value="60060">
            <text:p>60060</text:p>
          </table:table-cell>
          <table:table-cell table:formula="of:=([.C192]*2+64+130)*([.G192]*2+25)" office:value-type="float" office:value="70980">
            <text:p>70980</text:p>
          </table:table-cell>
          <table:table-cell table:formula="of:=([.D192]*2+89)*([.H192]*2+89)" office:value-type="float" office:value="39501">
            <text:p>39501</text:p>
          </table:table-cell>
          <table:table-cell table:formula="of:=([.F192]*2+89)*([.H192]*2+89)" office:value-type="float" office:value="60401">
            <text:p>60401</text:p>
          </table:table-cell>
          <table:table-cell table:formula="of:=[.BC192]*(MAX([.D192]; [.F192])*2+89)" office:value-type="float" office:value="37870560">
            <text:p>37870560</text:p>
          </table:table-cell>
          <table:table-cell/>
        </table:table-row>
        <table:table-row table:style-name="ro5">
          <table:table-cell office:value-type="float" office:value="192">
            <text:p>192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13" table:formula="of:=SUM([.C193:.H193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3]-[.N193]" office:value-type="float" office:value="480">
            <text:p>480</text:p>
          </table:table-cell>
          <table:table-cell table:formula="of:=MIN([.D193]; [.F193])" office:value-type="float" office:value="100">
            <text:p>100</text:p>
          </table:table-cell>
          <table:table-cell table:style-name="ce22" office:value-type="string">
            <text:p>25%先攻</text:p>
          </table:table-cell>
          <table:table-cell table:style-name="ce22" office:value-type="string">
            <text:p>混乱無効</text:p>
          </table:table-cell>
          <table:table-cell table:style-name="ce2" office:value-type="string">
            <text:p><text:a xlink:href="http://www14.atwiki.jp/tamakagura/pages/77.html">N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N豊姫</text:a></text:p>
          </table:table-cell>
          <table:table-cell/>
          <table:table-cell office:value-type="string">
            <text:p>○</text:p>
          </table:table-cell>
          <table:table-cell table:formula="of:=[.BD193]+[.BE193]" office:value-type="float" office:value="173840">
            <text:p>173840</text:p>
          </table:table-cell>
          <table:table-cell table:formula="of:=([.C193]*2+64+130)*([.E193]*2+25)" office:value-type="float" office:value="78440">
            <text:p>78440</text:p>
          </table:table-cell>
          <table:table-cell table:formula="of:=([.C193]*2+64+130)*([.G193]*2+25)" office:value-type="float" office:value="95400">
            <text:p>95400</text:p>
          </table:table-cell>
          <table:table-cell table:formula="of:=([.D193]*2+89)*([.H193]*2+89)" office:value-type="float" office:value="63291">
            <text:p>63291</text:p>
          </table:table-cell>
          <table:table-cell table:formula="of:=([.F193]*2+89)*([.H193]*2+89)" office:value-type="float" office:value="72051">
            <text:p>72051</text:p>
          </table:table-cell>
          <table:table-cell table:formula="of:=[.BC193]*(MAX([.D193]; [.F193])*2+89)" office:value-type="float" office:value="57193360">
            <text:p>57193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3">
            <text:p>193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13" table:formula="of:=SUM([.C194:.H194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194]-[.N194]" office:value-type="float" office:value="490">
            <text:p>490</text:p>
          </table:table-cell>
          <table:table-cell table:formula="of:=MIN([.D194]; [.F194])" office:value-type="float" office:value="90">
            <text:p>90</text:p>
          </table:table-cell>
          <table:table-cell table:style-name="ce22" office:value-type="string">
            <text:p>25%先攻</text:p>
          </table:table-cell>
          <table:table-cell table:style-name="ce22" office:value-type="string">
            <text:p>混乱無効</text:p>
          </table:table-cell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A豊姫</text:a></text:p>
          </table:table-cell>
          <table:table-cell/>
          <table:table-cell office:value-type="string">
            <text:p>○</text:p>
          </table:table-cell>
          <table:table-cell table:formula="of:=[.BD194]+[.BE194]" office:value-type="float" office:value="145860">
            <text:p>145860</text:p>
          </table:table-cell>
          <table:table-cell table:formula="of:=([.C194]*2+64+130)*([.E194]*2+25)" office:value-type="float" office:value="69190">
            <text:p>69190</text:p>
          </table:table-cell>
          <table:table-cell table:formula="of:=([.C194]*2+64+130)*([.G194]*2+25)" office:value-type="float" office:value="76670">
            <text:p>76670</text:p>
          </table:table-cell>
          <table:table-cell table:formula="of:=([.D194]*2+89)*([.H194]*2+89)" office:value-type="float" office:value="72361">
            <text:p>72361</text:p>
          </table:table-cell>
          <table:table-cell table:style-name="ce27" table:formula="of:=([.F194]*2+89)*([.H194]*2+89)" office:value-type="float" office:value="99261">
            <text:p>99261</text:p>
          </table:table-cell>
          <table:table-cell table:formula="of:=[.BC194]*(MAX([.D194]; [.F194])*2+89)" office:value-type="float" office:value="53822340">
            <text:p>53822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4">
            <text:p>194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195:.H195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195]-[.N195]" office:value-type="float" office:value="490">
            <text:p>490</text:p>
          </table:table-cell>
          <table:table-cell table:formula="of:=MIN([.D195]; [.F195])" office:value-type="float" office:value="90">
            <text:p>90</text:p>
          </table:table-cell>
          <table:table-cell table:style-name="ce22" office:value-type="string">
            <text:p>25%先攻</text:p>
          </table:table-cell>
          <table:table-cell table:style-name="ce22" office:value-type="string">
            <text:p>混乱無効</text:p>
          </table:table-cell>
          <table:table-cell table:style-name="ce2" office:value-type="string">
            <text:p><text:a xlink:href="http://www14.atwiki.jp/tamakagura/pages/77.html">S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77.html">S豊姫</text:a></text:p>
          </table:table-cell>
          <table:table-cell/>
          <table:table-cell office:value-type="string">
            <text:p>○</text:p>
          </table:table-cell>
          <table:table-cell table:formula="of:=[.BD195]+[.BE195]" office:value-type="float" office:value="149760">
            <text:p>149760</text:p>
          </table:table-cell>
          <table:table-cell table:formula="of:=([.C195]*2+64+130)*([.E195]*2+25)" office:value-type="float" office:value="71040">
            <text:p>71040</text:p>
          </table:table-cell>
          <table:table-cell table:formula="of:=([.C195]*2+64+130)*([.G195]*2+25)" office:value-type="float" office:value="78720">
            <text:p>78720</text:p>
          </table:table-cell>
          <table:table-cell table:formula="of:=([.D195]*2+89)*([.H195]*2+89)" office:value-type="float" office:value="83121">
            <text:p>83121</text:p>
          </table:table-cell>
          <table:table-cell table:style-name="ce27" table:formula="of:=([.F195]*2+89)*([.H195]*2+89)" office:value-type="float" office:value="98571">
            <text:p>98571</text:p>
          </table:table-cell>
          <table:table-cell table:formula="of:=[.BC195]*(MAX([.D195]; [.F195])*2+89)" office:value-type="float" office:value="47773440">
            <text:p>477734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5">
            <text:p>195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table:style-name="ce2" office:value-type="float" office:value="85">
            <text:p>85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196:.H196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6]-[.N196]" office:value-type="float" office:value="455">
            <text:p>455</text:p>
          </table:table-cell>
          <table:table-cell table:formula="of:=MIN([.D196]; [.F196])" office:value-type="float" office:value="90">
            <text:p>90</text:p>
          </table:table-cell>
          <table:table-cell table:style-name="ce22" office:value-type="string">
            <text:p>属性一致</text:p>
          </table:table-cell>
          <table:table-cell table:style-name="ce22" office:value-type="string">
            <text:p>混乱無効</text:p>
          </table:table-cell>
          <table:table-cell table:style-name="ce2" office:value-type="string">
            <text:p><text:a xlink:href="http://www14.atwiki.jp/tamakagura/pages/140.html">と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number-columns-repeated="3"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とり</text:a></text:p>
          </table:table-cell>
          <table:table-cell table:number-columns-repeated="2"/>
          <table:table-cell table:formula="of:=[.BD196]+[.BE196]" office:value-type="float" office:value="149240">
            <text:p>149240</text:p>
          </table:table-cell>
          <table:table-cell table:formula="of:=([.C196]*2+64+130)*([.E196]*2+25)" office:value-type="float" office:value="74620">
            <text:p>74620</text:p>
          </table:table-cell>
          <table:table-cell table:formula="of:=([.C196]*2+64+130)*([.G196]*2+25)" office:value-type="float" office:value="74620">
            <text:p>74620</text:p>
          </table:table-cell>
          <table:table-cell table:formula="of:=([.D196]*2+89)*([.H196]*2+89)" office:value-type="float" office:value="77741">
            <text:p>77741</text:p>
          </table:table-cell>
          <table:table-cell table:formula="of:=([.F196]*2+89)*([.H196]*2+89)" office:value-type="float" office:value="77741">
            <text:p>77741</text:p>
          </table:table-cell>
          <table:table-cell table:formula="of:=[.BC196]*(MAX([.D196]; [.F196])*2+89)" office:value-type="float" office:value="40145560">
            <text:p>40145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6">
            <text:p>196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197:.H197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197]-[.N197]" office:value-type="float" office:value="330">
            <text:p>330</text:p>
          </table:table-cell>
          <table:table-cell table:formula="of:=MIN([.D197]; [.F197])" office:value-type="float" office:value="50">
            <text:p>50</text:p>
          </table:table-cell>
          <table:table-cell table:style-name="ce22" office:value-type="string">
            <text:p>急所率↑</text:p>
          </table:table-cell>
          <table:table-cell table:style-name="ce22"/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7]*2+89)*[.X197]*IF(OR([.J197]=[.V197]; [.K197]=[.V197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70.html">ちびナズー</text:a></text:p>
          </table:table-cell>
          <table:table-cell table:number-columns-repeated="2"/>
          <table:table-cell table:formula="of:=[.BD197]+[.BE197]" office:value-type="float" office:value="106880">
            <text:p>106880</text:p>
          </table:table-cell>
          <table:table-cell table:formula="of:=([.C197]*2+64+130)*([.E197]*2+25)" office:value-type="float" office:value="51770">
            <text:p>51770</text:p>
          </table:table-cell>
          <table:table-cell table:formula="of:=([.C197]*2+64+130)*([.G197]*2+25)" office:value-type="float" office:value="55110">
            <text:p>55110</text:p>
          </table:table-cell>
          <table:table-cell table:formula="of:=([.D197]*2+89)*([.H197]*2+89)" office:value-type="float" office:value="45571">
            <text:p>45571</text:p>
          </table:table-cell>
          <table:table-cell table:formula="of:=([.F197]*2+89)*([.H197]*2+89)" office:value-type="float" office:value="37611">
            <text:p>37611</text:p>
          </table:table-cell>
          <table:table-cell table:formula="of:=[.BC197]*(MAX([.D197]; [.F197])*2+89)" office:value-type="float" office:value="24475520">
            <text:p>24475520</text:p>
          </table:table-cell>
          <table:table-cell/>
        </table:table-row>
        <table:table-row table:style-name="ro5">
          <table:table-cell office:value-type="float" office:value="197">
            <text:p>197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198:.H198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198]-[.N198]" office:value-type="float" office:value="440">
            <text:p>440</text:p>
          </table:table-cell>
          <table:table-cell table:formula="of:=MIN([.D198]; [.F198])" office:value-type="float" office:value="90">
            <text:p>90</text:p>
          </table:table-cell>
          <table:table-cell table:style-name="ce22" office:value-type="string">
            <text:p>急所率↑</text:p>
          </table:table-cell>
          <table:table-cell table:style-name="ce22" office:value-type="string">
            <text:p>35%装備無効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8]*2+89)*[.X198]*IF(OR([.J198]=[.V198]; [.K198]=[.V198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70.html">Tナズーリン</text:a></text:p>
          </table:table-cell>
          <table:table-cell table:number-columns-repeated="2"/>
          <table:table-cell table:formula="of:=[.BD198]+[.BE198]" office:value-type="float" office:value="149720">
            <text:p>149720</text:p>
          </table:table-cell>
          <table:table-cell table:formula="of:=([.C198]*2+64+130)*([.E198]*2+25)" office:value-type="float" office:value="72890">
            <text:p>72890</text:p>
          </table:table-cell>
          <table:table-cell table:formula="of:=([.C198]*2+64+130)*([.G198]*2+25)" office:value-type="float" office:value="76830">
            <text:p>76830</text:p>
          </table:table-cell>
          <table:table-cell table:formula="of:=([.D198]*2+89)*([.H198]*2+89)" office:value-type="float" office:value="68471">
            <text:p>68471</text:p>
          </table:table-cell>
          <table:table-cell table:formula="of:=([.F198]*2+89)*([.H198]*2+89)" office:value-type="float" office:value="61601">
            <text:p>61601</text:p>
          </table:table-cell>
          <table:table-cell table:formula="of:=[.BC198]*(MAX([.D198]; [.F198])*2+89)" office:value-type="float" office:value="44766280">
            <text:p>447662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8">
            <text:p>198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199:.H199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199]-[.N199]" office:value-type="float" office:value="435">
            <text:p>435</text:p>
          </table:table-cell>
          <table:table-cell table:formula="of:=MIN([.D199]; [.F199])" office:value-type="float" office:value="95">
            <text:p>95</text:p>
          </table:table-cell>
          <table:table-cell table:style-name="ce22" office:value-type="string">
            <text:p>急所率↑</text:p>
          </table:table-cell>
          <table:table-cell table:style-name="ce22" office:value-type="string">
            <text:p>35%装備無効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99]*2+89)*[.X199]*IF(OR([.J199]=[.V199]; [.K199]=[.V199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70.html">Hナズーリン</text:a></text:p>
          </table:table-cell>
          <table:table-cell table:number-columns-repeated="2"/>
          <table:table-cell table:formula="of:=[.BD199]+[.BE199]" office:value-type="float" office:value="138380">
            <text:p>138380</text:p>
          </table:table-cell>
          <table:table-cell table:formula="of:=([.C199]*2+64+130)*([.E199]*2+25)" office:value-type="float" office:value="65450">
            <text:p>65450</text:p>
          </table:table-cell>
          <table:table-cell table:formula="of:=([.C199]*2+64+130)*([.G199]*2+25)" office:value-type="float" office:value="72930">
            <text:p>72930</text:p>
          </table:table-cell>
          <table:table-cell table:formula="of:=([.D199]*2+89)*([.H199]*2+89)" office:value-type="float" office:value="74451">
            <text:p>74451</text:p>
          </table:table-cell>
          <table:table-cell table:formula="of:=([.F199]*2+89)*([.H199]*2+89)" office:value-type="float" office:value="69471">
            <text:p>69471</text:p>
          </table:table-cell>
          <table:table-cell table:formula="of:=[.BC199]*(MAX([.D199]; [.F199])*2+89)" office:value-type="float" office:value="41375620">
            <text:p>413756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199">
            <text:p>199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00:.H20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0]-[.N200]" office:value-type="float" office:value="470">
            <text:p>470</text:p>
          </table:table-cell>
          <table:table-cell table:formula="of:=MIN([.D200]; [.F200])" office:value-type="float" office:value="60">
            <text:p>60</text:p>
          </table:table-cell>
          <table:table-cell table:style-name="ce22" office:value-type="string">
            <text:p>急所率↑</text:p>
          </table:table-cell>
          <table:table-cell table:style-name="ce22" office:value-type="string">
            <text:p>35%装備無効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X200]*IF(OR([.J200]=[.V200]; [.K200]=[.V200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70.html">Dナズーリン</text:a></text:p>
          </table:table-cell>
          <table:table-cell table:number-columns-repeated="2"/>
          <table:table-cell table:style-name="ce27" table:formula="of:=[.BD200]+[.BE200]" office:value-type="float" office:value="204300">
            <text:p>204300</text:p>
          </table:table-cell>
          <table:table-cell table:style-name="ce27" table:formula="of:=([.C200]*2+64+130)*([.E200]*2+25)" office:value-type="float" office:value="111230">
            <text:p>111230</text:p>
          </table:table-cell>
          <table:table-cell table:formula="of:=([.C200]*2+64+130)*([.G200]*2+25)" office:value-type="float" office:value="93070">
            <text:p>93070</text:p>
          </table:table-cell>
          <table:table-cell table:formula="of:=([.D200]*2+89)*([.H200]*2+89)" office:value-type="float" office:value="52041">
            <text:p>52041</text:p>
          </table:table-cell>
          <table:table-cell table:formula="of:=([.F200]*2+89)*([.H200]*2+89)" office:value-type="float" office:value="43681">
            <text:p>43681</text:p>
          </table:table-cell>
          <table:table-cell table:formula="of:=[.BC200]*(MAX([.D200]; [.F200])*2+89)" office:value-type="float" office:value="50870700">
            <text:p>50870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0">
            <text:p>200</text:p>
          </table:table-cell>
          <table:table-cell table:style-name="ce2" office:value-type="string">
            <text:p><text:a xlink:href="http://www14.atwiki.jp/tamakagura/pages/64.html">ちび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201:.H201])" office:value-type="float" office:value="400">
            <text:p>40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01]-[.N201]" office:value-type="float" office:value="375">
            <text:p>375</text:p>
          </table:table-cell>
          <table:table-cell table:formula="of:=MIN([.D201]; [.F201])" office:value-type="float" office:value="25">
            <text:p>25</text:p>
          </table:table-cell>
          <table:table-cell table:style-name="ce22" office:value-type="string">
            <text:p>水被弾時C↑</text:p>
          </table:table-cell>
          <table:table-cell table:style-name="ce22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ちびにとり</text:a></text:p>
          </table:table-cell>
          <table:table-cell table:number-columns-repeated="2"/>
          <table:table-cell table:formula="of:=[.BD201]+[.BE201]" office:value-type="float" office:value="123420">
            <text:p>123420</text:p>
          </table:table-cell>
          <table:table-cell table:formula="of:=([.C201]*2+64+130)*([.E201]*2+25)" office:value-type="float" office:value="61710">
            <text:p>61710</text:p>
          </table:table-cell>
          <table:table-cell table:formula="of:=([.C201]*2+64+130)*([.G201]*2+25)" office:value-type="float" office:value="61710">
            <text:p>61710</text:p>
          </table:table-cell>
          <table:table-cell table:formula="of:=([.D201]*2+89)*([.H201]*2+89)" office:value-type="float" office:value="27661">
            <text:p>27661</text:p>
          </table:table-cell>
          <table:table-cell table:formula="of:=([.F201]*2+89)*([.H201]*2+89)" office:value-type="float" office:value="53531">
            <text:p>53531</text:p>
          </table:table-cell>
          <table:table-cell table:formula="of:=[.BC201]*(MAX([.D201]; [.F201])*2+89)" office:value-type="float" office:value="33199980">
            <text:p>33199980</text:p>
          </table:table-cell>
          <table:table-cell/>
        </table:table-row>
        <table:table-row table:style-name="ro5">
          <table:table-cell office:value-type="float" office:value="201">
            <text:p>201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02:.H202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02]-[.N202]" office:value-type="float" office:value="470">
            <text:p>470</text:p>
          </table:table-cell>
          <table:table-cell table:formula="of:=MIN([.D202]; [.F202])" office:value-type="float" office:value="75">
            <text:p>75</text:p>
          </table:table-cell>
          <table:table-cell table:style-name="ce22" office:value-type="string">
            <text:p>水被弾時C↑</text:p>
          </table:table-cell>
          <table:table-cell table:style-name="ce22" office:value-type="string">
            <text:p>ピンチ水1.2倍</text:p>
          </table:table-cell>
          <table:table-cell table:style-name="ce2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Nにとり</text:a></text:p>
          </table:table-cell>
          <table:table-cell table:number-columns-repeated="2"/>
          <table:table-cell table:formula="of:=[.BD202]+[.BE202]" office:value-type="float" office:value="145860">
            <text:p>145860</text:p>
          </table:table-cell>
          <table:table-cell table:formula="of:=([.C202]*2+64+130)*([.E202]*2+25)" office:value-type="float" office:value="76670">
            <text:p>76670</text:p>
          </table:table-cell>
          <table:table-cell table:formula="of:=([.C202]*2+64+130)*([.G202]*2+25)" office:value-type="float" office:value="69190">
            <text:p>69190</text:p>
          </table:table-cell>
          <table:table-cell table:formula="of:=([.D202]*2+89)*([.H202]*2+89)" office:value-type="float" office:value="64291">
            <text:p>64291</text:p>
          </table:table-cell>
          <table:table-cell table:formula="of:=([.F202]*2+89)*([.H202]*2+89)" office:value-type="float" office:value="88501">
            <text:p>88501</text:p>
          </table:table-cell>
          <table:table-cell table:formula="of:=[.BC202]*(MAX([.D202]; [.F202])*2+89)" office:value-type="float" office:value="47987940">
            <text:p>479879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2">
            <text:p>202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">
            <text:p>55</text:p>
          </table:table-cell>
          <table:table-cell table:style-name="ce2" table:formula="of:=SUM([.C203:.H203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03]-[.N203]" office:value-type="float" office:value="470">
            <text:p>470</text:p>
          </table:table-cell>
          <table:table-cell table:formula="of:=MIN([.D203]; [.F203])" office:value-type="float" office:value="75">
            <text:p>75</text:p>
          </table:table-cell>
          <table:table-cell table:style-name="ce22" office:value-type="string">
            <text:p>水被弾時C↑</text:p>
          </table:table-cell>
          <table:table-cell table:style-name="ce22" office:value-type="string">
            <text:p>ピンチ水1.2倍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64.html">Dにとり</text:a></text:p>
          </table:table-cell>
          <table:table-cell table:number-columns-repeated="2"/>
          <table:table-cell table:formula="of:=[.BD203]+[.BE203]" office:value-type="float" office:value="199640">
            <text:p>199640</text:p>
          </table:table-cell>
          <table:table-cell table:style-name="ce27" table:formula="of:=([.C203]*2+64+130)*([.E203]*2+25)" office:value-type="float" office:value="101990">
            <text:p>101990</text:p>
          </table:table-cell>
          <table:table-cell table:formula="of:=([.C203]*2+64+130)*([.G203]*2+25)" office:value-type="float" office:value="97650">
            <text:p>97650</text:p>
          </table:table-cell>
          <table:table-cell table:formula="of:=([.D203]*2+89)*([.H203]*2+89)" office:value-type="float" office:value="47561">
            <text:p>47561</text:p>
          </table:table-cell>
          <table:table-cell table:formula="of:=([.F203]*2+89)*([.H203]*2+89)" office:value-type="float" office:value="53531">
            <text:p>53531</text:p>
          </table:table-cell>
          <table:table-cell table:formula="of:=[.BC203]*(MAX([.D203]; [.F203])*2+89)" office:value-type="float" office:value="53703160">
            <text:p>53703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3">
            <text:p>203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204:.H204])" office:value-type="float" office:value="545">
            <text:p>545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04]-[.N204]" office:value-type="float" office:value="455">
            <text:p>455</text:p>
          </table:table-cell>
          <table:table-cell table:formula="of:=MIN([.D204]; [.F204])" office:value-type="float" office:value="90">
            <text:p>90</text:p>
          </table:table-cell>
          <table:table-cell table:style-name="ce22" office:value-type="string">
            <text:p>水被弾時C↑</text:p>
          </table:table-cell>
          <table:table-cell table:style-name="ce22" office:value-type="string">
            <text:p>ピンチ水1.2倍</text:p>
          </table:table-cell>
          <table:table-cell table:style-name="ce2" office:value-type="string">
            <text:p><text:a xlink:href="http://www14.atwiki.jp/tamakagura/pages/64.html">Sにとり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64.html">Sにとり</text:a></text:p>
          </table:table-cell>
          <table:table-cell table:number-columns-repeated="2"/>
          <table:table-cell table:formula="of:=[.BD204]+[.BE204]" office:value-type="float" office:value="130020">
            <text:p>130020</text:p>
          </table:table-cell>
          <table:table-cell table:formula="of:=([.C204]*2+64+130)*([.E204]*2+25)" office:value-type="float" office:value="65010">
            <text:p>65010</text:p>
          </table:table-cell>
          <table:table-cell table:formula="of:=([.C204]*2+64+130)*([.G204]*2+25)" office:value-type="float" office:value="65010">
            <text:p>65010</text:p>
          </table:table-cell>
          <table:table-cell table:formula="of:=([.D204]*2+89)*([.H204]*2+89)" office:value-type="float" office:value="83121">
            <text:p>83121</text:p>
          </table:table-cell>
          <table:table-cell table:style-name="ce27" table:formula="of:=([.F204]*2+89)*([.H204]*2+89)" office:value-type="float" office:value="92391">
            <text:p>92391</text:p>
          </table:table-cell>
          <table:table-cell table:formula="of:=[.BC204]*(MAX([.D204]; [.F204])*2+89)" office:value-type="float" office:value="38875980">
            <text:p>388759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4">
            <text:p>204</text:p>
          </table:table-cell>
          <table:table-cell table:style-name="ce2" office:value-type="string">
            <text:p><text:a xlink:href="http://www14.atwiki.jp/tamakagura/pages/53.html">ちびぬえ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205:.H205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05]-[.N205]" office:value-type="float" office:value="380">
            <text:p>380</text:p>
          </table:table-cell>
          <table:table-cell table:formula="of:=MIN([.D205]; [.F205])" office:value-type="float" office:value="40">
            <text:p>40</text:p>
          </table:table-cell>
          <table:table-cell table:style-name="ce22" office:value-type="string">
            <text:p>30%回避↑</text:p>
          </table:table-cell>
          <table:table-cell table:style-name="ce22"/>
          <table:table-cell table:style-name="ce2" office:value-type="string">
            <text:p><text:a xlink:href="http://www14.atwiki.jp/tamakagura/pages/53.html">ちびぬえ</text:a></text:p>
          </table:table-cell>
          <table:table-cell table:number-columns-repeated="8"/>
          <table:table-cell table:style-name="ce2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ちびぬえ</text:a></text:p>
          </table:table-cell>
          <table:table-cell table:number-columns-repeated="2"/>
          <table:table-cell table:formula="of:=[.BD205]+[.BE205]" office:value-type="float" office:value="109740">
            <text:p>109740</text:p>
          </table:table-cell>
          <table:table-cell table:formula="of:=([.C205]*2+64+130)*([.E205]*2+25)" office:value-type="float" office:value="51330">
            <text:p>51330</text:p>
          </table:table-cell>
          <table:table-cell table:formula="of:=([.C205]*2+64+130)*([.G205]*2+25)" office:value-type="float" office:value="58410">
            <text:p>58410</text:p>
          </table:table-cell>
          <table:table-cell table:formula="of:=([.D205]*2+89)*([.H205]*2+89)" office:value-type="float" office:value="66981">
            <text:p>66981</text:p>
          </table:table-cell>
          <table:table-cell table:formula="of:=([.F205]*2+89)*([.H205]*2+89)" office:value-type="float" office:value="42081">
            <text:p>42081</text:p>
          </table:table-cell>
          <table:table-cell table:formula="of:=[.BC205]*(MAX([.D205]; [.F205])*2+89)" office:value-type="float" office:value="29520060">
            <text:p>29520060</text:p>
          </table:table-cell>
          <table:table-cell/>
        </table:table-row>
        <table:table-row table:style-name="ro5">
          <table:table-cell office:value-type="float" office:value="205">
            <text:p>205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table:formula="of:=SUM([.C206:.H206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206]-[.N206]" office:value-type="float" office:value="480">
            <text:p>480</text:p>
          </table:table-cell>
          <table:table-cell table:formula="of:=MIN([.D206]; [.F206])" office:value-type="float" office:value="80">
            <text:p>8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Nぬえ</text:a></text:p>
          </table:table-cell>
          <table:table-cell table:number-columns-repeated="2"/>
          <table:table-cell table:formula="of:=[.BD206]+[.BE206]" office:value-type="float" office:value="173600">
            <text:p>173600</text:p>
          </table:table-cell>
          <table:table-cell table:formula="of:=([.C206]*2+64+130)*([.E206]*2+25)" office:value-type="float" office:value="80290">
            <text:p>80290</text:p>
          </table:table-cell>
          <table:table-cell table:formula="of:=([.C206]*2+64+130)*([.G206]*2+25)" office:value-type="float" office:value="93310">
            <text:p>93310</text:p>
          </table:table-cell>
          <table:table-cell table:formula="of:=([.D206]*2+89)*([.H206]*2+89)" office:value-type="float" office:value="74851">
            <text:p>74851</text:p>
          </table:table-cell>
          <table:table-cell table:formula="of:=([.F206]*2+89)*([.H206]*2+89)" office:value-type="float" office:value="64491">
            <text:p>64491</text:p>
          </table:table-cell>
          <table:table-cell table:formula="of:=[.BC206]*(MAX([.D206]; [.F206])*2+89)" office:value-type="float" office:value="50170400">
            <text:p>50170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6">
            <text:p>206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207:.H207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207]-[.N207]" office:value-type="float" office:value="500">
            <text:p>500</text:p>
          </table:table-cell>
          <table:table-cell table:formula="of:=MIN([.D207]; [.F207])" office:value-type="float" office:value="60">
            <text:p>60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number-columns-repeated="8"/>
          <table:table-cell table:style-name="ce2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53.html">Sぬえ</text:a></text:p>
          </table:table-cell>
          <table:table-cell table:number-columns-repeated="2"/>
          <table:table-cell table:formula="of:=[.BD207]+[.BE207]" office:value-type="float" office:value="161600">
            <text:p>161600</text:p>
          </table:table-cell>
          <table:table-cell table:formula="of:=([.C207]*2+64+130)*([.E207]*2+25)" office:value-type="float" office:value="78780">
            <text:p>78780</text:p>
          </table:table-cell>
          <table:table-cell table:formula="of:=([.C207]*2+64+130)*([.G207]*2+25)" office:value-type="float" office:value="82820">
            <text:p>82820</text:p>
          </table:table-cell>
          <table:table-cell table:style-name="ce27" table:formula="of:=([.D207]*2+89)*([.H207]*2+89)" office:value-type="float" office:value="95481">
            <text:p>95481</text:p>
          </table:table-cell>
          <table:table-cell table:formula="of:=([.F207]*2+89)*([.H207]*2+89)" office:value-type="float" office:value="64581">
            <text:p>64581</text:p>
          </table:table-cell>
          <table:table-cell table:formula="of:=[.BC207]*(MAX([.D207]; [.F207])*2+89)" office:value-type="float" office:value="49934400">
            <text:p>49934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7">
            <text:p>207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08:.H20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08]-[.N208]" office:value-type="float" office:value="465">
            <text:p>465</text:p>
          </table:table-cell>
          <table:table-cell table:formula="of:=MIN([.D208]; [.F208])" office:value-type="float" office:value="95">
            <text:p>95</text:p>
          </table:table-cell>
          <table:table-cell table:style-name="ce22" office:value-type="string">
            <text:p>30%回避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53.html">Tぬえ</text:a></text:p>
          </table:table-cell>
          <table:table-cell table:number-columns-repeated="8"/>
          <table:table-cell table:style-name="ce2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53.html">Tぬえ</text:a></text:p>
          </table:table-cell>
          <table:table-cell table:number-columns-repeated="2"/>
          <table:table-cell table:formula="of:=[.BD208]+[.BE208]" office:value-type="float" office:value="157560">
            <text:p>157560</text:p>
          </table:table-cell>
          <table:table-cell table:formula="of:=([.C208]*2+64+130)*([.E208]*2+25)" office:value-type="float" office:value="74740">
            <text:p>74740</text:p>
          </table:table-cell>
          <table:table-cell table:formula="of:=([.C208]*2+64+130)*([.G208]*2+25)" office:value-type="float" office:value="82820">
            <text:p>82820</text:p>
          </table:table-cell>
          <table:table-cell table:formula="of:=([.D208]*2+89)*([.H208]*2+89)" office:value-type="float" office:value="77741">
            <text:p>77741</text:p>
          </table:table-cell>
          <table:table-cell table:formula="of:=([.F208]*2+89)*([.H208]*2+89)" office:value-type="float" office:value="75051">
            <text:p>75051</text:p>
          </table:table-cell>
          <table:table-cell table:formula="of:=[.BC208]*(MAX([.D208]; [.F208])*2+89)" office:value-type="float" office:value="45534840">
            <text:p>45534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8">
            <text:p>208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3"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09:.H209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09]-[.N209]" office:value-type="float" office:value="475">
            <text:p>475</text:p>
          </table:table-cell>
          <table:table-cell table:formula="of:=MIN([.D209]; [.F209])" office:value-type="float" office:value="40">
            <text:p>4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VP4%減少</text:p>
          </table:table-cell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8.html">呪い子</text:a></text:p>
          </table:table-cell>
          <table:table-cell table:number-columns-repeated="2"/>
          <table:table-cell table:formula="of:=[.BD209]+[.BE209]" office:value-type="float" office:value="173720">
            <text:p>173720</text:p>
          </table:table-cell>
          <table:table-cell table:style-name="ce26" table:formula="of:=([.C209]*2+64+130)*([.E209]*2+25)" office:value-type="float" office:value="94940">
            <text:p>94940</text:p>
          </table:table-cell>
          <table:table-cell table:formula="of:=([.C209]*2+64+130)*([.G209]*2+25)" office:value-type="float" office:value="78780">
            <text:p>78780</text:p>
          </table:table-cell>
          <table:table-cell table:formula="of:=([.D209]*2+89)*([.H209]*2+89)" office:value-type="float" office:value="71461">
            <text:p>71461</text:p>
          </table:table-cell>
          <table:table-cell table:formula="of:=([.F209]*2+89)*([.H209]*2+89)" office:value-type="float" office:value="40391">
            <text:p>40391</text:p>
          </table:table-cell>
          <table:table-cell table:formula="of:=[.BC209]*(MAX([.D209]; [.F209])*2+89)" office:value-type="float" office:value="51942280">
            <text:p>519422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09">
            <text:p>209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210:.H210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0]-[.N210]" office:value-type="float" office:value="370">
            <text:p>370</text:p>
          </table:table-cell>
          <table:table-cell table:formula="of:=MIN([.D210]; [.F210])" office:value-type="float" office:value="30">
            <text:p>30</text:p>
          </table:table-cell>
          <table:table-cell table:style-name="ce22" office:value-type="string">
            <text:p>命中↑</text:p>
          </table:table-cell>
          <table:table-cell table:style-name="ce22"/>
          <table:table-cell table:style-name="ce2" office:value-type="string">
            <text:p><text:a xlink:href="http://www14.atwiki.jp/tamakagura/pages/41.html">ちびはたて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0]*2+89)*[.X210]*IF(OR([.J210]=[.V210]; [.K210]=[.V210]); 1.5; 1)" office:value-type="float" office:value="27195">
            <text:p>27195</text:p>
          </table:table-cell>
          <table:table-cell table:style-name="ce2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ちびはたて</text:a></text:p>
          </table:table-cell>
          <table:table-cell table:number-columns-repeated="2"/>
          <table:table-cell table:formula="of:=[.BD210]+[.BE210]" office:value-type="float" office:value="116820">
            <text:p>116820</text:p>
          </table:table-cell>
          <table:table-cell table:formula="of:=([.C210]*2+64+130)*([.E210]*2+25)" office:value-type="float" office:value="54870">
            <text:p>54870</text:p>
          </table:table-cell>
          <table:table-cell table:formula="of:=([.C210]*2+64+130)*([.G210]*2+25)" office:value-type="float" office:value="61950">
            <text:p>61950</text:p>
          </table:table-cell>
          <table:table-cell table:formula="of:=([.D210]*2+89)*([.H210]*2+89)" office:value-type="float" office:value="32631">
            <text:p>32631</text:p>
          </table:table-cell>
          <table:table-cell table:formula="of:=([.F210]*2+89)*([.H210]*2+89)" office:value-type="float" office:value="56721">
            <text:p>56721</text:p>
          </table:table-cell>
          <table:table-cell table:formula="of:=[.BC210]*(MAX([.D210]; [.F210])*2+89)" office:value-type="float" office:value="30256380">
            <text:p>30256380</text:p>
          </table:table-cell>
          <table:table-cell/>
        </table:table-row>
        <table:table-row table:style-name="ro5">
          <table:table-cell office:value-type="float" office:value="210">
            <text:p>210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5">
            <text:p>75</text:p>
          </table:table-cell>
          <table:table-cell table:style-name="ce2" table:formula="of:=SUM([.C211:.H211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1]-[.N211]" office:value-type="float" office:value="495">
            <text:p>495</text:p>
          </table:table-cell>
          <table:table-cell table:formula="of:=MIN([.D211]; [.F211])" office:value-type="float" office:value="50">
            <text:p>5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スキルコピー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1]*2+89)*[.X211]*IF(OR([.J211]=[.V211]; [.K211]=[.V211]); 1.5; 1)" office:value-type="float" office:value="36645">
            <text:p>36645</text:p>
          </table:table-cell>
          <table:table-cell table:style-name="ce2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Aはたて</text:a></text:p>
          </table:table-cell>
          <table:table-cell table:number-columns-repeated="2"/>
          <table:table-cell table:formula="of:=[.BD211]+[.BE211]" office:value-type="float" office:value="169680">
            <text:p>169680</text:p>
          </table:table-cell>
          <table:table-cell table:formula="of:=([.C211]*2+64+130)*([.E211]*2+25)" office:value-type="float" office:value="78780">
            <text:p>78780</text:p>
          </table:table-cell>
          <table:table-cell table:formula="of:=([.C211]*2+64+130)*([.G211]*2+25)" office:value-type="float" office:value="90900">
            <text:p>90900</text:p>
          </table:table-cell>
          <table:table-cell table:formula="of:=([.D211]*2+89)*([.H211]*2+89)" office:value-type="float" office:value="45171">
            <text:p>45171</text:p>
          </table:table-cell>
          <table:table-cell table:formula="of:=([.F211]*2+89)*([.H211]*2+89)" office:value-type="float" office:value="83411">
            <text:p>83411</text:p>
          </table:table-cell>
          <table:table-cell table:style-name="ce27" table:formula="of:=[.BC211]*(MAX([.D211]; [.F211])*2+89)" office:value-type="float" office:value="59218320">
            <text:p>592183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1">
            <text:p>211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5">
            <text:p>135</text:p>
          </table:table-cell>
          <table:table-cell table:style-name="ce2" table:formula="of:=SUM([.C212:.H212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12]-[.N212]" office:value-type="float" office:value="495">
            <text:p>495</text:p>
          </table:table-cell>
          <table:table-cell table:formula="of:=MIN([.D212]; [.F212])" office:value-type="float" office:value="50">
            <text:p>5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スキルコピー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2]*2+89)*[.X212]*IF(OR([.J212]=[.V212]; [.K212]=[.V212]); 1.5; 1)" office:value-type="float" office:value="31395">
            <text:p>31395</text:p>
          </table:table-cell>
          <table:table-cell table:style-name="ce2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Sはたて</text:a></text:p>
          </table:table-cell>
          <table:table-cell table:number-columns-repeated="2"/>
          <table:table-cell table:formula="of:=[.BD212]+[.BE212]" office:value-type="float" office:value="142080">
            <text:p>142080</text:p>
          </table:table-cell>
          <table:table-cell table:formula="of:=([.C212]*2+64+130)*([.E212]*2+25)" office:value-type="float" office:value="63360">
            <text:p>63360</text:p>
          </table:table-cell>
          <table:table-cell table:formula="of:=([.C212]*2+64+130)*([.G212]*2+25)" office:value-type="float" office:value="78720">
            <text:p>78720</text:p>
          </table:table-cell>
          <table:table-cell table:formula="of:=([.D212]*2+89)*([.H212]*2+89)" office:value-type="float" office:value="67851">
            <text:p>67851</text:p>
          </table:table-cell>
          <table:table-cell table:style-name="ce27" table:formula="of:=([.F212]*2+89)*([.H212]*2+89)" office:value-type="float" office:value="107341">
            <text:p>107341</text:p>
          </table:table-cell>
          <table:table-cell table:formula="of:=[.BC212]*(MAX([.D212]; [.F212])*2+89)" office:value-type="float" office:value="42481920">
            <text:p>42481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2">
            <text:p>212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213:.H213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213]-[.N213]" office:value-type="float" office:value="505">
            <text:p>505</text:p>
          </table:table-cell>
          <table:table-cell table:formula="of:=MIN([.D213]; [.F213])" office:value-type="float" office:value="40">
            <text:p>40</text:p>
          </table:table-cell>
          <table:table-cell table:style-name="ce22" office:value-type="string">
            <text:p>命中↑</text:p>
          </table:table-cell>
          <table:table-cell table:style-name="ce22" office:value-type="string">
            <text:p>スキルコピー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213]*2+89)*[.X213]*IF(OR([.J213]=[.V213]; [.K213]=[.V213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.html">Dはたて</text:a></text:p>
          </table:table-cell>
          <table:table-cell table:number-columns-repeated="2"/>
          <table:table-cell table:style-name="ce27" table:formula="of:=[.BD213]+[.BE213]" office:value-type="float" office:value="208680">
            <text:p>208680</text:p>
          </table:table-cell>
          <table:table-cell table:formula="of:=([.C213]*2+64+130)*([.E213]*2+25)" office:value-type="float" office:value="99900">
            <text:p>99900</text:p>
          </table:table-cell>
          <table:table-cell table:style-name="ce27" table:formula="of:=([.C213]*2+64+130)*([.G213]*2+25)" office:value-type="float" office:value="108780">
            <text:p>108780</text:p>
          </table:table-cell>
          <table:table-cell table:formula="of:=([.D213]*2+89)*([.H213]*2+89)" office:value-type="float" office:value="42081">
            <text:p>42081</text:p>
          </table:table-cell>
          <table:table-cell table:formula="of:=([.F213]*2+89)*([.H213]*2+89)" office:value-type="float" office:value="66981">
            <text:p>66981</text:p>
          </table:table-cell>
          <table:table-cell table:formula="of:=[.BC213]*(MAX([.D213]; [.F213])*2+89)" office:value-type="float" office:value="56134920">
            <text:p>56134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3">
            <text:p>213</text:p>
          </table:table-cell>
          <table:table-cell table:style-name="ce2" office:value-type="string">
            <text:p><text:a xlink:href="http://www14.atwiki.jp/tamakagura/pages/167.html">ちびパチェ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214:.H214])" office:value-type="float" office:value="430">
            <text:p>4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14]-[.N214]" office:value-type="float" office:value="410">
            <text:p>410</text:p>
          </table:table-cell>
          <table:table-cell table:formula="of:=MIN([.D214]; [.F214])" office:value-type="float" office:value="20">
            <text:p>20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style-name="ce2" office:value-type="string">
            <text:p><text:a xlink:href="http://www14.atwiki.jp/tamakagura/pages/167.html">ちびパチェ</text:a></text:p>
          </table:table-cell>
          <table:table-cell table:number-columns-repeated="8"/>
          <table:table-cell table:style-name="ce2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ちびパチェ</text:a></text:p>
          </table:table-cell>
          <table:table-cell table:number-columns-repeated="2"/>
          <table:table-cell table:formula="of:=[.BD214]+[.BE214]" office:value-type="float" office:value="123120">
            <text:p>123120</text:p>
          </table:table-cell>
          <table:table-cell table:formula="of:=([.C214]*2+64+130)*([.E214]*2+25)" office:value-type="float" office:value="46980">
            <text:p>46980</text:p>
          </table:table-cell>
          <table:table-cell table:formula="of:=([.C214]*2+64+130)*([.G214]*2+25)" office:value-type="float" office:value="76140">
            <text:p>76140</text:p>
          </table:table-cell>
          <table:table-cell table:formula="of:=([.D214]*2+89)*([.H214]*2+89)" office:value-type="float" office:value="26961">
            <text:p>26961</text:p>
          </table:table-cell>
          <table:table-cell table:formula="of:=([.F214]*2+89)*([.H214]*2+89)" office:value-type="float" office:value="68761">
            <text:p>68761</text:p>
          </table:table-cell>
          <table:table-cell table:formula="of:=[.BC214]*(MAX([.D214]; [.F214])*2+89)" office:value-type="float" office:value="40506480">
            <text:p>40506480</text:p>
          </table:table-cell>
          <table:table-cell/>
        </table:table-row>
        <table:table-row table:style-name="ro5">
          <table:table-cell office:value-type="float" office:value="214">
            <text:p>214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70">
            <text:p>70</text:p>
          </table:table-cell>
          <table:table-cell table:style-name="ce2" table:formula="of:=SUM([.C215:.H215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15]-[.N215]" office:value-type="float" office:value="495">
            <text:p>495</text:p>
          </table:table-cell>
          <table:table-cell table:formula="of:=MIN([.D215]; [.F215])" office:value-type="float" office:value="50">
            <text:p>5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属性一致</text:p>
          </table:table-cell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Nパチュリー</text:a></text:p>
          </table:table-cell>
          <table:table-cell table:number-columns-repeated="2"/>
          <table:table-cell table:formula="of:=[.BD215]+[.BE215]" office:value-type="float" office:value="173460">
            <text:p>173460</text:p>
          </table:table-cell>
          <table:table-cell table:formula="of:=([.C215]*2+64+130)*([.E215]*2+25)" office:value-type="float" office:value="58410">
            <text:p>58410</text:p>
          </table:table-cell>
          <table:table-cell table:style-name="ce27" table:formula="of:=([.C215]*2+64+130)*([.G215]*2+25)" office:value-type="float" office:value="115050">
            <text:p>115050</text:p>
          </table:table-cell>
          <table:table-cell table:formula="of:=([.D215]*2+89)*([.H215]*2+89)" office:value-type="float" office:value="43281">
            <text:p>43281</text:p>
          </table:table-cell>
          <table:table-cell table:formula="of:=([.F215]*2+89)*([.H215]*2+89)" office:value-type="float" office:value="77631">
            <text:p>77631</text:p>
          </table:table-cell>
          <table:table-cell table:style-name="ce27" table:formula="of:=[.BC215]*(MAX([.D215]; [.F215])*2+89)" office:value-type="float" office:value="58802940">
            <text:p>588029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5">
            <text:p>215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70">
            <text:p>70</text:p>
          </table:table-cell>
          <table:table-cell table:style-name="ce2" table:formula="of:=SUM([.C216:.H216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16]-[.N216]" office:value-type="float" office:value="495">
            <text:p>495</text:p>
          </table:table-cell>
          <table:table-cell table:formula="of:=MIN([.D216]; [.F216])" office:value-type="float" office:value="50">
            <text:p>5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67.html">Aパチュリー</text:a></text:p>
          </table:table-cell>
          <table:table-cell table:number-columns-repeated="8"/>
          <table:table-cell table:style-name="ce2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27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67.html">Aパチュリー</text:a></text:p>
          </table:table-cell>
          <table:table-cell table:number-columns-repeated="2"/>
          <table:table-cell table:formula="of:=[.BD216]+[.BE216]" office:value-type="float" office:value="158240">
            <text:p>158240</text:p>
          </table:table-cell>
          <table:table-cell table:formula="of:=([.C216]*2+64+130)*([.E216]*2+25)" office:value-type="float" office:value="53320">
            <text:p>53320</text:p>
          </table:table-cell>
          <table:table-cell table:style-name="ce27" table:formula="of:=([.C216]*2+64+130)*([.G216]*2+25)" office:value-type="float" office:value="104920">
            <text:p>104920</text:p>
          </table:table-cell>
          <table:table-cell table:formula="of:=([.D216]*2+89)*([.H216]*2+89)" office:value-type="float" office:value="43281">
            <text:p>43281</text:p>
          </table:table-cell>
          <table:table-cell table:formula="of:=([.F216]*2+89)*([.H216]*2+89)" office:value-type="float" office:value="86791">
            <text:p>86791</text:p>
          </table:table-cell>
          <table:table-cell table:style-name="ce27" table:formula="of:=[.BC216]*(MAX([.D216]; [.F216])*2+89)" office:value-type="float" office:value="59972960">
            <text:p>59972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6">
            <text:p>216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13" office:value-type="float" office:value="155">
            <text:p>155</text:p>
          </table:table-cell>
          <table:table-cell table:style-name="ce2" office:value-type="float" office:value="30">
            <text:p>30</text:p>
          </table:table-cell>
          <table:table-cell table:style-name="ce2" table:formula="of:=SUM([.C217:.H217])" office:value-type="float" office:value="545">
            <text:p>545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13" table:formula="of:=[.I217]-[.N217]" office:value-type="float" office:value="500">
            <text:p>500</text:p>
          </table:table-cell>
          <table:table-cell table:formula="of:=MIN([.D217]; [.F217])" office:value-type="float" office:value="45">
            <text:p>45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67.html">Dパチュリー</text:a></text:p>
          </table:table-cell>
          <table:table-cell table:number-columns-repeated="8"/>
          <table:table-cell table:style-name="ce2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7.html">Dパチュリー</text:a></text:p>
          </table:table-cell>
          <table:table-cell table:number-columns-repeated="2"/>
          <table:table-cell table:style-name="ce27" table:formula="of:=[.BD217]+[.BE217]" office:value-type="float" office:value="215040">
            <text:p>215040</text:p>
          </table:table-cell>
          <table:table-cell table:style-name="ce26" table:formula="of:=([.C217]*2+64+130)*([.E217]*2+25)" office:value-type="float" office:value="86400">
            <text:p>86400</text:p>
          </table:table-cell>
          <table:table-cell table:style-name="ce27" table:formula="of:=([.C217]*2+64+130)*([.G217]*2+25)" office:value-type="float" office:value="128640">
            <text:p>128640</text:p>
          </table:table-cell>
          <table:table-cell table:formula="of:=([.D217]*2+89)*([.H217]*2+89)" office:value-type="float" office:value="26671">
            <text:p>26671</text:p>
          </table:table-cell>
          <table:table-cell table:formula="of:=([.F217]*2+89)*([.H217]*2+89)" office:value-type="float" office:value="49021">
            <text:p>49021</text:p>
          </table:table-cell>
          <table:table-cell table:style-name="ce27" table:formula="of:=[.BC217]*(MAX([.D217]; [.F217])*2+89)" office:value-type="float" office:value="70748160">
            <text:p>70748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7">
            <text:p>217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table:formula="of:=SUM([.C218:.H218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18]-[.N218]" office:value-type="float" office:value="495">
            <text:p>495</text:p>
          </table:table-cell>
          <table:table-cell table:formula="of:=MIN([.D218]; [.F218])" office:value-type="float" office:value="50">
            <text:p>50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7.html">Tパチュリー</text:a></text:p>
          </table:table-cell>
          <table:table-cell table:number-columns-repeated="2"/>
          <table:table-cell table:formula="of:=[.BD218]+[.BE218]" office:value-type="float" office:value="185180">
            <text:p>185180</text:p>
          </table:table-cell>
          <table:table-cell table:style-name="ce26" table:formula="of:=([.C218]*2+64+130)*([.E218]*2+25)" office:value-type="float" office:value="80770">
            <text:p>80770</text:p>
          </table:table-cell>
          <table:table-cell table:style-name="ce27" table:formula="of:=([.C218]*2+64+130)*([.G218]*2+25)" office:value-type="float" office:value="104410">
            <text:p>104410</text:p>
          </table:table-cell>
          <table:table-cell table:formula="of:=([.D218]*2+89)*([.H218]*2+89)" office:value-type="float" office:value="39501">
            <text:p>39501</text:p>
          </table:table-cell>
          <table:table-cell table:formula="of:=([.F218]*2+89)*([.H218]*2+89)" office:value-type="float" office:value="70851">
            <text:p>70851</text:p>
          </table:table-cell>
          <table:table-cell table:style-name="ce27" table:formula="of:=[.BC218]*(MAX([.D218]; [.F218])*2+89)" office:value-type="float" office:value="62776020">
            <text:p>62776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8">
            <text:p>218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219:.H219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19]-[.N219]" office:value-type="float" office:value="470">
            <text:p>470</text:p>
          </table:table-cell>
          <table:table-cell table:formula="of:=MIN([.D219]; [.F219])" office:value-type="float" office:value="90">
            <text:p>90</text:p>
          </table:table-cell>
          <table:table-cell table:style-name="ce22" office:value-type="string">
            <text:p>能力減少無効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 table:number-columns-repeated="8"/>
          <table:table-cell table:style-name="ce2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5.html">ぱるきあ</text:a></text:p>
          </table:table-cell>
          <table:table-cell/>
          <table:table-cell office:value-type="string">
            <text:p>○</text:p>
          </table:table-cell>
          <table:table-cell table:formula="of:=[.BD219]+[.BE219]" office:value-type="float" office:value="186620">
            <text:p>186620</text:p>
          </table:table-cell>
          <table:table-cell table:style-name="ce26" table:formula="of:=([.C219]*2+64+130)*([.E219]*2+25)" office:value-type="float" office:value="88970">
            <text:p>88970</text:p>
          </table:table-cell>
          <table:table-cell table:formula="of:=([.C219]*2+64+130)*([.G219]*2+25)" office:value-type="float" office:value="97650">
            <text:p>97650</text:p>
          </table:table-cell>
          <table:table-cell table:formula="of:=([.D219]*2+89)*([.H219]*2+89)" office:value-type="float" office:value="56221">
            <text:p>56221</text:p>
          </table:table-cell>
          <table:table-cell table:formula="of:=([.F219]*2+89)*([.H219]*2+89)" office:value-type="float" office:value="60401">
            <text:p>60401</text:p>
          </table:table-cell>
          <table:table-cell table:formula="of:=[.BC219]*(MAX([.D219]; [.F219])*2+89)" office:value-type="float" office:value="53933180">
            <text:p>539331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19">
            <text:p>219</text:p>
          </table:table-cell>
          <table:table-cell table:style-name="ce2" office:value-type="string">
            <text:p><text:a xlink:href="http://www14.atwiki.jp/tamakagura/pages/86.html">ちびパルス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220:.H220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0]-[.N220]" office:value-type="float" office:value="350">
            <text:p>350</text:p>
          </table:table-cell>
          <table:table-cell table:formula="of:=MIN([.D220]; [.F220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/>
          <table:table-cell table:style-name="ce2" office:value-type="string">
            <text:p><text:a xlink:href="http://www14.atwiki.jp/tamakagura/pages/86.html">ちびパルスィ</text:a></text:p>
          </table:table-cell>
          <table:table-cell table:number-columns-repeated="8"/>
          <table:table-cell table:style-name="ce2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ちびパルスィ</text:a></text:p>
          </table:table-cell>
          <table:table-cell table:number-columns-repeated="2"/>
          <table:table-cell table:formula="of:=[.BD220]+[.BE220]" office:value-type="float" office:value="110320">
            <text:p>110320</text:p>
          </table:table-cell>
          <table:table-cell table:formula="of:=([.C220]*2+64+130)*([.E220]*2+25)" office:value-type="float" office:value="57130">
            <text:p>57130</text:p>
          </table:table-cell>
          <table:table-cell table:formula="of:=([.C220]*2+64+130)*([.G220]*2+25)" office:value-type="float" office:value="53190">
            <text:p>53190</text:p>
          </table:table-cell>
          <table:table-cell table:formula="of:=([.D220]*2+89)*([.H220]*2+89)" office:value-type="float" office:value="28161">
            <text:p>28161</text:p>
          </table:table-cell>
          <table:table-cell table:formula="of:=([.F220]*2+89)*([.H220]*2+89)" office:value-type="float" office:value="48951">
            <text:p>48951</text:p>
          </table:table-cell>
          <table:table-cell table:formula="of:=[.BC220]*(MAX([.D220]; [.F220])*2+89)" office:value-type="float" office:value="28572880">
            <text:p>28572880</text:p>
          </table:table-cell>
          <table:table-cell/>
        </table:table-row>
        <table:table-row table:style-name="ro5">
          <table:table-cell office:value-type="float" office:value="220">
            <text:p>220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0">
            <text:p>6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221:.H221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21]-[.N221]" office:value-type="float" office:value="470">
            <text:p>470</text:p>
          </table:table-cell>
          <table:table-cell table:formula="of:=MIN([.D221]; [.F221])" office:value-type="float" office:value="60">
            <text:p>6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86.html">Nパルス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Nパルスィ</text:a></text:p>
          </table:table-cell>
          <table:table-cell table:number-columns-repeated="2"/>
          <table:table-cell table:formula="of:=[.BD221]+[.BE221]" office:value-type="float" office:value="190800">
            <text:p>190800</text:p>
          </table:table-cell>
          <table:table-cell table:style-name="ce27" table:formula="of:=([.C221]*2+64+130)*([.E221]*2+25)" office:value-type="float" office:value="112360">
            <text:p>112360</text:p>
          </table:table-cell>
          <table:table-cell table:formula="of:=([.C221]*2+64+130)*([.G221]*2+25)" office:value-type="float" office:value="78440">
            <text:p>78440</text:p>
          </table:table-cell>
          <table:table-cell table:formula="of:=([.D221]*2+89)*([.H221]*2+89)" office:value-type="float" office:value="41591">
            <text:p>41591</text:p>
          </table:table-cell>
          <table:table-cell table:formula="of:=([.F221]*2+89)*([.H221]*2+89)" office:value-type="float" office:value="57511">
            <text:p>57511</text:p>
          </table:table-cell>
          <table:table-cell table:formula="of:=[.BC221]*(MAX([.D221]; [.F221])*2+89)" office:value-type="float" office:value="55141200">
            <text:p>551412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1">
            <text:p>221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222:.H222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22]-[.N222]" office:value-type="float" office:value="460">
            <text:p>460</text:p>
          </table:table-cell>
          <table:table-cell table:formula="of:=MIN([.D222]; [.F222])" office:value-type="float" office:value="70">
            <text:p>7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86.html">Dパルス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Dパルスィ</text:a></text:p>
          </table:table-cell>
          <table:table-cell table:number-columns-repeated="2"/>
          <table:table-cell table:formula="of:=[.BD222]+[.BE222]" office:value-type="float" office:value="190960">
            <text:p>190960</text:p>
          </table:table-cell>
          <table:table-cell table:style-name="ce27" table:formula="of:=([.C222]*2+64+130)*([.E222]*2+25)" office:value-type="float" office:value="106330">
            <text:p>106330</text:p>
          </table:table-cell>
          <table:table-cell table:formula="of:=([.C222]*2+64+130)*([.G222]*2+25)" office:value-type="float" office:value="84630">
            <text:p>84630</text:p>
          </table:table-cell>
          <table:table-cell table:formula="of:=([.D222]*2+89)*([.H222]*2+89)" office:value-type="float" office:value="45571">
            <text:p>45571</text:p>
          </table:table-cell>
          <table:table-cell table:formula="of:=([.F222]*2+89)*([.H222]*2+89)" office:value-type="float" office:value="53531">
            <text:p>53531</text:p>
          </table:table-cell>
          <table:table-cell table:formula="of:=[.BC222]*(MAX([.D222]; [.F222])*2+89)" office:value-type="float" office:value="51368240">
            <text:p>51368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2">
            <text:p>222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23:.H223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23]-[.N223]" office:value-type="float" office:value="490">
            <text:p>490</text:p>
          </table:table-cell>
          <table:table-cell table:formula="of:=MIN([.D223]; [.F223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86.html">Tパルス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86.html">Tパルスィ</text:a></text:p>
          </table:table-cell>
          <table:table-cell table:number-columns-repeated="2"/>
          <table:table-cell table:formula="of:=[.BD223]+[.BE223]" office:value-type="float" office:value="194880">
            <text:p>194880</text:p>
          </table:table-cell>
          <table:table-cell table:style-name="ce27" table:formula="of:=([.C223]*2+64+130)*([.E223]*2+25)" office:value-type="float" office:value="109040">
            <text:p>109040</text:p>
          </table:table-cell>
          <table:table-cell table:formula="of:=([.C223]*2+64+130)*([.G223]*2+25)" office:value-type="float" office:value="85840">
            <text:p>85840</text:p>
          </table:table-cell>
          <table:table-cell table:formula="of:=([.D223]*2+89)*([.H223]*2+89)" office:value-type="float" office:value="40391">
            <text:p>40391</text:p>
          </table:table-cell>
          <table:table-cell table:formula="of:=([.F223]*2+89)*([.H223]*2+89)" office:value-type="float" office:value="66681">
            <text:p>66681</text:p>
          </table:table-cell>
          <table:table-cell table:formula="of:=[.BC223]*(MAX([.D223]; [.F223])*2+89)" office:value-type="float" office:value="54371520">
            <text:p>54371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3">
            <text:p>223</text:p>
          </table:table-cell>
          <table:table-cell table:style-name="ce2" office:value-type="string">
            <text:p><text:a xlink:href="http://www14.atwiki.jp/tamakagura/pages/161.html">ちびひじり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24:.H224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4]-[.N224]" office:value-type="float" office:value="390">
            <text:p>390</text:p>
          </table:table-cell>
          <table:table-cell table:formula="of:=MIN([.D224]; [.F224])" office:value-type="float" office:value="30">
            <text:p>30</text:p>
          </table:table-cell>
          <table:table-cell table:style-name="ce22" office:value-type="string">
            <text:p>能力自動上昇</text:p>
          </table:table-cell>
          <table:table-cell table:style-name="ce22"/>
          <table:table-cell table:style-name="ce2" office:value-type="string">
            <text:p><text:a xlink:href="http://www14.atwiki.jp/tamakagura/pages/161.html">ちびひじり</text:a></text:p>
          </table:table-cell>
          <table:table-cell table:number-columns-repeated="8"/>
          <table:table-cell table:style-name="ce2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ちびひじり</text:a></text:p>
          </table:table-cell>
          <table:table-cell table:number-columns-repeated="2"/>
          <table:table-cell table:formula="of:=[.BD224]+[.BE224]" office:value-type="float" office:value="134400">
            <text:p>134400</text:p>
          </table:table-cell>
          <table:table-cell table:formula="of:=([.C224]*2+64+130)*([.E224]*2+25)" office:value-type="float" office:value="63360">
            <text:p>63360</text:p>
          </table:table-cell>
          <table:table-cell table:formula="of:=([.C224]*2+64+130)*([.G224]*2+25)" office:value-type="float" office:value="71040">
            <text:p>71040</text:p>
          </table:table-cell>
          <table:table-cell table:formula="of:=([.D224]*2+89)*([.H224]*2+89)" office:value-type="float" office:value="31141">
            <text:p>31141</text:p>
          </table:table-cell>
          <table:table-cell table:formula="of:=([.F224]*2+89)*([.H224]*2+89)" office:value-type="float" office:value="54131">
            <text:p>54131</text:p>
          </table:table-cell>
          <table:table-cell table:formula="of:=[.BC224]*(MAX([.D224]; [.F224])*2+89)" office:value-type="float" office:value="34809600">
            <text:p>34809600</text:p>
          </table:table-cell>
          <table:table-cell/>
        </table:table-row>
        <table:table-row table:style-name="ro5">
          <table:table-cell office:value-type="float" office:value="224">
            <text:p>224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25:.H225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25]-[.N225]" office:value-type="float" office:value="470">
            <text:p>470</text:p>
          </table:table-cell>
          <table:table-cell table:formula="of:=MIN([.D225]; [.F225])" office:value-type="float" office:value="90">
            <text:p>90</text:p>
          </table:table-cell>
          <table:table-cell table:style-name="ce22" office:value-type="string">
            <text:p>能力自動上昇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61.html">N聖</text:a></text:p>
          </table:table-cell>
          <table:table-cell table:number-columns-repeated="8"/>
          <table:table-cell table:style-name="ce2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61.html">N聖</text:a></text:p>
          </table:table-cell>
          <table:table-cell table:number-columns-repeated="2"/>
          <table:table-cell table:formula="of:=[.BD225]+[.BE225]" office:value-type="float" office:value="157560">
            <text:p>157560</text:p>
          </table:table-cell>
          <table:table-cell table:formula="of:=([.C225]*2+64+130)*([.E225]*2+25)" office:value-type="float" office:value="74740">
            <text:p>74740</text:p>
          </table:table-cell>
          <table:table-cell table:formula="of:=([.C225]*2+64+130)*([.G225]*2+25)" office:value-type="float" office:value="82820">
            <text:p>82820</text:p>
          </table:table-cell>
          <table:table-cell table:formula="of:=([.D225]*2+89)*([.H225]*2+89)" office:value-type="float" office:value="72361">
            <text:p>72361</text:p>
          </table:table-cell>
          <table:table-cell table:formula="of:=([.F225]*2+89)*([.H225]*2+89)" office:value-type="float" office:value="80431">
            <text:p>80431</text:p>
          </table:table-cell>
          <table:table-cell table:formula="of:=[.BC225]*(MAX([.D225]; [.F225])*2+89)" office:value-type="float" office:value="47110440">
            <text:p>471104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5">
            <text:p>225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table:formula="of:=SUM([.C226:.H226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226]-[.N226]" office:value-type="float" office:value="510">
            <text:p>510</text:p>
          </table:table-cell>
          <table:table-cell table:formula="of:=MIN([.D226]; [.F226])" office:value-type="float" office:value="50">
            <text:p>50</text:p>
          </table:table-cell>
          <table:table-cell table:style-name="ce22" office:value-type="string">
            <text:p>能力自動上昇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number-columns-repeated="8"/>
          <table:table-cell table:style-name="ce2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61.html">S聖</text:a></text:p>
          </table:table-cell>
          <table:table-cell table:number-columns-repeated="2"/>
          <table:table-cell table:formula="of:=[.BD226]+[.BE226]" office:value-type="float" office:value="157560">
            <text:p>157560</text:p>
          </table:table-cell>
          <table:table-cell table:formula="of:=([.C226]*2+64+130)*([.E226]*2+25)" office:value-type="float" office:value="70700">
            <text:p>70700</text:p>
          </table:table-cell>
          <table:table-cell table:formula="of:=([.C226]*2+64+130)*([.G226]*2+25)" office:value-type="float" office:value="86860">
            <text:p>86860</text:p>
          </table:table-cell>
          <table:table-cell table:formula="of:=([.D226]*2+89)*([.H226]*2+89)" office:value-type="float" office:value="54621">
            <text:p>54621</text:p>
          </table:table-cell>
          <table:table-cell table:style-name="ce27" table:formula="of:=([.F226]*2+89)*([.H226]*2+89)" office:value-type="float" office:value="103751">
            <text:p>103751</text:p>
          </table:table-cell>
          <table:table-cell table:formula="of:=[.BC226]*(MAX([.D226]; [.F226])*2+89)" office:value-type="float" office:value="56564040">
            <text:p>56564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6">
            <text:p>226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60">
            <text:p>60</text:p>
          </table:table-cell>
          <table:table-cell table:style-name="ce2" table:formula="of:=SUM([.C227:.H227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227]-[.N227]" office:value-type="float" office:value="480">
            <text:p>480</text:p>
          </table:table-cell>
          <table:table-cell table:formula="of:=MIN([.D227]; [.F227])" office:value-type="float" office:value="80">
            <text:p>80</text:p>
          </table:table-cell>
          <table:table-cell table:style-name="ce22" office:value-type="string">
            <text:p>能力自動上昇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1.html">D聖</text:a></text:p>
          </table:table-cell>
          <table:table-cell table:number-columns-repeated="2"/>
          <table:table-cell table:style-name="ce27" table:formula="of:=[.BD227]+[.BE227]" office:value-type="float" office:value="208320">
            <text:p>208320</text:p>
          </table:table-cell>
          <table:table-cell table:style-name="ce26" table:formula="of:=([.C227]*2+64+130)*([.E227]*2+25)" office:value-type="float" office:value="84630">
            <text:p>84630</text:p>
          </table:table-cell>
          <table:table-cell table:style-name="ce27" table:formula="of:=([.C227]*2+64+130)*([.G227]*2+25)" office:value-type="float" office:value="123690">
            <text:p>123690</text:p>
          </table:table-cell>
          <table:table-cell table:formula="of:=([.D227]*2+89)*([.H227]*2+89)" office:value-type="float" office:value="52041">
            <text:p>52041</text:p>
          </table:table-cell>
          <table:table-cell table:formula="of:=([.F227]*2+89)*([.H227]*2+89)" office:value-type="float" office:value="54131">
            <text:p>54131</text:p>
          </table:table-cell>
          <table:table-cell table:formula="of:=[.BC227]*(MAX([.D227]; [.F227])*2+89)" office:value-type="float" office:value="53954880">
            <text:p>539548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7">
            <text:p>227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13" table:formula="of:=SUM([.C228:.H228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28]-[.N228]" office:value-type="float" office:value="460">
            <text:p>460</text:p>
          </table:table-cell>
          <table:table-cell table:formula="of:=MIN([.D228]; [.F228])" office:value-type="float" office:value="120">
            <text:p>120</text:p>
          </table:table-cell>
          <table:table-cell table:style-name="ce22" office:value-type="string">
            <text:p>VP10%回復</text:p>
          </table:table-cell>
          <table:table-cell table:style-name="ce22" office:value-type="string">
            <text:p>ピンチD1.1倍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number-columns-repeated="8"/>
          <table:table-cell table:style-name="ce2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0.html">非想天則</text:a></text:p>
          </table:table-cell>
          <table:table-cell table:number-columns-repeated="2"/>
          <table:table-cell table:formula="of:=[.BD228]+[.BE228]" office:value-type="float" office:value="184860">
            <text:p>184860</text:p>
          </table:table-cell>
          <table:table-cell table:style-name="ce26" table:formula="of:=([.C228]*2+64+130)*([.E228]*2+25)" office:value-type="float" office:value="92430">
            <text:p>92430</text:p>
          </table:table-cell>
          <table:table-cell table:formula="of:=([.C228]*2+64+130)*([.G228]*2+25)" office:value-type="float" office:value="92430">
            <text:p>92430</text:p>
          </table:table-cell>
          <table:table-cell table:formula="of:=([.D228]*2+89)*([.H228]*2+89)" office:value-type="float" office:value="49021">
            <text:p>49021</text:p>
          </table:table-cell>
          <table:table-cell table:formula="of:=([.F228]*2+89)*([.H228]*2+89)" office:value-type="float" office:value="49021">
            <text:p>49021</text:p>
          </table:table-cell>
          <table:table-cell table:style-name="ce27" table:formula="of:=[.BC228]*(MAX([.D228]; [.F228])*2+89)" office:value-type="float" office:value="60818940">
            <text:p>608189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28">
            <text:p>228</text:p>
          </table:table-cell>
          <table:table-cell table:style-name="ce2" office:value-type="string">
            <text:p><text:a xlink:href="http://www14.atwiki.jp/tamakagura/pages/98.html">ちびひな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5">
            <text:p>35</text:p>
          </table:table-cell>
          <table:table-cell table:style-name="ce2" table:formula="of:=SUM([.C229:.H229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29]-[.N229]" office:value-type="float" office:value="315">
            <text:p>315</text:p>
          </table:table-cell>
          <table:table-cell table:formula="of:=MIN([.D229]; [.F229])" office:value-type="float" office:value="65">
            <text:p>65</text:p>
          </table:table-cell>
          <table:table-cell table:style-name="ce22" office:value-type="string">
            <text:p>状態異常無効</text:p>
          </table:table-cell>
          <table:table-cell table:style-name="ce22"/>
          <table:table-cell table:style-name="ce2" office:value-type="string">
            <text:p><text:a xlink:href="http://www14.atwiki.jp/tamakagura/pages/98.html">ちびひな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ちびひな</text:a></text:p>
          </table:table-cell>
          <table:table-cell table:number-columns-repeated="2"/>
          <table:table-cell table:formula="of:=[.BD229]+[.BE229]" office:value-type="float" office:value="108460">
            <text:p>108460</text:p>
          </table:table-cell>
          <table:table-cell table:formula="of:=([.C229]*2+64+130)*([.E229]*2+25)" office:value-type="float" office:value="54230">
            <text:p>54230</text:p>
          </table:table-cell>
          <table:table-cell table:formula="of:=([.C229]*2+64+130)*([.G229]*2+25)" office:value-type="float" office:value="54230">
            <text:p>54230</text:p>
          </table:table-cell>
          <table:table-cell table:formula="of:=([.D229]*2+89)*([.H229]*2+89)" office:value-type="float" office:value="36411">
            <text:p>36411</text:p>
          </table:table-cell>
          <table:table-cell table:formula="of:=([.F229]*2+89)*([.H229]*2+89)" office:value-type="float" office:value="34821">
            <text:p>34821</text:p>
          </table:table-cell>
          <table:table-cell table:formula="of:=[.BC229]*(MAX([.D229]; [.F229])*2+89)" office:value-type="float" office:value="24837340">
            <text:p>24837340</text:p>
          </table:table-cell>
          <table:table-cell/>
        </table:table-row>
        <table:table-row table:style-name="ro5">
          <table:table-cell office:value-type="float" office:value="229">
            <text:p>229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30:.H230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0]-[.N230]" office:value-type="float" office:value="440">
            <text:p>440</text:p>
          </table:table-cell>
          <table:table-cell table:formula="of:=MIN([.D230]; [.F230])" office:value-type="float" office:value="90">
            <text:p>90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地無効</text:p>
          </table:table-cell>
          <table:table-cell table:style-name="ce2" office:value-type="string">
            <text:p><text:a xlink:href="http://www14.atwiki.jp/tamakagura/pages/98.html">H雛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9"/>
          <table:table-cell table:style-name="ce2" office:value-type="string">
            <text:p><text:a xlink:href="http://www14.atwiki.jp/tamakagura/pages/98.html">H雛</text:a></text:p>
          </table:table-cell>
          <table:table-cell table:number-columns-repeated="2"/>
          <table:table-cell table:formula="of:=[.BD230]+[.BE230]" office:value-type="float" office:value="169740">
            <text:p>169740</text:p>
          </table:table-cell>
          <table:table-cell table:style-name="ce26" table:formula="of:=([.C230]*2+64+130)*([.E230]*2+25)" office:value-type="float" office:value="93150">
            <text:p>93150</text:p>
          </table:table-cell>
          <table:table-cell table:formula="of:=([.C230]*2+64+130)*([.G230]*2+25)" office:value-type="float" office:value="76590">
            <text:p>76590</text:p>
          </table:table-cell>
          <table:table-cell table:formula="of:=([.D230]*2+89)*([.H230]*2+89)" office:value-type="float" office:value="56221">
            <text:p>56221</text:p>
          </table:table-cell>
          <table:table-cell table:formula="of:=([.F230]*2+89)*([.H230]*2+89)" office:value-type="float" office:value="56221">
            <text:p>56221</text:p>
          </table:table-cell>
          <table:table-cell table:formula="of:=[.BC230]*(MAX([.D230]; [.F230])*2+89)" office:value-type="float" office:value="45660060">
            <text:p>456600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0">
            <text:p>230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31:.H231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31]-[.N231]" office:value-type="float" office:value="430">
            <text:p>430</text:p>
          </table:table-cell>
          <table:table-cell table:formula="of:=MIN([.D231]; [.F231])" office:value-type="float" office:value="100">
            <text:p>100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15%複数能力↓</text:p>
          </table:table-cell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98.html">T雛</text:a></text:p>
          </table:table-cell>
          <table:table-cell table:number-columns-repeated="2"/>
          <table:table-cell table:formula="of:=[.BD231]+[.BE231]" office:value-type="float" office:value="149480">
            <text:p>149480</text:p>
          </table:table-cell>
          <table:table-cell table:formula="of:=([.C231]*2+64+130)*([.E231]*2+25)" office:value-type="float" office:value="74740">
            <text:p>74740</text:p>
          </table:table-cell>
          <table:table-cell table:formula="of:=([.C231]*2+64+130)*([.G231]*2+25)" office:value-type="float" office:value="74740">
            <text:p>74740</text:p>
          </table:table-cell>
          <table:table-cell table:formula="of:=([.D231]*2+89)*([.H231]*2+89)" office:value-type="float" office:value="62491">
            <text:p>62491</text:p>
          </table:table-cell>
          <table:table-cell table:formula="of:=([.F231]*2+89)*([.H231]*2+89)" office:value-type="float" office:value="60401">
            <text:p>60401</text:p>
          </table:table-cell>
          <table:table-cell table:formula="of:=[.BC231]*(MAX([.D231]; [.F231])*2+89)" office:value-type="float" office:value="44694520">
            <text:p>44694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1">
            <text:p>231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32:.H232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32]-[.N232]" office:value-type="float" office:value="450">
            <text:p>450</text:p>
          </table:table-cell>
          <table:table-cell table:formula="of:=MIN([.D232]; [.F232])" office:value-type="float" office:value="80">
            <text:p>80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気絶時25%D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number-columns-repeated="8"/>
          <table:table-cell table:style-name="ce2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98.html">D雛</text:a></text:p>
          </table:table-cell>
          <table:table-cell table:number-columns-repeated="2"/>
          <table:table-cell table:formula="of:=[.BD232]+[.BE232]" office:value-type="float" office:value="186300">
            <text:p>186300</text:p>
          </table:table-cell>
          <table:table-cell table:style-name="ce27" table:formula="of:=([.C232]*2+64+130)*([.E232]*2+25)" office:value-type="float" office:value="101430">
            <text:p>101430</text:p>
          </table:table-cell>
          <table:table-cell table:formula="of:=([.C232]*2+64+130)*([.G232]*2+25)" office:value-type="float" office:value="84870">
            <text:p>84870</text:p>
          </table:table-cell>
          <table:table-cell table:formula="of:=([.D232]*2+89)*([.H232]*2+89)" office:value-type="float" office:value="52041">
            <text:p>52041</text:p>
          </table:table-cell>
          <table:table-cell table:formula="of:=([.F232]*2+89)*([.H232]*2+89)" office:value-type="float" office:value="52041">
            <text:p>52041</text:p>
          </table:table-cell>
          <table:table-cell table:formula="of:=[.BC232]*(MAX([.D232]; [.F232])*2+89)" office:value-type="float" office:value="46388700">
            <text:p>46388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2">
            <text:p>232</text:p>
          </table:table-cell>
          <table:table-cell table:style-name="ce2" office:value-type="string">
            <text:p><text:a xlink:href="http://www14.atwiki.jp/tamakagura/pages/412.html">ちびふと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233:.H233])" office:value-type="float" office:value="400">
            <text:p>40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3]-[.N233]" office:value-type="float" office:value="325">
            <text:p>325</text:p>
          </table:table-cell>
          <table:table-cell table:formula="of:=MIN([.D233]; [.F233])" office:value-type="float" office:value="75">
            <text:p>75</text:p>
          </table:table-cell>
          <table:table-cell table:style-name="ce22" office:value-type="string">
            <text:p>ピンチD1.1倍</text:p>
          </table:table-cell>
          <table:table-cell table:style-name="ce22"/>
          <table:table-cell table:style-name="ce2" office:value-type="string">
            <text:p><text:a xlink:href="http://www14.atwiki.jp/tamakagura/pages/412.html">ちびふと</text:a></text:p>
          </table:table-cell>
          <table:table-cell table:number-columns-repeated="8"/>
          <table:table-cell table:style-name="ce2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412.html">ちびふと</text:a></text:p>
          </table:table-cell>
          <table:table-cell table:number-columns-repeated="2"/>
          <table:table-cell table:formula="of:=[.BD233]+[.BE233]" office:value-type="float" office:value="100200">
            <text:p>100200</text:p>
          </table:table-cell>
          <table:table-cell table:formula="of:=([.C233]*2+64+130)*([.E233]*2+25)" office:value-type="float" office:value="51770">
            <text:p>51770</text:p>
          </table:table-cell>
          <table:table-cell table:formula="of:=([.C233]*2+64+130)*([.G233]*2+25)" office:value-type="float" office:value="48430">
            <text:p>48430</text:p>
          </table:table-cell>
          <table:table-cell table:formula="of:=([.D233]*2+89)*([.H233]*2+89)" office:value-type="float" office:value="47061">
            <text:p>47061</text:p>
          </table:table-cell>
          <table:table-cell table:formula="of:=([.F233]*2+89)*([.H233]*2+89)" office:value-type="float" office:value="45171">
            <text:p>45171</text:p>
          </table:table-cell>
          <table:table-cell table:formula="of:=[.BC233]*(MAX([.D233]; [.F233])*2+89)" office:value-type="float" office:value="24949800">
            <text:p>24949800</text:p>
          </table:table-cell>
          <table:table-cell/>
        </table:table-row>
        <table:table-row table:style-name="ro5">
          <table:table-cell office:value-type="float" office:value="233">
            <text:p>233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table:formula="of:=SUM([.C234:.H234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4]-[.N234]" office:value-type="float" office:value="445">
            <text:p>445</text:p>
          </table:table-cell>
          <table:table-cell table:formula="of:=MIN([.D234]; [.F234])" office:value-type="float" office:value="100">
            <text:p>100</text:p>
          </table:table-cell>
          <table:table-cell table:style-name="ce22" office:value-type="string">
            <text:p>ピンチD1.1倍</text:p>
          </table:table-cell>
          <table:table-cell table:style-name="ce22" office:value-type="string">
            <text:p>25%復活</text:p>
          </table:table-cell>
          <table:table-cell table:style-name="ce2" office:value-type="string">
            <text:p><text:a xlink:href="http://www14.atwiki.jp/tamakagura/pages/412.html">S布都</text:a></text:p>
          </table:table-cell>
          <table:table-cell table:number-columns-repeated="8"/>
          <table:table-cell table:style-name="ce2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2.html">S布都</text:a></text:p>
          </table:table-cell>
          <table:table-cell table:number-columns-repeated="2"/>
          <table:table-cell table:formula="of:=[.BD234]+[.BE234]" office:value-type="float" office:value="130900">
            <text:p>130900</text:p>
          </table:table-cell>
          <table:table-cell table:formula="of:=([.C234]*2+64+130)*([.E234]*2+25)" office:value-type="float" office:value="69190">
            <text:p>69190</text:p>
          </table:table-cell>
          <table:table-cell table:formula="of:=([.C234]*2+64+130)*([.G234]*2+25)" office:value-type="float" office:value="61710">
            <text:p>61710</text:p>
          </table:table-cell>
          <table:table-cell table:formula="of:=([.D234]*2+89)*([.H234]*2+89)" office:value-type="float" office:value="86411">
            <text:p>86411</text:p>
          </table:table-cell>
          <table:table-cell table:formula="of:=([.F234]*2+89)*([.H234]*2+89)" office:value-type="float" office:value="86411">
            <text:p>86411</text:p>
          </table:table-cell>
          <table:table-cell table:formula="of:=[.BC234]*(MAX([.D234]; [.F234])*2+89)" office:value-type="float" office:value="37830100">
            <text:p>378301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4">
            <text:p>234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235:.H23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35]-[.N235]" office:value-type="float" office:value="485">
            <text:p>485</text:p>
          </table:table-cell>
          <table:table-cell table:formula="of:=MIN([.D235]; [.F235])" office:value-type="float" office:value="60">
            <text:p>60</text:p>
          </table:table-cell>
          <table:table-cell table:style-name="ce22" office:value-type="string">
            <text:p>ピンチD1.1倍</text:p>
          </table:table-cell>
          <table:table-cell table:style-name="ce22" office:value-type="string">
            <text:p>25%復活</text:p>
          </table:table-cell>
          <table:table-cell table:style-name="ce2" office:value-type="string">
            <text:p><text:a xlink:href="http://www14.atwiki.jp/tamakagura/pages/412.html">H布都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12.html">H布都</text:a></text:p>
          </table:table-cell>
          <table:table-cell table:number-columns-repeated="2"/>
          <table:table-cell table:formula="of:=[.BD235]+[.BE235]" office:value-type="float" office:value="177600">
            <text:p>177600</text:p>
          </table:table-cell>
          <table:table-cell table:style-name="ce26" table:formula="of:=([.C235]*2+64+130)*([.E235]*2+25)" office:value-type="float" office:value="91020">
            <text:p>91020</text:p>
          </table:table-cell>
          <table:table-cell table:formula="of:=([.C235]*2+64+130)*([.G235]*2+25)" office:value-type="float" office:value="86580">
            <text:p>86580</text:p>
          </table:table-cell>
          <table:table-cell table:formula="of:=([.D235]*2+89)*([.H235]*2+89)" office:value-type="float" office:value="73851">
            <text:p>73851</text:p>
          </table:table-cell>
          <table:table-cell table:formula="of:=([.F235]*2+89)*([.H235]*2+89)" office:value-type="float" office:value="49951">
            <text:p>49951</text:p>
          </table:table-cell>
          <table:table-cell table:formula="of:=[.BC235]*(MAX([.D235]; [.F235])*2+89)" office:value-type="float" office:value="54878400">
            <text:p>54878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5">
            <text:p>235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236:.H236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36]-[.N236]" office:value-type="float" office:value="455">
            <text:p>455</text:p>
          </table:table-cell>
          <table:table-cell table:formula="of:=MIN([.D236]; [.F236])" office:value-type="float" office:value="90">
            <text:p>90</text:p>
          </table:table-cell>
          <table:table-cell table:style-name="ce22" office:value-type="string">
            <text:p>VP2%回復</text:p>
          </table:table-cell>
          <table:table-cell table:style-name="ce22" office:value-type="string">
            <text:p>回避時C↑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36]*2+89)*[.X236]*IF(OR([.J236]=[.V236]; [.K236]=[.V236]); 1.5; 1)" office:value-type="float" office:value="26320">
            <text:p>26320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56.html">ビビット</text:a></text:p>
          </table:table-cell>
          <table:table-cell table:number-columns-repeated="2"/>
          <table:table-cell table:formula="of:=[.BD236]+[.BE236]" office:value-type="float" office:value="138320">
            <text:p>138320</text:p>
          </table:table-cell>
          <table:table-cell table:formula="of:=([.C236]*2+64+130)*([.E236]*2+25)" office:value-type="float" office:value="67340">
            <text:p>67340</text:p>
          </table:table-cell>
          <table:table-cell table:formula="of:=([.C236]*2+64+130)*([.G236]*2+25)" office:value-type="float" office:value="70980">
            <text:p>70980</text:p>
          </table:table-cell>
          <table:table-cell table:formula="of:=([.D236]*2+89)*([.H236]*2+89)" office:value-type="float" office:value="69671">
            <text:p>69671</text:p>
          </table:table-cell>
          <table:table-cell table:formula="of:=([.F236]*2+89)*([.H236]*2+89)" office:value-type="float" office:value="85211">
            <text:p>85211</text:p>
          </table:table-cell>
          <table:table-cell table:formula="of:=[.BC236]*(MAX([.D236]; [.F236])*2+89)" office:value-type="float" office:value="45507280">
            <text:p>455072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6">
            <text:p>236</text:p>
          </table:table-cell>
          <table:table-cell table:style-name="ce2" office:value-type="string">
            <text:p><text:a xlink:href="http://www14.atwiki.jp/tamakagura/pages/34.html">ちびフラン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table:formula="of:=SUM([.C237:.H237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7]-[.N237]" office:value-type="float" office:value="370">
            <text:p>370</text:p>
          </table:table-cell>
          <table:table-cell table:formula="of:=MIN([.D237]; [.F237])" office:value-type="float" office:value="50">
            <text:p>50</text:p>
          </table:table-cell>
          <table:table-cell table:style-name="ce22" office:value-type="string">
            <text:p>急所率↑↑</text:p>
          </table:table-cell>
          <table:table-cell table:style-name="ce22"/>
          <table:table-cell table:style-name="ce2" office:value-type="string">
            <text:p><text:a xlink:href="http://www14.atwiki.jp/tamakagura/pages/34.html">ちび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ちびフラン</text:a></text:p>
          </table:table-cell>
          <table:table-cell table:number-columns-repeated="2"/>
          <table:table-cell table:formula="of:=[.BD237]+[.BE237]" office:value-type="float" office:value="99120">
            <text:p>99120</text:p>
          </table:table-cell>
          <table:table-cell table:formula="of:=([.C237]*2+64+130)*([.E237]*2+25)" office:value-type="float" office:value="51330">
            <text:p>51330</text:p>
          </table:table-cell>
          <table:table-cell table:formula="of:=([.C237]*2+64+130)*([.G237]*2+25)" office:value-type="float" office:value="47790">
            <text:p>47790</text:p>
          </table:table-cell>
          <table:table-cell table:formula="of:=([.D237]*2+89)*([.H237]*2+89)" office:value-type="float" office:value="67671">
            <text:p>67671</text:p>
          </table:table-cell>
          <table:table-cell table:formula="of:=([.F237]*2+89)*([.H237]*2+89)" office:value-type="float" office:value="41391">
            <text:p>41391</text:p>
          </table:table-cell>
          <table:table-cell table:formula="of:=[.BC237]*(MAX([.D237]; [.F237])*2+89)" office:value-type="float" office:value="30628080">
            <text:p>30628080</text:p>
          </table:table-cell>
          <table:table-cell/>
        </table:table-row>
        <table:table-row table:style-name="ro5">
          <table:table-cell office:value-type="float" office:value="237">
            <text:p>237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table:formula="of:=SUM([.C238:.H23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38]-[.N238]" office:value-type="float" office:value="445">
            <text:p>445</text:p>
          </table:table-cell>
          <table:table-cell table:formula="of:=MIN([.D238]; [.F238])" office:value-type="float" office:value="115">
            <text:p>115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34.html">N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Nフラン</text:a></text:p>
          </table:table-cell>
          <table:table-cell table:number-columns-repeated="2"/>
          <table:table-cell table:formula="of:=[.BD238]+[.BE238]" office:value-type="float" office:value="130900">
            <text:p>130900</text:p>
          </table:table-cell>
          <table:table-cell table:formula="of:=([.C238]*2+64+130)*([.E238]*2+25)" office:value-type="float" office:value="69190">
            <text:p>69190</text:p>
          </table:table-cell>
          <table:table-cell table:formula="of:=([.C238]*2+64+130)*([.G238]*2+25)" office:value-type="float" office:value="61710">
            <text:p>61710</text:p>
          </table:table-cell>
          <table:table-cell table:formula="of:=([.D238]*2+89)*([.H238]*2+89)" office:value-type="float" office:value="84411">
            <text:p>84411</text:p>
          </table:table-cell>
          <table:table-cell table:formula="of:=([.F238]*2+89)*([.H238]*2+89)" office:value-type="float" office:value="79431">
            <text:p>79431</text:p>
          </table:table-cell>
          <table:table-cell table:formula="of:=[.BC238]*(MAX([.D238]; [.F238])*2+89)" office:value-type="float" office:value="44375100">
            <text:p>443751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8">
            <text:p>238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50">
            <text:p>1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65">
            <text:p>65</text:p>
          </table:table-cell>
          <table:table-cell table:style-name="ce2" table:formula="of:=SUM([.C239:.H23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39]-[.N239]" office:value-type="float" office:value="450">
            <text:p>450</text:p>
          </table:table-cell>
          <table:table-cell table:formula="of:=MIN([.D239]; [.F239])" office:value-type="float" office:value="110">
            <text:p>110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34.html">Aフラン</text:a></text:p>
          </table:table-cell>
          <table:table-cell table:number-columns-repeated="2"/>
          <table:table-cell table:formula="of:=[.BD239]+[.BE239]" office:value-type="float" office:value="127160">
            <text:p>127160</text:p>
          </table:table-cell>
          <table:table-cell table:formula="of:=([.C239]*2+64+130)*([.E239]*2+25)" office:value-type="float" office:value="69190">
            <text:p>69190</text:p>
          </table:table-cell>
          <table:table-cell table:formula="of:=([.C239]*2+64+130)*([.G239]*2+25)" office:value-type="float" office:value="57970">
            <text:p>57970</text:p>
          </table:table-cell>
          <table:table-cell table:formula="of:=([.D239]*2+89)*([.H239]*2+89)" office:value-type="float" office:value="85191">
            <text:p>85191</text:p>
          </table:table-cell>
          <table:table-cell table:formula="of:=([.F239]*2+89)*([.H239]*2+89)" office:value-type="float" office:value="67671">
            <text:p>67671</text:p>
          </table:table-cell>
          <table:table-cell table:formula="of:=[.BC239]*(MAX([.D239]; [.F239])*2+89)" office:value-type="float" office:value="49465240">
            <text:p>49465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39">
            <text:p>239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240:.H240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240]-[.N240]" office:value-type="float" office:value="480">
            <text:p>480</text:p>
          </table:table-cell>
          <table:table-cell table:formula="of:=MIN([.D240]; [.F240])" office:value-type="float" office:value="80">
            <text:p>80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34.html">T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Tフラン</text:a></text:p>
          </table:table-cell>
          <table:table-cell table:number-columns-repeated="2"/>
          <table:table-cell table:formula="of:=[.BD240]+[.BE240]" office:value-type="float" office:value="138380">
            <text:p>138380</text:p>
          </table:table-cell>
          <table:table-cell table:formula="of:=([.C240]*2+64+130)*([.E240]*2+25)" office:value-type="float" office:value="61710">
            <text:p>61710</text:p>
          </table:table-cell>
          <table:table-cell table:formula="of:=([.C240]*2+64+130)*([.G240]*2+25)" office:value-type="float" office:value="76670">
            <text:p>76670</text:p>
          </table:table-cell>
          <table:table-cell table:style-name="ce27" table:formula="of:=([.D240]*2+89)*([.H240]*2+89)" office:value-type="float" office:value="100861">
            <text:p>100861</text:p>
          </table:table-cell>
          <table:table-cell table:formula="of:=([.F240]*2+89)*([.H240]*2+89)" office:value-type="float" office:value="71961">
            <text:p>71961</text:p>
          </table:table-cell>
          <table:table-cell table:formula="of:=[.BC240]*(MAX([.D240]; [.F240])*2+89)" office:value-type="float" office:value="48294620">
            <text:p>482946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0">
            <text:p>240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0">
            <text:p>110</text:p>
          </table:table-cell>
          <table:table-cell table:style-name="ce2" table:formula="of:=SUM([.C241:.H241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41]-[.N241]" office:value-type="float" office:value="450">
            <text:p>450</text:p>
          </table:table-cell>
          <table:table-cell table:formula="of:=MIN([.D241]; [.F241])" office:value-type="float" office:value="110">
            <text:p>110</text:p>
          </table:table-cell>
          <table:table-cell table:style-name="ce22" office:value-type="string">
            <text:p>急所率↑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34.html">Sフラン</text:a></text:p>
          </table:table-cell>
          <table:table-cell table:number-columns-repeated="8"/>
          <table:table-cell table:style-name="ce2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34.html">Sフラン</text:a></text:p>
          </table:table-cell>
          <table:table-cell table:number-columns-repeated="2"/>
          <table:table-cell table:formula="of:=[.BD241]+[.BE241]" office:value-type="float" office:value="123420">
            <text:p>123420</text:p>
          </table:table-cell>
          <table:table-cell table:formula="of:=([.C241]*2+64+130)*([.E241]*2+25)" office:value-type="float" office:value="69190">
            <text:p>69190</text:p>
          </table:table-cell>
          <table:table-cell table:formula="of:=([.C241]*2+64+130)*([.G241]*2+25)" office:value-type="float" office:value="54230">
            <text:p>54230</text:p>
          </table:table-cell>
          <table:table-cell table:style-name="ce27" table:formula="of:=([.D241]*2+89)*([.H241]*2+89)" office:value-type="float" office:value="95481">
            <text:p>95481</text:p>
          </table:table-cell>
          <table:table-cell table:style-name="ce27" table:formula="of:=([.F241]*2+89)*([.H241]*2+89)" office:value-type="float" office:value="95481">
            <text:p>95481</text:p>
          </table:table-cell>
          <table:table-cell table:formula="of:=[.BC241]*(MAX([.D241]; [.F241])*2+89)" office:value-type="float" office:value="38136780">
            <text:p>381367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1">
            <text:p>241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5">
            <text:p>25</text:p>
          </table:table-cell>
          <table:table-cell table:style-name="ce2" table:formula="of:=SUM([.C242:.H242])" office:value-type="float" office:value="360">
            <text:p>3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2]-[.N242]" office:value-type="float" office:value="330">
            <text:p>330</text:p>
          </table:table-cell>
          <table:table-cell table:formula="of:=MIN([.D242]; [.F242])" office:value-type="float" office:value="30">
            <text:p>30</text:p>
          </table:table-cell>
          <table:table-cell table:style-name="ce22" office:value-type="string">
            <text:p>敵VP4%減少</text:p>
          </table:table-cell>
          <table:table-cell table:style-name="ce22"/>
          <table:table-cell table:style-name="ce2" office:value-type="string">
            <text:p><text:a xlink:href="http://www14.atwiki.jp/tamakagura/pages/179.html">ほーらい</text:a></text:p>
          </table:table-cell>
          <table:table-cell table:number-columns-repeated="8"/>
          <table:table-cell table:style-name="ce2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9.html">ほーらい</text:a></text:p>
          </table:table-cell>
          <table:table-cell table:number-columns-repeated="2"/>
          <table:table-cell table:formula="of:=[.BD242]+[.BE242]" office:value-type="float" office:value="130560">
            <text:p>130560</text:p>
          </table:table-cell>
          <table:table-cell table:formula="of:=([.C242]*2+64+130)*([.E242]*2+25)" office:value-type="float" office:value="71040">
            <text:p>71040</text:p>
          </table:table-cell>
          <table:table-cell table:formula="of:=([.C242]*2+64+130)*([.G242]*2+25)" office:value-type="float" office:value="59520">
            <text:p>59520</text:p>
          </table:table-cell>
          <table:table-cell table:formula="of:=([.D242]*2+89)*([.H242]*2+89)" office:value-type="float" office:value="30441">
            <text:p>30441</text:p>
          </table:table-cell>
          <table:table-cell table:formula="of:=([.F242]*2+89)*([.H242]*2+89)" office:value-type="float" office:value="20711">
            <text:p>20711</text:p>
          </table:table-cell>
          <table:table-cell table:formula="of:=[.BC242]*(MAX([.D242]; [.F242])*2+89)" office:value-type="float" office:value="28592640">
            <text:p>28592640</text:p>
          </table:table-cell>
          <table:table-cell/>
        </table:table-row>
        <table:table-row table:style-name="ro5">
          <table:table-cell office:value-type="float" office:value="242">
            <text:p>242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43]-[.N243]" office:value-type="float" office:value="460">
            <text:p>460</text:p>
          </table:table-cell>
          <table:table-cell table:formula="of:=MIN([.D243]; [.F243])" office:value-type="float" office:value="100">
            <text:p>100</text:p>
          </table:table-cell>
          <table:table-cell table:style-name="ce22" office:value-type="string">
            <text:p>25%スキル無効</text:p>
          </table:table-cell>
          <table:table-cell table:style-name="ce22" office:value-type="string">
            <text:p>被弾時50%AC↑</text:p>
          </table:table-cell>
          <table:table-cell table:style-name="ce2" office:value-type="string">
            <text:p><text:a xlink:href="http://www14.atwiki.jp/tamakagura/pages/152.html">ぼーまんだ</text:a></text:p>
          </table:table-cell>
          <table:table-cell table:number-columns-repeated="8"/>
          <table:table-cell table:style-name="ce2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2.html">ぼーまんだ</text:a></text:p>
          </table:table-cell>
          <table:table-cell table:number-columns-repeated="2"/>
          <table:table-cell table:formula="of:=[.BD243]+[.BE243]" office:value-type="float" office:value="123420">
            <text:p>123420</text:p>
          </table:table-cell>
          <table:table-cell table:formula="of:=([.C243]*2+64+130)*([.E243]*2+25)" office:value-type="float" office:value="65450">
            <text:p>65450</text:p>
          </table:table-cell>
          <table:table-cell table:formula="of:=([.C243]*2+64+130)*([.G243]*2+25)" office:value-type="float" office:value="57970">
            <text:p>57970</text:p>
          </table:table-cell>
          <table:table-cell table:style-name="ce27" table:formula="of:=([.D243]*2+89)*([.H243]*2+89)" office:value-type="float" office:value="101661">
            <text:p>101661</text:p>
          </table:table-cell>
          <table:table-cell table:formula="of:=([.F243]*2+89)*([.H243]*2+89)" office:value-type="float" office:value="89301">
            <text:p>89301</text:p>
          </table:table-cell>
          <table:table-cell table:formula="of:=[.BC243]*(MAX([.D243]; [.F243])*2+89)" office:value-type="float" office:value="40605180">
            <text:p>406051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3">
            <text:p>243</text:p>
          </table:table-cell>
          <table:table-cell table:style-name="ce2" office:value-type="string">
            <text:p><text:a xlink:href="http://www14.atwiki.jp/tamakagura/pages/137.html">ちびマイ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244:.H244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4]-[.N244]" office:value-type="float" office:value="360">
            <text:p>360</text:p>
          </table:table-cell>
          <table:table-cell table:formula="of:=MIN([.D244]; [.F244])" office:value-type="float" office:value="20">
            <text:p>20</text:p>
          </table:table-cell>
          <table:table-cell table:style-name="ce22" office:value-type="string">
            <text:p>50%C↓</text:p>
          </table:table-cell>
          <table:table-cell table:style-name="ce22"/>
          <table:table-cell table:style-name="ce2" office:value-type="string">
            <text:p><text:a xlink:href="http://www14.atwiki.jp/tamakagura/pages/137.html">ちびマイ</text:a></text:p>
          </table:table-cell>
          <table:table-cell table:number-columns-repeated="8"/>
          <table:table-cell table:style-name="ce2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ちびマイ</text:a></text:p>
          </table:table-cell>
          <table:table-cell table:number-columns-repeated="2"/>
          <table:table-cell table:formula="of:=[.BD244]+[.BE244]" office:value-type="float" office:value="100200">
            <text:p>100200</text:p>
          </table:table-cell>
          <table:table-cell table:formula="of:=([.C244]*2+64+130)*([.E244]*2+25)" office:value-type="float" office:value="48430">
            <text:p>48430</text:p>
          </table:table-cell>
          <table:table-cell table:formula="of:=([.C244]*2+64+130)*([.G244]*2+25)" office:value-type="float" office:value="51770">
            <text:p>51770</text:p>
          </table:table-cell>
          <table:table-cell table:formula="of:=([.D244]*2+89)*([.H244]*2+89)" office:value-type="float" office:value="30831">
            <text:p>30831</text:p>
          </table:table-cell>
          <table:table-cell table:formula="of:=([.F244]*2+89)*([.H244]*2+89)" office:value-type="float" office:value="64291">
            <text:p>64291</text:p>
          </table:table-cell>
          <table:table-cell table:formula="of:=[.BC244]*(MAX([.D244]; [.F244])*2+89)" office:value-type="float" office:value="26953800">
            <text:p>26953800</text:p>
          </table:table-cell>
          <table:table-cell/>
        </table:table-row>
        <table:table-row table:style-name="ro5">
          <table:table-cell office:value-type="float" office:value="244">
            <text:p>244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245:.H245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5]-[.N245]" office:value-type="float" office:value="470">
            <text:p>470</text:p>
          </table:table-cell>
          <table:table-cell table:formula="of:=MIN([.D245]; [.F245])" office:value-type="float" office:value="60">
            <text:p>60</text:p>
          </table:table-cell>
          <table:table-cell table:style-name="ce22" office:value-type="string">
            <text:p>50%C↓</text:p>
          </table:table-cell>
          <table:table-cell table:style-name="ce22" office:value-type="string">
            <text:p>ピンチ氷1.2倍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物理</text:p>
          </table:table-cell>
          <table:table-cell table:style-name="ce2" office:value-type="float" office:value="60">
            <text:p>60</text:p>
          </table:table-cell>
          <table:table-cell table:formula="of:=([.D245]*2+89)*[.X245]*IF(OR([.J245]=[.V245]; [.K245]=[.V245]); 1.5; 1)" office:value-type="float" office:value="18810">
            <text:p>18810</text:p>
          </table:table-cell>
          <table:table-cell table:style-name="ce2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37.html">Sマイ</text:a></text:p>
          </table:table-cell>
          <table:table-cell table:number-columns-repeated="2"/>
          <table:table-cell table:formula="of:=[.BD245]+[.BE245]" office:value-type="float" office:value="134640">
            <text:p>134640</text:p>
          </table:table-cell>
          <table:table-cell table:formula="of:=([.C245]*2+64+130)*([.E245]*2+25)" office:value-type="float" office:value="61710">
            <text:p>61710</text:p>
          </table:table-cell>
          <table:table-cell table:formula="of:=([.C245]*2+64+130)*([.G245]*2+25)" office:value-type="float" office:value="72930">
            <text:p>72930</text:p>
          </table:table-cell>
          <table:table-cell table:formula="of:=([.D245]*2+89)*([.H245]*2+89)" office:value-type="float" office:value="60401">
            <text:p>60401</text:p>
          </table:table-cell>
          <table:table-cell table:style-name="ce27" table:formula="of:=([.F245]*2+89)*([.H245]*2+89)" office:value-type="float" office:value="97971">
            <text:p>97971</text:p>
          </table:table-cell>
          <table:table-cell table:formula="of:=[.BC245]*(MAX([.D245]; [.F245])*2+89)" office:value-type="float" office:value="45642960">
            <text:p>45642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5">
            <text:p>245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table:formula="of:=SUM([.C246:.H246])" office:value-type="float" office:value="400">
            <text:p>40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6]-[.N246]" office:value-type="float" office:value="335">
            <text:p>335</text:p>
          </table:table-cell>
          <table:table-cell table:formula="of:=MIN([.D246]; [.F246])" office:value-type="float" office:value="65">
            <text:p>65</text:p>
          </table:table-cell>
          <table:table-cell table:style-name="ce22" office:value-type="string">
            <text:p>30%命中↑</text:p>
          </table:table-cell>
          <table:table-cell table:style-name="ce22"/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6]*2+89)*[.X246]*IF(OR([.J246]=[.V246]; [.K246]=[.V246]); 1.5; 1)" office:value-type="float" office:value="15330">
            <text:p>15330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ちびマガン</text:a></text:p>
          </table:table-cell>
          <table:table-cell table:number-columns-repeated="2"/>
          <table:table-cell table:formula="of:=[.BD246]+[.BE246]" office:value-type="float" office:value="122140">
            <text:p>122140</text:p>
          </table:table-cell>
          <table:table-cell table:formula="of:=([.C246]*2+64+130)*([.E246]*2+25)" office:value-type="float" office:value="57130">
            <text:p>57130</text:p>
          </table:table-cell>
          <table:table-cell table:formula="of:=([.C246]*2+64+130)*([.G246]*2+25)" office:value-type="float" office:value="65010">
            <text:p>65010</text:p>
          </table:table-cell>
          <table:table-cell table:formula="of:=([.D246]*2+89)*([.H246]*2+89)" office:value-type="float" office:value="34821">
            <text:p>34821</text:p>
          </table:table-cell>
          <table:table-cell table:formula="of:=([.F246]*2+89)*([.H246]*2+89)" office:value-type="float" office:value="36411">
            <text:p>36411</text:p>
          </table:table-cell>
          <table:table-cell table:formula="of:=[.BC246]*(MAX([.D246]; [.F246])*2+89)" office:value-type="float" office:value="27970060">
            <text:p>27970060</text:p>
          </table:table-cell>
          <table:table-cell/>
        </table:table-row>
        <table:table-row table:style-name="ro5">
          <table:table-cell office:value-type="float" office:value="246">
            <text:p>246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47:.H247])" office:value-type="float" office:value="545">
            <text:p>54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7]-[.N247]" office:value-type="float" office:value="460">
            <text:p>460</text:p>
          </table:table-cell>
          <table:table-cell table:formula="of:=MIN([.D247]; [.F247])" office:value-type="float" office:value="85">
            <text:p>85</text:p>
          </table:table-cell>
          <table:table-cell table:style-name="ce22" office:value-type="string">
            <text:p>30%命中↑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7]*2+89)*[.X247]*IF(OR([.J247]=[.V247]; [.K247]=[.V247]); 1.5; 1)" office:value-type="float" office:value="18130">
            <text:p>18130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38.html">Nマガン</text:a></text:p>
          </table:table-cell>
          <table:table-cell table:number-columns-repeated="2"/>
          <table:table-cell table:formula="of:=[.BD247]+[.BE247]" office:value-type="float" office:value="177060">
            <text:p>177060</text:p>
          </table:table-cell>
          <table:table-cell table:style-name="ce26" table:formula="of:=([.C247]*2+64+130)*([.E247]*2+25)" office:value-type="float" office:value="83990">
            <text:p>83990</text:p>
          </table:table-cell>
          <table:table-cell table:formula="of:=([.C247]*2+64+130)*([.G247]*2+25)" office:value-type="float" office:value="93070">
            <text:p>93070</text:p>
          </table:table-cell>
          <table:table-cell table:formula="of:=([.D247]*2+89)*([.H247]*2+89)" office:value-type="float" office:value="54131">
            <text:p>54131</text:p>
          </table:table-cell>
          <table:table-cell table:formula="of:=([.F247]*2+89)*([.H247]*2+89)" office:value-type="float" office:value="60401">
            <text:p>60401</text:p>
          </table:table-cell>
          <table:table-cell table:formula="of:=[.BC247]*(MAX([.D247]; [.F247])*2+89)" office:value-type="float" office:value="51170340">
            <text:p>51170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7">
            <text:p>247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48:.H248])" office:value-type="float" office:value="515">
            <text:p>515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48]-[.N248]" office:value-type="float" office:value="475">
            <text:p>475</text:p>
          </table:table-cell>
          <table:table-cell table:formula="of:=MIN([.D248]; [.F248])" office:value-type="float" office:value="40">
            <text:p>40</text:p>
          </table:table-cell>
          <table:table-cell table:style-name="ce22" office:value-type="string">
            <text:p>能力低下防止</text:p>
          </table:table-cell>
          <table:table-cell table:style-name="ce22" office:value-type="string">
            <text:p>地無効</text:p>
          </table:table-cell>
          <table:table-cell table:style-name="ce2" office:value-type="string">
            <text:p><text:a xlink:href="http://www14.atwiki.jp/tamakagura/pages/417.html">魔天使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17.html">魔天使</text:a></text:p>
          </table:table-cell>
          <table:table-cell table:number-columns-repeated="2"/>
          <table:table-cell table:formula="of:=[.BD248]+[.BE248]" office:value-type="float" office:value="182280">
            <text:p>182280</text:p>
          </table:table-cell>
          <table:table-cell table:style-name="ce26" table:formula="of:=([.C248]*2+64+130)*([.E248]*2+25)" office:value-type="float" office:value="97650">
            <text:p>97650</text:p>
          </table:table-cell>
          <table:table-cell table:formula="of:=([.C248]*2+64+130)*([.G248]*2+25)" office:value-type="float" office:value="84630">
            <text:p>84630</text:p>
          </table:table-cell>
          <table:table-cell table:formula="of:=([.D248]*2+89)*([.H248]*2+89)" office:value-type="float" office:value="38701">
            <text:p>38701</text:p>
          </table:table-cell>
          <table:table-cell table:formula="of:=([.F248]*2+89)*([.H248]*2+89)" office:value-type="float" office:value="66181">
            <text:p>66181</text:p>
          </table:table-cell>
          <table:table-cell table:formula="of:=[.BC248]*(MAX([.D248]; [.F248])*2+89)" office:value-type="float" office:value="52678920">
            <text:p>52678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48">
            <text:p>248</text:p>
          </table:table-cell>
          <table:table-cell table:style-name="ce2" office:value-type="string">
            <text:p><text:a xlink:href="http://www14.atwiki.jp/tamakagura/pages/394.html">ちびマミゾウ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table:formula="of:=SUM([.C249:.H249])" office:value-type="float" office:value="420">
            <text:p>42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49]-[.N249]" office:value-type="float" office:value="360">
            <text:p>360</text:p>
          </table:table-cell>
          <table:table-cell table:formula="of:=MIN([.D249]; [.F249])" office:value-type="float" office:value="60">
            <text:p>60</text:p>
          </table:table-cell>
          <table:table-cell table:style-name="ce22" office:value-type="string">
            <text:p>25%回避↑</text:p>
          </table:table-cell>
          <table:table-cell table:style-name="ce22"/>
          <table:table-cell table:style-name="ce2" office:value-type="string">
            <text:p><text:a xlink:href="http://www14.atwiki.jp/tamakagura/pages/394.html">ちびマミゾウ</text:a></text:p>
          </table:table-cell>
          <table:table-cell table:number-columns-repeated="8"/>
          <table:table-cell table:style-name="ce2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394.html">ちびマミゾウ</text:a></text:p>
          </table:table-cell>
          <table:table-cell table:number-columns-repeated="2"/>
          <table:table-cell table:formula="of:=[.BD249]+[.BE249]" office:value-type="float" office:value="113280">
            <text:p>113280</text:p>
          </table:table-cell>
          <table:table-cell table:formula="of:=([.C249]*2+64+130)*([.E249]*2+25)" office:value-type="float" office:value="54870">
            <text:p>54870</text:p>
          </table:table-cell>
          <table:table-cell table:formula="of:=([.C249]*2+64+130)*([.G249]*2+25)" office:value-type="float" office:value="58410">
            <text:p>58410</text:p>
          </table:table-cell>
          <table:table-cell table:formula="of:=([.D249]*2+89)*([.H249]*2+89)" office:value-type="float" office:value="45771">
            <text:p>45771</text:p>
          </table:table-cell>
          <table:table-cell table:formula="of:=([.F249]*2+89)*([.H249]*2+89)" office:value-type="float" office:value="54531">
            <text:p>54531</text:p>
          </table:table-cell>
          <table:table-cell table:formula="of:=[.BC249]*(MAX([.D249]; [.F249])*2+89)" office:value-type="float" office:value="28206720">
            <text:p>28206720</text:p>
          </table:table-cell>
          <table:table-cell/>
        </table:table-row>
        <table:table-row table:style-name="ro5">
          <table:table-cell office:value-type="float" office:value="249">
            <text:p>249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50:.H250])" office:value-type="float" office:value="560">
            <text:p>56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50]-[.N250]" office:value-type="float" office:value="475">
            <text:p>475</text:p>
          </table:table-cell>
          <table:table-cell table:formula="of:=MIN([.D250]; [.F250])" office:value-type="float" office:value="85">
            <text:p>85</text:p>
          </table:table-cell>
          <table:table-cell table:style-name="ce22" office:value-type="string">
            <text:p>25%回避↑</text:p>
          </table:table-cell>
          <table:table-cell table:style-name="ce22" office:value-type="string">
            <text:p>ピンチ岩1.2倍</text:p>
          </table:table-cell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94.html">Sマミゾウ</text:a></text:p>
          </table:table-cell>
          <table:table-cell table:number-columns-repeated="2"/>
          <table:table-cell table:formula="of:=[.BD250]+[.BE250]" office:value-type="float" office:value="153180">
            <text:p>153180</text:p>
          </table:table-cell>
          <table:table-cell table:formula="of:=([.C250]*2+64+130)*([.E250]*2+25)" office:value-type="float" office:value="68310">
            <text:p>68310</text:p>
          </table:table-cell>
          <table:table-cell table:formula="of:=([.C250]*2+64+130)*([.G250]*2+25)" office:value-type="float" office:value="84870">
            <text:p>84870</text:p>
          </table:table-cell>
          <table:table-cell table:formula="of:=([.D250]*2+89)*([.H250]*2+89)" office:value-type="float" office:value="72261">
            <text:p>72261</text:p>
          </table:table-cell>
          <table:table-cell table:formula="of:=([.F250]*2+89)*([.H250]*2+89)" office:value-type="float" office:value="86211">
            <text:p>86211</text:p>
          </table:table-cell>
          <table:table-cell table:formula="of:=[.BC250]*(MAX([.D250]; [.F250])*2+89)" office:value-type="float" office:value="47332620">
            <text:p>473326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0">
            <text:p>250</text:p>
          </table:table-cell>
          <table:table-cell table:style-name="ce2" office:value-type="string">
            <text:p><text:a xlink:href="http://www14.atwiki.jp/tamakagura/pages/139.html">ちびまりさ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table:formula="of:=SUM([.C251:.H251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1]-[.N251]" office:value-type="float" office:value="380">
            <text:p>380</text:p>
          </table:table-cell>
          <table:table-cell table:formula="of:=MIN([.D251]; [.F251])" office:value-type="float" office:value="20">
            <text:p>20</text:p>
          </table:table-cell>
          <table:table-cell table:style-name="ce22" office:value-type="string">
            <text:p>30%装備無効</text:p>
          </table:table-cell>
          <table:table-cell table:style-name="ce22"/>
          <table:table-cell table:style-name="ce2" office:value-type="string">
            <text:p><text:a xlink:href="http://www14.atwiki.jp/tamakagura/pages/139.html">ちびまりさ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ちびまりさ</text:a></text:p>
          </table:table-cell>
          <table:table-cell table:number-columns-repeated="2"/>
          <table:table-cell table:formula="of:=[.BD251]+[.BE251]" office:value-type="float" office:value="116820">
            <text:p>116820</text:p>
          </table:table-cell>
          <table:table-cell table:formula="of:=([.C251]*2+64+130)*([.E251]*2+25)" office:value-type="float" office:value="54870">
            <text:p>54870</text:p>
          </table:table-cell>
          <table:table-cell table:formula="of:=([.C251]*2+64+130)*([.G251]*2+25)" office:value-type="float" office:value="61950">
            <text:p>61950</text:p>
          </table:table-cell>
          <table:table-cell table:formula="of:=([.D251]*2+89)*([.H251]*2+89)" office:value-type="float" office:value="24381">
            <text:p>24381</text:p>
          </table:table-cell>
          <table:table-cell table:formula="of:=([.F251]*2+89)*([.H251]*2+89)" office:value-type="float" office:value="58401">
            <text:p>58401</text:p>
          </table:table-cell>
          <table:table-cell table:formula="of:=[.BC251]*(MAX([.D251]; [.F251])*2+89)" office:value-type="float" office:value="36097380">
            <text:p>36097380</text:p>
          </table:table-cell>
          <table:table-cell/>
        </table:table-row>
        <table:table-row table:style-name="ro5">
          <table:table-cell office:value-type="float" office:value="251">
            <text:p>251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45">
            <text:p>14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52:.H252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52]-[.N252]" office:value-type="float" office:value="485">
            <text:p>485</text:p>
          </table:table-cell>
          <table:table-cell table:formula="of:=MIN([.D252]; [.F252])" office:value-type="float" office:value="60">
            <text:p>6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39.html">A魔理沙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A魔理沙</text:a></text:p>
          </table:table-cell>
          <table:table-cell table:number-columns-repeated="2"/>
          <table:table-cell table:formula="of:=[.BD252]+[.BE252]" office:value-type="float" office:value="138380">
            <text:p>138380</text:p>
          </table:table-cell>
          <table:table-cell table:formula="of:=([.C252]*2+64+130)*([.E252]*2+25)" office:value-type="float" office:value="61710">
            <text:p>61710</text:p>
          </table:table-cell>
          <table:table-cell table:formula="of:=([.C252]*2+64+130)*([.G252]*2+25)" office:value-type="float" office:value="76670">
            <text:p>76670</text:p>
          </table:table-cell>
          <table:table-cell table:formula="of:=([.D252]*2+89)*([.H252]*2+89)" office:value-type="float" office:value="56221">
            <text:p>56221</text:p>
          </table:table-cell>
          <table:table-cell table:style-name="ce27" table:formula="of:=([.F252]*2+89)*([.H252]*2+89)" office:value-type="float" office:value="101951">
            <text:p>101951</text:p>
          </table:table-cell>
          <table:table-cell table:formula="of:=[.BC252]*(MAX([.D252]; [.F252])*2+89)" office:value-type="float" office:value="52446020">
            <text:p>52446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2">
            <text:p>252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table:formula="of:=SUM([.C253:.H253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13" table:formula="of:=[.I253]-[.N253]" office:value-type="float" office:value="505">
            <text:p>505</text:p>
          </table:table-cell>
          <table:table-cell table:formula="of:=MIN([.D253]; [.F253])" office:value-type="float" office:value="40">
            <text:p>4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39.html">T魔理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39.html">T魔理沙</text:a></text:p>
          </table:table-cell>
          <table:table-cell table:number-columns-repeated="2"/>
          <table:table-cell table:formula="of:=[.BD253]+[.BE253]" office:value-type="float" office:value="165480">
            <text:p>165480</text:p>
          </table:table-cell>
          <table:table-cell table:formula="of:=([.C253]*2+64+130)*([.E253]*2+25)" office:value-type="float" office:value="72890">
            <text:p>72890</text:p>
          </table:table-cell>
          <table:table-cell table:formula="of:=([.C253]*2+64+130)*([.G253]*2+25)" office:value-type="float" office:value="92590">
            <text:p>92590</text:p>
          </table:table-cell>
          <table:table-cell table:formula="of:=([.D253]*2+89)*([.H253]*2+89)" office:value-type="float" office:value="43771">
            <text:p>43771</text:p>
          </table:table-cell>
          <table:table-cell table:style-name="ce27" table:formula="of:=([.F253]*2+89)*([.H253]*2+89)" office:value-type="float" office:value="92981">
            <text:p>92981</text:p>
          </table:table-cell>
          <table:table-cell table:style-name="ce27" table:formula="of:=[.BC253]*(MAX([.D253]; [.F253])*2+89)" office:value-type="float" office:value="59407320">
            <text:p>594073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3">
            <text:p>253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254:.H254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54]-[.N254]" office:value-type="float" office:value="455">
            <text:p>455</text:p>
          </table:table-cell>
          <table:table-cell table:formula="of:=MIN([.D254]; [.F254])" office:value-type="float" office:value="90">
            <text:p>9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39.html">S魔理沙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S魔理沙</text:a></text:p>
          </table:table-cell>
          <table:table-cell table:number-columns-repeated="2"/>
          <table:table-cell table:formula="of:=[.BD254]+[.BE254]" office:value-type="float" office:value="131040">
            <text:p>131040</text:p>
          </table:table-cell>
          <table:table-cell table:formula="of:=([.C254]*2+64+130)*([.E254]*2+25)" office:value-type="float" office:value="63700">
            <text:p>63700</text:p>
          </table:table-cell>
          <table:table-cell table:formula="of:=([.C254]*2+64+130)*([.G254]*2+25)" office:value-type="float" office:value="67340">
            <text:p>67340</text:p>
          </table:table-cell>
          <table:table-cell table:formula="of:=([.D254]*2+89)*([.H254]*2+89)" office:value-type="float" office:value="77741">
            <text:p>77741</text:p>
          </table:table-cell>
          <table:table-cell table:style-name="ce27" table:formula="of:=([.F254]*2+89)*([.H254]*2+89)" office:value-type="float" office:value="92191">
            <text:p>92191</text:p>
          </table:table-cell>
          <table:table-cell table:formula="of:=[.BC254]*(MAX([.D254]; [.F254])*2+89)" office:value-type="float" office:value="41801760">
            <text:p>41801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4">
            <text:p>254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table:formula="of:=SUM([.C255:.H255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13" table:formula="of:=[.I255]-[.N255]" office:value-type="float" office:value="500">
            <text:p>500</text:p>
          </table:table-cell>
          <table:table-cell table:formula="of:=MIN([.D255]; [.F255])" office:value-type="float" office:value="60">
            <text:p>6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5]*2+89)*[.X255]*IF(OR([.J255]=[.V255]; [.K255]=[.V255]); 1.5; 1)" office:value-type="float" office:value="25080">
            <text:p>25080</text:p>
          </table:table-cell>
          <table:table-cell table:style-name="ce2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27" office:value-type="string">
            <text:p>○</text:p>
          </table:table-cell>
          <table:table-cell table:number-columns-repeated="13"/>
          <table:table-cell table:style-name="ce2" office:value-type="string">
            <text:p><text:a xlink:href="http://www14.atwiki.jp/tamakagura/pages/139.html">E魔理沙</text:a></text:p>
          </table:table-cell>
          <table:table-cell table:number-columns-repeated="2"/>
          <table:table-cell table:style-name="ce27" table:formula="of:=[.BD255]+[.BE255]" office:value-type="float" office:value="203820">
            <text:p>203820</text:p>
          </table:table-cell>
          <table:table-cell table:style-name="ce26" table:formula="of:=([.C255]*2+64+130)*([.E255]*2+25)" office:value-type="float" office:value="92430">
            <text:p>92430</text:p>
          </table:table-cell>
          <table:table-cell table:style-name="ce27" table:formula="of:=([.C255]*2+64+130)*([.G255]*2+25)" office:value-type="float" office:value="111390">
            <text:p>111390</text:p>
          </table:table-cell>
          <table:table-cell table:formula="of:=([.D255]*2+89)*([.H255]*2+89)" office:value-type="float" office:value="39501">
            <text:p>39501</text:p>
          </table:table-cell>
          <table:table-cell table:formula="of:=([.F255]*2+89)*([.H255]*2+89)" office:value-type="float" office:value="62181">
            <text:p>62181</text:p>
          </table:table-cell>
          <table:table-cell table:style-name="ce27" table:formula="of:=[.BC255]*(MAX([.D255]; [.F255])*2+89)" office:value-type="float" office:value="67056780">
            <text:p>670567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5">
            <text:p>255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table:formula="of:=SUM([.C256:.H256])" office:value-type="float" office:value="560">
            <text:p>5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6]-[.N256]" office:value-type="float" office:value="445">
            <text:p>445</text:p>
          </table:table-cell>
          <table:table-cell table:formula="of:=MIN([.D256]; [.F256])" office:value-type="float" office:value="115">
            <text:p>115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30%スキル無効</text:p>
          </table:table-cell>
          <table:table-cell table:style-name="ce2" office:value-type="string">
            <text:p><text:a xlink:href="http://www14.atwiki.jp/tamakagura/pages/139.html">ADマリサ</text:a></text:p>
          </table:table-cell>
          <table:table-cell table:number-columns-repeated="8"/>
          <table:table-cell table:style-name="ce2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39.html">ADマリサ</text:a></text:p>
          </table:table-cell>
          <table:table-cell table:number-columns-repeated="2"/>
          <table:table-cell table:formula="of:=[.BD256]+[.BE256]" office:value-type="float" office:value="123760">
            <text:p>123760</text:p>
          </table:table-cell>
          <table:table-cell table:formula="of:=([.C256]*2+64+130)*([.E256]*2+25)" office:value-type="float" office:value="67340">
            <text:p>67340</text:p>
          </table:table-cell>
          <table:table-cell table:formula="of:=([.C256]*2+64+130)*([.G256]*2+25)" office:value-type="float" office:value="56420">
            <text:p>56420</text:p>
          </table:table-cell>
          <table:table-cell table:style-name="ce27" table:formula="of:=([.D256]*2+89)*([.H256]*2+89)" office:value-type="float" office:value="91191">
            <text:p>91191</text:p>
          </table:table-cell>
          <table:table-cell table:formula="of:=([.F256]*2+89)*([.H256]*2+89)" office:value-type="float" office:value="85811">
            <text:p>85811</text:p>
          </table:table-cell>
          <table:table-cell table:formula="of:=[.BC256]*(MAX([.D256]; [.F256])*2+89)" office:value-type="float" office:value="41954640">
            <text:p>419546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6">
            <text:p>256</text:p>
          </table:table-cell>
          <table:table-cell table:style-name="ce2" office:value-type="string">
            <text:p><text:a xlink:href="http://www14.atwiki.jp/tamakagura/pages/420.html">ちび魔梨沙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257:.H257])" office:value-type="float" office:value="400">
            <text:p>4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7]-[.N257]" office:value-type="float" office:value="360">
            <text:p>360</text:p>
          </table:table-cell>
          <table:table-cell table:formula="of:=MIN([.D257]; [.F257])" office:value-type="float" office:value="40">
            <text:p>40</text:p>
          </table:table-cell>
          <table:table-cell table:style-name="ce22" office:value-type="string">
            <text:p>30%装備無効</text:p>
          </table:table-cell>
          <table:table-cell table:style-name="ce22"/>
          <table:table-cell table:style-name="ce2" office:value-type="string">
            <text:p><text:a xlink:href="http://www14.atwiki.jp/tamakagura/pages/420.html">ちび魔梨沙</text:a></text:p>
          </table:table-cell>
          <table:table-cell table:number-columns-repeated="8"/>
          <table:table-cell table:style-name="ce2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ちび魔梨沙</text:a></text:p>
          </table:table-cell>
          <table:table-cell table:number-columns-repeated="2"/>
          <table:table-cell table:formula="of:=[.BD257]+[.BE257]" office:value-type="float" office:value="96320">
            <text:p>96320</text:p>
          </table:table-cell>
          <table:table-cell table:formula="of:=([.C257]*2+64+130)*([.E257]*2+25)" office:value-type="float" office:value="43000">
            <text:p>43000</text:p>
          </table:table-cell>
          <table:table-cell table:formula="of:=([.C257]*2+64+130)*([.G257]*2+25)" office:value-type="float" office:value="53320">
            <text:p>53320</text:p>
          </table:table-cell>
          <table:table-cell table:formula="of:=([.D257]*2+89)*([.H257]*2+89)" office:value-type="float" office:value="38701">
            <text:p>38701</text:p>
          </table:table-cell>
          <table:table-cell table:formula="of:=([.F257]*2+89)*([.H257]*2+89)" office:value-type="float" office:value="66181">
            <text:p>66181</text:p>
          </table:table-cell>
          <table:table-cell table:formula="of:=[.BC257]*(MAX([.D257]; [.F257])*2+89)" office:value-type="float" office:value="27836480">
            <text:p>27836480</text:p>
          </table:table-cell>
          <table:table-cell/>
        </table:table-row>
        <table:table-row table:style-name="ro5">
          <table:table-cell office:value-type="float" office:value="257">
            <text:p>257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table:formula="of:=SUM([.C258:.H258])" office:value-type="float" office:value="545">
            <text:p>545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258]-[.N258]" office:value-type="float" office:value="495">
            <text:p>495</text:p>
          </table:table-cell>
          <table:table-cell table:formula="of:=MIN([.D258]; [.F258])" office:value-type="float" office:value="50">
            <text:p>50</text:p>
          </table:table-cell>
          <table:table-cell table:style-name="ce22" office:value-type="string">
            <text:p>30%装備無効</text:p>
          </table:table-cell>
          <table:table-cell table:style-name="ce22" office:value-type="string">
            <text:p>VP吸収</text:p>
          </table:table-cell>
          <table:table-cell table:style-name="ce2" office:value-type="string">
            <text:p><text:a xlink:href="http://www14.atwiki.jp/tamakagura/pages/420.html">S魔梨沙</text:a></text:p>
          </table:table-cell>
          <table:table-cell table:number-columns-repeated="8"/>
          <table:table-cell table:style-name="ce2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420.html">S魔梨沙</text:a></text:p>
          </table:table-cell>
          <table:table-cell table:number-columns-repeated="2"/>
          <table:table-cell table:formula="of:=[.BD258]+[.BE258]" office:value-type="float" office:value="157560">
            <text:p>157560</text:p>
          </table:table-cell>
          <table:table-cell table:formula="of:=([.C258]*2+64+130)*([.E258]*2+25)" office:value-type="float" office:value="74740">
            <text:p>74740</text:p>
          </table:table-cell>
          <table:table-cell table:formula="of:=([.C258]*2+64+130)*([.G258]*2+25)" office:value-type="float" office:value="82820">
            <text:p>82820</text:p>
          </table:table-cell>
          <table:table-cell table:formula="of:=([.D258]*2+89)*([.H258]*2+89)" office:value-type="float" office:value="52731">
            <text:p>52731</text:p>
          </table:table-cell>
          <table:table-cell table:style-name="ce27" table:formula="of:=([.F258]*2+89)*([.H258]*2+89)" office:value-type="float" office:value="94581">
            <text:p>94581</text:p>
          </table:table-cell>
          <table:table-cell table:formula="of:=[.BC258]*(MAX([.D258]; [.F258])*2+89)" office:value-type="float" office:value="53412840">
            <text:p>53412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58">
            <text:p>258</text:p>
          </table:table-cell>
          <table:table-cell table:style-name="ce2" office:value-type="string">
            <text:p><text:a xlink:href="http://www14.atwiki.jp/tamakagura/pages/413.html">ちびみ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259:.H259])" office:value-type="float" office:value="420">
            <text:p>42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59]-[.N259]" office:value-type="float" office:value="380">
            <text:p>380</text:p>
          </table:table-cell>
          <table:table-cell table:formula="of:=MIN([.D259]; [.F259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413.html">ちびみこ</text:a></text:p>
          </table:table-cell>
          <table:table-cell table:number-columns-repeated="8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ちびみこ</text:a></text:p>
          </table:table-cell>
          <table:table-cell office:value-type="string">
            <text:p>○</text:p>
          </table:table-cell>
          <table:table-cell/>
          <table:table-cell table:formula="of:=[.BD259]+[.BE259]" office:value-type="float" office:value="119680">
            <text:p>119680</text:p>
          </table:table-cell>
          <table:table-cell table:formula="of:=([.C259]*2+64+130)*([.E259]*2+25)" office:value-type="float" office:value="57970">
            <text:p>57970</text:p>
          </table:table-cell>
          <table:table-cell table:formula="of:=([.C259]*2+64+130)*([.G259]*2+25)" office:value-type="float" office:value="61710">
            <text:p>61710</text:p>
          </table:table-cell>
          <table:table-cell table:formula="of:=([.D259]*2+89)*([.H259]*2+89)" office:value-type="float" office:value="35321">
            <text:p>35321</text:p>
          </table:table-cell>
          <table:table-cell table:formula="of:=([.F259]*2+89)*([.H259]*2+89)" office:value-type="float" office:value="58311">
            <text:p>58311</text:p>
          </table:table-cell>
          <table:table-cell table:formula="of:=[.BC259]*(MAX([.D259]; [.F259])*2+89)" office:value-type="float" office:value="33390720">
            <text:p>33390720</text:p>
          </table:table-cell>
          <table:table-cell/>
        </table:table-row>
        <table:table-row table:style-name="ro5">
          <table:table-cell office:value-type="float" office:value="259">
            <text:p>259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260:.H260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60]-[.N260]" office:value-type="float" office:value="480">
            <text:p>480</text:p>
          </table:table-cell>
          <table:table-cell table:formula="of:=MIN([.D260]; [.F260])" office:value-type="float" office:value="80">
            <text:p>8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413.html">N神子</text:a></text:p>
          </table:table-cell>
          <table:table-cell table:number-columns-repeated="8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3.html">N神子</text:a></text:p>
          </table:table-cell>
          <table:table-cell office:value-type="string">
            <text:p>○</text:p>
          </table:table-cell>
          <table:table-cell/>
          <table:table-cell table:formula="of:=[.BD260]+[.BE260]" office:value-type="float" office:value="157560">
            <text:p>157560</text:p>
          </table:table-cell>
          <table:table-cell table:formula="of:=([.C260]*2+64+130)*([.E260]*2+25)" office:value-type="float" office:value="74740">
            <text:p>74740</text:p>
          </table:table-cell>
          <table:table-cell table:formula="of:=([.C260]*2+64+130)*([.G260]*2+25)" office:value-type="float" office:value="82820">
            <text:p>82820</text:p>
          </table:table-cell>
          <table:table-cell table:formula="of:=([.D260]*2+89)*([.H260]*2+89)" office:value-type="float" office:value="64491">
            <text:p>64491</text:p>
          </table:table-cell>
          <table:table-cell table:formula="of:=([.F260]*2+89)*([.H260]*2+89)" office:value-type="float" office:value="85211">
            <text:p>85211</text:p>
          </table:table-cell>
          <table:table-cell table:formula="of:=[.BC260]*(MAX([.D260]; [.F260])*2+89)" office:value-type="float" office:value="51837240">
            <text:p>51837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0">
            <text:p>260</text:p>
          </table:table-cell>
          <table:table-cell table:style-name="ce2" office:value-type="string">
            <text:p><text:a xlink:href="http://www14.atwiki.jp/tamakagura/pages/140.html">みすちー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table:formula="of:=SUM([.C261:.H261])" office:value-type="float" office:value="380">
            <text:p>38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1]-[.N261]" office:value-type="float" office:value="350">
            <text:p>350</text:p>
          </table:table-cell>
          <table:table-cell table:formula="of:=MIN([.D261]; [.F261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/>
          <table:table-cell table:style-name="ce2" office:value-type="string">
            <text:p><text:a xlink:href="http://www14.atwiki.jp/tamakagura/pages/140.html">みすち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みすちー</text:a></text:p>
          </table:table-cell>
          <table:table-cell table:number-columns-repeated="2"/>
          <table:table-cell table:formula="of:=[.BD261]+[.BE261]" office:value-type="float" office:value="115200">
            <text:p>115200</text:p>
          </table:table-cell>
          <table:table-cell table:formula="of:=([.C261]*2+64+130)*([.E261]*2+25)" office:value-type="float" office:value="59520">
            <text:p>59520</text:p>
          </table:table-cell>
          <table:table-cell table:formula="of:=([.C261]*2+64+130)*([.G261]*2+25)" office:value-type="float" office:value="55680">
            <text:p>55680</text:p>
          </table:table-cell>
          <table:table-cell table:formula="of:=([.D261]*2+89)*([.H261]*2+89)" office:value-type="float" office:value="28161">
            <text:p>28161</text:p>
          </table:table-cell>
          <table:table-cell table:formula="of:=([.F261]*2+89)*([.H261]*2+89)" office:value-type="float" office:value="47061">
            <text:p>47061</text:p>
          </table:table-cell>
          <table:table-cell table:formula="of:=[.BC261]*(MAX([.D261]; [.F261])*2+89)" office:value-type="float" office:value="28684800">
            <text:p>28684800</text:p>
          </table:table-cell>
          <table:table-cell/>
        </table:table-row>
        <table:table-row table:style-name="ro5">
          <table:table-cell office:value-type="float" office:value="261">
            <text:p>261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262:.H262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262]-[.N262]" office:value-type="float" office:value="490">
            <text:p>490</text:p>
          </table:table-cell>
          <table:table-cell table:formula="of:=MIN([.D262]; [.F262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50%敵命中↓</text:p>
          </table:table-cell>
          <table:table-cell table:style-name="ce2" office:value-type="string">
            <text:p><text:a xlink:href="http://www14.atwiki.jp/tamakagura/pages/140.html">N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Nミスティア</text:a></text:p>
          </table:table-cell>
          <table:table-cell table:number-columns-repeated="2"/>
          <table:table-cell table:formula="of:=[.BD262]+[.BE262]" office:value-type="float" office:value="195360">
            <text:p>195360</text:p>
          </table:table-cell>
          <table:table-cell table:style-name="ce27" table:formula="of:=([.C262]*2+64+130)*([.E262]*2+25)" office:value-type="float" office:value="104340">
            <text:p>104340</text:p>
          </table:table-cell>
          <table:table-cell table:formula="of:=([.C262]*2+64+130)*([.G262]*2+25)" office:value-type="float" office:value="91020">
            <text:p>91020</text:p>
          </table:table-cell>
          <table:table-cell table:formula="of:=([.D262]*2+89)*([.H262]*2+89)" office:value-type="float" office:value="38701">
            <text:p>38701</text:p>
          </table:table-cell>
          <table:table-cell table:formula="of:=([.F262]*2+89)*([.H262]*2+89)" office:value-type="float" office:value="66181">
            <text:p>66181</text:p>
          </table:table-cell>
          <table:table-cell table:formula="of:=[.BC262]*(MAX([.D262]; [.F262])*2+89)" office:value-type="float" office:value="56459040">
            <text:p>56459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2">
            <text:p>262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63:.H263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263]-[.N263]" office:value-type="float" office:value="480">
            <text:p>480</text:p>
          </table:table-cell>
          <table:table-cell table:formula="of:=MIN([.D263]; [.F263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35%敵命中↓</text:p>
          </table:table-cell>
          <table:table-cell table:style-name="ce2" office:value-type="string">
            <text:p><text:a xlink:href="http://www14.atwiki.jp/tamakagura/pages/140.html">Tミスティ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Tミスティア</text:a></text:p>
          </table:table-cell>
          <table:table-cell table:number-columns-repeated="2"/>
          <table:table-cell table:formula="of:=[.BD263]+[.BE263]" office:value-type="float" office:value="182040">
            <text:p>182040</text:p>
          </table:table-cell>
          <table:table-cell table:formula="of:=([.C263]*2+64+130)*([.E263]*2+25)" office:value-type="float" office:value="99900">
            <text:p>99900</text:p>
          </table:table-cell>
          <table:table-cell table:formula="of:=([.C263]*2+64+130)*([.G263]*2+25)" office:value-type="float" office:value="82140">
            <text:p>82140</text:p>
          </table:table-cell>
          <table:table-cell table:formula="of:=([.D263]*2+89)*([.H263]*2+89)" office:value-type="float" office:value="43281">
            <text:p>43281</text:p>
          </table:table-cell>
          <table:table-cell table:formula="of:=([.F263]*2+89)*([.H263]*2+89)" office:value-type="float" office:value="68471">
            <text:p>68471</text:p>
          </table:table-cell>
          <table:table-cell table:formula="of:=[.BC263]*(MAX([.D263]; [.F263])*2+89)" office:value-type="float" office:value="54429960">
            <text:p>54429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3">
            <text:p>263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table:formula="of:=SUM([.C264:.H264])" office:value-type="float" office:value="530">
            <text:p>53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64]-[.N264]" office:value-type="float" office:value="480">
            <text:p>480</text:p>
          </table:table-cell>
          <table:table-cell table:formula="of:=MIN([.D264]; [.F264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35%敵命中↓</text:p>
          </table:table-cell>
          <table:table-cell table:style-name="ce2" office:value-type="string">
            <text:p><text:a xlink:href="http://www14.atwiki.jp/tamakagura/pages/140.html">H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Hミスティア</text:a></text:p>
          </table:table-cell>
          <table:table-cell table:number-columns-repeated="2"/>
          <table:table-cell table:formula="of:=[.BD264]+[.BE264]" office:value-type="float" office:value="186620">
            <text:p>186620</text:p>
          </table:table-cell>
          <table:table-cell table:style-name="ce27" table:formula="of:=([.C264]*2+64+130)*([.E264]*2+25)" office:value-type="float" office:value="101990">
            <text:p>101990</text:p>
          </table:table-cell>
          <table:table-cell table:formula="of:=([.C264]*2+64+130)*([.G264]*2+25)" office:value-type="float" office:value="84630">
            <text:p>84630</text:p>
          </table:table-cell>
          <table:table-cell table:formula="of:=([.D264]*2+89)*([.H264]*2+89)" office:value-type="float" office:value="43281">
            <text:p>43281</text:p>
          </table:table-cell>
          <table:table-cell table:formula="of:=([.F264]*2+89)*([.H264]*2+89)" office:value-type="float" office:value="66181">
            <text:p>66181</text:p>
          </table:table-cell>
          <table:table-cell table:formula="of:=[.BC264]*(MAX([.D264]; [.F264])*2+89)" office:value-type="float" office:value="53933180">
            <text:p>539331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4">
            <text:p>264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65:.H265])" office:value-type="float" office:value="545">
            <text:p>545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65]-[.N265]" office:value-type="float" office:value="495">
            <text:p>495</text:p>
          </table:table-cell>
          <table:table-cell table:formula="of:=MIN([.D265]; [.F265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50%敵命中↓</text:p>
          </table:table-cell>
          <table:table-cell table:style-name="ce2" office:value-type="string">
            <text:p><text:a xlink:href="http://www14.atwiki.jp/tamakagura/pages/140.html">ADミステ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40.html">ADミスティ</text:a></text:p>
          </table:table-cell>
          <table:table-cell table:number-columns-repeated="2"/>
          <table:table-cell table:formula="of:=[.BD265]+[.BE265]" office:value-type="float" office:value="190960">
            <text:p>190960</text:p>
          </table:table-cell>
          <table:table-cell table:style-name="ce27" table:formula="of:=([.C265]*2+64+130)*([.E265]*2+25)" office:value-type="float" office:value="101990">
            <text:p>101990</text:p>
          </table:table-cell>
          <table:table-cell table:formula="of:=([.C265]*2+64+130)*([.G265]*2+25)" office:value-type="float" office:value="88970">
            <text:p>88970</text:p>
          </table:table-cell>
          <table:table-cell table:formula="of:=([.D265]*2+89)*([.H265]*2+89)" office:value-type="float" office:value="45171">
            <text:p>45171</text:p>
          </table:table-cell>
          <table:table-cell table:formula="of:=([.F265]*2+89)*([.H265]*2+89)" office:value-type="float" office:value="71461">
            <text:p>71461</text:p>
          </table:table-cell>
          <table:table-cell table:formula="of:=[.BC265]*(MAX([.D265]; [.F265])*2+89)" office:value-type="float" office:value="57097040">
            <text:p>57097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5">
            <text:p>265</text:p>
          </table:table-cell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table:formula="of:=SUM([.C266:.H266])" office:value-type="float" office:value="380">
            <text:p>38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6]-[.N266]" office:value-type="float" office:value="360">
            <text:p>360</text:p>
          </table:table-cell>
          <table:table-cell table:formula="of:=MIN([.D266]; [.F266])" office:value-type="float" office:value="20">
            <text:p>20</text:p>
          </table:table-cell>
          <table:table-cell table:style-name="ce22" office:value-type="string">
            <text:p>味VP2%回復</text:p>
          </table:table-cell>
          <table:table-cell table:style-name="ce22"/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ちびみのりこ</text:a></text:p>
          </table:table-cell>
          <table:table-cell table:number-columns-repeated="2"/>
          <table:table-cell table:formula="of:=[.BD266]+[.BE266]" office:value-type="float" office:value="140760">
            <text:p>140760</text:p>
          </table:table-cell>
          <table:table-cell table:formula="of:=([.C266]*2+64+130)*([.E266]*2+25)" office:value-type="float" office:value="68310">
            <text:p>68310</text:p>
          </table:table-cell>
          <table:table-cell table:formula="of:=([.C266]*2+64+130)*([.G266]*2+25)" office:value-type="float" office:value="72450">
            <text:p>72450</text:p>
          </table:table-cell>
          <table:table-cell table:formula="of:=([.D266]*2+89)*([.H266]*2+89)" office:value-type="float" office:value="19221">
            <text:p>19221</text:p>
          </table:table-cell>
          <table:table-cell table:formula="of:=([.F266]*2+89)*([.H266]*2+89)" office:value-type="float" office:value="35611">
            <text:p>35611</text:p>
          </table:table-cell>
          <table:table-cell table:formula="of:=[.BC266]*(MAX([.D266]; [.F266])*2+89)" office:value-type="float" office:value="33641640">
            <text:p>33641640</text:p>
          </table:table-cell>
          <table:table-cell/>
        </table:table-row>
        <table:table-row table:style-name="ro5">
          <table:table-cell office:value-type="float" office:value="266">
            <text:p>266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67:.H267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67]-[.N267]" office:value-type="float" office:value="470">
            <text:p>470</text:p>
          </table:table-cell>
          <table:table-cell table:formula="of:=MIN([.D267]; [.F267])" office:value-type="float" office:value="60">
            <text:p>6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25%状態回復</text:p>
          </table:table-cell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43.html#minoriko">N穣子</text:a></text:p>
          </table:table-cell>
          <table:table-cell table:number-columns-repeated="2"/>
          <table:table-cell table:formula="of:=[.BD267]+[.BE267]" office:value-type="float" office:value="177940">
            <text:p>177940</text:p>
          </table:table-cell>
          <table:table-cell table:style-name="ce26" table:formula="of:=([.C267]*2+64+130)*([.E267]*2+25)" office:value-type="float" office:value="88970">
            <text:p>88970</text:p>
          </table:table-cell>
          <table:table-cell table:formula="of:=([.C267]*2+64+130)*([.G267]*2+25)" office:value-type="float" office:value="88970">
            <text:p>88970</text:p>
          </table:table-cell>
          <table:table-cell table:formula="of:=([.D267]*2+89)*([.H267]*2+89)" office:value-type="float" office:value="52041">
            <text:p>52041</text:p>
          </table:table-cell>
          <table:table-cell table:formula="of:=([.F267]*2+89)*([.H267]*2+89)" office:value-type="float" office:value="66981">
            <text:p>66981</text:p>
          </table:table-cell>
          <table:table-cell table:formula="of:=[.BC267]*(MAX([.D267]; [.F267])*2+89)" office:value-type="float" office:value="47865860">
            <text:p>478658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7">
            <text:p>267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68:.H268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68]-[.N268]" office:value-type="float" office:value="470">
            <text:p>470</text:p>
          </table:table-cell>
          <table:table-cell table:formula="of:=MIN([.D268]; [.F268])" office:value-type="float" office:value="60">
            <text:p>6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25%状態回復</text:p>
          </table:table-cell>
          <table:table-cell table:style-name="ce2" office:value-type="string">
            <text:p><text:a xlink:href="http://www14.atwiki.jp/tamakagura/pages/143.html#minoriko">H穣子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43.html#minoriko">H穣子</text:a></text:p>
          </table:table-cell>
          <table:table-cell table:number-columns-repeated="2"/>
          <table:table-cell table:formula="of:=[.BD268]+[.BE268]" office:value-type="float" office:value="186480">
            <text:p>186480</text:p>
          </table:table-cell>
          <table:table-cell table:style-name="ce26" table:formula="of:=([.C268]*2+64+130)*([.E268]*2+25)" office:value-type="float" office:value="91020">
            <text:p>91020</text:p>
          </table:table-cell>
          <table:table-cell table:formula="of:=([.C268]*2+64+130)*([.G268]*2+25)" office:value-type="float" office:value="95460">
            <text:p>95460</text:p>
          </table:table-cell>
          <table:table-cell table:formula="of:=([.D268]*2+89)*([.H268]*2+89)" office:value-type="float" office:value="52041">
            <text:p>52041</text:p>
          </table:table-cell>
          <table:table-cell table:formula="of:=([.F268]*2+89)*([.H268]*2+89)" office:value-type="float" office:value="62001">
            <text:p>62001</text:p>
          </table:table-cell>
          <table:table-cell table:formula="of:=[.BC268]*(MAX([.D268]; [.F268])*2+89)" office:value-type="float" office:value="46433520">
            <text:p>46433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8">
            <text:p>268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5">
            <text:p>55</text:p>
          </table:table-cell>
          <table:table-cell table:style-name="ce2" table:formula="of:=SUM([.C269:.H269])" office:value-type="float" office:value="530">
            <text:p>53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69]-[.N269]" office:value-type="float" office:value="480">
            <text:p>480</text:p>
          </table:table-cell>
          <table:table-cell table:formula="of:=MIN([.D269]; [.F269])" office:value-type="float" office:value="50">
            <text:p>50</text:p>
          </table:table-cell>
          <table:table-cell table:style-name="ce22" office:value-type="string">
            <text:p>味VP2%回復</text:p>
          </table:table-cell>
          <table:table-cell table:style-name="ce22" office:value-type="string">
            <text:p>味25%状態回復</text:p>
          </table:table-cell>
          <table:table-cell table:style-name="ce2" office:value-type="string">
            <text:p><text:a xlink:href="http://www14.atwiki.jp/tamakagura/pages/143.html#minoriko">D穣子</text:a></text:p>
          </table:table-cell>
          <table:table-cell table:number-columns-repeated="8"/>
          <table:table-cell table:style-name="ce2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43.html#minoriko">D穣子</text:a></text:p>
          </table:table-cell>
          <table:table-cell table:number-columns-repeated="2"/>
          <table:table-cell table:style-name="ce27" table:formula="of:=[.BD269]+[.BE269]" office:value-type="float" office:value="208680">
            <text:p>208680</text:p>
          </table:table-cell>
          <table:table-cell table:formula="of:=([.C269]*2+64+130)*([.E269]*2+25)" office:value-type="float" office:value="99900">
            <text:p>99900</text:p>
          </table:table-cell>
          <table:table-cell table:style-name="ce27" table:formula="of:=([.C269]*2+64+130)*([.G269]*2+25)" office:value-type="float" office:value="108780">
            <text:p>108780</text:p>
          </table:table-cell>
          <table:table-cell table:formula="of:=([.D269]*2+89)*([.H269]*2+89)" office:value-type="float" office:value="37611">
            <text:p>37611</text:p>
          </table:table-cell>
          <table:table-cell table:formula="of:=([.F269]*2+89)*([.H269]*2+89)" office:value-type="float" office:value="53531">
            <text:p>53531</text:p>
          </table:table-cell>
          <table:table-cell table:formula="of:=[.BC269]*(MAX([.D269]; [.F269])*2+89)" office:value-type="float" office:value="56134920">
            <text:p>56134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69">
            <text:p>269</text:p>
          </table:table-cell>
          <table:table-cell table:style-name="ce2" office:value-type="string">
            <text:p><text:a xlink:href="http://www14.atwiki.jp/tamakagura/pages/148.html">ちびみま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table:formula="of:=SUM([.C270:.H270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0]-[.N270]" office:value-type="float" office:value="375">
            <text:p>375</text:p>
          </table:table-cell>
          <table:table-cell table:formula="of:=MIN([.D270]; [.F270])" office:value-type="float" office:value="45">
            <text:p>45</text:p>
          </table:table-cell>
          <table:table-cell table:style-name="ce22" office:value-type="string">
            <text:p>スキルコピー</text:p>
          </table:table-cell>
          <table:table-cell table:style-name="ce22"/>
          <table:table-cell table:style-name="ce2" office:value-type="string">
            <text:p><text:a xlink:href="http://www14.atwiki.jp/tamakagura/pages/148.html">ちびみま</text:a></text:p>
          </table:table-cell>
          <table:table-cell table:number-columns-repeated="8"/>
          <table:table-cell table:style-name="ce2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ちびみま</text:a></text:p>
          </table:table-cell>
          <table:table-cell table:number-columns-repeated="2"/>
          <table:table-cell table:formula="of:=[.BD270]+[.BE270]" office:value-type="float" office:value="116960">
            <text:p>116960</text:p>
          </table:table-cell>
          <table:table-cell table:formula="of:=([.C270]*2+64+130)*([.E270]*2+25)" office:value-type="float" office:value="63640">
            <text:p>63640</text:p>
          </table:table-cell>
          <table:table-cell table:formula="of:=([.C270]*2+64+130)*([.G270]*2+25)" office:value-type="float" office:value="53320">
            <text:p>53320</text:p>
          </table:table-cell>
          <table:table-cell table:formula="of:=([.D270]*2+89)*([.H270]*2+89)" office:value-type="float" office:value="35621">
            <text:p>35621</text:p>
          </table:table-cell>
          <table:table-cell table:formula="of:=([.F270]*2+89)*([.H270]*2+89)" office:value-type="float" office:value="57511">
            <text:p>57511</text:p>
          </table:table-cell>
          <table:table-cell table:formula="of:=[.BC270]*(MAX([.D270]; [.F270])*2+89)" office:value-type="float" office:value="33801440">
            <text:p>33801440</text:p>
          </table:table-cell>
          <table:table-cell/>
        </table:table-row>
        <table:table-row table:style-name="ro5">
          <table:table-cell office:value-type="float" office:value="270">
            <text:p>270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71:.H271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1]-[.N271]" office:value-type="float" office:value="490">
            <text:p>490</text:p>
          </table:table-cell>
          <table:table-cell table:formula="of:=MIN([.D271]; [.F271])" office:value-type="float" office:value="70">
            <text:p>70</text:p>
          </table:table-cell>
          <table:table-cell table:style-name="ce22" office:value-type="string">
            <text:p>スキルコピー</text:p>
          </table:table-cell>
          <table:table-cell table:style-name="ce22" office:value-type="string">
            <text:p>被弾時35%AC↑</text:p>
          </table:table-cell>
          <table:table-cell table:style-name="ce2" office:value-type="string">
            <text:p><text:a xlink:href="http://www14.atwiki.jp/tamakagura/pages/148.html">A魅魔</text:a></text:p>
          </table:table-cell>
          <table:table-cell table:number-columns-repeated="8"/>
          <table:table-cell table:style-name="ce2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8.html">A魅魔</text:a></text:p>
          </table:table-cell>
          <table:table-cell table:number-columns-repeated="2"/>
          <table:table-cell table:formula="of:=[.BD271]+[.BE271]" office:value-type="float" office:value="153600">
            <text:p>153600</text:p>
          </table:table-cell>
          <table:table-cell table:style-name="ce26" table:formula="of:=([.C271]*2+64+130)*([.E271]*2+25)" office:value-type="float" office:value="86400">
            <text:p>86400</text:p>
          </table:table-cell>
          <table:table-cell table:formula="of:=([.C271]*2+64+130)*([.G271]*2+25)" office:value-type="float" office:value="67200">
            <text:p>67200</text:p>
          </table:table-cell>
          <table:table-cell table:formula="of:=([.D271]*2+89)*([.H271]*2+89)" office:value-type="float" office:value="59311">
            <text:p>59311</text:p>
          </table:table-cell>
          <table:table-cell table:style-name="ce27" table:formula="of:=([.F271]*2+89)*([.H271]*2+89)" office:value-type="float" office:value="92981">
            <text:p>92981</text:p>
          </table:table-cell>
          <table:table-cell table:formula="of:=[.BC271]*(MAX([.D271]; [.F271])*2+89)" office:value-type="float" office:value="55142400">
            <text:p>55142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1">
            <text:p>271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10">
            <text:p>110</text:p>
          </table:table-cell>
          <table:table-cell table:style-name="ce2" table:formula="of:=SUM([.C272:.H272])" office:value-type="float" office:value="500">
            <text:p>5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272]-[.N272]" office:value-type="float" office:value="450">
            <text:p>450</text:p>
          </table:table-cell>
          <table:table-cell table:formula="of:=MIN([.D272]; [.F272])" office:value-type="float" office:value="50">
            <text:p>50</text:p>
          </table:table-cell>
          <table:table-cell table:style-name="ce22" office:value-type="string">
            <text:p>25%S↑</text:p>
          </table:table-cell>
          <table:table-cell table:style-name="ce22" office:value-type="string">
            <text:p>命中↑↑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2]*2+89)*[.X272]*IF(OR([.J272]=[.V272]; [.K272]=[.V272]); 1.5; 1)" office:value-type="float" office:value="37695">
            <text:p>37695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3.html">ミミちゃん</text:a></text:p>
          </table:table-cell>
          <table:table-cell table:number-columns-repeated="2"/>
          <table:table-cell table:formula="of:=[.BD272]+[.BE272]" office:value-type="float" office:value="106640">
            <text:p>106640</text:p>
          </table:table-cell>
          <table:table-cell table:formula="of:=([.C272]*2+64+130)*([.E272]*2+25)" office:value-type="float" office:value="53320">
            <text:p>53320</text:p>
          </table:table-cell>
          <table:table-cell table:formula="of:=([.C272]*2+64+130)*([.G272]*2+25)" office:value-type="float" office:value="53320">
            <text:p>53320</text:p>
          </table:table-cell>
          <table:table-cell table:style-name="ce27" table:formula="of:=([.D272]*2+89)*([.H272]*2+89)" office:value-type="float" office:value="110931">
            <text:p>110931</text:p>
          </table:table-cell>
          <table:table-cell table:formula="of:=([.F272]*2+89)*([.H272]*2+89)" office:value-type="float" office:value="58401">
            <text:p>58401</text:p>
          </table:table-cell>
          <table:table-cell table:formula="of:=[.BC272]*(MAX([.D272]; [.F272])*2+89)" office:value-type="float" office:value="38283760">
            <text:p>38283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2">
            <text:p>272</text:p>
          </table:table-cell>
          <table:table-cell table:style-name="ce2" office:value-type="string">
            <text:p><text:a xlink:href="http://www14.atwiki.jp/tamakagura/pages/149.html">ちびむげつ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3:.H273])" office:value-type="float" office:value="400">
            <text:p>40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3]-[.N273]" office:value-type="float" office:value="380">
            <text:p>380</text:p>
          </table:table-cell>
          <table:table-cell table:formula="of:=MIN([.D273]; [.F273])" office:value-type="float" office:value="20">
            <text:p>20</text:p>
          </table:table-cell>
          <table:table-cell table:style-name="ce22" office:value-type="string">
            <text:p>5%睡眠</text:p>
          </table:table-cell>
          <table:table-cell table:style-name="ce22"/>
          <table:table-cell table:style-name="ce2" office:value-type="string">
            <text:p><text:a xlink:href="http://www14.atwiki.jp/tamakagura/pages/149.html">ちびむげつ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ちびむげつ</text:a></text:p>
          </table:table-cell>
          <table:table-cell table:number-columns-repeated="2"/>
          <table:table-cell table:formula="of:=[.BD273]+[.BE273]" office:value-type="float" office:value="127160">
            <text:p>127160</text:p>
          </table:table-cell>
          <table:table-cell table:formula="of:=([.C273]*2+64+130)*([.E273]*2+25)" office:value-type="float" office:value="57970">
            <text:p>57970</text:p>
          </table:table-cell>
          <table:table-cell table:formula="of:=([.C273]*2+64+130)*([.G273]*2+25)" office:value-type="float" office:value="69190">
            <text:p>69190</text:p>
          </table:table-cell>
          <table:table-cell table:formula="of:=([.D273]*2+89)*([.H273]*2+89)" office:value-type="float" office:value="28251">
            <text:p>28251</text:p>
          </table:table-cell>
          <table:table-cell table:formula="of:=([.F273]*2+89)*([.H273]*2+89)" office:value-type="float" office:value="54531">
            <text:p>54531</text:p>
          </table:table-cell>
          <table:table-cell table:formula="of:=[.BC273]*(MAX([.D273]; [.F273])*2+89)" office:value-type="float" office:value="31662840">
            <text:p>31662840</text:p>
          </table:table-cell>
          <table:table-cell/>
        </table:table-row>
        <table:table-row table:style-name="ro5">
          <table:table-cell office:value-type="float" office:value="273">
            <text:p>273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70">
            <text:p>70</text:p>
          </table:table-cell>
          <table:table-cell table:style-name="ce2" table:formula="of:=SUM([.C274:.H274])" office:value-type="float" office:value="545">
            <text:p>545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4]-[.N274]" office:value-type="float" office:value="495">
            <text:p>495</text:p>
          </table:table-cell>
          <table:table-cell table:formula="of:=MIN([.D274]; [.F274])" office:value-type="float" office:value="50">
            <text:p>50</text:p>
          </table:table-cell>
          <table:table-cell table:style-name="ce22" office:value-type="string">
            <text:p>5%睡眠</text:p>
          </table:table-cell>
          <table:table-cell table:style-name="ce24" office:value-type="string">
            <text:p>比翼の鳥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4]*2+89)*[.X274]*IF(OR([.J274]=[.V274]; [.K274]=[.V274]); 1.5; 1)" office:value-type="float" office:value="35880">
            <text:p>35880</text:p>
          </table:table-cell>
          <table:table-cell table:style-name="ce2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49.html">T夢月</text:a></text:p>
          </table:table-cell>
          <table:table-cell table:number-columns-repeated="2"/>
          <table:table-cell table:formula="of:=[.BD274]+[.BE274]" office:value-type="float" office:value="195300">
            <text:p>195300</text:p>
          </table:table-cell>
          <table:table-cell table:style-name="ce26" table:formula="of:=([.C274]*2+64+130)*([.E274]*2+25)" office:value-type="float" office:value="84630">
            <text:p>84630</text:p>
          </table:table-cell>
          <table:table-cell table:style-name="ce27" table:formula="of:=([.C274]*2+64+130)*([.G274]*2+25)" office:value-type="float" office:value="110670">
            <text:p>110670</text:p>
          </table:table-cell>
          <table:table-cell table:formula="of:=([.D274]*2+89)*([.H274]*2+89)" office:value-type="float" office:value="43281">
            <text:p>43281</text:p>
          </table:table-cell>
          <table:table-cell table:formula="of:=([.F274]*2+89)*([.H274]*2+89)" office:value-type="float" office:value="68471">
            <text:p>68471</text:p>
          </table:table-cell>
          <table:table-cell table:style-name="ce27" table:formula="of:=[.BC274]*(MAX([.D274]; [.F274])*2+89)" office:value-type="float" office:value="58394700">
            <text:p>58394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4">
            <text:p>274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5">
            <text:p>45</text:p>
          </table:table-cell>
          <table:table-cell table:style-name="ce2" table:formula="of:=SUM([.C275:.H275])" office:value-type="float" office:value="380">
            <text:p>38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5]-[.N275]" office:value-type="float" office:value="310">
            <text:p>310</text:p>
          </table:table-cell>
          <table:table-cell table:formula="of:=MIN([.D275]; [.F275])" office:value-type="float" office:value="70">
            <text:p>70</text:p>
          </table:table-cell>
          <table:table-cell table:style-name="ce22" office:value-type="string">
            <text:p>敵VP4%減少</text:p>
          </table:table-cell>
          <table:table-cell table:style-name="ce22"/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5]*2+89)*[.X275]*IF(OR([.J275]=[.V275]; [.K275]=[.V275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ちびむらさ</text:a></text:p>
          </table:table-cell>
          <table:table-cell table:number-columns-repeated="2"/>
          <table:table-cell table:formula="of:=[.BD275]+[.BE275]" office:value-type="float" office:value="93960">
            <text:p>93960</text:p>
          </table:table-cell>
          <table:table-cell table:formula="of:=([.C275]*2+64+130)*([.E275]*2+25)" office:value-type="float" office:value="43740">
            <text:p>43740</text:p>
          </table:table-cell>
          <table:table-cell table:formula="of:=([.C275]*2+64+130)*([.G275]*2+25)" office:value-type="float" office:value="50220">
            <text:p>50220</text:p>
          </table:table-cell>
          <table:table-cell table:formula="of:=([.D275]*2+89)*([.H275]*2+89)" office:value-type="float" office:value="40991">
            <text:p>40991</text:p>
          </table:table-cell>
          <table:table-cell table:formula="of:=([.F275]*2+89)*([.H275]*2+89)" office:value-type="float" office:value="44571">
            <text:p>44571</text:p>
          </table:table-cell>
          <table:table-cell table:formula="of:=[.BC275]*(MAX([.D275]; [.F275])*2+89)" office:value-type="float" office:value="23396040">
            <text:p>23396040</text:p>
          </table:table-cell>
          <table:table-cell/>
        </table:table-row>
        <table:table-row table:style-name="ro5">
          <table:table-cell office:value-type="float" office:value="275">
            <text:p>275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5">
            <text:p>65</text:p>
          </table:table-cell>
          <table:table-cell table:style-name="ce2" table:formula="of:=SUM([.C276:.H276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76]-[.N276]" office:value-type="float" office:value="460">
            <text:p>460</text:p>
          </table:table-cell>
          <table:table-cell table:formula="of:=MIN([.D276]; [.F276])" office:value-type="float" office:value="70">
            <text:p>7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ピンチ水1.2倍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6]*2+89)*[.X276]*IF(OR([.J276]=[.V276]; [.K276]=[.V276]); 1.5; 1)" office:value-type="float" office:value="16030">
            <text:p>16030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N村紗</text:a></text:p>
          </table:table-cell>
          <table:table-cell table:number-columns-repeated="2"/>
          <table:table-cell table:formula="of:=[.BD276]+[.BE276]" office:value-type="float" office:value="178020">
            <text:p>178020</text:p>
          </table:table-cell>
          <table:table-cell table:formula="of:=([.C276]*2+64+130)*([.E276]*2+25)" office:value-type="float" office:value="76590">
            <text:p>76590</text:p>
          </table:table-cell>
          <table:table-cell table:style-name="ce27" table:formula="of:=([.C276]*2+64+130)*([.G276]*2+25)" office:value-type="float" office:value="101430">
            <text:p>101430</text:p>
          </table:table-cell>
          <table:table-cell table:formula="of:=([.D276]*2+89)*([.H276]*2+89)" office:value-type="float" office:value="50151">
            <text:p>50151</text:p>
          </table:table-cell>
          <table:table-cell table:formula="of:=([.F276]*2+89)*([.H276]*2+89)" office:value-type="float" office:value="61101">
            <text:p>61101</text:p>
          </table:table-cell>
          <table:table-cell table:formula="of:=[.BC276]*(MAX([.D276]; [.F276])*2+89)" office:value-type="float" office:value="49667580">
            <text:p>496675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6">
            <text:p>276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table:formula="of:=SUM([.C277:.H277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77]-[.N277]" office:value-type="float" office:value="450">
            <text:p>450</text:p>
          </table:table-cell>
          <table:table-cell table:formula="of:=MIN([.D277]; [.F277])" office:value-type="float" office:value="80">
            <text:p>8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ピンチ水1.2倍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7]*2+89)*[.X277]*IF(OR([.J277]=[.V277]; [.K277]=[.V277]); 1.5; 1)" office:value-type="float" office:value="17430">
            <text:p>17430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54.html">A村紗</text:a></text:p>
          </table:table-cell>
          <table:table-cell table:number-columns-repeated="2"/>
          <table:table-cell table:formula="of:=[.BD277]+[.BE277]" office:value-type="float" office:value="145440">
            <text:p>145440</text:p>
          </table:table-cell>
          <table:table-cell table:formula="of:=([.C277]*2+64+130)*([.E277]*2+25)" office:value-type="float" office:value="70700">
            <text:p>70700</text:p>
          </table:table-cell>
          <table:table-cell table:formula="of:=([.C277]*2+64+130)*([.G277]*2+25)" office:value-type="float" office:value="74740">
            <text:p>74740</text:p>
          </table:table-cell>
          <table:table-cell table:formula="of:=([.D277]*2+89)*([.H277]*2+89)" office:value-type="float" office:value="54531">
            <text:p>54531</text:p>
          </table:table-cell>
          <table:table-cell table:formula="of:=([.F277]*2+89)*([.H277]*2+89)" office:value-type="float" office:value="74241">
            <text:p>74241</text:p>
          </table:table-cell>
          <table:table-cell table:formula="of:=[.BC277]*(MAX([.D277]; [.F277])*2+89)" office:value-type="float" office:value="49304160">
            <text:p>49304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7">
            <text:p>277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278:.H278])" office:value-type="float" office:value="530">
            <text:p>530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78]-[.N278]" office:value-type="float" office:value="440">
            <text:p>440</text:p>
          </table:table-cell>
          <table:table-cell table:formula="of:=MIN([.D278]; [.F278])" office:value-type="float" office:value="90">
            <text:p>90</text:p>
          </table:table-cell>
          <table:table-cell table:style-name="ce22" office:value-type="string">
            <text:p>敵VP4%減少</text:p>
          </table:table-cell>
          <table:table-cell table:style-name="ce22" office:value-type="string">
            <text:p>ピンチ水1.2倍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X278]*IF(OR([.J278]=[.V278]; [.K278]=[.V278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54.html">H村紗</text:a></text:p>
          </table:table-cell>
          <table:table-cell table:number-columns-repeated="2"/>
          <table:table-cell table:formula="of:=[.BD278]+[.BE278]" office:value-type="float" office:value="149760">
            <text:p>149760</text:p>
          </table:table-cell>
          <table:table-cell table:formula="of:=([.C278]*2+64+130)*([.E278]*2+25)" office:value-type="float" office:value="71040">
            <text:p>71040</text:p>
          </table:table-cell>
          <table:table-cell table:formula="of:=([.C278]*2+64+130)*([.G278]*2+25)" office:value-type="float" office:value="78720">
            <text:p>78720</text:p>
          </table:table-cell>
          <table:table-cell table:formula="of:=([.D278]*2+89)*([.H278]*2+89)" office:value-type="float" office:value="64291">
            <text:p>64291</text:p>
          </table:table-cell>
          <table:table-cell table:formula="of:=([.F278]*2+89)*([.H278]*2+89)" office:value-type="float" office:value="69071">
            <text:p>69071</text:p>
          </table:table-cell>
          <table:table-cell table:formula="of:=[.BC278]*(MAX([.D278]; [.F278])*2+89)" office:value-type="float" office:value="43280640">
            <text:p>432806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78">
            <text:p>278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2" table:formula="of:=SUM([.C279:.H279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79]-[.N279]" office:value-type="float" office:value="350">
            <text:p>350</text:p>
          </table:table-cell>
          <table:table-cell table:formula="of:=MIN([.D279]; [.F279])" office:value-type="float" office:value="30">
            <text:p>30</text:p>
          </table:table-cell>
          <table:table-cell table:style-name="ce22" office:value-type="string">
            <text:p>怯み無効</text:p>
          </table:table-cell>
          <table:table-cell table:style-name="ce22"/>
          <table:table-cell table:style-name="ce2" office:value-type="string">
            <text:p><text:a xlink:href="http://www14.atwiki.jp/tamakagura/pages/157.html">ちびめいら</text:a></text:p>
          </table:table-cell>
          <table:table-cell table:number-columns-repeated="8"/>
          <table:table-cell table:style-name="ce2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57.html">ちびめいら</text:a></text:p>
          </table:table-cell>
          <table:table-cell table:number-columns-repeated="2"/>
          <table:table-cell table:formula="of:=[.BD279]+[.BE279]" office:value-type="float" office:value="92880">
            <text:p>92880</text:p>
          </table:table-cell>
          <table:table-cell table:formula="of:=([.C279]*2+64+130)*([.E279]*2+25)" office:value-type="float" office:value="49880">
            <text:p>49880</text:p>
          </table:table-cell>
          <table:table-cell table:formula="of:=([.C279]*2+64+130)*([.G279]*2+25)" office:value-type="float" office:value="43000">
            <text:p>43000</text:p>
          </table:table-cell>
          <table:table-cell table:formula="of:=([.D279]*2+89)*([.H279]*2+89)" office:value-type="float" office:value="64291">
            <text:p>64291</text:p>
          </table:table-cell>
          <table:table-cell table:formula="of:=([.F279]*2+89)*([.H279]*2+89)" office:value-type="float" office:value="35611">
            <text:p>35611</text:p>
          </table:table-cell>
          <table:table-cell table:formula="of:=[.BC279]*(MAX([.D279]; [.F279])*2+89)" office:value-type="float" office:value="24984720">
            <text:p>24984720</text:p>
          </table:table-cell>
          <table:table-cell/>
        </table:table-row>
        <table:table-row table:style-name="ro5">
          <table:table-cell office:value-type="float" office:value="279">
            <text:p>279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table:formula="of:=SUM([.C280:.H280])" office:value-type="float" office:value="530">
            <text:p>53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80]-[.N280]" office:value-type="float" office:value="425">
            <text:p>425</text:p>
          </table:table-cell>
          <table:table-cell table:formula="of:=MIN([.D280]; [.F280])" office:value-type="float" office:value="105">
            <text:p>105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１／６VPドレイン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80]*2+89)*[.X280]*IF(OR([.J280]=[.V280]; [.K280]=[.V280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27" office:value-type="string">
            <text:p>○</text:p>
          </table:table-cell>
          <table:table-cell table:style-name="ce2" office:value-type="string">
            <text:p><text:a xlink:href="http://www14.atwiki.jp/tamakagura/pages/157.html">N明羅</text:a></text:p>
          </table:table-cell>
          <table:table-cell table:number-columns-repeated="2"/>
          <table:table-cell table:formula="of:=[.BD280]+[.BE280]" office:value-type="float" office:value="123760">
            <text:p>123760</text:p>
          </table:table-cell>
          <table:table-cell table:formula="of:=([.C280]*2+64+130)*([.E280]*2+25)" office:value-type="float" office:value="60060">
            <text:p>60060</text:p>
          </table:table-cell>
          <table:table-cell table:formula="of:=([.C280]*2+64+130)*([.G280]*2+25)" office:value-type="float" office:value="63700">
            <text:p>63700</text:p>
          </table:table-cell>
          <table:table-cell table:formula="of:=([.D280]*2+89)*([.H280]*2+89)" office:value-type="float" office:value="80031">
            <text:p>80031</text:p>
          </table:table-cell>
          <table:table-cell table:formula="of:=([.F280]*2+89)*([.H280]*2+89)" office:value-type="float" office:value="77441">
            <text:p>77441</text:p>
          </table:table-cell>
          <table:table-cell table:formula="of:=[.BC280]*(MAX([.D280]; [.F280])*2+89)" office:value-type="float" office:value="38241840">
            <text:p>38241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0">
            <text:p>280</text:p>
          </table:table-cell>
          <table:table-cell table:style-name="ce2" office:value-type="string">
            <text:p><text:a xlink:href="http://www14.atwiki.jp/tamakagura/pages/158.html">ちびめーりん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281:.H281])" office:value-type="float" office:value="380">
            <text:p>38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1]-[.N281]" office:value-type="float" office:value="360">
            <text:p>360</text:p>
          </table:table-cell>
          <table:table-cell table:formula="of:=MIN([.D281]; [.F281])" office:value-type="float" office:value="20">
            <text:p>20</text:p>
          </table:table-cell>
          <table:table-cell table:style-name="ce22" office:value-type="string">
            <text:p>被ダメージ10%減</text:p>
          </table:table-cell>
          <table:table-cell table:style-name="ce22"/>
          <table:table-cell table:style-name="ce2" office:value-type="string">
            <text:p><text:a xlink:href="http://www14.atwiki.jp/tamakagura/pages/158.html">ちびめーりん</text:a></text:p>
          </table:table-cell>
          <table:table-cell table:number-columns-repeated="8"/>
          <table:table-cell table:style-name="ce2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ちびめーりん</text:a></text:p>
          </table:table-cell>
          <table:table-cell table:number-columns-repeated="2"/>
          <table:table-cell table:formula="of:=[.BD281]+[.BE281]" office:value-type="float" office:value="123734">
            <text:p>123734</text:p>
          </table:table-cell>
          <table:table-cell table:style-name="ce27" table:formula="of:=ROUND(([.C281]*2+64+130)*([.E281]*2+25)/0.9)" office:value-type="float" office:value="61867">
            <text:p>61867</text:p>
          </table:table-cell>
          <table:table-cell table:formula="of:=ROUND(([.C281]*2+64+130)*([.G281]*2+25)/0.9)" office:value-type="float" office:value="61867">
            <text:p>61867</text:p>
          </table:table-cell>
          <table:table-cell table:formula="of:=([.D281]*2+89)*([.H281]*2+89)" office:value-type="float" office:value="54131">
            <text:p>54131</text:p>
          </table:table-cell>
          <table:table-cell table:formula="of:=([.F281]*2+89)*([.H281]*2+89)" office:value-type="float" office:value="26961">
            <text:p>26961</text:p>
          </table:table-cell>
          <table:table-cell table:formula="of:=[.BC281]*(MAX([.D281]; [.F281])*2+89)" office:value-type="float" office:value="32047106">
            <text:p>32047106</text:p>
          </table:table-cell>
          <table:table-cell/>
        </table:table-row>
        <table:table-row table:style-name="ro5">
          <table:table-cell office:value-type="float" office:value="281">
            <text:p>281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282:.H282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82]-[.N282]" office:value-type="float" office:value="480">
            <text:p>480</text:p>
          </table:table-cell>
          <table:table-cell table:formula="of:=MIN([.D282]; [.F282])" office:value-type="float" office:value="50">
            <text:p>5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/>
          <table:table-cell table:number-columns-repeated="3"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2]*2+89)*[.X282]*IF(OR([.J282]=[.V282]; [.K282]=[.V282]); 1.5; 1)" office:value-type="float" office:value="23310">
            <text:p>23310</text:p>
          </table:table-cell>
          <table:table-cell table:style-name="ce2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10"/>
          <table:table-cell table:style-name="ce2" office:value-type="string">
            <text:p><text:a xlink:href="http://www14.atwiki.jp/tamakagura/pages/158.html">D美鈴</text:a></text:p>
          </table:table-cell>
          <table:table-cell table:number-columns-repeated="2"/>
          <table:table-cell table:style-name="ce27" table:formula="of:=[.BD282]+[.BE282]" office:value-type="float" office:value="231866">
            <text:p>231866</text:p>
          </table:table-cell>
          <table:table-cell table:style-name="ce27" table:formula="of:=ROUND(([.C282]*2+64+130)*([.E282]*2+25)/0.9)" office:value-type="float" office:value="130733">
            <text:p>130733</text:p>
          </table:table-cell>
          <table:table-cell table:style-name="ce27" table:formula="of:=ROUND(([.C282]*2+64+130)*([.G282]*2+25)/0.9)" office:value-type="float" office:value="101133">
            <text:p>101133</text:p>
          </table:table-cell>
          <table:table-cell table:formula="of:=([.D282]*2+89)*([.H282]*2+89)" office:value-type="float" office:value="54131">
            <text:p>54131</text:p>
          </table:table-cell>
          <table:table-cell table:formula="of:=([.F282]*2+89)*([.H282]*2+89)" office:value-type="float" office:value="39501">
            <text:p>39501</text:p>
          </table:table-cell>
          <table:table-cell table:style-name="ce27" table:formula="of:=[.BC282]*(MAX([.D282]; [.F282])*2+89)" office:value-type="float" office:value="60053294">
            <text:p>60053294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2">
            <text:p>282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table:formula="of:=SUM([.C283:.H283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3]-[.N283]" office:value-type="float" office:value="460">
            <text:p>460</text:p>
          </table:table-cell>
          <table:table-cell table:formula="of:=MIN([.D283]; [.F283])" office:value-type="float" office:value="70">
            <text:p>7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158.html">S美鈴</text:a></text:p>
          </table:table-cell>
          <table:table-cell table:number-columns-repeated="8"/>
          <table:table-cell table:style-name="ce2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S美鈴</text:a></text:p>
          </table:table-cell>
          <table:table-cell table:number-columns-repeated="2"/>
          <table:table-cell table:formula="of:=[.BD283]+[.BE283]" office:value-type="float" office:value="170200">
            <text:p>170200</text:p>
          </table:table-cell>
          <table:table-cell table:style-name="ce26" table:formula="of:=ROUND(([.C283]*2+64+130)*([.E283]*2+25)/0.9)" office:value-type="float" office:value="94300">
            <text:p>94300</text:p>
          </table:table-cell>
          <table:table-cell table:formula="of:=ROUND(([.C283]*2+64+130)*([.G283]*2+25)/0.9)" office:value-type="float" office:value="75900">
            <text:p>75900</text:p>
          </table:table-cell>
          <table:table-cell table:formula="of:=([.D283]*2+89)*([.H283]*2+89)" office:value-type="float" office:value="77741">
            <text:p>77741</text:p>
          </table:table-cell>
          <table:table-cell table:formula="of:=([.F283]*2+89)*([.H283]*2+89)" office:value-type="float" office:value="66181">
            <text:p>66181</text:p>
          </table:table-cell>
          <table:table-cell table:formula="of:=[.BC283]*(MAX([.D283]; [.F283])*2+89)" office:value-type="float" office:value="45783800">
            <text:p>457838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3">
            <text:p>283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284:.H284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284]-[.N284]" office:value-type="float" office:value="450">
            <text:p>450</text:p>
          </table:table-cell>
          <table:table-cell table:formula="of:=MIN([.D284]; [.F284])" office:value-type="float" office:value="80">
            <text:p>8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84]*2+89)*[.X284]*IF(OR([.J284]=[.V284]; [.K284]=[.V284]); 1.5; 1)" office:value-type="float" office:value="19920">
            <text:p>19920</text:p>
          </table:table-cell>
          <table:table-cell table:style-name="ce2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58.html">A美鈴</text:a></text:p>
          </table:table-cell>
          <table:table-cell table:number-columns-repeated="2"/>
          <table:table-cell table:formula="of:=[.BD284]+[.BE284]" office:value-type="float" office:value="166356">
            <text:p>166356</text:p>
          </table:table-cell>
          <table:table-cell table:style-name="ce26" table:formula="of:=ROUND(([.C284]*2+64+130)*([.E284]*2+25)/0.9)" office:value-type="float" office:value="85367">
            <text:p>85367</text:p>
          </table:table-cell>
          <table:table-cell table:formula="of:=ROUND(([.C284]*2+64+130)*([.G284]*2+25)/0.9)" office:value-type="float" office:value="80989">
            <text:p>80989</text:p>
          </table:table-cell>
          <table:table-cell table:formula="of:=([.D284]*2+89)*([.H284]*2+89)" office:value-type="float" office:value="70851">
            <text:p>70851</text:p>
          </table:table-cell>
          <table:table-cell table:formula="of:=([.F284]*2+89)*([.H284]*2+89)" office:value-type="float" office:value="52041">
            <text:p>52041</text:p>
          </table:table-cell>
          <table:table-cell table:formula="of:=[.BC284]*(MAX([.D284]; [.F284])*2+89)" office:value-type="float" office:value="56394684">
            <text:p>56394684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4">
            <text:p>284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285:.H285])" office:value-type="float" office:value="530">
            <text:p>53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285]-[.N285]" office:value-type="float" office:value="460">
            <text:p>460</text:p>
          </table:table-cell>
          <table:table-cell table:formula="of:=MIN([.D285]; [.F285])" office:value-type="float" office:value="70">
            <text:p>7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158.html">T美鈴</text:a></text:p>
          </table:table-cell>
          <table:table-cell table:number-columns-repeated="8"/>
          <table:table-cell table:style-name="ce2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8.html">T美鈴</text:a></text:p>
          </table:table-cell>
          <table:table-cell table:number-columns-repeated="2"/>
          <table:table-cell table:formula="of:=[.BD285]+[.BE285]" office:value-type="float" office:value="187467">
            <text:p>187467</text:p>
          </table:table-cell>
          <table:table-cell table:style-name="ce26" table:formula="of:=ROUND(([.C285]*2+64+130)*([.E285]*2+25)/0.9)" office:value-type="float" office:value="96200">
            <text:p>96200</text:p>
          </table:table-cell>
          <table:table-cell table:formula="of:=ROUND(([.C285]*2+64+130)*([.G285]*2+25)/0.9)" office:value-type="float" office:value="91267">
            <text:p>91267</text:p>
          </table:table-cell>
          <table:table-cell table:formula="of:=([.D285]*2+89)*([.H285]*2+89)" office:value-type="float" office:value="66181">
            <text:p>66181</text:p>
          </table:table-cell>
          <table:table-cell table:formula="of:=([.F285]*2+89)*([.H285]*2+89)" office:value-type="float" office:value="52441">
            <text:p>52441</text:p>
          </table:table-cell>
          <table:table-cell table:formula="of:=[.BC285]*(MAX([.D285]; [.F285])*2+89)" office:value-type="float" office:value="54177963">
            <text:p>54177963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5">
            <text:p>285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286:.H286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286]-[.N286]" office:value-type="float" office:value="480">
            <text:p>480</text:p>
          </table:table-cell>
          <table:table-cell table:formula="of:=MIN([.D286]; [.F286])" office:value-type="float" office:value="80">
            <text:p>8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6]*2+89)*[.X286]*IF(OR([.J286]=[.V286]; [.K286]=[.V286]); 1.5; 1)" office:value-type="float" office:value="27810">
            <text:p>27810</text:p>
          </table:table-cell>
          <table:table-cell table:style-name="ce2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58.html">AD美鈴</text:a></text:p>
          </table:table-cell>
          <table:table-cell table:number-columns-repeated="2"/>
          <table:table-cell table:formula="of:=[.BD286]+[.BE286]" office:value-type="float" office:value="179400">
            <text:p>179400</text:p>
          </table:table-cell>
          <table:table-cell table:style-name="ce26" table:formula="of:=ROUND(([.C286]*2+64+130)*([.E286]*2+25)/0.9)" office:value-type="float" office:value="89700">
            <text:p>89700</text:p>
          </table:table-cell>
          <table:table-cell table:formula="of:=ROUND(([.C286]*2+64+130)*([.G286]*2+25)/0.9)" office:value-type="float" office:value="89700">
            <text:p>89700</text:p>
          </table:table-cell>
          <table:table-cell table:formula="of:=([.D286]*2+89)*([.H286]*2+89)" office:value-type="float" office:value="83121">
            <text:p>83121</text:p>
          </table:table-cell>
          <table:table-cell table:formula="of:=([.F286]*2+89)*([.H286]*2+89)" office:value-type="float" office:value="66981">
            <text:p>66981</text:p>
          </table:table-cell>
          <table:table-cell table:formula="of:=[.BC286]*(MAX([.D286]; [.F286])*2+89)" office:value-type="float" office:value="55434600">
            <text:p>554346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6">
            <text:p>286</text:p>
          </table:table-cell>
          <table:table-cell table:style-name="ce2" office:value-type="string">
            <text:p><text:a xlink:href="http://www14.atwiki.jp/tamakagura/pages/159.html">ちびメデ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287:.H287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87]-[.N287]" office:value-type="float" office:value="360">
            <text:p>360</text:p>
          </table:table-cell>
          <table:table-cell table:formula="of:=MIN([.D287]; [.F287])" office:value-type="float" office:value="20">
            <text:p>20</text:p>
          </table:table-cell>
          <table:table-cell table:style-name="ce22" office:value-type="string">
            <text:p>50%毒</text:p>
          </table:table-cell>
          <table:table-cell table:style-name="ce22"/>
          <table:table-cell table:style-name="ce2" office:value-type="string">
            <text:p><text:a xlink:href="http://www14.atwiki.jp/tamakagura/pages/159.html">ちびメディ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ちびメディ</text:a></text:p>
          </table:table-cell>
          <table:table-cell table:number-columns-repeated="2"/>
          <table:table-cell table:formula="of:=[.BD287]+[.BE287]" office:value-type="float" office:value="108460">
            <text:p>108460</text:p>
          </table:table-cell>
          <table:table-cell table:formula="of:=([.C287]*2+64+130)*([.E287]*2+25)" office:value-type="float" office:value="50490">
            <text:p>50490</text:p>
          </table:table-cell>
          <table:table-cell table:formula="of:=([.C287]*2+64+130)*([.G287]*2+25)" office:value-type="float" office:value="57970">
            <text:p>57970</text:p>
          </table:table-cell>
          <table:table-cell table:formula="of:=([.D287]*2+89)*([.H287]*2+89)" office:value-type="float" office:value="29541">
            <text:p>29541</text:p>
          </table:table-cell>
          <table:table-cell table:formula="of:=([.F287]*2+89)*([.H287]*2+89)" office:value-type="float" office:value="57021">
            <text:p>57021</text:p>
          </table:table-cell>
          <table:table-cell table:formula="of:=[.BC287]*(MAX([.D287]; [.F287])*2+89)" office:value-type="float" office:value="27006540">
            <text:p>27006540</text:p>
          </table:table-cell>
          <table:table-cell/>
        </table:table-row>
        <table:table-row table:style-name="ro5">
          <table:table-cell office:value-type="float" office:value="287">
            <text:p>287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288:.H288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288]-[.N288]" office:value-type="float" office:value="480">
            <text:p>480</text:p>
          </table:table-cell>
          <table:table-cell table:formula="of:=MIN([.D288]; [.F288])" office:value-type="float" office:value="50">
            <text:p>5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Nメディスン</text:a></text:p>
          </table:table-cell>
          <table:table-cell table:number-columns-repeated="2"/>
          <table:table-cell table:formula="of:=[.BD288]+[.BE288]" office:value-type="float" office:value="177940">
            <text:p>177940</text:p>
          </table:table-cell>
          <table:table-cell table:style-name="ce26" table:formula="of:=([.C288]*2+64+130)*([.E288]*2+25)" office:value-type="float" office:value="88970">
            <text:p>88970</text:p>
          </table:table-cell>
          <table:table-cell table:formula="of:=([.C288]*2+64+130)*([.G288]*2+25)" office:value-type="float" office:value="88970">
            <text:p>88970</text:p>
          </table:table-cell>
          <table:table-cell table:formula="of:=([.D288]*2+89)*([.H288]*2+89)" office:value-type="float" office:value="47061">
            <text:p>47061</text:p>
          </table:table-cell>
          <table:table-cell table:formula="of:=([.F288]*2+89)*([.H288]*2+89)" office:value-type="float" office:value="71961">
            <text:p>71961</text:p>
          </table:table-cell>
          <table:table-cell table:formula="of:=[.BC288]*(MAX([.D288]; [.F288])*2+89)" office:value-type="float" office:value="51424660">
            <text:p>51424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8">
            <text:p>288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289:.H289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89]-[.N289]" office:value-type="float" office:value="480">
            <text:p>480</text:p>
          </table:table-cell>
          <table:table-cell table:formula="of:=MIN([.D289]; [.F289])" office:value-type="float" office:value="50">
            <text:p>5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10%混乱</text:p>
          </table:table-cell>
          <table:table-cell table:style-name="ce2" office:value-type="string">
            <text:p><text:a xlink:href="http://www14.atwiki.jp/tamakagura/pages/159.html">Tメディスン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Tメディスン</text:a></text:p>
          </table:table-cell>
          <table:table-cell table:number-columns-repeated="2"/>
          <table:table-cell table:formula="of:=[.BD289]+[.BE289]" office:value-type="float" office:value="186620">
            <text:p>186620</text:p>
          </table:table-cell>
          <table:table-cell table:style-name="ce26" table:formula="of:=([.C289]*2+64+130)*([.E289]*2+25)" office:value-type="float" office:value="84630">
            <text:p>84630</text:p>
          </table:table-cell>
          <table:table-cell table:style-name="ce27" table:formula="of:=([.C289]*2+64+130)*([.G289]*2+25)" office:value-type="float" office:value="101990">
            <text:p>101990</text:p>
          </table:table-cell>
          <table:table-cell table:formula="of:=([.D289]*2+89)*([.H289]*2+89)" office:value-type="float" office:value="50841">
            <text:p>50841</text:p>
          </table:table-cell>
          <table:table-cell table:formula="of:=([.F289]*2+89)*([.H289]*2+89)" office:value-type="float" office:value="66981">
            <text:p>66981</text:p>
          </table:table-cell>
          <table:table-cell table:formula="of:=[.BC289]*(MAX([.D289]; [.F289])*2+89)" office:value-type="float" office:value="46468380">
            <text:p>464683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89">
            <text:p>289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290:.H290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290]-[.N290]" office:value-type="float" office:value="470">
            <text:p>470</text:p>
          </table:table-cell>
          <table:table-cell table:formula="of:=MIN([.D290]; [.F290])" office:value-type="float" office:value="60">
            <text:p>6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10%混乱</text:p>
          </table:table-cell>
          <table:table-cell table:style-name="ce2" office:value-type="string">
            <text:p><text:a xlink:href="http://www14.atwiki.jp/tamakagura/pages/159.html">Hメディスン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59.html">Hメディスン</text:a></text:p>
          </table:table-cell>
          <table:table-cell table:number-columns-repeated="2"/>
          <table:table-cell table:formula="of:=[.BD290]+[.BE290]" office:value-type="float" office:value="185840">
            <text:p>185840</text:p>
          </table:table-cell>
          <table:table-cell table:style-name="ce26" table:formula="of:=([.C290]*2+64+130)*([.E290]*2+25)" office:value-type="float" office:value="90900">
            <text:p>90900</text:p>
          </table:table-cell>
          <table:table-cell table:formula="of:=([.C290]*2+64+130)*([.G290]*2+25)" office:value-type="float" office:value="94940">
            <text:p>94940</text:p>
          </table:table-cell>
          <table:table-cell table:formula="of:=([.D290]*2+89)*([.H290]*2+89)" office:value-type="float" office:value="52041">
            <text:p>52041</text:p>
          </table:table-cell>
          <table:table-cell table:formula="of:=([.F290]*2+89)*([.H290]*2+89)" office:value-type="float" office:value="62001">
            <text:p>62001</text:p>
          </table:table-cell>
          <table:table-cell table:formula="of:=[.BC290]*(MAX([.D290]; [.F290])*2+89)" office:value-type="float" office:value="46274160">
            <text:p>46274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0">
            <text:p>290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291:.H291])" office:value-type="float" office:value="505">
            <text:p>505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291]-[.N291]" office:value-type="float" office:value="465">
            <text:p>465</text:p>
          </table:table-cell>
          <table:table-cell table:formula="of:=MIN([.D291]; [.F291])" office:value-type="float" office:value="40">
            <text:p>40</text:p>
          </table:table-cell>
          <table:table-cell table:style-name="ce22" office:value-type="string">
            <text:p>50%毒</text:p>
          </table:table-cell>
          <table:table-cell table:style-name="ce22" office:value-type="string">
            <text:p>敵消費VP20%増</text:p>
          </table:table-cell>
          <table:table-cell table:style-name="ce2" office:value-type="string">
            <text:p><text:a xlink:href="http://www14.atwiki.jp/tamakagura/pages/159.html">Dメディスン</text:a></text:p>
          </table:table-cell>
          <table:table-cell table:number-columns-repeated="8"/>
          <table:table-cell table:style-name="ce2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59.html">Dメディスン</text:a></text:p>
          </table:table-cell>
          <table:table-cell table:number-columns-repeated="2"/>
          <table:table-cell table:formula="of:=[.BD291]+[.BE291]" office:value-type="float" office:value="177940">
            <text:p>177940</text:p>
          </table:table-cell>
          <table:table-cell table:style-name="ce26" table:formula="of:=([.C291]*2+64+130)*([.E291]*2+25)" office:value-type="float" office:value="97650">
            <text:p>97650</text:p>
          </table:table-cell>
          <table:table-cell table:formula="of:=([.C291]*2+64+130)*([.G291]*2+25)" office:value-type="float" office:value="80290">
            <text:p>80290</text:p>
          </table:table-cell>
          <table:table-cell table:formula="of:=([.D291]*2+89)*([.H291]*2+89)" office:value-type="float" office:value="40391">
            <text:p>40391</text:p>
          </table:table-cell>
          <table:table-cell table:formula="of:=([.F291]*2+89)*([.H291]*2+89)" office:value-type="float" office:value="64291">
            <text:p>64291</text:p>
          </table:table-cell>
          <table:table-cell table:formula="of:=[.BC291]*(MAX([.D291]; [.F291])*2+89)" office:value-type="float" office:value="47865860">
            <text:p>478658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1">
            <text:p>291</text:p>
          </table:table-cell>
          <table:table-cell table:style-name="ce2" office:value-type="string">
            <text:p><text:a xlink:href="http://www14.atwiki.jp/tamakagura/pages/162.html">ちびめるぽ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table:formula="of:=SUM([.C292:.H29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2]-[.N292]" office:value-type="float" office:value="335">
            <text:p>335</text:p>
          </table:table-cell>
          <table:table-cell table:formula="of:=MIN([.D292]; [.F292])" office:value-type="float" office:value="35">
            <text:p>35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162.html">ちびめるぽ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ちびめるぽ</text:a></text:p>
          </table:table-cell>
          <table:table-cell office:value-type="string">
            <text:p>○</text:p>
          </table:table-cell>
          <table:table-cell/>
          <table:table-cell table:formula="of:=[.BD292]+[.BE292]" office:value-type="float" office:value="90180">
            <text:p>90180</text:p>
          </table:table-cell>
          <table:table-cell table:formula="of:=([.C292]*2+64+130)*([.E292]*2+25)" office:value-type="float" office:value="41750">
            <text:p>41750</text:p>
          </table:table-cell>
          <table:table-cell table:formula="of:=([.C292]*2+64+130)*([.G292]*2+25)" office:value-type="float" office:value="48430">
            <text:p>48430</text:p>
          </table:table-cell>
          <table:table-cell table:formula="of:=([.D292]*2+89)*([.H292]*2+89)" office:value-type="float" office:value="34821">
            <text:p>34821</text:p>
          </table:table-cell>
          <table:table-cell table:formula="of:=([.F292]*2+89)*([.H292]*2+89)" office:value-type="float" office:value="58911">
            <text:p>58911</text:p>
          </table:table-cell>
          <table:table-cell table:formula="of:=[.BC292]*(MAX([.D292]; [.F292])*2+89)" office:value-type="float" office:value="24258420">
            <text:p>24258420</text:p>
          </table:table-cell>
          <table:table-cell/>
        </table:table-row>
        <table:table-row table:style-name="ro5">
          <table:table-cell office:value-type="float" office:value="292">
            <text:p>292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293:.H29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293]-[.N293]" office:value-type="float" office:value="475">
            <text:p>475</text:p>
          </table:table-cell>
          <table:table-cell table:formula="of:=MIN([.D293]; [.F293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S↑</text:p>
          </table:table-cell>
          <table:table-cell table:style-name="ce2" office:value-type="string">
            <text:p><text:a xlink:href="http://www14.atwiki.jp/tamakagura/pages/162.html">Nメルラン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Nメルラン</text:a></text:p>
          </table:table-cell>
          <table:table-cell office:value-type="string">
            <text:p>○</text:p>
          </table:table-cell>
          <table:table-cell/>
          <table:table-cell table:formula="of:=[.BD293]+[.BE293]" office:value-type="float" office:value="149480">
            <text:p>149480</text:p>
          </table:table-cell>
          <table:table-cell table:formula="of:=([.C293]*2+64+130)*([.E293]*2+25)" office:value-type="float" office:value="66660">
            <text:p>66660</text:p>
          </table:table-cell>
          <table:table-cell table:formula="of:=([.C293]*2+64+130)*([.G293]*2+25)" office:value-type="float" office:value="82820">
            <text:p>82820</text:p>
          </table:table-cell>
          <table:table-cell table:formula="of:=([.D293]*2+89)*([.H293]*2+89)" office:value-type="float" office:value="45461">
            <text:p>45461</text:p>
          </table:table-cell>
          <table:table-cell table:formula="of:=([.F293]*2+89)*([.H293]*2+89)" office:value-type="float" office:value="88501">
            <text:p>88501</text:p>
          </table:table-cell>
          <table:table-cell table:formula="of:=[.BC293]*(MAX([.D293]; [.F293])*2+89)" office:value-type="float" office:value="49178920">
            <text:p>49178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3">
            <text:p>293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294:.H29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294]-[.N294]" office:value-type="float" office:value="465">
            <text:p>465</text:p>
          </table:table-cell>
          <table:table-cell table:formula="of:=MIN([.D294]; [.F294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HP2%回復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/>
          <table:table-cell table:formula="of:=[.BD294]+[.BE294]" office:value-type="float" office:value="145440">
            <text:p>145440</text:p>
          </table:table-cell>
          <table:table-cell table:formula="of:=([.C294]*2+64+130)*([.E294]*2+25)" office:value-type="float" office:value="66660">
            <text:p>66660</text:p>
          </table:table-cell>
          <table:table-cell table:formula="of:=([.C294]*2+64+130)*([.G294]*2+25)" office:value-type="float" office:value="78780">
            <text:p>78780</text:p>
          </table:table-cell>
          <table:table-cell table:formula="of:=([.D294]*2+89)*([.H294]*2+89)" office:value-type="float" office:value="47061">
            <text:p>47061</text:p>
          </table:table-cell>
          <table:table-cell table:formula="of:=([.F294]*2+89)*([.H294]*2+89)" office:value-type="float" office:value="84411">
            <text:p>84411</text:p>
          </table:table-cell>
          <table:table-cell table:formula="of:=[.BC294]*(MAX([.D294]; [.F294])*2+89)" office:value-type="float" office:value="49304160">
            <text:p>49304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4">
            <text:p>294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295:.H29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295]-[.N295]" office:value-type="float" office:value="465">
            <text:p>465</text:p>
          </table:table-cell>
          <table:table-cell table:formula="of:=MIN([.D295]; [.F295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S↑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95]*2+89)*[.X295]*IF(OR([.J295]=[.V295]; [.K295]=[.V295]); 1.5; 1)" office:value-type="float" office:value="37080">
            <text:p>37080</text:p>
          </table:table-cell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/>
          <table:table-cell table:formula="of:=[.BD295]+[.BE295]" office:value-type="float" office:value="157320">
            <text:p>157320</text:p>
          </table:table-cell>
          <table:table-cell table:formula="of:=([.C295]*2+64+130)*([.E295]*2+25)" office:value-type="float" office:value="68310">
            <text:p>68310</text:p>
          </table:table-cell>
          <table:table-cell table:formula="of:=([.C295]*2+64+130)*([.G295]*2+25)" office:value-type="float" office:value="89010">
            <text:p>89010</text:p>
          </table:table-cell>
          <table:table-cell table:formula="of:=([.D295]*2+89)*([.H295]*2+89)" office:value-type="float" office:value="47061">
            <text:p>47061</text:p>
          </table:table-cell>
          <table:table-cell table:formula="of:=([.F295]*2+89)*([.H295]*2+89)" office:value-type="float" office:value="76941">
            <text:p>76941</text:p>
          </table:table-cell>
          <table:table-cell table:formula="of:=[.BC295]*(MAX([.D295]; [.F295])*2+89)" office:value-type="float" office:value="48611880">
            <text:p>486118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5">
            <text:p>295</text:p>
          </table:table-cell>
          <table:table-cell table:style-name="ce2" office:value-type="string">
            <text:p><text:a xlink:href="http://www14.atwiki.jp/tamakagura/pages/164.html">ちびもこう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0">
            <text:p>60</text:p>
          </table:table-cell>
          <table:table-cell table:style-name="ce2" table:formula="of:=SUM([.C296:.H296])" office:value-type="float" office:value="420">
            <text:p>42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6]-[.N296]" office:value-type="float" office:value="390">
            <text:p>390</text:p>
          </table:table-cell>
          <table:table-cell table:formula="of:=MIN([.D296]; [.F296])" office:value-type="float" office:value="30">
            <text:p>30</text:p>
          </table:table-cell>
          <table:table-cell table:style-name="ce22" office:value-type="string">
            <text:p>HP5%回復</text:p>
          </table:table-cell>
          <table:table-cell table:style-name="ce22"/>
          <table:table-cell table:style-name="ce2" office:value-type="string">
            <text:p><text:a xlink:href="http://www14.atwiki.jp/tamakagura/pages/164.html">ちびもこう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ちびもこう</text:a></text:p>
          </table:table-cell>
          <table:table-cell table:number-columns-repeated="2"/>
          <table:table-cell table:formula="of:=[.BD296]+[.BE296]" office:value-type="float" office:value="131040">
            <text:p>131040</text:p>
          </table:table-cell>
          <table:table-cell table:formula="of:=([.C296]*2+64+130)*([.E296]*2+25)" office:value-type="float" office:value="67340">
            <text:p>67340</text:p>
          </table:table-cell>
          <table:table-cell table:formula="of:=([.C296]*2+64+130)*([.G296]*2+25)" office:value-type="float" office:value="63700">
            <text:p>63700</text:p>
          </table:table-cell>
          <table:table-cell table:formula="of:=([.D296]*2+89)*([.H296]*2+89)" office:value-type="float" office:value="31141">
            <text:p>31141</text:p>
          </table:table-cell>
          <table:table-cell table:formula="of:=([.F296]*2+89)*([.H296]*2+89)" office:value-type="float" office:value="56221">
            <text:p>56221</text:p>
          </table:table-cell>
          <table:table-cell table:formula="of:=[.BC296]*(MAX([.D296]; [.F296])*2+89)" office:value-type="float" office:value="35249760">
            <text:p>35249760</text:p>
          </table:table-cell>
          <table:table-cell/>
        </table:table-row>
        <table:table-row table:style-name="ro5">
          <table:table-cell office:value-type="float" office:value="296">
            <text:p>296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297:.H297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297]-[.N297]" office:value-type="float" office:value="500">
            <text:p>500</text:p>
          </table:table-cell>
          <table:table-cell table:formula="of:=MIN([.D297]; [.F297])" office:value-type="float" office:value="60">
            <text:p>6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style-name="ce2" office:value-type="string">
            <text:p><text:a xlink:href="http://www14.atwiki.jp/tamakagura/pages/164.html">N妹紅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N妹紅</text:a></text:p>
          </table:table-cell>
          <table:table-cell table:number-columns-repeated="2"/>
          <table:table-cell table:formula="of:=[.BD297]+[.BE297]" office:value-type="float" office:value="169260">
            <text:p>169260</text:p>
          </table:table-cell>
          <table:table-cell table:style-name="ce26" table:formula="of:=([.C297]*2+64+130)*([.E297]*2+25)" office:value-type="float" office:value="88970">
            <text:p>88970</text:p>
          </table:table-cell>
          <table:table-cell table:formula="of:=([.C297]*2+64+130)*([.G297]*2+25)" office:value-type="float" office:value="80290">
            <text:p>80290</text:p>
          </table:table-cell>
          <table:table-cell table:formula="of:=([.D297]*2+89)*([.H297]*2+89)" office:value-type="float" office:value="56221">
            <text:p>56221</text:p>
          </table:table-cell>
          <table:table-cell table:formula="of:=([.F297]*2+89)*([.H297]*2+89)" office:value-type="float" office:value="88501">
            <text:p>88501</text:p>
          </table:table-cell>
          <table:table-cell table:formula="of:=[.BC297]*(MAX([.D297]; [.F297])*2+89)" office:value-type="float" office:value="55686540">
            <text:p>556865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7">
            <text:p>297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3"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298:.H298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298]-[.N298]" office:value-type="float" office:value="470">
            <text:p>470</text:p>
          </table:table-cell>
          <table:table-cell table:formula="of:=MIN([.D298]; [.F298])" office:value-type="float" office:value="90">
            <text:p>9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99]*2+89)*[.X298]*IF(OR([.J299]=[.V298]; [.K299]=[.V298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妹紅</text:a></text:p>
          </table:table-cell>
          <table:table-cell table:number-columns-repeated="2"/>
          <table:table-cell table:formula="of:=[.BD298]+[.BE298]" office:value-type="float" office:value="145860">
            <text:p>145860</text:p>
          </table:table-cell>
          <table:table-cell table:formula="of:=([.C298]*2+64+130)*([.E298]*2+25)" office:value-type="float" office:value="76670">
            <text:p>76670</text:p>
          </table:table-cell>
          <table:table-cell table:formula="of:=([.C298]*2+64+130)*([.G298]*2+25)" office:value-type="float" office:value="69190">
            <text:p>69190</text:p>
          </table:table-cell>
          <table:table-cell table:formula="of:=([.D298]*2+89)*([.H298]*2+89)" office:value-type="float" office:value="66981">
            <text:p>66981</text:p>
          </table:table-cell>
          <table:table-cell table:formula="of:=([.F298]*2+89)*([.H298]*2+89)" office:value-type="float" office:value="86901">
            <text:p>86901</text:p>
          </table:table-cell>
          <table:table-cell table:formula="of:=[.BC298]*(MAX([.D298]; [.F298])*2+89)" office:value-type="float" office:value="50905140">
            <text:p>50905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8">
            <text:p>298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table:formula="of:=SUM([.C299:.H299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299]-[.N299]" office:value-type="float" office:value="490">
            <text:p>490</text:p>
          </table:table-cell>
          <table:table-cell table:formula="of:=MIN([.D299]; [.F299])" office:value-type="float" office:value="70">
            <text:p>7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style-name="ce2" office:value-type="string">
            <text:p><text:a xlink:href="http://www14.atwiki.jp/tamakagura/pages/164.html">D妹紅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D妹紅</text:a></text:p>
          </table:table-cell>
          <table:table-cell table:number-columns-repeated="2"/>
          <table:table-cell table:style-name="ce27" table:formula="of:=[.BD299]+[.BE299]" office:value-type="float" office:value="204240">
            <text:p>204240</text:p>
          </table:table-cell>
          <table:table-cell table:style-name="ce27" table:formula="of:=([.C299]*2+64+130)*([.E299]*2+25)" office:value-type="float" office:value="104340">
            <text:p>104340</text:p>
          </table:table-cell>
          <table:table-cell table:formula="of:=([.C299]*2+64+130)*([.G299]*2+25)" office:value-type="float" office:value="99900">
            <text:p>99900</text:p>
          </table:table-cell>
          <table:table-cell table:formula="of:=([.D299]*2+89)*([.H299]*2+89)" office:value-type="float" office:value="52441">
            <text:p>52441</text:p>
          </table:table-cell>
          <table:table-cell table:formula="of:=([.F299]*2+89)*([.H299]*2+89)" office:value-type="float" office:value="61601">
            <text:p>61601</text:p>
          </table:table-cell>
          <table:table-cell table:formula="of:=[.BC299]*(MAX([.D299]; [.F299])*2+89)" office:value-type="float" office:value="54940560">
            <text:p>54940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299">
            <text:p>299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table:formula="of:=SUM([.C300:.H300])" office:value-type="float" office:value="580">
            <text:p>5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00]-[.N300]" office:value-type="float" office:value="490">
            <text:p>490</text:p>
          </table:table-cell>
          <table:table-cell table:formula="of:=MIN([.D300]; [.F300])" office:value-type="float" office:value="90">
            <text:p>90</text:p>
          </table:table-cell>
          <table:table-cell table:style-name="ce22" office:value-type="string">
            <text:p>HP5%回復</text:p>
          </table:table-cell>
          <table:table-cell table:style-name="ce22" office:value-type="string">
            <text:p>被弾時15%火傷</text:p>
          </table:table-cell>
          <table:table-cell table:style-name="ce2" office:value-type="string">
            <text:p><text:a xlink:href="http://www14.atwiki.jp/tamakagura/pages/164.html">AD妹紅</text:a></text:p>
          </table:table-cell>
          <table:table-cell table:number-columns-repeated="8"/>
          <table:table-cell table:style-name="ce2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64.html">AD妹紅</text:a></text:p>
          </table:table-cell>
          <table:table-cell table:number-columns-repeated="2"/>
          <table:table-cell table:formula="of:=[.BD300]+[.BE300]" office:value-type="float" office:value="153660">
            <text:p>153660</text:p>
          </table:table-cell>
          <table:table-cell table:style-name="ce26" table:formula="of:=([.C300]*2+64+130)*([.E300]*2+25)" office:value-type="float" office:value="80770">
            <text:p>80770</text:p>
          </table:table-cell>
          <table:table-cell table:formula="of:=([.C300]*2+64+130)*([.G300]*2+25)" office:value-type="float" office:value="72890">
            <text:p>72890</text:p>
          </table:table-cell>
          <table:table-cell table:formula="of:=([.D300]*2+89)*([.H300]*2+89)" office:value-type="float" office:value="77741">
            <text:p>77741</text:p>
          </table:table-cell>
          <table:table-cell table:style-name="ce27" table:formula="of:=([.F300]*2+89)*([.H300]*2+89)" office:value-type="float" office:value="95081">
            <text:p>95081</text:p>
          </table:table-cell>
          <table:table-cell table:formula="of:=[.BC300]*(MAX([.D300]; [.F300])*2+89)" office:value-type="float" office:value="50554140">
            <text:p>50554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0">
            <text:p>300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table:formula="of:=SUM([.C301:.H301])" office:value-type="float" office:value="370">
            <text:p>37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1]-[.N301]" office:value-type="float" office:value="340">
            <text:p>340</text:p>
          </table:table-cell>
          <table:table-cell table:formula="of:=MIN([.D301]; [.F301])" office:value-type="float" office:value="30">
            <text:p>30</text:p>
          </table:table-cell>
          <table:table-cell table:style-name="ce22" office:value-type="string">
            <text:p>千里眼</text:p>
          </table:table-cell>
          <table:table-cell table:style-name="ce22"/>
          <table:table-cell table:style-name="ce2" office:value-type="string">
            <text:p><text:a xlink:href="http://www14.atwiki.jp/tamakagura/pages/168.html">ちびもみじ</text:a></text:p>
          </table:table-cell>
          <table:table-cell table:number-columns-repeated="8"/>
          <table:table-cell table:style-name="ce2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8.html">ちびもみじ</text:a></text:p>
          </table:table-cell>
          <table:table-cell table:number-columns-repeated="2"/>
          <table:table-cell table:formula="of:=[.BD301]+[.BE301]" office:value-type="float" office:value="102660">
            <text:p>102660</text:p>
          </table:table-cell>
          <table:table-cell table:formula="of:=([.C301]*2+64+130)*([.E301]*2+25)" office:value-type="float" office:value="54870">
            <text:p>54870</text:p>
          </table:table-cell>
          <table:table-cell table:formula="of:=([.C301]*2+64+130)*([.G301]*2+25)" office:value-type="float" office:value="47790">
            <text:p>47790</text:p>
          </table:table-cell>
          <table:table-cell table:formula="of:=([.D301]*2+89)*([.H301]*2+89)" office:value-type="float" office:value="50841">
            <text:p>50841</text:p>
          </table:table-cell>
          <table:table-cell table:formula="of:=([.F301]*2+89)*([.H301]*2+89)" office:value-type="float" office:value="28161">
            <text:p>28161</text:p>
          </table:table-cell>
          <table:table-cell table:formula="of:=[.BC301]*(MAX([.D301]; [.F301])*2+89)" office:value-type="float" office:value="27615540">
            <text:p>27615540</text:p>
          </table:table-cell>
          <table:table-cell/>
        </table:table-row>
        <table:table-row table:style-name="ro5">
          <table:table-cell office:value-type="float" office:value="301">
            <text:p>301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02:.H302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02]-[.N302]" office:value-type="float" office:value="475">
            <text:p>475</text:p>
          </table:table-cell>
          <table:table-cell table:formula="of:=MIN([.D302]; [.F302])" office:value-type="float" office:value="40">
            <text:p>40</text:p>
          </table:table-cell>
          <table:table-cell table:style-name="ce22" office:value-type="string">
            <text:p>千里眼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8.html">A椛</text:a></text:p>
          </table:table-cell>
          <table:table-cell table:number-columns-repeated="2"/>
          <table:table-cell table:formula="of:=[.BD302]+[.BE302]" office:value-type="float" office:value="157600">
            <text:p>157600</text:p>
          </table:table-cell>
          <table:table-cell table:style-name="ce26" table:formula="of:=([.C302]*2+64+130)*([.E302]*2+25)" office:value-type="float" office:value="80770">
            <text:p>80770</text:p>
          </table:table-cell>
          <table:table-cell table:formula="of:=([.C302]*2+64+130)*([.G302]*2+25)" office:value-type="float" office:value="76830">
            <text:p>76830</text:p>
          </table:table-cell>
          <table:table-cell table:formula="of:=([.D302]*2+89)*([.H302]*2+89)" office:value-type="float" office:value="81021">
            <text:p>81021</text:p>
          </table:table-cell>
          <table:table-cell table:formula="of:=([.F302]*2+89)*([.H302]*2+89)" office:value-type="float" office:value="40391">
            <text:p>40391</text:p>
          </table:table-cell>
          <table:table-cell table:formula="of:=[.BC302]*(MAX([.D302]; [.F302])*2+89)" office:value-type="float" office:value="53426400">
            <text:p>53426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2">
            <text:p>302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03:.H303])" office:value-type="float" office:value="515">
            <text:p>51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03]-[.N303]" office:value-type="float" office:value="475">
            <text:p>475</text:p>
          </table:table-cell>
          <table:table-cell table:formula="of:=MIN([.D303]; [.F303])" office:value-type="float" office:value="40">
            <text:p>40</text:p>
          </table:table-cell>
          <table:table-cell table:style-name="ce22" office:value-type="string">
            <text:p>千里眼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3]*2+89)*[.X303]*IF(OR([.J303]=[.V303]; [.K303]=[.V303]); 1.5; 1)" office:value-type="float" office:value="23120">
            <text:p>23120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8.html">T椛</text:a></text:p>
          </table:table-cell>
          <table:table-cell table:number-columns-repeated="2"/>
          <table:table-cell table:formula="of:=[.BD303]+[.BE303]" office:value-type="float" office:value="165640">
            <text:p>165640</text:p>
          </table:table-cell>
          <table:table-cell table:style-name="ce26" table:formula="of:=([.C303]*2+64+130)*([.E303]*2+25)" office:value-type="float" office:value="82820">
            <text:p>82820</text:p>
          </table:table-cell>
          <table:table-cell table:formula="of:=([.C303]*2+64+130)*([.G303]*2+25)" office:value-type="float" office:value="82820">
            <text:p>82820</text:p>
          </table:table-cell>
          <table:table-cell table:formula="of:=([.D303]*2+89)*([.H303]*2+89)" office:value-type="float" office:value="77741">
            <text:p>77741</text:p>
          </table:table-cell>
          <table:table-cell table:formula="of:=([.F303]*2+89)*([.H303]*2+89)" office:value-type="float" office:value="45461">
            <text:p>45461</text:p>
          </table:table-cell>
          <table:table-cell table:formula="of:=[.BC303]*(MAX([.D303]; [.F303])*2+89)" office:value-type="float" office:value="47869960">
            <text:p>47869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3">
            <text:p>303</text:p>
          </table:table-cell>
          <table:table-cell table:style-name="ce2" office:value-type="string">
            <text:p><text:a xlink:href="http://www14.atwiki.jp/tamakagura/pages/170.html">ちびヤマメ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5">
            <text:p>55</text:p>
          </table:table-cell>
          <table:table-cell table:style-name="ce2" table:formula="of:=SUM([.C304:.H304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4]-[.N304]" office:value-type="float" office:value="350">
            <text:p>350</text:p>
          </table:table-cell>
          <table:table-cell table:formula="of:=MIN([.D304]; [.F304])" office:value-type="float" office:value="30">
            <text:p>30</text:p>
          </table:table-cell>
          <table:table-cell table:style-name="ce22" office:value-type="string">
            <text:p>被弾時25%毒</text:p>
          </table:table-cell>
          <table:table-cell table:style-name="ce22"/>
          <table:table-cell table:style-name="ce2" office:value-type="string">
            <text:p><text:a xlink:href="http://www14.atwiki.jp/tamakagura/pages/170.html">ちびヤマメ</text:a></text:p>
          </table:table-cell>
          <table:table-cell table:number-columns-repeated="8"/>
          <table:table-cell table:style-name="ce2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ちびヤマメ</text:a></text:p>
          </table:table-cell>
          <table:table-cell table:number-columns-repeated="2"/>
          <table:table-cell table:formula="of:=[.BD304]+[.BE304]" office:value-type="float" office:value="113280">
            <text:p>113280</text:p>
          </table:table-cell>
          <table:table-cell table:formula="of:=([.C304]*2+64+130)*([.E304]*2+25)" office:value-type="float" office:value="54870">
            <text:p>54870</text:p>
          </table:table-cell>
          <table:table-cell table:formula="of:=([.C304]*2+64+130)*([.G304]*2+25)" office:value-type="float" office:value="58410">
            <text:p>58410</text:p>
          </table:table-cell>
          <table:table-cell table:formula="of:=([.D304]*2+89)*([.H304]*2+89)" office:value-type="float" office:value="29651">
            <text:p>29651</text:p>
          </table:table-cell>
          <table:table-cell table:formula="of:=([.F304]*2+89)*([.H304]*2+89)" office:value-type="float" office:value="49551">
            <text:p>49551</text:p>
          </table:table-cell>
          <table:table-cell table:formula="of:=[.BC304]*(MAX([.D304]; [.F304])*2+89)" office:value-type="float" office:value="28206720">
            <text:p>28206720</text:p>
          </table:table-cell>
          <table:table-cell/>
        </table:table-row>
        <table:table-row table:style-name="ro5">
          <table:table-cell office:value-type="float" office:value="304">
            <text:p>304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05:.H305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05]-[.N305]" office:value-type="float" office:value="465">
            <text:p>465</text:p>
          </table:table-cell>
          <table:table-cell table:formula="of:=MIN([.D305]; [.F305])" office:value-type="float" office:value="65">
            <text:p>65</text:p>
          </table:table-cell>
          <table:table-cell table:style-name="ce22" office:value-type="string">
            <text:p>被弾時25%毒</text:p>
          </table:table-cell>
          <table:table-cell table:style-name="ce22" office:value-type="string">
            <text:p>毎ターン敵S↓</text:p>
          </table:table-cell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Nヤマメ</text:a></text:p>
          </table:table-cell>
          <table:table-cell table:number-columns-repeated="2"/>
          <table:table-cell table:formula="of:=[.BD305]+[.BE305]" office:value-type="float" office:value="177600">
            <text:p>177600</text:p>
          </table:table-cell>
          <table:table-cell table:style-name="ce26" table:formula="of:=([.C305]*2+64+130)*([.E305]*2+25)" office:value-type="float" office:value="91020">
            <text:p>91020</text:p>
          </table:table-cell>
          <table:table-cell table:formula="of:=([.C305]*2+64+130)*([.G305]*2+25)" office:value-type="float" office:value="86580">
            <text:p>86580</text:p>
          </table:table-cell>
          <table:table-cell table:formula="of:=([.D305]*2+89)*([.H305]*2+89)" office:value-type="float" office:value="45771">
            <text:p>45771</text:p>
          </table:table-cell>
          <table:table-cell table:formula="of:=([.F305]*2+89)*([.H305]*2+89)" office:value-type="float" office:value="62491">
            <text:p>62491</text:p>
          </table:table-cell>
          <table:table-cell table:formula="of:=[.BC305]*(MAX([.D305]; [.F305])*2+89)" office:value-type="float" office:value="53102400">
            <text:p>53102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5">
            <text:p>305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table:formula="of:=SUM([.C306:.H306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06]-[.N306]" office:value-type="float" office:value="470">
            <text:p>470</text:p>
          </table:table-cell>
          <table:table-cell table:formula="of:=MIN([.D306]; [.F306])" office:value-type="float" office:value="60">
            <text:p>60</text:p>
          </table:table-cell>
          <table:table-cell table:style-name="ce22" office:value-type="string">
            <text:p>被弾時25%毒</text:p>
          </table:table-cell>
          <table:table-cell table:style-name="ce22" office:value-type="string">
            <text:p>毎ターン敵S↓</text:p>
          </table:table-cell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Tヤマメ</text:a></text:p>
          </table:table-cell>
          <table:table-cell table:number-columns-repeated="2"/>
          <table:table-cell table:formula="of:=[.BD306]+[.BE306]" office:value-type="float" office:value="165640">
            <text:p>165640</text:p>
          </table:table-cell>
          <table:table-cell table:style-name="ce26" table:formula="of:=([.C306]*2+64+130)*([.E306]*2+25)" office:value-type="float" office:value="86860">
            <text:p>86860</text:p>
          </table:table-cell>
          <table:table-cell table:formula="of:=([.C306]*2+64+130)*([.G306]*2+25)" office:value-type="float" office:value="78780">
            <text:p>78780</text:p>
          </table:table-cell>
          <table:table-cell table:formula="of:=([.D306]*2+89)*([.H306]*2+89)" office:value-type="float" office:value="52041">
            <text:p>52041</text:p>
          </table:table-cell>
          <table:table-cell table:formula="of:=([.F306]*2+89)*([.H306]*2+89)" office:value-type="float" office:value="74451">
            <text:p>74451</text:p>
          </table:table-cell>
          <table:table-cell table:formula="of:=[.BC306]*(MAX([.D306]; [.F306])*2+89)" office:value-type="float" office:value="49526360">
            <text:p>495263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6">
            <text:p>306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table:formula="of:=SUM([.C307:.H307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07]-[.N307]" office:value-type="float" office:value="480">
            <text:p>480</text:p>
          </table:table-cell>
          <table:table-cell table:formula="of:=MIN([.D307]; [.F307])" office:value-type="float" office:value="50">
            <text:p>50</text:p>
          </table:table-cell>
          <table:table-cell table:style-name="ce22" office:value-type="string">
            <text:p>被弾時25%毒</text:p>
          </table:table-cell>
          <table:table-cell table:style-name="ce22" office:value-type="string">
            <text:p>毎ターン敵S↓</text:p>
          </table:table-cell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0.html">Hヤマメ</text:a></text:p>
          </table:table-cell>
          <table:table-cell table:number-columns-repeated="2"/>
          <table:table-cell table:formula="of:=[.BD307]+[.BE307]" office:value-type="float" office:value="185840">
            <text:p>185840</text:p>
          </table:table-cell>
          <table:table-cell table:formula="of:=([.C307]*2+64+130)*([.E307]*2+25)" office:value-type="float" office:value="78780">
            <text:p>78780</text:p>
          </table:table-cell>
          <table:table-cell table:style-name="ce27" table:formula="of:=([.C307]*2+64+130)*([.G307]*2+25)" office:value-type="float" office:value="107060">
            <text:p>107060</text:p>
          </table:table-cell>
          <table:table-cell table:formula="of:=([.D307]*2+89)*([.H307]*2+89)" office:value-type="float" office:value="43281">
            <text:p>43281</text:p>
          </table:table-cell>
          <table:table-cell table:formula="of:=([.F307]*2+89)*([.H307]*2+89)" office:value-type="float" office:value="66181">
            <text:p>66181</text:p>
          </table:table-cell>
          <table:table-cell table:formula="of:=[.BC307]*(MAX([.D307]; [.F307])*2+89)" office:value-type="float" office:value="53707760">
            <text:p>53707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7">
            <text:p>307</text:p>
          </table:table-cell>
          <table:table-cell table:style-name="ce2" office:value-type="string">
            <text:p><text:a xlink:href="http://www14.atwiki.jp/tamakagura/pages/171.html">ちびゆうか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table:formula="of:=SUM([.C308:.H308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08]-[.N308]" office:value-type="float" office:value="390">
            <text:p>390</text:p>
          </table:table-cell>
          <table:table-cell table:formula="of:=MIN([.D308]; [.F308])" office:value-type="float" office:value="30">
            <text:p>30</text:p>
          </table:table-cell>
          <table:table-cell table:style-name="ce22" office:value-type="string">
            <text:p>ピンチ樹1.2倍</text:p>
          </table:table-cell>
          <table:table-cell table:style-name="ce22"/>
          <table:table-cell table:style-name="ce2" office:value-type="string">
            <text:p><text:a xlink:href="http://www14.atwiki.jp/tamakagura/pages/171.html">ちびゆうか</text:a></text:p>
          </table:table-cell>
          <table:table-cell table:number-columns-repeated="8"/>
          <table:table-cell table:style-name="ce2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1.html">ちびゆうか</text:a></text:p>
          </table:table-cell>
          <table:table-cell table:number-columns-repeated="2"/>
          <table:table-cell table:formula="of:=[.BD308]+[.BE308]" office:value-type="float" office:value="130560">
            <text:p>130560</text:p>
          </table:table-cell>
          <table:table-cell table:formula="of:=([.C308]*2+64+130)*([.E308]*2+25)" office:value-type="float" office:value="67200">
            <text:p>67200</text:p>
          </table:table-cell>
          <table:table-cell table:formula="of:=([.C308]*2+64+130)*([.G308]*2+25)" office:value-type="float" office:value="63360">
            <text:p>63360</text:p>
          </table:table-cell>
          <table:table-cell table:formula="of:=([.D308]*2+89)*([.H308]*2+89)" office:value-type="float" office:value="25181">
            <text:p>25181</text:p>
          </table:table-cell>
          <table:table-cell table:formula="of:=([.F308]*2+89)*([.H308]*2+89)" office:value-type="float" office:value="52221">
            <text:p>52221</text:p>
          </table:table-cell>
          <table:table-cell table:formula="of:=[.BC308]*(MAX([.D308]; [.F308])*2+89)" office:value-type="float" office:value="40343040">
            <text:p>40343040</text:p>
          </table:table-cell>
          <table:table-cell/>
        </table:table-row>
        <table:table-row table:style-name="ro5">
          <table:table-cell office:value-type="float" office:value="308">
            <text:p>308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0">
            <text:p>50</text:p>
          </table:table-cell>
          <table:table-cell table:style-name="ce2" table:formula="of:=SUM([.C309:.H309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09]-[.N309]" office:value-type="float" office:value="470">
            <text:p>470</text:p>
          </table:table-cell>
          <table:table-cell table:formula="of:=MIN([.D309]; [.F309])" office:value-type="float" office:value="90">
            <text:p>9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天候無視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09]*2+89)*[.X309]*IF(OR([.J309]=[.V309]; [.K309]=[.V309]); 1.5; 1)" office:value-type="float" office:value="24210">
            <text:p>24210</text:p>
          </table:table-cell>
          <table:table-cell table:style-name="ce2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27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N幽香</text:a></text:p>
          </table:table-cell>
          <table:table-cell table:number-columns-repeated="2"/>
          <table:table-cell table:formula="of:=[.BD309]+[.BE309]" office:value-type="float" office:value="161600">
            <text:p>161600</text:p>
          </table:table-cell>
          <table:table-cell table:style-name="ce26" table:formula="of:=([.C309]*2+64+130)*([.E309]*2+25)" office:value-type="float" office:value="82820">
            <text:p>82820</text:p>
          </table:table-cell>
          <table:table-cell table:formula="of:=([.C309]*2+64+130)*([.G309]*2+25)" office:value-type="float" office:value="78780">
            <text:p>78780</text:p>
          </table:table-cell>
          <table:table-cell table:formula="of:=([.D309]*2+89)*([.H309]*2+89)" office:value-type="float" office:value="50841">
            <text:p>50841</text:p>
          </table:table-cell>
          <table:table-cell table:formula="of:=([.F309]*2+89)*([.H309]*2+89)" office:value-type="float" office:value="69741">
            <text:p>69741</text:p>
          </table:table-cell>
          <table:table-cell table:style-name="ce27" table:formula="of:=[.BC309]*(MAX([.D309]; [.F309])*2+89)" office:value-type="float" office:value="59630400">
            <text:p>59630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09">
            <text:p>309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table:formula="of:=SUM([.C310:.H310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10]-[.N310]" office:value-type="float" office:value="480">
            <text:p>480</text:p>
          </table:table-cell>
          <table:table-cell table:formula="of:=MIN([.D310]; [.F310])" office:value-type="float" office:value="80">
            <text:p>8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天候無視</text:p>
          </table:table-cell>
          <table:table-cell table:style-name="ce2" office:value-type="string">
            <text:p><text:a xlink:href="http://www14.atwiki.jp/tamakagura/pages/171.html">A幽香</text:a></text:p>
          </table:table-cell>
          <table:table-cell table:number-columns-repeated="8"/>
          <table:table-cell table:style-name="ce2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A幽香</text:a></text:p>
          </table:table-cell>
          <table:table-cell table:number-columns-repeated="2"/>
          <table:table-cell table:formula="of:=[.BD310]+[.BE310]" office:value-type="float" office:value="153520">
            <text:p>153520</text:p>
          </table:table-cell>
          <table:table-cell table:formula="of:=([.C310]*2+64+130)*([.E310]*2+25)" office:value-type="float" office:value="78780">
            <text:p>78780</text:p>
          </table:table-cell>
          <table:table-cell table:formula="of:=([.C310]*2+64+130)*([.G310]*2+25)" office:value-type="float" office:value="74740">
            <text:p>74740</text:p>
          </table:table-cell>
          <table:table-cell table:formula="of:=([.D310]*2+89)*([.H310]*2+89)" office:value-type="float" office:value="47061">
            <text:p>47061</text:p>
          </table:table-cell>
          <table:table-cell table:formula="of:=([.F310]*2+89)*([.H310]*2+89)" office:value-type="float" office:value="77301">
            <text:p>77301</text:p>
          </table:table-cell>
          <table:table-cell table:style-name="ce27" table:formula="of:=[.BC310]*(MAX([.D310]; [.F310])*2+89)" office:value-type="float" office:value="62789680">
            <text:p>627896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0">
            <text:p>310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11:.H311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11]-[.N311]" office:value-type="float" office:value="490">
            <text:p>490</text:p>
          </table:table-cell>
          <table:table-cell table:formula="of:=MIN([.D311]; [.F311])" office:value-type="float" office:value="70">
            <text:p>7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天候無視</text:p>
          </table:table-cell>
          <table:table-cell table:style-name="ce2" office:value-type="string">
            <text:p><text:a xlink:href="http://www14.atwiki.jp/tamakagura/pages/171.html">D幽香</text:a></text:p>
          </table:table-cell>
          <table:table-cell table:number-columns-repeated="8"/>
          <table:table-cell table:style-name="ce2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1.html">D幽香</text:a></text:p>
          </table:table-cell>
          <table:table-cell table:number-columns-repeated="2"/>
          <table:table-cell table:formula="of:=[.BD311]+[.BE311]" office:value-type="float" office:value="186620">
            <text:p>186620</text:p>
          </table:table-cell>
          <table:table-cell table:style-name="ce26" table:formula="of:=([.C311]*2+64+130)*([.E311]*2+25)" office:value-type="float" office:value="97650">
            <text:p>97650</text:p>
          </table:table-cell>
          <table:table-cell table:formula="of:=([.C311]*2+64+130)*([.G311]*2+25)" office:value-type="float" office:value="88970">
            <text:p>88970</text:p>
          </table:table-cell>
          <table:table-cell table:formula="of:=([.D311]*2+89)*([.H311]*2+89)" office:value-type="float" office:value="47861">
            <text:p>47861</text:p>
          </table:table-cell>
          <table:table-cell table:formula="of:=([.F311]*2+89)*([.H311]*2+89)" office:value-type="float" office:value="68761">
            <text:p>68761</text:p>
          </table:table-cell>
          <table:table-cell table:style-name="ce27" table:formula="of:=[.BC311]*(MAX([.D311]; [.F311])*2+89)" office:value-type="float" office:value="61397980">
            <text:p>613979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1">
            <text:p>311</text:p>
          </table:table-cell>
          <table:table-cell table:style-name="ce2" office:value-type="string">
            <text:p><text:a xlink:href="http://www14.atwiki.jp/tamakagura/pages/172.html">ちびユウカ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5">
            <text:p>65</text:p>
          </table:table-cell>
          <table:table-cell table:style-name="ce2" table:formula="of:=SUM([.C312:.H312])" office:value-type="float" office:value="420">
            <text:p>42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2]-[.N312]" office:value-type="float" office:value="390">
            <text:p>390</text:p>
          </table:table-cell>
          <table:table-cell table:formula="of:=MIN([.D312]; [.F312])" office:value-type="float" office:value="30">
            <text:p>30</text:p>
          </table:table-cell>
          <table:table-cell table:style-name="ce22" office:value-type="string">
            <text:p>ピンチ樹1.2倍</text:p>
          </table:table-cell>
          <table:table-cell table:style-name="ce22"/>
          <table:table-cell table:style-name="ce2" office:value-type="string">
            <text:p><text:a xlink:href="http://www14.atwiki.jp/tamakagura/pages/172.html">ちびユウカ</text:a></text:p>
          </table:table-cell>
          <table:table-cell table:number-columns-repeated="8"/>
          <table:table-cell table:style-name="ce2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ちびユウカ</text:a></text:p>
          </table:table-cell>
          <table:table-cell table:number-columns-repeated="2"/>
          <table:table-cell table:formula="of:=[.BD312]+[.BE312]" office:value-type="float" office:value="116820">
            <text:p>116820</text:p>
          </table:table-cell>
          <table:table-cell table:formula="of:=([.C312]*2+64+130)*([.E312]*2+25)" office:value-type="float" office:value="54870">
            <text:p>54870</text:p>
          </table:table-cell>
          <table:table-cell table:formula="of:=([.C312]*2+64+130)*([.G312]*2+25)" office:value-type="float" office:value="61950">
            <text:p>61950</text:p>
          </table:table-cell>
          <table:table-cell table:formula="of:=([.D312]*2+89)*([.H312]*2+89)" office:value-type="float" office:value="32631">
            <text:p>32631</text:p>
          </table:table-cell>
          <table:table-cell table:formula="of:=([.F312]*2+89)*([.H312]*2+89)" office:value-type="float" office:value="65481">
            <text:p>65481</text:p>
          </table:table-cell>
          <table:table-cell table:formula="of:=[.BC312]*(MAX([.D312]; [.F312])*2+89)" office:value-type="float" office:value="34929180">
            <text:p>34929180</text:p>
          </table:table-cell>
          <table:table-cell/>
        </table:table-row>
        <table:table-row table:style-name="ro5">
          <table:table-cell office:value-type="float" office:value="312">
            <text:p>312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table:formula="of:=SUM([.C313:.H313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13]-[.N313]" office:value-type="float" office:value="480">
            <text:p>480</text:p>
          </table:table-cell>
          <table:table-cell table:formula="of:=MIN([.D313]; [.F313])" office:value-type="float" office:value="80">
            <text:p>80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被弾時50%AC↑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3]*2+89)*[.X313]*IF(OR([.J313]=[.V313]; [.K313]=[.V313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27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Aユウカ</text:a></text:p>
          </table:table-cell>
          <table:table-cell table:number-columns-repeated="2"/>
          <table:table-cell table:formula="of:=[.BD313]+[.BE313]" office:value-type="float" office:value="157560">
            <text:p>157560</text:p>
          </table:table-cell>
          <table:table-cell table:formula="of:=([.C313]*2+64+130)*([.E313]*2+25)" office:value-type="float" office:value="74740">
            <text:p>74740</text:p>
          </table:table-cell>
          <table:table-cell table:formula="of:=([.C313]*2+64+130)*([.G313]*2+25)" office:value-type="float" office:value="82820">
            <text:p>82820</text:p>
          </table:table-cell>
          <table:table-cell table:formula="of:=([.D313]*2+89)*([.H313]*2+89)" office:value-type="float" office:value="62001">
            <text:p>62001</text:p>
          </table:table-cell>
          <table:table-cell table:formula="of:=([.F313]*2+89)*([.H313]*2+89)" office:value-type="float" office:value="84411">
            <text:p>84411</text:p>
          </table:table-cell>
          <table:table-cell table:formula="of:=[.BC313]*(MAX([.D313]; [.F313])*2+89)" office:value-type="float" office:value="53412840">
            <text:p>53412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3">
            <text:p>313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14:.H314])" office:value-type="float" office:value="560">
            <text:p>560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14]-[.N314]" office:value-type="float" office:value="465">
            <text:p>465</text:p>
          </table:table-cell>
          <table:table-cell table:formula="of:=MIN([.D314]; [.F314])" office:value-type="float" office:value="95">
            <text:p>95</text:p>
          </table:table-cell>
          <table:table-cell table:style-name="ce22" office:value-type="string">
            <text:p>ピンチ樹1.2倍</text:p>
          </table:table-cell>
          <table:table-cell table:style-name="ce22" office:value-type="string">
            <text:p>被弾時50%AC↑</text:p>
          </table:table-cell>
          <table:table-cell table:style-name="ce2" office:value-type="string">
            <text:p><text:a xlink:href="http://www14.atwiki.jp/tamakagura/pages/172.html">Sユウカ</text:a></text:p>
          </table:table-cell>
          <table:table-cell table:number-columns-repeated="8"/>
          <table:table-cell table:style-name="ce2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2.html">Sユウカ</text:a></text:p>
          </table:table-cell>
          <table:table-cell table:number-columns-repeated="2"/>
          <table:table-cell table:formula="of:=[.BD314]+[.BE314]" office:value-type="float" office:value="131040">
            <text:p>131040</text:p>
          </table:table-cell>
          <table:table-cell table:formula="of:=([.C314]*2+64+130)*([.E314]*2+25)" office:value-type="float" office:value="63700">
            <text:p>63700</text:p>
          </table:table-cell>
          <table:table-cell table:formula="of:=([.C314]*2+64+130)*([.G314]*2+25)" office:value-type="float" office:value="67340">
            <text:p>67340</text:p>
          </table:table-cell>
          <table:table-cell table:style-name="ce27" table:formula="of:=([.D314]*2+89)*([.H314]*2+89)" office:value-type="float" office:value="91791">
            <text:p>91791</text:p>
          </table:table-cell>
          <table:table-cell table:style-name="ce27" table:formula="of:=([.F314]*2+89)*([.H314]*2+89)" office:value-type="float" office:value="98371">
            <text:p>98371</text:p>
          </table:table-cell>
          <table:table-cell table:formula="of:=[.BC314]*(MAX([.D314]; [.F314])*2+89)" office:value-type="float" office:value="39180960">
            <text:p>39180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4">
            <text:p>314</text:p>
          </table:table-cell>
          <table:table-cell table:style-name="ce2" office:value-type="string">
            <text:p><text:a xlink:href="http://www14.atwiki.jp/tamakagura/pages/173.html">ちびゆうぎ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table:formula="of:=SUM([.C315:.H315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5]-[.N315]" office:value-type="float" office:value="365">
            <text:p>365</text:p>
          </table:table-cell>
          <table:table-cell table:formula="of:=MIN([.D315]; [.F315])" office:value-type="float" office:value="55">
            <text:p>55</text:p>
          </table:table-cell>
          <table:table-cell table:style-name="ce22" office:value-type="string">
            <text:p>物理1.1倍</text:p>
          </table:table-cell>
          <table:table-cell table:style-name="ce22"/>
          <table:table-cell table:style-name="ce2" office:value-type="string">
            <text:p><text:a xlink:href="http://www14.atwiki.jp/tamakagura/pages/173.html">ちびゆうぎ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3.html">ちびゆうぎ</text:a></text:p>
          </table:table-cell>
          <table:table-cell table:number-columns-repeated="2"/>
          <table:table-cell table:formula="of:=[.BD315]+[.BE315]" office:value-type="float" office:value="115940">
            <text:p>115940</text:p>
          </table:table-cell>
          <table:table-cell table:formula="of:=([.C315]*2+64+130)*([.E315]*2+25)" office:value-type="float" office:value="57970">
            <text:p>57970</text:p>
          </table:table-cell>
          <table:table-cell table:formula="of:=([.C315]*2+64+130)*([.G315]*2+25)" office:value-type="float" office:value="57970">
            <text:p>57970</text:p>
          </table:table-cell>
          <table:table-cell table:formula="of:=([.D315]*2+89)*([.H315]*2+89)" office:value-type="float" office:value="47531">
            <text:p>47531</text:p>
          </table:table-cell>
          <table:table-cell table:formula="of:=([.F315]*2+89)*([.H315]*2+89)" office:value-type="float" office:value="29651">
            <text:p>29651</text:p>
          </table:table-cell>
          <table:table-cell table:formula="of:=[.BC315]*(MAX([.D315]; [.F315])*2+89)" office:value-type="float" office:value="36984860">
            <text:p>36984860</text:p>
          </table:table-cell>
          <table:table-cell/>
        </table:table-row>
        <table:table-row table:style-name="ro5">
          <table:table-cell office:value-type="float" office:value="315">
            <text:p>315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table:formula="of:=SUM([.C316:.H316])" office:value-type="float" office:value="560">
            <text:p>560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16]-[.N316]" office:value-type="float" office:value="485">
            <text:p>485</text:p>
          </table:table-cell>
          <table:table-cell table:formula="of:=MIN([.D316]; [.F316])" office:value-type="float" office:value="75">
            <text:p>75</text:p>
          </table:table-cell>
          <table:table-cell table:style-name="ce22" office:value-type="string">
            <text:p>物理1.1倍</text:p>
          </table:table-cell>
          <table:table-cell table:style-name="ce22" office:value-type="string">
            <text:p>50%A↓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3.html">N勇儀</text:a></text:p>
          </table:table-cell>
          <table:table-cell table:number-columns-repeated="2"/>
          <table:table-cell table:formula="of:=[.BD316]+[.BE316]" office:value-type="float" office:value="178020">
            <text:p>178020</text:p>
          </table:table-cell>
          <table:table-cell table:style-name="ce27" table:formula="of:=([.C316]*2+64+130)*([.E316]*2+25)" office:value-type="float" office:value="101430">
            <text:p>101430</text:p>
          </table:table-cell>
          <table:table-cell table:formula="of:=([.C316]*2+64+130)*([.G316]*2+25)" office:value-type="float" office:value="76590">
            <text:p>76590</text:p>
          </table:table-cell>
          <table:table-cell table:formula="of:=([.D316]*2+89)*([.H316]*2+89)" office:value-type="float" office:value="64051">
            <text:p>64051</text:p>
          </table:table-cell>
          <table:table-cell table:formula="of:=([.F316]*2+89)*([.H316]*2+89)" office:value-type="float" office:value="40391">
            <text:p>40391</text:p>
          </table:table-cell>
          <table:table-cell table:style-name="ce27" table:formula="of:=[.BC316]*(MAX([.D316]; [.F316])*2+89)" office:value-type="float" office:value="67469580">
            <text:p>674695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6">
            <text:p>316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60">
            <text:p>1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17:.H317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17]-[.N317]" office:value-type="float" office:value="470">
            <text:p>470</text:p>
          </table:table-cell>
          <table:table-cell table:formula="of:=MIN([.D317]; [.F317])" office:value-type="float" office:value="90">
            <text:p>90</text:p>
          </table:table-cell>
          <table:table-cell table:style-name="ce22" office:value-type="string">
            <text:p>物理1.1倍</text:p>
          </table:table-cell>
          <table:table-cell table:style-name="ce22" office:value-type="string">
            <text:p>50%A↓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73.html">A勇儀</text:a></text:p>
          </table:table-cell>
          <table:table-cell table:number-columns-repeated="2"/>
          <table:table-cell table:formula="of:=[.BD317]+[.BE317]" office:value-type="float" office:value="149480">
            <text:p>149480</text:p>
          </table:table-cell>
          <table:table-cell table:formula="of:=([.C317]*2+64+130)*([.E317]*2+25)" office:value-type="float" office:value="74740">
            <text:p>74740</text:p>
          </table:table-cell>
          <table:table-cell table:formula="of:=([.C317]*2+64+130)*([.G317]*2+25)" office:value-type="float" office:value="74740">
            <text:p>74740</text:p>
          </table:table-cell>
          <table:table-cell table:formula="of:=([.D317]*2+89)*([.H317]*2+89)" office:value-type="float" office:value="73211">
            <text:p>73211</text:p>
          </table:table-cell>
          <table:table-cell table:formula="of:=([.F317]*2+89)*([.H317]*2+89)" office:value-type="float" office:value="48151">
            <text:p>48151</text:p>
          </table:table-cell>
          <table:table-cell table:style-name="ce27" table:formula="of:=[.BC317]*(MAX([.D317]; [.F317])*2+89)" office:value-type="float" office:value="61137320">
            <text:p>611373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7">
            <text:p>317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45">
            <text:p>145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table:formula="of:=SUM([.C318:.H318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18]-[.N318]" office:value-type="float" office:value="470">
            <text:p>470</text:p>
          </table:table-cell>
          <table:table-cell table:formula="of:=MIN([.D318]; [.F318])" office:value-type="float" office:value="90">
            <text:p>90</text:p>
          </table:table-cell>
          <table:table-cell table:style-name="ce22" office:value-type="string">
            <text:p>物理1.1倍</text:p>
          </table:table-cell>
          <table:table-cell table:style-name="ce22" office:value-type="string">
            <text:p>50%A↓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number-columns-repeated="8"/>
          <table:table-cell table:style-name="ce2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3.html">T勇儀</text:a></text:p>
          </table:table-cell>
          <table:table-cell table:number-columns-repeated="2"/>
          <table:table-cell table:formula="of:=[.BD318]+[.BE318]" office:value-type="float" office:value="161460">
            <text:p>161460</text:p>
          </table:table-cell>
          <table:table-cell table:formula="of:=([.C318]*2+64+130)*([.E318]*2+25)" office:value-type="float" office:value="76590">
            <text:p>76590</text:p>
          </table:table-cell>
          <table:table-cell table:formula="of:=([.C318]*2+64+130)*([.G318]*2+25)" office:value-type="float" office:value="84870">
            <text:p>84870</text:p>
          </table:table-cell>
          <table:table-cell table:formula="of:=([.D318]*2+89)*([.H318]*2+89)" office:value-type="float" office:value="67841">
            <text:p>67841</text:p>
          </table:table-cell>
          <table:table-cell table:formula="of:=([.F318]*2+89)*([.H318]*2+89)" office:value-type="float" office:value="48151">
            <text:p>48151</text:p>
          </table:table-cell>
          <table:table-cell table:style-name="ce27" table:formula="of:=[.BC318]*(MAX([.D318]; [.F318])*2+89)" office:value-type="float" office:value="61193340">
            <text:p>61193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18">
            <text:p>318</text:p>
          </table:table-cell>
          <table:table-cell table:style-name="ce2" office:value-type="string">
            <text:p><text:a xlink:href="http://www14.atwiki.jp/tamakagura/pages/176.html">ちびゆかり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5">
            <text:p>65</text:p>
          </table:table-cell>
          <table:table-cell table:style-name="ce2" table:formula="of:=SUM([.C319:.H319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19]-[.N319]" office:value-type="float" office:value="395">
            <text:p>395</text:p>
          </table:table-cell>
          <table:table-cell table:formula="of:=MIN([.D319]; [.F319])" office:value-type="float" office:value="55">
            <text:p>55</text:p>
          </table:table-cell>
          <table:table-cell table:style-name="ce22" office:value-type="string">
            <text:p>障壁破壊</text:p>
          </table:table-cell>
          <table:table-cell table:style-name="ce22"/>
          <table:table-cell table:style-name="ce2" office:value-type="string">
            <text:p><text:a xlink:href="http://www14.atwiki.jp/tamakagura/pages/176.html">ちびゆかり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ちびゆかり</text:a></text:p>
          </table:table-cell>
          <table:table-cell table:number-columns-repeated="2"/>
          <table:table-cell table:formula="of:=[.BD319]+[.BE319]" office:value-type="float" office:value="130900">
            <text:p>130900</text:p>
          </table:table-cell>
          <table:table-cell table:formula="of:=([.C319]*2+64+130)*([.E319]*2+25)" office:value-type="float" office:value="57970">
            <text:p>57970</text:p>
          </table:table-cell>
          <table:table-cell table:formula="of:=([.C319]*2+64+130)*([.G319]*2+25)" office:value-type="float" office:value="72930">
            <text:p>72930</text:p>
          </table:table-cell>
          <table:table-cell table:formula="of:=([.D319]*2+89)*([.H319]*2+89)" office:value-type="float" office:value="43581">
            <text:p>43581</text:p>
          </table:table-cell>
          <table:table-cell table:formula="of:=([.F319]*2+89)*([.H319]*2+89)" office:value-type="float" office:value="58911">
            <text:p>58911</text:p>
          </table:table-cell>
          <table:table-cell table:formula="of:=[.BC319]*(MAX([.D319]; [.F319])*2+89)" office:value-type="float" office:value="35212100">
            <text:p>35212100</text:p>
          </table:table-cell>
          <table:table-cell/>
        </table:table-row>
        <table:table-row table:style-name="ro5">
          <table:table-cell office:value-type="float" office:value="319">
            <text:p>319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13" table:formula="of:=SUM([.C320:.H320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0]-[.N320]" office:value-type="float" office:value="490">
            <text:p>490</text:p>
          </table:table-cell>
          <table:table-cell table:formula="of:=MIN([.D320]; [.F320])" office:value-type="float" office:value="90">
            <text:p>9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25%先攻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320]*2+89)*80;([.D320]*2+89)*80*1.5)" office:value-type="float" office:value="32280">
            <text:p>32280</text:p>
          </table:table-cell>
          <table:table-cell table:style-name="ce2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formula="of:=[.BD320]+[.BE320]" office:value-type="float" office:value="161460">
            <text:p>161460</text:p>
          </table:table-cell>
          <table:table-cell table:formula="of:=([.C320]*2+64+130)*([.E320]*2+25)" office:value-type="float" office:value="80730">
            <text:p>80730</text:p>
          </table:table-cell>
          <table:table-cell table:formula="of:=([.C320]*2+64+130)*([.G320]*2+25)" office:value-type="float" office:value="80730">
            <text:p>80730</text:p>
          </table:table-cell>
          <table:table-cell table:formula="of:=([.D320]*2+89)*([.H320]*2+89)" office:value-type="float" office:value="72361">
            <text:p>72361</text:p>
          </table:table-cell>
          <table:table-cell table:formula="of:=([.F320]*2+89)*([.H320]*2+89)" office:value-type="float" office:value="88501">
            <text:p>88501</text:p>
          </table:table-cell>
          <table:table-cell table:formula="of:=[.BC320]*(MAX([.D320]; [.F320])*2+89)" office:value-type="float" office:value="53120340">
            <text:p>53120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0">
            <text:p>320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13" table:formula="of:=SUM([.C321:.H321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13" table:formula="of:=[.I321]-[.N321]" office:value-type="float" office:value="500">
            <text:p>500</text:p>
          </table:table-cell>
          <table:table-cell table:formula="of:=MIN([.D321]; [.F321])" office:value-type="float" office:value="80">
            <text:p>8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6.html">T紫</text:a></text:p>
          </table:table-cell>
          <table:table-cell table:number-columns-repeated="2"/>
          <table:table-cell table:formula="of:=[.BD321]+[.BE321]" office:value-type="float" office:value="186300">
            <text:p>186300</text:p>
          </table:table-cell>
          <table:table-cell table:style-name="ce26" table:formula="of:=([.C321]*2+64+130)*([.E321]*2+25)" office:value-type="float" office:value="93150">
            <text:p>93150</text:p>
          </table:table-cell>
          <table:table-cell table:formula="of:=([.C321]*2+64+130)*([.G321]*2+25)" office:value-type="float" office:value="93150">
            <text:p>93150</text:p>
          </table:table-cell>
          <table:table-cell table:formula="of:=([.D321]*2+89)*([.H321]*2+89)" office:value-type="float" office:value="76941">
            <text:p>76941</text:p>
          </table:table-cell>
          <table:table-cell table:formula="of:=([.F321]*2+89)*([.H321]*2+89)" office:value-type="float" office:value="62001">
            <text:p>62001</text:p>
          </table:table-cell>
          <table:table-cell table:formula="of:=[.BC321]*(MAX([.D321]; [.F321])*2+89)" office:value-type="float" office:value="57566700">
            <text:p>57566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1">
            <text:p>321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322:.H322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322]-[.N322]" office:value-type="float" office:value="475">
            <text:p>475</text:p>
          </table:table-cell>
          <table:table-cell table:formula="of:=MIN([.D322]; [.F322])" office:value-type="float" office:value="105">
            <text:p>105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76.html">S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S紫</text:a></text:p>
          </table:table-cell>
          <table:table-cell table:number-columns-repeated="2"/>
          <table:table-cell table:formula="of:=[.BD322]+[.BE322]" office:value-type="float" office:value="145780">
            <text:p>145780</text:p>
          </table:table-cell>
          <table:table-cell table:formula="of:=([.C322]*2+64+130)*([.E322]*2+25)" office:value-type="float" office:value="65010">
            <text:p>65010</text:p>
          </table:table-cell>
          <table:table-cell table:formula="of:=([.C322]*2+64+130)*([.G322]*2+25)" office:value-type="float" office:value="80770">
            <text:p>80770</text:p>
          </table:table-cell>
          <table:table-cell table:style-name="ce27" table:formula="of:=([.D322]*2+89)*([.H322]*2+89)" office:value-type="float" office:value="92391">
            <text:p>92391</text:p>
          </table:table-cell>
          <table:table-cell table:style-name="ce27" table:formula="of:=([.F322]*2+89)*([.H322]*2+89)" office:value-type="float" office:value="92391">
            <text:p>92391</text:p>
          </table:table-cell>
          <table:table-cell table:formula="of:=[.BC322]*(MAX([.D322]; [.F322])*2+89)" office:value-type="float" office:value="43588220">
            <text:p>435882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2">
            <text:p>322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13" table:formula="of:=SUM([.C323:.H323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323]-[.N323]" office:value-type="float" office:value="500">
            <text:p>500</text:p>
          </table:table-cell>
          <table:table-cell table:formula="of:=MIN([.D323]; [.F323])" office:value-type="float" office:value="80">
            <text:p>8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76.html">H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76.html">H紫</text:a></text:p>
          </table:table-cell>
          <table:table-cell table:number-columns-repeated="2"/>
          <table:table-cell table:formula="of:=[.BD323]+[.BE323]" office:value-type="float" office:value="178020">
            <text:p>178020</text:p>
          </table:table-cell>
          <table:table-cell table:style-name="ce26" table:formula="of:=([.C323]*2+64+130)*([.E323]*2+25)" office:value-type="float" office:value="84870">
            <text:p>84870</text:p>
          </table:table-cell>
          <table:table-cell table:formula="of:=([.C323]*2+64+130)*([.G323]*2+25)" office:value-type="float" office:value="93150">
            <text:p>93150</text:p>
          </table:table-cell>
          <table:table-cell table:formula="of:=([.D323]*2+89)*([.H323]*2+89)" office:value-type="float" office:value="66981">
            <text:p>66981</text:p>
          </table:table-cell>
          <table:table-cell table:formula="of:=([.F323]*2+89)*([.H323]*2+89)" office:value-type="float" office:value="83121">
            <text:p>83121</text:p>
          </table:table-cell>
          <table:table-cell table:formula="of:=[.BC323]*(MAX([.D323]; [.F323])*2+89)" office:value-type="float" office:value="55008180">
            <text:p>550081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3">
            <text:p>323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13" table:formula="of:=SUM([.C324:.H324])" office:value-type="float" office:value="580">
            <text:p>5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24]-[.N324]" office:value-type="float" office:value="460">
            <text:p>460</text:p>
          </table:table-cell>
          <table:table-cell table:formula="of:=MIN([.D324]; [.F324])" office:value-type="float" office:value="120">
            <text:p>120</text:p>
          </table:table-cell>
          <table:table-cell table:style-name="ce22" office:value-type="string">
            <text:p>障壁破壊</text:p>
          </table:table-cell>
          <table:table-cell table:style-name="ce22" office:value-type="string">
            <text:p>能力低下防止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24]*2+89)*[.X324]*IF(OR([.J324]=[.V324]; [.K324]=[.V324]); 1.5; 1)" office:value-type="float" office:value="40680">
            <text:p>40680</text:p>
          </table:table-cell>
          <table:table-cell table:style-name="ce2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6.html">AD紫</text:a></text:p>
          </table:table-cell>
          <table:table-cell table:number-columns-repeated="2"/>
          <table:table-cell table:formula="of:=[.BD324]+[.BE324]" office:value-type="float" office:value="145440">
            <text:p>145440</text:p>
          </table:table-cell>
          <table:table-cell table:formula="of:=([.C324]*2+64+130)*([.E324]*2+25)" office:value-type="float" office:value="66660">
            <text:p>66660</text:p>
          </table:table-cell>
          <table:table-cell table:formula="of:=([.C324]*2+64+130)*([.G324]*2+25)" office:value-type="float" office:value="78780">
            <text:p>78780</text:p>
          </table:table-cell>
          <table:table-cell table:formula="of:=([.D324]*2+89)*([.H324]*2+89)" office:value-type="float" office:value="78631">
            <text:p>78631</text:p>
          </table:table-cell>
          <table:table-cell table:formula="of:=([.F324]*2+89)*([.H324]*2+89)" office:value-type="float" office:value="81021">
            <text:p>81021</text:p>
          </table:table-cell>
          <table:table-cell table:formula="of:=[.BC324]*(MAX([.D324]; [.F324])*2+89)" office:value-type="float" office:value="49304160">
            <text:p>49304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4">
            <text:p>324</text:p>
          </table:table-cell>
          <table:table-cell table:style-name="ce2" office:value-type="string">
            <text:p><text:a xlink:href="http://www14.atwiki.jp/tamakagura/pages/177.html">ちびユキ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325:.H325])" office:value-type="float" office:value="380">
            <text:p>38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5]-[.N325]" office:value-type="float" office:value="350">
            <text:p>350</text:p>
          </table:table-cell>
          <table:table-cell table:formula="of:=MIN([.D325]; [.F325])" office:value-type="float" office:value="30">
            <text:p>30</text:p>
          </table:table-cell>
          <table:table-cell table:style-name="ce22" office:value-type="string">
            <text:p>50%敵A↓</text:p>
          </table:table-cell>
          <table:table-cell table:style-name="ce22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ちびユキ</text:a></text:p>
          </table:table-cell>
          <table:table-cell table:number-columns-repeated="2"/>
          <table:table-cell table:formula="of:=[.BD325]+[.BE325]" office:value-type="float" office:value="95580">
            <text:p>95580</text:p>
          </table:table-cell>
          <table:table-cell table:formula="of:=([.C325]*2+64+130)*([.E325]*2+25)" office:value-type="float" office:value="44250">
            <text:p>44250</text:p>
          </table:table-cell>
          <table:table-cell table:formula="of:=([.C325]*2+64+130)*([.G325]*2+25)" office:value-type="float" office:value="51330">
            <text:p>51330</text:p>
          </table:table-cell>
          <table:table-cell table:formula="of:=([.D325]*2+89)*([.H325]*2+89)" office:value-type="float" office:value="35611">
            <text:p>35611</text:p>
          </table:table-cell>
          <table:table-cell table:formula="of:=([.F325]*2+89)*([.H325]*2+89)" office:value-type="float" office:value="61901">
            <text:p>61901</text:p>
          </table:table-cell>
          <table:table-cell table:formula="of:=[.BC325]*(MAX([.D325]; [.F325])*2+89)" office:value-type="float" office:value="24755220">
            <text:p>24755220</text:p>
          </table:table-cell>
          <table:table-cell/>
        </table:table-row>
        <table:table-row table:style-name="ro5">
          <table:table-cell office:value-type="float" office:value="325">
            <text:p>325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326:.H326])" office:value-type="float" office:value="530">
            <text:p>53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26]-[.N326]" office:value-type="float" office:value="470">
            <text:p>470</text:p>
          </table:table-cell>
          <table:table-cell table:formula="of:=MIN([.D326]; [.F326])" office:value-type="float" office:value="60">
            <text:p>60</text:p>
          </table:table-cell>
          <table:table-cell table:style-name="ce22" office:value-type="string">
            <text:p>50%敵A↓</text:p>
          </table:table-cell>
          <table:table-cell table:style-name="ce22" office:value-type="string">
            <text:p>ピンチ炎1.2倍</text:p>
          </table:table-cell>
          <table:table-cell table:style-name="ce2" office:value-type="string">
            <text:p><text:a xlink:href="http://www14.atwiki.jp/tamakagura/pages/177.html">Sユキ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77.html">Sユキ</text:a></text:p>
          </table:table-cell>
          <table:table-cell table:number-columns-repeated="2"/>
          <table:table-cell table:formula="of:=[.BD326]+[.BE326]" office:value-type="float" office:value="138380">
            <text:p>138380</text:p>
          </table:table-cell>
          <table:table-cell table:formula="of:=([.C326]*2+64+130)*([.E326]*2+25)" office:value-type="float" office:value="61710">
            <text:p>61710</text:p>
          </table:table-cell>
          <table:table-cell table:formula="of:=([.C326]*2+64+130)*([.G326]*2+25)" office:value-type="float" office:value="76670">
            <text:p>76670</text:p>
          </table:table-cell>
          <table:table-cell table:formula="of:=([.D326]*2+89)*([.H326]*2+89)" office:value-type="float" office:value="64581">
            <text:p>64581</text:p>
          </table:table-cell>
          <table:table-cell table:style-name="ce27" table:formula="of:=([.F326]*2+89)*([.H326]*2+89)" office:value-type="float" office:value="95481">
            <text:p>95481</text:p>
          </table:table-cell>
          <table:table-cell table:formula="of:=[.BC326]*(MAX([.D326]; [.F326])*2+89)" office:value-type="float" office:value="42759420">
            <text:p>42759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6">
            <text:p>326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5">
            <text:p>35</text:p>
          </table:table-cell>
          <table:table-cell table:style-name="ce2" table:formula="of:=SUM([.C327:.H327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7]-[.N327]" office:value-type="float" office:value="350">
            <text:p>350</text:p>
          </table:table-cell>
          <table:table-cell table:formula="of:=MIN([.D327]; [.F327])" office:value-type="float" office:value="50">
            <text:p>5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178.html">ちびゆめこ</text:a></text:p>
          </table:table-cell>
          <table:table-cell table:number-columns-repeated="8"/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78.html">ちびゆめこ</text:a></text:p>
          </table:table-cell>
          <table:table-cell office:value-type="string">
            <text:p>○</text:p>
          </table:table-cell>
          <table:table-cell/>
          <table:table-cell table:formula="of:=[.BD327]+[.BE327]" office:value-type="float" office:value="123420">
            <text:p>123420</text:p>
          </table:table-cell>
          <table:table-cell table:formula="of:=([.C327]*2+64+130)*([.E327]*2+25)" office:value-type="float" office:value="65450">
            <text:p>65450</text:p>
          </table:table-cell>
          <table:table-cell table:formula="of:=([.C327]*2+64+130)*([.G327]*2+25)" office:value-type="float" office:value="57970">
            <text:p>57970</text:p>
          </table:table-cell>
          <table:table-cell table:formula="of:=([.D327]*2+89)*([.H327]*2+89)" office:value-type="float" office:value="41181">
            <text:p>41181</text:p>
          </table:table-cell>
          <table:table-cell table:formula="of:=([.F327]*2+89)*([.H327]*2+89)" office:value-type="float" office:value="30051">
            <text:p>30051</text:p>
          </table:table-cell>
          <table:table-cell table:formula="of:=[.BC327]*(MAX([.D327]; [.F327])*2+89)" office:value-type="float" office:value="31965780">
            <text:p>31965780</text:p>
          </table:table-cell>
          <table:table-cell/>
        </table:table-row>
        <table:table-row table:style-name="ro5">
          <table:table-cell office:value-type="float" office:value="327">
            <text:p>327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328:.H328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28]-[.N328]" office:value-type="float" office:value="475">
            <text:p>475</text:p>
          </table:table-cell>
          <table:table-cell table:formula="of:=MIN([.D328]; [.F328])" office:value-type="float" office:value="70">
            <text:p>7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急所防止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table:number-columns-repeated="8"/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27" office:value-type="string">
            <text:p>○</text:p>
          </table:table-cell>
          <table:table-cell table:style-name="ce2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/>
          <table:table-cell table:formula="of:=[.BD328]+[.BE328]" office:value-type="float" office:value="190440">
            <text:p>190440</text:p>
          </table:table-cell>
          <table:table-cell table:style-name="ce26" table:formula="of:=([.C328]*2+64+130)*([.E328]*2+25)" office:value-type="float" office:value="97290">
            <text:p>97290</text:p>
          </table:table-cell>
          <table:table-cell table:formula="of:=([.C328]*2+64+130)*([.G328]*2+25)" office:value-type="float" office:value="93150">
            <text:p>93150</text:p>
          </table:table-cell>
          <table:table-cell table:formula="of:=([.D328]*2+89)*([.H328]*2+89)" office:value-type="float" office:value="60401">
            <text:p>60401</text:p>
          </table:table-cell>
          <table:table-cell table:formula="of:=([.F328]*2+89)*([.H328]*2+89)" office:value-type="float" office:value="47861">
            <text:p>47861</text:p>
          </table:table-cell>
          <table:table-cell table:formula="of:=[.BC328]*(MAX([.D328]; [.F328])*2+89)" office:value-type="float" office:value="55037160">
            <text:p>550371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28">
            <text:p>328</text:p>
          </table:table-cell>
          <table:table-cell table:style-name="ce2" office:value-type="string">
            <text:p><text:a xlink:href="http://www14.atwiki.jp/tamakagura/pages/180.html">ちびゆめみ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table:formula="of:=SUM([.C329:.H329])" office:value-type="float" office:value="420">
            <text:p>42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29]-[.N329]" office:value-type="float" office:value="365">
            <text:p>365</text:p>
          </table:table-cell>
          <table:table-cell table:formula="of:=MIN([.D329]; [.F329])" office:value-type="float" office:value="55">
            <text:p>55</text:p>
          </table:table-cell>
          <table:table-cell table:style-name="ce22" office:value-type="string">
            <text:p>VP吸収</text:p>
          </table:table-cell>
          <table:table-cell table:style-name="ce22"/>
          <table:table-cell table:style-name="ce2" office:value-type="string">
            <text:p><text:a xlink:href="http://www14.atwiki.jp/tamakagura/pages/180.html">ちびゆめみ</text:a></text:p>
          </table:table-cell>
          <table:table-cell table:number-columns-repeated="8"/>
          <table:table-cell table:style-name="ce2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ちびゆめみ</text:a></text:p>
          </table:table-cell>
          <table:table-cell table:number-columns-repeated="2"/>
          <table:table-cell table:formula="of:=[.BD329]+[.BE329]" office:value-type="float" office:value="92880">
            <text:p>92880</text:p>
          </table:table-cell>
          <table:table-cell table:formula="of:=([.C329]*2+64+130)*([.E329]*2+25)" office:value-type="float" office:value="43000">
            <text:p>43000</text:p>
          </table:table-cell>
          <table:table-cell table:formula="of:=([.C329]*2+64+130)*([.G329]*2+25)" office:value-type="float" office:value="49880">
            <text:p>49880</text:p>
          </table:table-cell>
          <table:table-cell table:formula="of:=([.D329]*2+89)*([.H329]*2+89)" office:value-type="float" office:value="45571">
            <text:p>45571</text:p>
          </table:table-cell>
          <table:table-cell table:formula="of:=([.F329]*2+89)*([.H329]*2+89)" office:value-type="float" office:value="70761">
            <text:p>70761</text:p>
          </table:table-cell>
          <table:table-cell table:formula="of:=[.BC329]*(MAX([.D329]; [.F329])*2+89)" office:value-type="float" office:value="28699920">
            <text:p>28699920</text:p>
          </table:table-cell>
          <table:table-cell/>
        </table:table-row>
        <table:table-row table:style-name="ro5">
          <table:table-cell office:value-type="float" office:value="329">
            <text:p>329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30:.H330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30]-[.N330]" office:value-type="float" office:value="490">
            <text:p>490</text:p>
          </table:table-cell>
          <table:table-cell table:formula="of:=MIN([.D330]; [.F330])" office:value-type="float" office:value="70">
            <text:p>70</text:p>
          </table:table-cell>
          <table:table-cell table:style-name="ce22" office:value-type="string">
            <text:p>VP吸収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0]*2+89)*[.X330]*IF(OR([.J330]=[.V330]; [.K330]=[.V330]); 1.5; 1)" office:value-type="float" office:value="27480">
            <text:p>27480</text:p>
          </table:table-cell>
          <table:table-cell table:style-name="ce2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0.html">A夢美</text:a></text:p>
          </table:table-cell>
          <table:table-cell table:number-columns-repeated="2"/>
          <table:table-cell table:formula="of:=[.BD330]+[.BE330]" office:value-type="float" office:value="145780">
            <text:p>145780</text:p>
          </table:table-cell>
          <table:table-cell table:formula="of:=([.C330]*2+64+130)*([.E330]*2+25)" office:value-type="float" office:value="68950">
            <text:p>68950</text:p>
          </table:table-cell>
          <table:table-cell table:formula="of:=([.C330]*2+64+130)*([.G330]*2+25)" office:value-type="float" office:value="76830">
            <text:p>76830</text:p>
          </table:table-cell>
          <table:table-cell table:formula="of:=([.D330]*2+89)*([.H330]*2+89)" office:value-type="float" office:value="66181">
            <text:p>66181</text:p>
          </table:table-cell>
          <table:table-cell table:style-name="ce27" table:formula="of:=([.F330]*2+89)*([.H330]*2+89)" office:value-type="float" office:value="100861">
            <text:p>100861</text:p>
          </table:table-cell>
          <table:table-cell table:formula="of:=[.BC330]*(MAX([.D330]; [.F330])*2+89)" office:value-type="float" office:value="50877220">
            <text:p>508772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0">
            <text:p>330</text:p>
          </table:table-cell>
          <table:table-cell table:style-name="ce2" office:value-type="string">
            <text:p><text:a xlink:href="http://www14.atwiki.jp/tamakagura/pages/182.html">ちびゆゆこ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5">
            <text:p>65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table:formula="of:=SUM([.C331:.H331])" office:value-type="float" office:value="420">
            <text:p>42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1]-[.N331]" office:value-type="float" office:value="370">
            <text:p>370</text:p>
          </table:table-cell>
          <table:table-cell table:formula="of:=MIN([.D331]; [.F331])" office:value-type="float" office:value="50">
            <text:p>50</text:p>
          </table:table-cell>
          <table:table-cell table:style-name="ce22" office:value-type="string">
            <text:p>敵消費VP40%増</text:p>
          </table:table-cell>
          <table:table-cell table:style-name="ce22"/>
          <table:table-cell table:style-name="ce2" office:value-type="string">
            <text:p><text:a xlink:href="http://www14.atwiki.jp/tamakagura/pages/182.html">ちびゆゆこ</text:a></text:p>
          </table:table-cell>
          <table:table-cell table:number-columns-repeated="8"/>
          <table:table-cell table:style-name="ce2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ちびゆゆこ</text:a></text:p>
          </table:table-cell>
          <table:table-cell table:number-columns-repeated="2"/>
          <table:table-cell table:formula="of:=[.BD331]+[.BE331]" office:value-type="float" office:value="133960">
            <text:p>133960</text:p>
          </table:table-cell>
          <table:table-cell table:formula="of:=([.C331]*2+64+130)*([.E331]*2+25)" office:value-type="float" office:value="61070">
            <text:p>61070</text:p>
          </table:table-cell>
          <table:table-cell table:formula="of:=([.C331]*2+64+130)*([.G331]*2+25)" office:value-type="float" office:value="72890">
            <text:p>72890</text:p>
          </table:table-cell>
          <table:table-cell table:formula="of:=([.D331]*2+89)*([.H331]*2+89)" office:value-type="float" office:value="33831">
            <text:p>33831</text:p>
          </table:table-cell>
          <table:table-cell table:formula="of:=([.F331]*2+89)*([.H331]*2+89)" office:value-type="float" office:value="44571">
            <text:p>44571</text:p>
          </table:table-cell>
          <table:table-cell table:formula="of:=[.BC331]*(MAX([.D331]; [.F331])*2+89)" office:value-type="float" office:value="33356040">
            <text:p>33356040</text:p>
          </table:table-cell>
          <table:table-cell/>
        </table:table-row>
        <table:table-row table:style-name="ro5">
          <table:table-cell office:value-type="float" office:value="331">
            <text:p>331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332:.H332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32]-[.N332]" office:value-type="float" office:value="470">
            <text:p>470</text:p>
          </table:table-cell>
          <table:table-cell table:formula="of:=MIN([.D332]; [.F332])" office:value-type="float" office:value="90">
            <text:p>90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状態異常無効</text:p>
          </table:table-cell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N幽々子</text:a></text:p>
          </table:table-cell>
          <table:table-cell table:number-columns-repeated="2"/>
          <table:table-cell table:formula="of:=[.BD332]+[.BE332]" office:value-type="float" office:value="165600">
            <text:p>165600</text:p>
          </table:table-cell>
          <table:table-cell table:formula="of:=([.C332]*2+64+130)*([.E332]*2+25)" office:value-type="float" office:value="80730">
            <text:p>80730</text:p>
          </table:table-cell>
          <table:table-cell table:formula="of:=([.C332]*2+64+130)*([.G332]*2+25)" office:value-type="float" office:value="84870">
            <text:p>84870</text:p>
          </table:table-cell>
          <table:table-cell table:formula="of:=([.D332]*2+89)*([.H332]*2+89)" office:value-type="float" office:value="64291">
            <text:p>64291</text:p>
          </table:table-cell>
          <table:table-cell table:formula="of:=([.F332]*2+89)*([.H332]*2+89)" office:value-type="float" office:value="73851">
            <text:p>73851</text:p>
          </table:table-cell>
          <table:table-cell table:formula="of:=[.BC332]*(MAX([.D332]; [.F332])*2+89)" office:value-type="float" office:value="51170400">
            <text:p>51170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2">
            <text:p>332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33:.H333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★</text:p>
          </table:table-cell>
          <table:table-cell table:style-name="ce2" table:formula="of:=[.I333]-[.N333]" office:value-type="float" office:value="480">
            <text:p>480</text:p>
          </table:table-cell>
          <table:table-cell table:formula="of:=MIN([.D333]; [.F333])" office:value-type="float" office:value="80">
            <text:p>80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状態異常無効</text:p>
          </table:table-cell>
          <table:table-cell table:style-name="ce2" office:value-type="string">
            <text:p><text:a xlink:href="http://www14.atwiki.jp/tamakagura/pages/182.html">A幽々子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A幽々子</text:a></text:p>
          </table:table-cell>
          <table:table-cell table:number-columns-repeated="2"/>
          <table:table-cell table:formula="of:=[.BD333]+[.BE333]" office:value-type="float" office:value="149480">
            <text:p>149480</text:p>
          </table:table-cell>
          <table:table-cell table:formula="of:=([.C333]*2+64+130)*([.E333]*2+25)" office:value-type="float" office:value="66660">
            <text:p>66660</text:p>
          </table:table-cell>
          <table:table-cell table:formula="of:=([.C333]*2+64+130)*([.G333]*2+25)" office:value-type="float" office:value="82820">
            <text:p>82820</text:p>
          </table:table-cell>
          <table:table-cell table:formula="of:=([.D333]*2+89)*([.H333]*2+89)" office:value-type="float" office:value="66981">
            <text:p>66981</text:p>
          </table:table-cell>
          <table:table-cell table:style-name="ce27" table:formula="of:=([.F333]*2+89)*([.H333]*2+89)" office:value-type="float" office:value="91191">
            <text:p>91191</text:p>
          </table:table-cell>
          <table:table-cell table:formula="of:=[.BC333]*(MAX([.D333]; [.F333])*2+89)" office:value-type="float" office:value="50673720">
            <text:p>50673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3">
            <text:p>333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table:formula="of:=SUM([.C334:.H334])" office:value-type="float" office:value="560">
            <text:p>56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34]-[.N334]" office:value-type="float" office:value="485">
            <text:p>485</text:p>
          </table:table-cell>
          <table:table-cell table:formula="of:=MIN([.D334]; [.F334])" office:value-type="float" office:value="75">
            <text:p>75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状態異常無効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4]*2+89)*[.X334]*IF(OR([.J334]=[.V334]; [.K334]=[.V334]); 1.5; 1)" office:value-type="float" office:value="26145">
            <text:p>26145</text:p>
          </table:table-cell>
          <table:table-cell table:style-name="ce2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D幽々子</text:a></text:p>
          </table:table-cell>
          <table:table-cell table:number-columns-repeated="2"/>
          <table:table-cell table:style-name="ce27" table:formula="of:=[.BD334]+[.BE334]" office:value-type="float" office:value="226440">
            <text:p>226440</text:p>
          </table:table-cell>
          <table:table-cell table:style-name="ce27" table:formula="of:=([.C334]*2+64+130)*([.E334]*2+25)" office:value-type="float" office:value="108780">
            <text:p>108780</text:p>
          </table:table-cell>
          <table:table-cell table:style-name="ce27" table:formula="of:=([.C334]*2+64+130)*([.G334]*2+25)" office:value-type="float" office:value="117660">
            <text:p>117660</text:p>
          </table:table-cell>
          <table:table-cell table:formula="of:=([.D334]*2+89)*([.H334]*2+89)" office:value-type="float" office:value="45171">
            <text:p>45171</text:p>
          </table:table-cell>
          <table:table-cell table:formula="of:=([.F334]*2+89)*([.H334]*2+89)" office:value-type="float" office:value="47061">
            <text:p>47061</text:p>
          </table:table-cell>
          <table:table-cell table:formula="of:=[.BC334]*(MAX([.D334]; [.F334])*2+89)" office:value-type="float" office:value="56383560">
            <text:p>563835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4">
            <text:p>334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35:.H335])" office:value-type="float" office:value="560">
            <text:p>56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35]-[.N335]" office:value-type="float" office:value="480">
            <text:p>480</text:p>
          </table:table-cell>
          <table:table-cell table:formula="of:=MIN([.D335]; [.F335])" office:value-type="float" office:value="80">
            <text:p>80</text:p>
          </table:table-cell>
          <table:table-cell table:style-name="ce22" office:value-type="string">
            <text:p>敵消費VP40%増</text:p>
          </table:table-cell>
          <table:table-cell table:style-name="ce22" office:value-type="string">
            <text:p>混乱無効</text:p>
          </table:table-cell>
          <table:table-cell table:style-name="ce2" office:value-type="string">
            <text:p><text:a xlink:href="http://www14.atwiki.jp/tamakagura/pages/182.html">S幽々子</text:a></text:p>
          </table:table-cell>
          <table:table-cell table:number-columns-repeated="8"/>
          <table:table-cell table:style-name="ce2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style-name="ce2" office:value-type="string">
            <text:p>氷 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82.html">S幽々子</text:a></text:p>
          </table:table-cell>
          <table:table-cell table:number-columns-repeated="2"/>
          <table:table-cell table:formula="of:=[.BD335]+[.BE335]" office:value-type="float" office:value="153660">
            <text:p>153660</text:p>
          </table:table-cell>
          <table:table-cell table:formula="of:=([.C335]*2+64+130)*([.E335]*2+25)" office:value-type="float" office:value="72890">
            <text:p>72890</text:p>
          </table:table-cell>
          <table:table-cell table:formula="of:=([.C335]*2+64+130)*([.G335]*2+25)" office:value-type="float" office:value="80770">
            <text:p>80770</text:p>
          </table:table-cell>
          <table:table-cell table:formula="of:=([.D335]*2+89)*([.H335]*2+89)" office:value-type="float" office:value="88501">
            <text:p>88501</text:p>
          </table:table-cell>
          <table:table-cell table:formula="of:=([.F335]*2+89)*([.H335]*2+89)" office:value-type="float" office:value="81921">
            <text:p>81921</text:p>
          </table:table-cell>
          <table:table-cell table:formula="of:=[.BC335]*(MAX([.D335]; [.F335])*2+89)" office:value-type="float" office:value="41334540">
            <text:p>413345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5">
            <text:p>335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number-columns-repeated="3" table:style-name="ce2" office:value-type="float" office:value="50">
            <text:p>50</text:p>
          </table:table-cell>
          <table:table-cell table:style-name="ce2" table:formula="of:=SUM([.C336:.H336])" office:value-type="float" office:value="400">
            <text:p>40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36]-[.N336]" office:value-type="float" office:value="350">
            <text:p>350</text:p>
          </table:table-cell>
          <table:table-cell table:formula="of:=MIN([.D336]; [.F336])" office:value-type="float" office:value="50">
            <text:p>50</text:p>
          </table:table-cell>
          <table:table-cell table:style-name="ce22" office:value-type="string">
            <text:p>ピンチ鋼1.2倍</text:p>
          </table:table-cell>
          <table:table-cell table:style-name="ce22"/>
          <table:table-cell table:style-name="ce2" office:value-type="string">
            <text:p><text:a xlink:href="http://www14.atwiki.jp/tamakagura/pages/183.html">ちびようむ</text:a></text:p>
          </table:table-cell>
          <table:table-cell table:number-columns-repeated="8"/>
          <table:table-cell table:style-name="ce2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3.html">ちびようむ</text:a></text:p>
          </table:table-cell>
          <table:table-cell table:number-columns-repeated="2"/>
          <table:table-cell table:formula="of:=[.BD336]+[.BE336]" office:value-type="float" office:value="100200">
            <text:p>100200</text:p>
          </table:table-cell>
          <table:table-cell table:formula="of:=([.C336]*2+64+130)*([.E336]*2+25)" office:value-type="float" office:value="58450">
            <text:p>58450</text:p>
          </table:table-cell>
          <table:table-cell table:formula="of:=([.C336]*2+64+130)*([.G336]*2+25)" office:value-type="float" office:value="41750">
            <text:p>41750</text:p>
          </table:table-cell>
          <table:table-cell table:formula="of:=([.D336]*2+89)*([.H336]*2+89)" office:value-type="float" office:value="56511">
            <text:p>56511</text:p>
          </table:table-cell>
          <table:table-cell table:formula="of:=([.F336]*2+89)*([.H336]*2+89)" office:value-type="float" office:value="35721">
            <text:p>35721</text:p>
          </table:table-cell>
          <table:table-cell table:formula="of:=[.BC336]*(MAX([.D336]; [.F336])*2+89)" office:value-type="float" office:value="29959800">
            <text:p>29959800</text:p>
          </table:table-cell>
          <table:table-cell/>
        </table:table-row>
        <table:table-row table:style-name="ro5">
          <table:table-cell office:value-type="float" office:value="336">
            <text:p>336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5">
            <text:p>75</text:p>
          </table:table-cell>
          <table:table-cell table:style-name="ce2" table:formula="of:=SUM([.C337:.H337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7]-[.N337]" office:value-type="float" office:value="455">
            <text:p>455</text:p>
          </table:table-cell>
          <table:table-cell table:formula="of:=MIN([.D337]; [.F337])" office:value-type="float" office:value="90">
            <text:p>90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登場時ダメージ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2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3.html">A妖夢</text:a></text:p>
          </table:table-cell>
          <table:table-cell table:number-columns-repeated="2"/>
          <table:table-cell table:formula="of:=[.BD337]+[.BE337]" office:value-type="float" office:value="138380">
            <text:p>138380</text:p>
          </table:table-cell>
          <table:table-cell table:style-name="ce26" table:formula="of:=([.C337]*2+64+130)*([.E337]*2+25)" office:value-type="float" office:value="84150">
            <text:p>84150</text:p>
          </table:table-cell>
          <table:table-cell table:formula="of:=([.C337]*2+64+130)*([.G337]*2+25)" office:value-type="float" office:value="54230">
            <text:p>54230</text:p>
          </table:table-cell>
          <table:table-cell table:formula="of:=([.D337]*2+89)*([.H337]*2+89)" office:value-type="float" office:value="83411">
            <text:p>83411</text:p>
          </table:table-cell>
          <table:table-cell table:formula="of:=([.F337]*2+89)*([.H337]*2+89)" office:value-type="float" office:value="64291">
            <text:p>64291</text:p>
          </table:table-cell>
          <table:table-cell table:formula="of:=[.BC337]*(MAX([.D337]; [.F337])*2+89)" office:value-type="float" office:value="48294620">
            <text:p>482946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7">
            <text:p>337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5">
            <text:p>55</text:p>
          </table:table-cell>
          <table:table-cell table:style-name="ce2" table:formula="of:=SUM([.C338:.H338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38]-[.N338]" office:value-type="float" office:value="470">
            <text:p>470</text:p>
          </table:table-cell>
          <table:table-cell table:formula="of:=MIN([.D338]; [.F338])" office:value-type="float" office:value="75">
            <text:p>75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38]*2+89)*[.X338]*IF(OR([.J338]=[.V338]; [.K338]=[.V338]); 1.5; 1)" office:value-type="float" office:value="26910">
            <text:p>26910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3.html">D妖夢</text:a></text:p>
          </table:table-cell>
          <table:table-cell table:number-columns-repeated="2"/>
          <table:table-cell table:formula="of:=[.BD338]+[.BE338]" office:value-type="float" office:value="186300">
            <text:p>186300</text:p>
          </table:table-cell>
          <table:table-cell table:style-name="ce27" table:formula="of:=([.C338]*2+64+130)*([.E338]*2+25)" office:value-type="float" office:value="101430">
            <text:p>101430</text:p>
          </table:table-cell>
          <table:table-cell table:formula="of:=([.C338]*2+64+130)*([.G338]*2+25)" office:value-type="float" office:value="84870">
            <text:p>84870</text:p>
          </table:table-cell>
          <table:table-cell table:formula="of:=([.D338]*2+89)*([.H338]*2+89)" office:value-type="float" office:value="59501">
            <text:p>59501</text:p>
          </table:table-cell>
          <table:table-cell table:formula="of:=([.F338]*2+89)*([.H338]*2+89)" office:value-type="float" office:value="47561">
            <text:p>47561</text:p>
          </table:table-cell>
          <table:table-cell table:formula="of:=[.BC338]*(MAX([.D338]; [.F338])*2+89)" office:value-type="float" office:value="55703700">
            <text:p>55703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8">
            <text:p>338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339:.H339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39]-[.N339]" office:value-type="float" office:value="480">
            <text:p>480</text:p>
          </table:table-cell>
          <table:table-cell table:formula="of:=MIN([.D339]; [.F339])" office:value-type="float" office:value="65">
            <text:p>65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9]*2+89)*[.X339]*IF(OR([.J339]=[.V339]; [.K339]=[.V339]); 1.5; 1)" office:value-type="float" office:value="39480">
            <text:p>39480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3.html">S妖夢</text:a></text:p>
          </table:table-cell>
          <table:table-cell table:number-columns-repeated="2"/>
          <table:table-cell table:formula="of:=[.BD339]+[.BE339]" office:value-type="float" office:value="138380">
            <text:p>138380</text:p>
          </table:table-cell>
          <table:table-cell table:formula="of:=([.C339]*2+64+130)*([.E339]*2+25)" office:value-type="float" office:value="76670">
            <text:p>76670</text:p>
          </table:table-cell>
          <table:table-cell table:formula="of:=([.C339]*2+64+130)*([.G339]*2+25)" office:value-type="float" office:value="61710">
            <text:p>61710</text:p>
          </table:table-cell>
          <table:table-cell table:style-name="ce27" table:formula="of:=([.D339]*2+89)*([.H339]*2+89)" office:value-type="float" office:value="101661">
            <text:p>101661</text:p>
          </table:table-cell>
          <table:table-cell table:formula="of:=([.F339]*2+89)*([.H339]*2+89)" office:value-type="float" office:value="67671">
            <text:p>67671</text:p>
          </table:table-cell>
          <table:table-cell table:formula="of:=[.BC339]*(MAX([.D339]; [.F339])*2+89)" office:value-type="float" office:value="45527020">
            <text:p>45527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39">
            <text:p>339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table:formula="of:=SUM([.C340:.H340])" office:value-type="float" office:value="545">
            <text:p>54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40]-[.N340]" office:value-type="float" office:value="475">
            <text:p>475</text:p>
          </table:table-cell>
          <table:table-cell table:formula="of:=MIN([.D340]; [.F340])" office:value-type="float" office:value="70">
            <text:p>70</text:p>
          </table:table-cell>
          <table:table-cell table:style-name="ce22" office:value-type="string">
            <text:p>ピンチ鋼1.2倍</text:p>
          </table:table-cell>
          <table:table-cell table:style-name="ce22" office:value-type="string">
            <text:p>20%状態回復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340]*2+89)*[.X340]*IF(OR([.J340]=[.V340]; [.K340]=[.V340]); 1.5; 1)" office:value-type="float" office:value="59220">
            <text:p>59220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3.html">T妖夢</text:a></text:p>
          </table:table-cell>
          <table:table-cell table:number-columns-repeated="2"/>
          <table:table-cell table:formula="of:=[.BD340]+[.BE340]" office:value-type="float" office:value="173720">
            <text:p>173720</text:p>
          </table:table-cell>
          <table:table-cell table:style-name="ce26" table:formula="of:=([.C340]*2+64+130)*([.E340]*2+25)" office:value-type="float" office:value="94940">
            <text:p>94940</text:p>
          </table:table-cell>
          <table:table-cell table:formula="of:=([.C340]*2+64+130)*([.G340]*2+25)" office:value-type="float" office:value="78780">
            <text:p>78780</text:p>
          </table:table-cell>
          <table:table-cell table:formula="of:=([.D340]*2+89)*([.H340]*2+89)" office:value-type="float" office:value="68761">
            <text:p>68761</text:p>
          </table:table-cell>
          <table:table-cell table:formula="of:=([.F340]*2+89)*([.H340]*2+89)" office:value-type="float" office:value="47861">
            <text:p>47861</text:p>
          </table:table-cell>
          <table:table-cell table:formula="of:=[.BC340]*(MAX([.D340]; [.F340])*2+89)" office:value-type="float" office:value="57153880">
            <text:p>571538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0">
            <text:p>340</text:p>
          </table:table-cell>
          <table:table-cell table:style-name="ce2" office:value-type="string">
            <text:p><text:a xlink:href="http://www14.atwiki.jp/tamakagura/pages/386.html">ちびよしか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2" table:formula="of:=SUM([.C341:.H341])" office:value-type="float" office:value="380">
            <text:p>38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1]-[.N341]" office:value-type="float" office:value="350">
            <text:p>350</text:p>
          </table:table-cell>
          <table:table-cell table:formula="of:=MIN([.D341]; [.F341])" office:value-type="float" office:value="30">
            <text:p>30</text:p>
          </table:table-cell>
          <table:table-cell table:style-name="ce22" office:value-type="string">
            <text:p>１／１０ドレイン</text:p>
          </table:table-cell>
          <table:table-cell table:style-name="ce22"/>
          <table:table-cell table:style-name="ce2" office:value-type="string">
            <text:p><text:a xlink:href="http://www14.atwiki.jp/tamakagura/pages/386.html">ちびよしか</text:a></text:p>
          </table:table-cell>
          <table:table-cell table:number-columns-repeated="8"/>
          <table:table-cell table:style-name="ce2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ちびよしか</text:a></text:p>
          </table:table-cell>
          <table:table-cell table:number-columns-repeated="2"/>
          <table:table-cell table:formula="of:=[.BD341]+[.BE341]" office:value-type="float" office:value="118040">
            <text:p>118040</text:p>
          </table:table-cell>
          <table:table-cell table:formula="of:=([.C341]*2+64+130)*([.E341]*2+25)" office:value-type="float" office:value="79450">
            <text:p>79450</text:p>
          </table:table-cell>
          <table:table-cell table:formula="of:=([.C341]*2+64+130)*([.G341]*2+25)" office:value-type="float" office:value="38590">
            <text:p>38590</text:p>
          </table:table-cell>
          <table:table-cell table:formula="of:=([.D341]*2+89)*([.H341]*2+89)" office:value-type="float" office:value="35991">
            <text:p>35991</text:p>
          </table:table-cell>
          <table:table-cell table:formula="of:=([.F341]*2+89)*([.H341]*2+89)" office:value-type="float" office:value="19221">
            <text:p>19221</text:p>
          </table:table-cell>
          <table:table-cell table:formula="of:=[.BC341]*(MAX([.D341]; [.F341])*2+89)" office:value-type="float" office:value="32933160">
            <text:p>32933160</text:p>
          </table:table-cell>
          <table:table-cell/>
        </table:table-row>
        <table:table-row table:style-name="ro5">
          <table:table-cell office:value-type="float" office:value="341">
            <text:p>341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table:style-name="ce13" office:value-type="float" office:value="180">
            <text:p>1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40">
            <text:p>40</text:p>
          </table:table-cell>
          <table:table-cell table:style-name="ce2" table:formula="of:=SUM([.C342:.H342])" office:value-type="float" office:value="530">
            <text:p>530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42]-[.N342]" office:value-type="float" office:value="470">
            <text:p>470</text:p>
          </table:table-cell>
          <table:table-cell table:formula="of:=MIN([.D342]; [.F342])" office:value-type="float" office:value="60">
            <text:p>60</text:p>
          </table:table-cell>
          <table:table-cell table:style-name="ce22" office:value-type="string">
            <text:p>１／１０ドレイン</text:p>
          </table:table-cell>
          <table:table-cell table:style-name="ce22" office:value-type="string">
            <text:p>麻痺無効</text:p>
          </table:table-cell>
          <table:table-cell table:style-name="ce2" office:value-type="string">
            <text:p><text:a xlink:href="http://www14.atwiki.jp/tamakagura/pages/386.html">D芳香</text:a></text:p>
          </table:table-cell>
          <table:table-cell table:number-columns-repeated="8"/>
          <table:table-cell table:style-name="ce2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386.html">D芳香</text:a></text:p>
          </table:table-cell>
          <table:table-cell table:number-columns-repeated="2"/>
          <table:table-cell table:formula="of:=[.BD342]+[.BE342]" office:value-type="float" office:value="182820">
            <text:p>182820</text:p>
          </table:table-cell>
          <table:table-cell table:style-name="ce27" table:formula="of:=([.C342]*2+64+130)*([.E342]*2+25)" office:value-type="float" office:value="124650">
            <text:p>124650</text:p>
          </table:table-cell>
          <table:table-cell table:formula="of:=([.C342]*2+64+130)*([.G342]*2+25)" office:value-type="float" office:value="58170">
            <text:p>58170</text:p>
          </table:table-cell>
          <table:table-cell table:formula="of:=([.D342]*2+89)*([.H342]*2+89)" office:value-type="float" office:value="52221">
            <text:p>52221</text:p>
          </table:table-cell>
          <table:table-cell table:formula="of:=([.F342]*2+89)*([.H342]*2+89)" office:value-type="float" office:value="35321">
            <text:p>35321</text:p>
          </table:table-cell>
          <table:table-cell table:formula="of:=[.BC342]*(MAX([.D342]; [.F342])*2+89)" office:value-type="float" office:value="56491380">
            <text:p>564913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2">
            <text:p>342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343:.H343])" office:value-type="float" office:value="450">
            <text:p>45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3]-[.N343]" office:value-type="float" office:value="355">
            <text:p>355</text:p>
          </table:table-cell>
          <table:table-cell table:formula="of:=MIN([.D343]; [.F343])" office:value-type="float" office:value="95">
            <text:p>95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style-name="ce2" office:value-type="string">
            <text:p><text:a xlink:href="http://www14.atwiki.jp/tamakagura/pages/184.html">ちびよりひめ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3]*2+89)*[.X343]*IF(OR([.J343]=[.V343]; [.K343]=[.V343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4.html">ちびよりひめ</text:a></text:p>
          </table:table-cell>
          <table:table-cell table:number-columns-repeated="2"/>
          <table:table-cell table:formula="of:=[.BD343]+[.BE343]" office:value-type="float" office:value="103540">
            <text:p>103540</text:p>
          </table:table-cell>
          <table:table-cell table:formula="of:=([.C343]*2+64+130)*([.E343]*2+25)" office:value-type="float" office:value="48430">
            <text:p>48430</text:p>
          </table:table-cell>
          <table:table-cell table:formula="of:=([.C343]*2+64+130)*([.G343]*2+25)" office:value-type="float" office:value="55110">
            <text:p>55110</text:p>
          </table:table-cell>
          <table:table-cell table:formula="of:=([.D343]*2+89)*([.H343]*2+89)" office:value-type="float" office:value="58311">
            <text:p>58311</text:p>
          </table:table-cell>
          <table:table-cell table:formula="of:=([.F343]*2+89)*([.H343]*2+89)" office:value-type="float" office:value="58311">
            <text:p>58311</text:p>
          </table:table-cell>
          <table:table-cell table:formula="of:=[.BC343]*(MAX([.D343]; [.F343])*2+89)" office:value-type="float" office:value="28887660">
            <text:p>28887660</text:p>
          </table:table-cell>
          <table:table-cell/>
        </table:table-row>
        <table:table-row table:style-name="ro5">
          <table:table-cell office:value-type="float" office:value="343">
            <text:p>343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0">
            <text:p>70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13" table:formula="of:=SUM([.C344:.H344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4]-[.N344]" office:value-type="float" office:value="460">
            <text:p>460</text:p>
          </table:table-cell>
          <table:table-cell table:formula="of:=MIN([.D344]; [.F344])" office:value-type="float" office:value="120">
            <text:p>12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ピンチD1.1倍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4]*2+89)*[.X344]*IF(OR([.J344]=[.V344]; [.K344]=[.V344]); 1.5; 1)" office:value-type="float" office:value="21540">
            <text:p>21540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2" office:value-type="string">
            <text:p>鋼 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4.html">A依姫</text:a></text:p>
          </table:table-cell>
          <table:table-cell table:number-columns-repeated="2"/>
          <table:table-cell table:formula="of:=[.BD344]+[.BE344]" office:value-type="float" office:value="134640">
            <text:p>134640</text:p>
          </table:table-cell>
          <table:table-cell table:formula="of:=([.C344]*2+64+130)*([.E344]*2+25)" office:value-type="float" office:value="61710">
            <text:p>61710</text:p>
          </table:table-cell>
          <table:table-cell table:formula="of:=([.C344]*2+64+130)*([.G344]*2+25)" office:value-type="float" office:value="72930">
            <text:p>72930</text:p>
          </table:table-cell>
          <table:table-cell table:formula="of:=([.D344]*2+89)*([.H344]*2+89)" office:value-type="float" office:value="81921">
            <text:p>81921</text:p>
          </table:table-cell>
          <table:table-cell table:formula="of:=([.F344]*2+89)*([.H344]*2+89)" office:value-type="float" office:value="89391">
            <text:p>89391</text:p>
          </table:table-cell>
          <table:table-cell table:formula="of:=[.BC344]*(MAX([.D344]; [.F344])*2+89)" office:value-type="float" office:value="48335760">
            <text:p>483357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4">
            <text:p>344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13" table:formula="of:=SUM([.C345:.H345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45]-[.N345]" office:value-type="float" office:value="485">
            <text:p>485</text:p>
          </table:table-cell>
          <table:table-cell table:formula="of:=MIN([.D345]; [.F345])" office:value-type="float" office:value="95">
            <text:p>95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ピンチD1.1倍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5]*2+89)*[.X345]*IF(OR([.J345]=[.V345]; [.K345]=[.V345]); 1.5; 1)" office:value-type="float" office:value="16740">
            <text:p>16740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4.html">D依姫</text:a></text:p>
          </table:table-cell>
          <table:table-cell table:number-columns-repeated="2"/>
          <table:table-cell table:formula="of:=[.BD345]+[.BE345]" office:value-type="float" office:value="177940">
            <text:p>177940</text:p>
          </table:table-cell>
          <table:table-cell table:style-name="ce26" table:formula="of:=([.C345]*2+64+130)*([.E345]*2+25)" office:value-type="float" office:value="97650">
            <text:p>97650</text:p>
          </table:table-cell>
          <table:table-cell table:formula="of:=([.C345]*2+64+130)*([.G345]*2+25)" office:value-type="float" office:value="80290">
            <text:p>80290</text:p>
          </table:table-cell>
          <table:table-cell table:formula="of:=([.D345]*2+89)*([.H345]*2+89)" office:value-type="float" office:value="73051">
            <text:p>73051</text:p>
          </table:table-cell>
          <table:table-cell table:formula="of:=([.F345]*2+89)*([.H345]*2+89)" office:value-type="float" office:value="63891">
            <text:p>63891</text:p>
          </table:table-cell>
          <table:table-cell table:formula="of:=[.BC345]*(MAX([.D345]; [.F345])*2+89)" office:value-type="float" office:value="56762860">
            <text:p>567628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5">
            <text:p>345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13" table:formula="of:=SUM([.C346:.H346])" office:value-type="float" office:value="580">
            <text:p>5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46]-[.N346]" office:value-type="float" office:value="470">
            <text:p>470</text:p>
          </table:table-cell>
          <table:table-cell table:formula="of:=MIN([.D346]; [.F346])" office:value-type="float" office:value="110">
            <text:p>11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ピンチD1.1倍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6]*2+89)*[.X346]*IF(OR([.J346]=[.V346]; [.K346]=[.V346]); 1.5; 1)" office:value-type="float" office:value="18540">
            <text:p>18540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4.html">S依姫</text:a></text:p>
          </table:table-cell>
          <table:table-cell table:number-columns-repeated="2"/>
          <table:table-cell table:formula="of:=[.BD346]+[.BE346]" office:value-type="float" office:value="138380">
            <text:p>138380</text:p>
          </table:table-cell>
          <table:table-cell table:formula="of:=([.C346]*2+64+130)*([.E346]*2+25)" office:value-type="float" office:value="61710">
            <text:p>61710</text:p>
          </table:table-cell>
          <table:table-cell table:formula="of:=([.C346]*2+64+130)*([.G346]*2+25)" office:value-type="float" office:value="76670">
            <text:p>76670</text:p>
          </table:table-cell>
          <table:table-cell table:style-name="ce27" table:formula="of:=([.D346]*2+89)*([.H346]*2+89)" office:value-type="float" office:value="95481">
            <text:p>95481</text:p>
          </table:table-cell>
          <table:table-cell table:style-name="ce27" table:formula="of:=([.F346]*2+89)*([.H346]*2+89)" office:value-type="float" office:value="95481">
            <text:p>95481</text:p>
          </table:table-cell>
          <table:table-cell table:formula="of:=[.BC346]*(MAX([.D346]; [.F346])*2+89)" office:value-type="float" office:value="42759420">
            <text:p>42759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6">
            <text:p>346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table:formula="of:=SUM([.C347:.H347])" office:value-type="float" office:value="560">
            <text:p>56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13" table:formula="of:=[.I347]-[.N347]" office:value-type="float" office:value="500">
            <text:p>500</text:p>
          </table:table-cell>
          <table:table-cell table:formula="of:=MIN([.D347]; [.F347])" office:value-type="float" office:value="60">
            <text:p>60</text:p>
          </table:table-cell>
          <table:table-cell table:style-name="ce22" office:value-type="string">
            <text:p>25%回避↑</text:p>
          </table:table-cell>
          <table:table-cell table:style-name="ce22" office:value-type="string">
            <text:p>闇半減</text:p>
          </table:table-cell>
          <table:table-cell table:style-name="ce2" office:value-type="string">
            <text:p><text:a xlink:href="http://www14.atwiki.jp/tamakagura/pages/185.html">らてぃおす</text:a></text:p>
          </table:table-cell>
          <table:table-cell table:number-columns-repeated="8"/>
          <table:table-cell table:style-name="ce2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5.html">らてぃおす</text:a></text:p>
          </table:table-cell>
          <table:table-cell table:number-columns-repeated="2"/>
          <table:table-cell table:formula="of:=[.BD347]+[.BE347]" office:value-type="float" office:value="152880">
            <text:p>152880</text:p>
          </table:table-cell>
          <table:table-cell table:formula="of:=([.C347]*2+64+130)*([.E347]*2+25)" office:value-type="float" office:value="67340">
            <text:p>67340</text:p>
          </table:table-cell>
          <table:table-cell table:formula="of:=([.C347]*2+64+130)*([.G347]*2+25)" office:value-type="float" office:value="85540">
            <text:p>85540</text:p>
          </table:table-cell>
          <table:table-cell table:formula="of:=([.D347]*2+89)*([.H347]*2+89)" office:value-type="float" office:value="62491">
            <text:p>62491</text:p>
          </table:table-cell>
          <table:table-cell table:style-name="ce27" table:formula="of:=([.F347]*2+89)*([.H347]*2+89)" office:value-type="float" office:value="101361">
            <text:p>101361</text:p>
          </table:table-cell>
          <table:table-cell table:formula="of:=[.BC347]*(MAX([.D347]; [.F347])*2+89)" office:value-type="float" office:value="51826320">
            <text:p>518263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7">
            <text:p>347</text:p>
          </table:table-cell>
          <table:table-cell table:style-name="ce2" office:value-type="string">
            <text:p><text:a xlink:href="http://www14.atwiki.jp/tamakagura/pages/186.html">ちびら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table:formula="of:=SUM([.C348:.H348])" office:value-type="float" office:value="420">
            <text:p>42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48]-[.N348]" office:value-type="float" office:value="370">
            <text:p>370</text:p>
          </table:table-cell>
          <table:table-cell table:formula="of:=MIN([.D348]; [.F348])" office:value-type="float" office:value="50">
            <text:p>50</text:p>
          </table:table-cell>
          <table:table-cell table:style-name="ce22" office:value-type="string">
            <text:p>怯み無効</text:p>
          </table:table-cell>
          <table:table-cell table:style-name="ce22"/>
          <table:table-cell table:style-name="ce2" office:value-type="string">
            <text:p><text:a xlink:href="http://www14.atwiki.jp/tamakagura/pages/186.html">ちびらん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ちびらん</text:a></text:p>
          </table:table-cell>
          <table:table-cell table:number-columns-repeated="2"/>
          <table:table-cell table:formula="of:=[.BD348]+[.BE348]" office:value-type="float" office:value="109740">
            <text:p>109740</text:p>
          </table:table-cell>
          <table:table-cell table:formula="of:=([.C348]*2+64+130)*([.E348]*2+25)" office:value-type="float" office:value="51330">
            <text:p>51330</text:p>
          </table:table-cell>
          <table:table-cell table:formula="of:=([.C348]*2+64+130)*([.G348]*2+25)" office:value-type="float" office:value="58410">
            <text:p>58410</text:p>
          </table:table-cell>
          <table:table-cell table:formula="of:=([.D348]*2+89)*([.H348]*2+89)" office:value-type="float" office:value="43281">
            <text:p>43281</text:p>
          </table:table-cell>
          <table:table-cell table:formula="of:=([.F348]*2+89)*([.H348]*2+89)" office:value-type="float" office:value="61601">
            <text:p>61601</text:p>
          </table:table-cell>
          <table:table-cell table:formula="of:=[.BC348]*(MAX([.D348]; [.F348])*2+89)" office:value-type="float" office:value="29520060">
            <text:p>29520060</text:p>
          </table:table-cell>
          <table:table-cell/>
        </table:table-row>
        <table:table-row table:style-name="ro5">
          <table:table-cell office:value-type="float" office:value="348">
            <text:p>348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349:.H349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349]-[.N349]" office:value-type="float" office:value="485">
            <text:p>485</text:p>
          </table:table-cell>
          <table:table-cell table:formula="of:=MIN([.D349]; [.F349])" office:value-type="float" office:value="75">
            <text:p>75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186.html">A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/>
          <table:table-cell table:formula="of:=[.BD349]+[.BE349]" office:value-type="float" office:value="157600">
            <text:p>157600</text:p>
          </table:table-cell>
          <table:table-cell table:formula="of:=([.C349]*2+64+130)*([.E349]*2+25)" office:value-type="float" office:value="68950">
            <text:p>68950</text:p>
          </table:table-cell>
          <table:table-cell table:formula="of:=([.C349]*2+64+130)*([.G349]*2+25)" office:value-type="float" office:value="88650">
            <text:p>88650</text:p>
          </table:table-cell>
          <table:table-cell table:formula="of:=([.D349]*2+89)*([.H349]*2+89)" office:value-type="float" office:value="59511">
            <text:p>59511</text:p>
          </table:table-cell>
          <table:table-cell table:formula="of:=([.F349]*2+89)*([.H349]*2+89)" office:value-type="float" office:value="86901">
            <text:p>86901</text:p>
          </table:table-cell>
          <table:table-cell table:formula="of:=[.BC349]*(MAX([.D349]; [.F349])*2+89)" office:value-type="float" office:value="55002400">
            <text:p>55002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49">
            <text:p>349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table:formula="of:=SUM([.C350:.H350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350]-[.N350]" office:value-type="float" office:value="480">
            <text:p>480</text:p>
          </table:table-cell>
          <table:table-cell table:formula="of:=MIN([.D350]; [.F350])" office:value-type="float" office:value="80">
            <text:p>8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186.html">T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/>
          <table:table-cell table:formula="of:=[.BD350]+[.BE350]" office:value-type="float" office:value="161460">
            <text:p>161460</text:p>
          </table:table-cell>
          <table:table-cell table:formula="of:=([.C350]*2+64+130)*([.E350]*2+25)" office:value-type="float" office:value="80730">
            <text:p>80730</text:p>
          </table:table-cell>
          <table:table-cell table:formula="of:=([.C350]*2+64+130)*([.G350]*2+25)" office:value-type="float" office:value="80730">
            <text:p>80730</text:p>
          </table:table-cell>
          <table:table-cell table:formula="of:=([.D350]*2+89)*([.H350]*2+89)" office:value-type="float" office:value="71961">
            <text:p>71961</text:p>
          </table:table-cell>
          <table:table-cell table:formula="of:=([.F350]*2+89)*([.H350]*2+89)" office:value-type="float" office:value="83521">
            <text:p>83521</text:p>
          </table:table-cell>
          <table:table-cell table:formula="of:=[.BC350]*(MAX([.D350]; [.F350])*2+89)" office:value-type="float" office:value="46661940">
            <text:p>466619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0">
            <text:p>350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20">
            <text:p>120</text:p>
          </table:table-cell>
          <table:table-cell table:style-name="ce2" table:formula="of:=SUM([.C351:.H351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351]-[.N351]" office:value-type="float" office:value="465">
            <text:p>465</text:p>
          </table:table-cell>
          <table:table-cell table:formula="of:=MIN([.D351]; [.F351])" office:value-type="float" office:value="95">
            <text:p>95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186.html">S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/>
          <table:table-cell table:formula="of:=[.BD351]+[.BE351]" office:value-type="float" office:value="130900">
            <text:p>130900</text:p>
          </table:table-cell>
          <table:table-cell table:formula="of:=([.C351]*2+64+130)*([.E351]*2+25)" office:value-type="float" office:value="61710">
            <text:p>61710</text:p>
          </table:table-cell>
          <table:table-cell table:formula="of:=([.C351]*2+64+130)*([.G351]*2+25)" office:value-type="float" office:value="69190">
            <text:p>69190</text:p>
          </table:table-cell>
          <table:table-cell table:style-name="ce27" table:formula="of:=([.D351]*2+89)*([.H351]*2+89)" office:value-type="float" office:value="91791">
            <text:p>91791</text:p>
          </table:table-cell>
          <table:table-cell table:style-name="ce27" table:formula="of:=([.F351]*2+89)*([.H351]*2+89)" office:value-type="float" office:value="98371">
            <text:p>98371</text:p>
          </table:table-cell>
          <table:table-cell table:formula="of:=[.BC351]*(MAX([.D351]; [.F351])*2+89)" office:value-type="float" office:value="39139100">
            <text:p>391391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1">
            <text:p>351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">
            <text:p>80</text:p>
          </table:table-cell>
          <table:table-cell table:style-name="ce2" table:formula="of:=SUM([.C352:.H352])" office:value-type="float" office:value="560">
            <text:p>56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52]-[.N352]" office:value-type="float" office:value="480">
            <text:p>480</text:p>
          </table:table-cell>
          <table:table-cell table:formula="of:=MIN([.D352]; [.F352])" office:value-type="float" office:value="80">
            <text:p>8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table:number-columns-repeated="8"/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/>
          <table:table-cell table:formula="of:=[.BD352]+[.BE352]" office:value-type="float" office:value="169740">
            <text:p>169740</text:p>
          </table:table-cell>
          <table:table-cell table:style-name="ce26" table:formula="of:=([.C352]*2+64+130)*([.E352]*2+25)" office:value-type="float" office:value="80730">
            <text:p>80730</text:p>
          </table:table-cell>
          <table:table-cell table:formula="of:=([.C352]*2+64+130)*([.G352]*2+25)" office:value-type="float" office:value="89010">
            <text:p>89010</text:p>
          </table:table-cell>
          <table:table-cell table:formula="of:=([.D352]*2+89)*([.H352]*2+89)" office:value-type="float" office:value="62001">
            <text:p>62001</text:p>
          </table:table-cell>
          <table:table-cell table:formula="of:=([.F352]*2+89)*([.H352]*2+89)" office:value-type="float" office:value="76941">
            <text:p>76941</text:p>
          </table:table-cell>
          <table:table-cell table:formula="of:=[.BC352]*(MAX([.D352]; [.F352])*2+89)" office:value-type="float" office:value="52449660">
            <text:p>52449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2">
            <text:p>352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13" table:formula="of:=SUM([.C353:.H353])" office:value-type="float" office:value="580">
            <text:p>5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★</text:p>
          </table:table-cell>
          <table:table-cell table:style-name="ce2" table:formula="of:=[.I353]-[.N353]" office:value-type="float" office:value="480">
            <text:p>480</text:p>
          </table:table-cell>
          <table:table-cell table:formula="of:=MIN([.D353]; [.F353])" office:value-type="float" office:value="100">
            <text:p>100</text:p>
          </table:table-cell>
          <table:table-cell table:style-name="ce22" office:value-type="string">
            <text:p>怯み無効</text:p>
          </table:table-cell>
          <table:table-cell table:style-name="ce22" office:value-type="string">
            <text:p>味方5%強化</text:p>
          </table:table-cell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/>
          <table:table-cell table:formula="of:=[.BD353]+[.BE353]" office:value-type="float" office:value="169260">
            <text:p>169260</text:p>
          </table:table-cell>
          <table:table-cell table:formula="of:=([.C353]*2+64+130)*([.E353]*2+25)" office:value-type="float" office:value="80290">
            <text:p>80290</text:p>
          </table:table-cell>
          <table:table-cell table:formula="of:=([.C353]*2+64+130)*([.G353]*2+25)" office:value-type="float" office:value="88970">
            <text:p>88970</text:p>
          </table:table-cell>
          <table:table-cell table:formula="of:=([.D353]*2+89)*([.H353]*2+89)" office:value-type="float" office:value="71961">
            <text:p>71961</text:p>
          </table:table-cell>
          <table:table-cell table:formula="of:=([.F353]*2+89)*([.H353]*2+89)" office:value-type="float" office:value="76941">
            <text:p>76941</text:p>
          </table:table-cell>
          <table:table-cell table:formula="of:=[.BC353]*(MAX([.D353]; [.F353])*2+89)" office:value-type="float" office:value="52301340">
            <text:p>52301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3">
            <text:p>353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table:formula="of:=SUM([.C354:.H354])" office:value-type="float" office:value="380">
            <text:p>38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4]-[.N354]" office:value-type="float" office:value="315">
            <text:p>315</text:p>
          </table:table-cell>
          <table:table-cell table:formula="of:=MIN([.D354]; [.F354])" office:value-type="float" office:value="65">
            <text:p>65</text:p>
          </table:table-cell>
          <table:table-cell table:style-name="ce22" office:value-type="string">
            <text:p>急所無効</text:p>
          </table:table-cell>
          <table:table-cell table:style-name="ce22"/>
          <table:table-cell table:style-name="ce2" office:value-type="string">
            <text:p><text:a xlink:href="http://www14.atwiki.jp/tamakagura/pages/187.html">ちびりか</text:a></text:p>
          </table:table-cell>
          <table:table-cell table:number-columns-repeated="8"/>
          <table:table-cell table:style-name="ce2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7.html">ちびりか</text:a></text:p>
          </table:table-cell>
          <table:table-cell table:number-columns-repeated="2"/>
          <table:table-cell table:formula="of:=[.BD354]+[.BE354]" office:value-type="float" office:value="109900">
            <text:p>109900</text:p>
          </table:table-cell>
          <table:table-cell table:formula="of:=([.C354]*2+64+130)*([.E354]*2+25)" office:value-type="float" office:value="64370">
            <text:p>64370</text:p>
          </table:table-cell>
          <table:table-cell table:formula="of:=([.C354]*2+64+130)*([.G354]*2+25)" office:value-type="float" office:value="45530">
            <text:p>45530</text:p>
          </table:table-cell>
          <table:table-cell table:formula="of:=([.D354]*2+89)*([.H354]*2+89)" office:value-type="float" office:value="28251">
            <text:p>28251</text:p>
          </table:table-cell>
          <table:table-cell table:formula="of:=([.F354]*2+89)*([.H354]*2+89)" office:value-type="float" office:value="33411">
            <text:p>33411</text:p>
          </table:table-cell>
          <table:table-cell table:formula="of:=[.BC354]*(MAX([.D354]; [.F354])*2+89)" office:value-type="float" office:value="28464100">
            <text:p>28464100</text:p>
          </table:table-cell>
          <table:table-cell/>
        </table:table-row>
        <table:table-row table:style-name="ro5">
          <table:table-cell office:value-type="float" office:value="354">
            <text:p>354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5">
            <text:p>105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55:.H355])" office:value-type="float" office:value="560">
            <text:p>560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55]-[.N355]" office:value-type="float" office:value="455">
            <text:p>455</text:p>
          </table:table-cell>
          <table:table-cell table:formula="of:=MIN([.D355]; [.F355])" office:value-type="float" office:value="105">
            <text:p>105</text:p>
          </table:table-cell>
          <table:table-cell table:style-name="ce22" office:value-type="string">
            <text:p>急所無効</text:p>
          </table:table-cell>
          <table:table-cell table:style-name="ce22" office:value-type="string">
            <text:p>地無効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number-columns-repeated="8"/>
          <table:table-cell table:style-name="ce2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7.html">D里香</text:a></text:p>
          </table:table-cell>
          <table:table-cell table:number-columns-repeated="2"/>
          <table:table-cell table:formula="of:=[.BD355]+[.BE355]" office:value-type="float" office:value="160320">
            <text:p>160320</text:p>
          </table:table-cell>
          <table:table-cell table:style-name="ce26" table:formula="of:=([.C355]*2+64+130)*([.E355]*2+25)" office:value-type="float" office:value="91850">
            <text:p>91850</text:p>
          </table:table-cell>
          <table:table-cell table:formula="of:=([.C355]*2+64+130)*([.G355]*2+25)" office:value-type="float" office:value="68470">
            <text:p>68470</text:p>
          </table:table-cell>
          <table:table-cell table:formula="of:=([.D355]*2+89)*([.H355]*2+89)" office:value-type="float" office:value="62491">
            <text:p>62491</text:p>
          </table:table-cell>
          <table:table-cell table:formula="of:=([.F355]*2+89)*([.H355]*2+89)" office:value-type="float" office:value="64581">
            <text:p>64581</text:p>
          </table:table-cell>
          <table:table-cell table:formula="of:=[.BC355]*(MAX([.D355]; [.F355])*2+89)" office:value-type="float" office:value="49538880">
            <text:p>495388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5">
            <text:p>355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356:.H356])" office:value-type="float" office:value="380">
            <text:p>38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6]-[.N356]" office:value-type="float" office:value="340">
            <text:p>340</text:p>
          </table:table-cell>
          <table:table-cell table:formula="of:=MIN([.D356]; [.F356])" office:value-type="float" office:value="40">
            <text:p>40</text:p>
          </table:table-cell>
          <table:table-cell table:style-name="ce22" office:value-type="string">
            <text:p>睡眠無効</text:p>
          </table:table-cell>
          <table:table-cell table:style-name="ce22"/>
          <table:table-cell table:style-name="ce2" office:value-type="string">
            <text:p><text:a xlink:href="http://www14.atwiki.jp/tamakagura/pages/188.html">ちびりかこ</text:a></text:p>
          </table:table-cell>
          <table:table-cell table:number-columns-repeated="8"/>
          <table:table-cell table:style-name="ce2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88.html">ちびりかこ</text:a></text:p>
          </table:table-cell>
          <table:table-cell table:number-columns-repeated="2"/>
          <table:table-cell table:formula="of:=[.BD356]+[.BE356]" office:value-type="float" office:value="96860">
            <text:p>96860</text:p>
          </table:table-cell>
          <table:table-cell table:formula="of:=([.C356]*2+64+130)*([.E356]*2+25)" office:value-type="float" office:value="41750">
            <text:p>41750</text:p>
          </table:table-cell>
          <table:table-cell table:formula="of:=([.C356]*2+64+130)*([.G356]*2+25)" office:value-type="float" office:value="55110">
            <text:p>55110</text:p>
          </table:table-cell>
          <table:table-cell table:formula="of:=([.D356]*2+89)*([.H356]*2+89)" office:value-type="float" office:value="31941">
            <text:p>31941</text:p>
          </table:table-cell>
          <table:table-cell table:formula="of:=([.F356]*2+89)*([.H356]*2+89)" office:value-type="float" office:value="54621">
            <text:p>54621</text:p>
          </table:table-cell>
          <table:table-cell table:formula="of:=[.BC356]*(MAX([.D356]; [.F356])*2+89)" office:value-type="float" office:value="27992540">
            <text:p>27992540</text:p>
          </table:table-cell>
          <table:table-cell/>
        </table:table-row>
        <table:table-row table:style-name="ro5">
          <table:table-cell office:value-type="float" office:value="356">
            <text:p>356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357:.H357])" office:value-type="float" office:value="530">
            <text:p>53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57]-[.N357]" office:value-type="float" office:value="450">
            <text:p>450</text:p>
          </table:table-cell>
          <table:table-cell table:formula="of:=MIN([.D357]; [.F357])" office:value-type="float" office:value="80">
            <text:p>80</text:p>
          </table:table-cell>
          <table:table-cell table:style-name="ce22" office:value-type="string">
            <text:p>睡眠無効</text:p>
          </table:table-cell>
          <table:table-cell table:style-name="ce22" office:value-type="string">
            <text:p>地無効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number-columns-repeated="8"/>
          <table:table-cell table:style-name="ce2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88.html">A理香子</text:a></text:p>
          </table:table-cell>
          <table:table-cell table:number-columns-repeated="2"/>
          <table:table-cell table:formula="of:=[.BD357]+[.BE357]" office:value-type="float" office:value="149600">
            <text:p>149600</text:p>
          </table:table-cell>
          <table:table-cell table:formula="of:=([.C357]*2+64+130)*([.E357]*2+25)" office:value-type="float" office:value="65450">
            <text:p>65450</text:p>
          </table:table-cell>
          <table:table-cell table:formula="of:=([.C357]*2+64+130)*([.G357]*2+25)" office:value-type="float" office:value="84150">
            <text:p>84150</text:p>
          </table:table-cell>
          <table:table-cell table:formula="of:=([.D357]*2+89)*([.H357]*2+89)" office:value-type="float" office:value="52041">
            <text:p>52041</text:p>
          </table:table-cell>
          <table:table-cell table:formula="of:=([.F357]*2+89)*([.H357]*2+89)" office:value-type="float" office:value="70851">
            <text:p>70851</text:p>
          </table:table-cell>
          <table:table-cell table:formula="of:=[.BC357]*(MAX([.D357]; [.F357])*2+89)" office:value-type="float" office:value="50714400">
            <text:p>50714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7">
            <text:p>357</text:p>
          </table:table-cell>
          <table:table-cell table:style-name="ce2" office:value-type="string">
            <text:p><text:a xlink:href="http://www14.atwiki.jp/tamakagura/pages/190.html">ちびリグル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table:formula="of:=SUM([.C358:.H358])" office:value-type="float" office:value="380">
            <text:p>38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58]-[.N358]" office:value-type="float" office:value="350">
            <text:p>350</text:p>
          </table:table-cell>
          <table:table-cell table:formula="of:=MIN([.D358]; [.F358])" office:value-type="float" office:value="30">
            <text:p>30</text:p>
          </table:table-cell>
          <table:table-cell table:style-name="ce22" office:value-type="string">
            <text:p>被ダメージ10%減</text:p>
          </table:table-cell>
          <table:table-cell table:style-name="ce22"/>
          <table:table-cell table:style-name="ce2" office:value-type="string">
            <text:p><text:a xlink:href="http://www14.atwiki.jp/tamakagura/pages/190.html">ちびリグル</text:a></text:p>
          </table:table-cell>
          <table:table-cell table:number-columns-repeated="8"/>
          <table:table-cell table:style-name="ce2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0.html">ちびリグル</text:a></text:p>
          </table:table-cell>
          <table:table-cell table:number-columns-repeated="2"/>
          <table:table-cell table:formula="of:=[.BD358]+[.BE358]" office:value-type="float" office:value="128822">
            <text:p>128822</text:p>
          </table:table-cell>
          <table:table-cell table:style-name="ce27" table:formula="of:=ROUND(([.C358]*2+64+130)*([.E358]*2+25)/0.9)" office:value-type="float" office:value="64411">
            <text:p>64411</text:p>
          </table:table-cell>
          <table:table-cell table:formula="of:=ROUND(([.C358]*2+64+130)*([.G358]*2+25)/0.9)" office:value-type="float" office:value="64411">
            <text:p>64411</text:p>
          </table:table-cell>
          <table:table-cell table:formula="of:=([.D358]*2+89)*([.H358]*2+89)" office:value-type="float" office:value="47061">
            <text:p>47061</text:p>
          </table:table-cell>
          <table:table-cell table:formula="of:=([.F358]*2+89)*([.H358]*2+89)" office:value-type="float" office:value="28161">
            <text:p>28161</text:p>
          </table:table-cell>
          <table:table-cell table:formula="of:=[.BC358]*(MAX([.D358]; [.F358])*2+89)" office:value-type="float" office:value="32076678">
            <text:p>32076678</text:p>
          </table:table-cell>
          <table:table-cell/>
        </table:table-row>
        <table:table-row table:style-name="ro5">
          <table:table-cell office:value-type="float" office:value="358">
            <text:p>358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359:.H359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59]-[.N359]" office:value-type="float" office:value="480">
            <text:p>480</text:p>
          </table:table-cell>
          <table:table-cell table:formula="of:=MIN([.D359]; [.F359])" office:value-type="float" office:value="50">
            <text:p>5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ピンチ虫1.2倍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59]*2+89)*[.X359]*IF(OR([.J359]=[.V359]; [.K359]=[.V359]); 1.5; 1)" office:value-type="float" office:value="28245">
            <text:p>28245</text:p>
          </table:table-cell>
          <table:table-cell table:style-name="ce2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Nリグル</text:a></text:p>
          </table:table-cell>
          <table:table-cell table:number-columns-repeated="2"/>
          <table:table-cell table:style-name="ce27" table:formula="of:=[.BD359]+[.BE359]" office:value-type="float" office:value="212133">
            <text:p>212133</text:p>
          </table:table-cell>
          <table:table-cell table:style-name="ce27" table:formula="of:=ROUND(([.C359]*2+64+130)*([.E359]*2+25)/0.9)" office:value-type="float" office:value="111000">
            <text:p>111000</text:p>
          </table:table-cell>
          <table:table-cell table:style-name="ce27" table:formula="of:=ROUND(([.C359]*2+64+130)*([.G359]*2+25)/0.9)" office:value-type="float" office:value="101133">
            <text:p>101133</text:p>
          </table:table-cell>
          <table:table-cell table:formula="of:=([.D359]*2+89)*([.H359]*2+89)" office:value-type="float" office:value="64291">
            <text:p>64291</text:p>
          </table:table-cell>
          <table:table-cell table:formula="of:=([.F359]*2+89)*([.H359]*2+89)" office:value-type="float" office:value="45171">
            <text:p>45171</text:p>
          </table:table-cell>
          <table:table-cell table:formula="of:=[.BC359]*(MAX([.D359]; [.F359])*2+89)" office:value-type="float" office:value="57063777">
            <text:p>57063777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59">
            <text:p>359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125">
            <text:p>125</text:p>
          </table:table-cell>
          <table:table-cell table:style-name="ce2" office:value-type="float" office:value="50">
            <text:p>50</text:p>
          </table:table-cell>
          <table:table-cell table:style-name="ce2" table:formula="of:=SUM([.C360:.H360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360]-[.N360]" office:value-type="float" office:value="490">
            <text:p>490</text:p>
          </table:table-cell>
          <table:table-cell table:formula="of:=MIN([.D360]; [.F360])" office:value-type="float" office:value="40">
            <text:p>4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ピンチ虫1.2倍</text:p>
          </table:table-cell>
          <table:table-cell table:style-name="ce2" office:value-type="string">
            <text:p><text:a xlink:href="http://www14.atwiki.jp/tamakagura/pages/190.html">Dリグル</text:a></text:p>
          </table:table-cell>
          <table:table-cell table:number-columns-repeated="8"/>
          <table:table-cell table:style-name="ce2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Dリグル</text:a></text:p>
          </table:table-cell>
          <table:table-cell table:number-columns-repeated="2"/>
          <table:table-cell table:style-name="ce27" table:formula="of:=[.BD360]+[.BE360]" office:value-type="float" office:value="246667">
            <text:p>246667</text:p>
          </table:table-cell>
          <table:table-cell table:style-name="ce27" table:formula="of:=ROUND(([.C360]*2+64+130)*([.E360]*2+25)/0.9)" office:value-type="float" office:value="111000">
            <text:p>111000</text:p>
          </table:table-cell>
          <table:table-cell table:style-name="ce27" table:formula="of:=ROUND(([.C360]*2+64+130)*([.G360]*2+25)/0.9)" office:value-type="float" office:value="135667">
            <text:p>135667</text:p>
          </table:table-cell>
          <table:table-cell table:formula="of:=([.D360]*2+89)*([.H360]*2+89)" office:value-type="float" office:value="50841">
            <text:p>50841</text:p>
          </table:table-cell>
          <table:table-cell table:formula="of:=([.F360]*2+89)*([.H360]*2+89)" office:value-type="float" office:value="31941">
            <text:p>31941</text:p>
          </table:table-cell>
          <table:table-cell table:style-name="ce27" table:formula="of:=[.BC360]*(MAX([.D360]; [.F360])*2+89)" office:value-type="float" office:value="66353423">
            <text:p>66353423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0">
            <text:p>360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table:formula="of:=SUM([.C361:.H361])" office:value-type="float" office:value="530">
            <text:p>530</text:p>
          </table:table-cell>
          <table:table-cell table:style-name="ce2" office:value-type="string">
            <text:p>虫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361]-[.N361]" office:value-type="float" office:value="480">
            <text:p>480</text:p>
          </table:table-cell>
          <table:table-cell table:formula="of:=MIN([.D361]; [.F361])" office:value-type="float" office:value="50">
            <text:p>50</text:p>
          </table:table-cell>
          <table:table-cell table:style-name="ce22" office:value-type="string">
            <text:p>被ダメージ10%減</text:p>
          </table:table-cell>
          <table:table-cell table:style-name="ce22" office:value-type="string">
            <text:p>ピンチ虫1.2倍</text:p>
          </table:table-cell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8"/>
          <table:table-cell table:style-name="ce2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0.html">Sリグル</text:a></text:p>
          </table:table-cell>
          <table:table-cell table:number-columns-repeated="2"/>
          <table:table-cell table:formula="of:=[.BD361]+[.BE361]" office:value-type="float" office:value="170577">
            <text:p>170577</text:p>
          </table:table-cell>
          <table:table-cell table:style-name="ce26" table:formula="of:=ROUND(([.C361]*2+64+130)*([.E361]*2+25)/0.9)" office:value-type="float" office:value="83044">
            <text:p>83044</text:p>
          </table:table-cell>
          <table:table-cell table:formula="of:=ROUND(([.C361]*2+64+130)*([.G361]*2+25)/0.9)" office:value-type="float" office:value="87533">
            <text:p>87533</text:p>
          </table:table-cell>
          <table:table-cell table:formula="of:=([.D361]*2+89)*([.H361]*2+89)" office:value-type="float" office:value="89401">
            <text:p>89401</text:p>
          </table:table-cell>
          <table:table-cell table:formula="of:=([.F361]*2+89)*([.H361]*2+89)" office:value-type="float" office:value="56511">
            <text:p>56511</text:p>
          </table:table-cell>
          <table:table-cell table:formula="of:=[.BC361]*(MAX([.D361]; [.F361])*2+89)" office:value-type="float" office:value="51002523">
            <text:p>51002523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1">
            <text:p>361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table:formula="of:=SUM([.C362:.H362])" office:value-type="float" office:value="560">
            <text:p>56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★</text:p>
          </table:table-cell>
          <table:table-cell table:style-name="ce2" table:formula="of:=[.I362]-[.N362]" office:value-type="float" office:value="480">
            <text:p>480</text:p>
          </table:table-cell>
          <table:table-cell table:formula="of:=MIN([.D362]; [.F362])" office:value-type="float" office:value="80">
            <text:p>80</text:p>
          </table:table-cell>
          <table:table-cell table:style-name="ce22" office:value-type="string">
            <text:p>25%スキル無効</text:p>
          </table:table-cell>
          <table:table-cell table:style-name="ce22" office:value-type="string">
            <text:p>水氷25%軽減</text:p>
          </table:table-cell>
          <table:table-cell table:style-name="ce2" office:value-type="string">
            <text:p><text:a xlink:href="http://www14.atwiki.jp/tamakagura/pages/191.html">りざーど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191.html">りざーどん</text:a></text:p>
          </table:table-cell>
          <table:table-cell table:number-columns-repeated="2"/>
          <table:table-cell table:formula="of:=[.BD362]+[.BE362]" office:value-type="float" office:value="169260">
            <text:p>169260</text:p>
          </table:table-cell>
          <table:table-cell table:style-name="ce26" table:formula="of:=([.C362]*2+64+130)*([.E362]*2+25)" office:value-type="float" office:value="88970">
            <text:p>88970</text:p>
          </table:table-cell>
          <table:table-cell table:formula="of:=([.C362]*2+64+130)*([.G362]*2+25)" office:value-type="float" office:value="80290">
            <text:p>80290</text:p>
          </table:table-cell>
          <table:table-cell table:formula="of:=([.D362]*2+89)*([.H362]*2+89)" office:value-type="float" office:value="71961">
            <text:p>71961</text:p>
          </table:table-cell>
          <table:table-cell table:formula="of:=([.F362]*2+89)*([.H362]*2+89)" office:value-type="float" office:value="77741">
            <text:p>77741</text:p>
          </table:table-cell>
          <table:table-cell table:formula="of:=[.BC362]*(MAX([.D362]; [.F362])*2+89)" office:value-type="float" office:value="45530940">
            <text:p>455309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2">
            <text:p>362</text:p>
          </table:table-cell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363:.H363])" office:value-type="float" office:value="360">
            <text:p>3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3]-[.N363]" office:value-type="float" office:value="340">
            <text:p>340</text:p>
          </table:table-cell>
          <table:table-cell table:formula="of:=MIN([.D363]; [.F363])" office:value-type="float" office:value="20">
            <text:p>20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くろりりー</text:a></text:p>
          </table:table-cell>
          <table:table-cell table:number-columns-repeated="2"/>
          <table:table-cell table:formula="of:=[.BD363]+[.BE363]" office:value-type="float" office:value="103540">
            <text:p>103540</text:p>
          </table:table-cell>
          <table:table-cell table:formula="of:=([.C363]*2+64+130)*([.E363]*2+25)" office:value-type="float" office:value="51770">
            <text:p>51770</text:p>
          </table:table-cell>
          <table:table-cell table:formula="of:=([.C363]*2+64+130)*([.G363]*2+25)" office:value-type="float" office:value="51770">
            <text:p>51770</text:p>
          </table:table-cell>
          <table:table-cell table:formula="of:=([.D363]*2+89)*([.H363]*2+89)" office:value-type="float" office:value="52441">
            <text:p>52441</text:p>
          </table:table-cell>
          <table:table-cell table:formula="of:=([.F363]*2+89)*([.H363]*2+89)" office:value-type="float" office:value="29541">
            <text:p>29541</text:p>
          </table:table-cell>
          <table:table-cell table:formula="of:=[.BC363]*(MAX([.D363]; [.F363])*2+89)" office:value-type="float" office:value="23710660">
            <text:p>23710660</text:p>
          </table:table-cell>
          <table:table-cell/>
        </table:table-row>
        <table:table-row table:style-name="ro5">
          <table:table-cell office:value-type="float" office:value="363">
            <text:p>363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85">
            <text:p>85</text:p>
          </table:table-cell>
          <table:table-cell table:style-name="ce2" table:formula="of:=SUM([.C364:.H364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4]-[.N364]" office:value-type="float" office:value="470">
            <text:p>470</text:p>
          </table:table-cell>
          <table:table-cell table:formula="of:=MIN([.D364]; [.F364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25%スキル無効</text:p>
          </table:table-cell>
          <table:table-cell table:style-name="ce2" office:value-type="string">
            <text:p><text:a xlink:href="http://www14.atwiki.jp/tamakagura/pages/192.html">NリリーB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NリリーB</text:a></text:p>
          </table:table-cell>
          <table:table-cell table:number-columns-repeated="2"/>
          <table:table-cell table:formula="of:=[.BD364]+[.BE364]" office:value-type="float" office:value="182280">
            <text:p>182280</text:p>
          </table:table-cell>
          <table:table-cell table:style-name="ce26" table:formula="of:=([.C364]*2+64+130)*([.E364]*2+25)" office:value-type="float" office:value="97650">
            <text:p>97650</text:p>
          </table:table-cell>
          <table:table-cell table:formula="of:=([.C364]*2+64+130)*([.G364]*2+25)" office:value-type="float" office:value="84630">
            <text:p>84630</text:p>
          </table:table-cell>
          <table:table-cell table:formula="of:=([.D364]*2+89)*([.H364]*2+89)" office:value-type="float" office:value="64491">
            <text:p>64491</text:p>
          </table:table-cell>
          <table:table-cell table:formula="of:=([.F364]*2+89)*([.H364]*2+89)" office:value-type="float" office:value="38591">
            <text:p>38591</text:p>
          </table:table-cell>
          <table:table-cell table:formula="of:=[.BC364]*(MAX([.D364]; [.F364])*2+89)" office:value-type="float" office:value="45387720">
            <text:p>45387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4">
            <text:p>364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365:.H365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5]-[.N365]" office:value-type="float" office:value="470">
            <text:p>470</text:p>
          </table:table-cell>
          <table:table-cell table:formula="of:=MIN([.D365]; [.F365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25%スキル無効</text:p>
          </table:table-cell>
          <table:table-cell table:style-name="ce2" office:value-type="string">
            <text:p><text:a xlink:href="http://www14.atwiki.jp/tamakagura/pages/192.html">AリリーB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AリリーB</text:a></text:p>
          </table:table-cell>
          <table:table-cell table:number-columns-repeated="2"/>
          <table:table-cell table:formula="of:=[.BD365]+[.BE365]" office:value-type="float" office:value="142120">
            <text:p>142120</text:p>
          </table:table-cell>
          <table:table-cell table:formula="of:=([.C365]*2+64+130)*([.E365]*2+25)" office:value-type="float" office:value="72930">
            <text:p>72930</text:p>
          </table:table-cell>
          <table:table-cell table:formula="of:=([.C365]*2+64+130)*([.G365]*2+25)" office:value-type="float" office:value="69190">
            <text:p>69190</text:p>
          </table:table-cell>
          <table:table-cell table:style-name="ce27" table:formula="of:=([.D365]*2+89)*([.H365]*2+89)" office:value-type="float" office:value="91191">
            <text:p>91191</text:p>
          </table:table-cell>
          <table:table-cell table:formula="of:=([.F365]*2+89)*([.H365]*2+89)" office:value-type="float" office:value="40081">
            <text:p>40081</text:p>
          </table:table-cell>
          <table:table-cell table:formula="of:=[.BC365]*(MAX([.D365]; [.F365])*2+89)" office:value-type="float" office:value="48178680">
            <text:p>481786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5">
            <text:p>365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366:.H366])" office:value-type="float" office:value="500">
            <text:p>50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66]-[.N366]" office:value-type="float" office:value="470">
            <text:p>470</text:p>
          </table:table-cell>
          <table:table-cell table:formula="of:=MIN([.D366]; [.F366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25%スキル無効</text:p>
          </table:table-cell>
          <table:table-cell table:style-name="ce2" office:value-type="string">
            <text:p><text:a xlink:href="http://www14.atwiki.jp/tamakagura/pages/192.html">SリリーB</text:a></text:p>
          </table:table-cell>
          <table:table-cell table:number-columns-repeated="8"/>
          <table:table-cell table:style-name="ce2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2.html">SリリーB</text:a></text:p>
          </table:table-cell>
          <table:table-cell table:number-columns-repeated="2"/>
          <table:table-cell table:formula="of:=[.BD366]+[.BE366]" office:value-type="float" office:value="145920">
            <text:p>145920</text:p>
          </table:table-cell>
          <table:table-cell table:formula="of:=([.C366]*2+64+130)*([.E366]*2+25)" office:value-type="float" office:value="71040">
            <text:p>71040</text:p>
          </table:table-cell>
          <table:table-cell table:formula="of:=([.C366]*2+64+130)*([.G366]*2+25)" office:value-type="float" office:value="74880">
            <text:p>74880</text:p>
          </table:table-cell>
          <table:table-cell table:formula="of:=([.D366]*2+89)*([.H366]*2+89)" office:value-type="float" office:value="89301">
            <text:p>89301</text:p>
          </table:table-cell>
          <table:table-cell table:formula="of:=([.F366]*2+89)*([.H366]*2+89)" office:value-type="float" office:value="46041">
            <text:p>46041</text:p>
          </table:table-cell>
          <table:table-cell table:formula="of:=[.BC366]*(MAX([.D366]; [.F366])*2+89)" office:value-type="float" office:value="42170880">
            <text:p>421708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6">
            <text:p>366</text:p>
          </table:table-cell>
          <table:table-cell table:style-name="ce2" office:value-type="string">
            <text:p><text:a xlink:href="http://www14.atwiki.jp/tamakagura/pages/193.html">しろりりー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table:formula="of:=SUM([.C367:.H367])" office:value-type="float" office:value="360">
            <text:p>3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67]-[.N367]" office:value-type="float" office:value="340">
            <text:p>340</text:p>
          </table:table-cell>
          <table:table-cell table:formula="of:=MIN([.D367]; [.F367])" office:value-type="float" office:value="20">
            <text:p>20</text:p>
          </table:table-cell>
          <table:table-cell table:style-name="ce22" office:value-type="string">
            <text:p>天候無視</text:p>
          </table:table-cell>
          <table:table-cell table:style-name="ce22"/>
          <table:table-cell table:style-name="ce2" office:value-type="string">
            <text:p><text:a xlink:href="http://www14.atwiki.jp/tamakagura/pages/193.html">しろりりー</text:a></text:p>
          </table:table-cell>
          <table:table-cell table:number-columns-repeated="8"/>
          <table:table-cell table:style-name="ce2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しろりりー</text:a></text:p>
          </table:table-cell>
          <table:table-cell table:number-columns-repeated="2"/>
          <table:table-cell table:formula="of:=[.BD367]+[.BE367]" office:value-type="float" office:value="120060">
            <text:p>120060</text:p>
          </table:table-cell>
          <table:table-cell table:formula="of:=([.C367]*2+64+130)*([.E367]*2+25)" office:value-type="float" office:value="60030">
            <text:p>60030</text:p>
          </table:table-cell>
          <table:table-cell table:formula="of:=([.C367]*2+64+130)*([.G367]*2+25)" office:value-type="float" office:value="60030">
            <text:p>60030</text:p>
          </table:table-cell>
          <table:table-cell table:formula="of:=([.D367]*2+89)*([.H367]*2+89)" office:value-type="float" office:value="38701">
            <text:p>38701</text:p>
          </table:table-cell>
          <table:table-cell table:formula="of:=([.F367]*2+89)*([.H367]*2+89)" office:value-type="float" office:value="21801">
            <text:p>21801</text:p>
          </table:table-cell>
          <table:table-cell table:formula="of:=[.BC367]*(MAX([.D367]; [.F367])*2+89)" office:value-type="float" office:value="27493740">
            <text:p>27493740</text:p>
          </table:table-cell>
          <table:table-cell/>
        </table:table-row>
        <table:table-row table:style-name="ro5">
          <table:table-cell office:value-type="float" office:value="367">
            <text:p>367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368:.H368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68]-[.N368]" office:value-type="float" office:value="470">
            <text:p>470</text:p>
          </table:table-cell>
          <table:table-cell table:formula="of:=MIN([.D368]; [.F368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味15%状態回復</text:p>
          </table:table-cell>
          <table:table-cell table:style-name="ce2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3.html">NリリーW</text:a></text:p>
          </table:table-cell>
          <table:table-cell table:number-columns-repeated="2"/>
          <table:table-cell table:formula="of:=[.BD368]+[.BE368]" office:value-type="float" office:value="171680">
            <text:p>171680</text:p>
          </table:table-cell>
          <table:table-cell table:style-name="ce26" table:formula="of:=([.C368]*2+64+130)*([.E368]*2+25)" office:value-type="float" office:value="85840">
            <text:p>85840</text:p>
          </table:table-cell>
          <table:table-cell table:formula="of:=([.C368]*2+64+130)*([.G368]*2+25)" office:value-type="float" office:value="85840">
            <text:p>85840</text:p>
          </table:table-cell>
          <table:table-cell table:formula="of:=([.D368]*2+89)*([.H368]*2+89)" office:value-type="float" office:value="69071">
            <text:p>69071</text:p>
          </table:table-cell>
          <table:table-cell table:formula="of:=([.F368]*2+89)*([.H368]*2+89)" office:value-type="float" office:value="35611">
            <text:p>35611</text:p>
          </table:table-cell>
          <table:table-cell table:formula="of:=[.BC368]*(MAX([.D368]; [.F368])*2+89)" office:value-type="float" office:value="49615520">
            <text:p>49615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8">
            <text:p>368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369:.H369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味15%状態回復</text:p>
          </table:table-cell>
          <table:table-cell table:style-name="ce2" office:value-type="string">
            <text:p><text:a xlink:href="http://www14.atwiki.jp/tamakagura/pages/193.html">DリリーW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3.html">DリリーW</text:a></text:p>
          </table:table-cell>
          <table:table-cell table:number-columns-repeated="2"/>
          <table:table-cell table:formula="of:=[.BD369]+[.BE369]" office:value-type="float" office:value="194340">
            <text:p>194340</text:p>
          </table:table-cell>
          <table:table-cell table:style-name="ce26" table:formula="of:=([.C369]*2+64+130)*([.E369]*2+25)" office:value-type="float" office:value="92430">
            <text:p>92430</text:p>
          </table:table-cell>
          <table:table-cell table:style-name="ce27" table:formula="of:=([.C369]*2+64+130)*([.G369]*2+25)" office:value-type="float" office:value="101910">
            <text:p>101910</text:p>
          </table:table-cell>
          <table:table-cell table:formula="of:=([.D369]*2+89)*([.H369]*2+89)" office:value-type="float" office:value="56221">
            <text:p>56221</text:p>
          </table:table-cell>
          <table:table-cell table:formula="of:=([.F369]*2+89)*([.H369]*2+89)" office:value-type="float" office:value="31141">
            <text:p>31141</text:p>
          </table:table-cell>
          <table:table-cell table:formula="of:=[.BC369]*(MAX([.D369]; [.F369])*2+89)" office:value-type="float" office:value="52277460">
            <text:p>52277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69">
            <text:p>369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">
            <text:p>50</text:p>
          </table:table-cell>
          <table:table-cell table:style-name="ce2" table:formula="of:=SUM([.C370:.H370])" office:value-type="float" office:value="500">
            <text:p>50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0]-[.N370]" office:value-type="float" office:value="460">
            <text:p>460</text:p>
          </table:table-cell>
          <table:table-cell table:formula="of:=MIN([.D370]; [.F370])" office:value-type="float" office:value="40">
            <text:p>4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味15%状態回復</text:p>
          </table:table-cell>
          <table:table-cell table:style-name="ce2" office:value-type="string">
            <text:p><text:a xlink:href="http://www14.atwiki.jp/tamakagura/pages/193.html">HリリーW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16"/>
          <table:table-cell table:style-name="ce2" office:value-type="string">
            <text:p><text:a xlink:href="http://www14.atwiki.jp/tamakagura/pages/193.html">HリリーW</text:a></text:p>
          </table:table-cell>
          <table:table-cell table:number-columns-repeated="2"/>
          <table:table-cell table:formula="of:=[.BD370]+[.BE370]" office:value-type="float" office:value="195300">
            <text:p>195300</text:p>
          </table:table-cell>
          <table:table-cell table:style-name="ce27" table:formula="of:=([.C370]*2+64+130)*([.E370]*2+25)" office:value-type="float" office:value="106330">
            <text:p>106330</text:p>
          </table:table-cell>
          <table:table-cell table:formula="of:=([.C370]*2+64+130)*([.G370]*2+25)" office:value-type="float" office:value="88970">
            <text:p>88970</text:p>
          </table:table-cell>
          <table:table-cell table:formula="of:=([.D370]*2+89)*([.H370]*2+89)" office:value-type="float" office:value="50841">
            <text:p>50841</text:p>
          </table:table-cell>
          <table:table-cell table:formula="of:=([.F370]*2+89)*([.H370]*2+89)" office:value-type="float" office:value="31941">
            <text:p>31941</text:p>
          </table:table-cell>
          <table:table-cell table:formula="of:=[.BC370]*(MAX([.D370]; [.F370])*2+89)" office:value-type="float" office:value="52535700">
            <text:p>52535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0">
            <text:p>370</text:p>
          </table:table-cell>
          <table:table-cell table:style-name="ce2" office:value-type="string">
            <text:p><text:a xlink:href="http://www14.atwiki.jp/tamakagura/pages/194.html">ちびリリカ</text:a>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5">
            <text:p>55</text:p>
          </table:table-cell>
          <table:table-cell table:style-name="ce2" table:formula="of:=SUM([.C371:.H371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1]-[.N371]" office:value-type="float" office:value="340">
            <text:p>340</text:p>
          </table:table-cell>
          <table:table-cell table:formula="of:=MIN([.D371]; [.F371])" office:value-type="float" office:value="30">
            <text:p>3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194.html">ちびリリカ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ちびリリカ</text:a></text:p>
          </table:table-cell>
          <table:table-cell office:value-type="string">
            <text:p>○</text:p>
          </table:table-cell>
          <table:table-cell/>
          <table:table-cell table:formula="of:=[.BD371]+[.BE371]" office:value-type="float" office:value="103620">
            <text:p>103620</text:p>
          </table:table-cell>
          <table:table-cell table:formula="of:=([.C371]*2+64+130)*([.E371]*2+25)" office:value-type="float" office:value="45530">
            <text:p>45530</text:p>
          </table:table-cell>
          <table:table-cell table:formula="of:=([.C371]*2+64+130)*([.G371]*2+25)" office:value-type="float" office:value="58090">
            <text:p>58090</text:p>
          </table:table-cell>
          <table:table-cell table:formula="of:=([.D371]*2+89)*([.H371]*2+89)" office:value-type="float" office:value="29651">
            <text:p>29651</text:p>
          </table:table-cell>
          <table:table-cell table:formula="of:=([.F371]*2+89)*([.H371]*2+89)" office:value-type="float" office:value="51541">
            <text:p>51541</text:p>
          </table:table-cell>
          <table:table-cell table:formula="of:=[.BC371]*(MAX([.D371]; [.F371])*2+89)" office:value-type="float" office:value="26837580">
            <text:p>26837580</text:p>
          </table:table-cell>
          <table:table-cell/>
        </table:table-row>
        <table:table-row table:style-name="ro5">
          <table:table-cell office:value-type="float" office:value="371">
            <text:p>371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0">
            <text:p>70</text:p>
          </table:table-cell>
          <table:table-cell table:style-name="ce2" table:formula="of:=SUM([.C372:.H372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72]-[.N372]" office:value-type="float" office:value="475">
            <text:p>475</text:p>
          </table:table-cell>
          <table:table-cell table:formula="of:=MIN([.D372]; [.F372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194.html">N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Nリリカ</text:a></text:p>
          </table:table-cell>
          <table:table-cell office:value-type="string">
            <text:p>○</text:p>
          </table:table-cell>
          <table:table-cell/>
          <table:table-cell table:formula="of:=[.BD372]+[.BE372]" office:value-type="float" office:value="182160">
            <text:p>182160</text:p>
          </table:table-cell>
          <table:table-cell table:style-name="ce26" table:formula="of:=([.C372]*2+64+130)*([.E372]*2+25)" office:value-type="float" office:value="84870">
            <text:p>84870</text:p>
          </table:table-cell>
          <table:table-cell table:formula="of:=([.C372]*2+64+130)*([.G372]*2+25)" office:value-type="float" office:value="97290">
            <text:p>97290</text:p>
          </table:table-cell>
          <table:table-cell table:formula="of:=([.D372]*2+89)*([.H372]*2+89)" office:value-type="float" office:value="38701">
            <text:p>38701</text:p>
          </table:table-cell>
          <table:table-cell table:formula="of:=([.F372]*2+89)*([.H372]*2+89)" office:value-type="float" office:value="66181">
            <text:p>66181</text:p>
          </table:table-cell>
          <table:table-cell table:formula="of:=[.BC372]*(MAX([.D372]; [.F372])*2+89)" office:value-type="float" office:value="52644240">
            <text:p>526442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2">
            <text:p>372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60">
            <text:p>60</text:p>
          </table:table-cell>
          <table:table-cell table:style-name="ce2" table:formula="of:=SUM([.C373:.H37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73]-[.N373]" office:value-type="float" office:value="475">
            <text:p>475</text:p>
          </table:table-cell>
          <table:table-cell table:formula="of:=MIN([.D373]; [.F373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敵A↓</text:p>
          </table:table-cell>
          <table:table-cell table:style-name="ce2" office:value-type="string">
            <text:p><text:a xlink:href="http://www14.atwiki.jp/tamakagura/pages/194.html">H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/>
          <table:table-cell table:formula="of:=[.BD373]+[.BE373]" office:value-type="float" office:value="186300">
            <text:p>186300</text:p>
          </table:table-cell>
          <table:table-cell table:style-name="ce26" table:formula="of:=([.C373]*2+64+130)*([.E373]*2+25)" office:value-type="float" office:value="84870">
            <text:p>84870</text:p>
          </table:table-cell>
          <table:table-cell table:style-name="ce27" table:formula="of:=([.C373]*2+64+130)*([.G373]*2+25)" office:value-type="float" office:value="101430">
            <text:p>101430</text:p>
          </table:table-cell>
          <table:table-cell table:formula="of:=([.D373]*2+89)*([.H373]*2+89)" office:value-type="float" office:value="35321">
            <text:p>35321</text:p>
          </table:table-cell>
          <table:table-cell table:formula="of:=([.F373]*2+89)*([.H373]*2+89)" office:value-type="float" office:value="62491">
            <text:p>62491</text:p>
          </table:table-cell>
          <table:table-cell table:formula="of:=[.BC373]*(MAX([.D373]; [.F373])*2+89)" office:value-type="float" office:value="55703700">
            <text:p>55703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3">
            <text:p>373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0">
            <text:p>80</text:p>
          </table:table-cell>
          <table:table-cell table:style-name="ce2" table:formula="of:=SUM([.C374:.H37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74]-[.N374]" office:value-type="float" office:value="475">
            <text:p>475</text:p>
          </table:table-cell>
          <table:table-cell table:formula="of:=MIN([.D374]; [.F374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敵A↓</text:p>
          </table:table-cell>
          <table:table-cell table:style-name="ce2" office:value-type="string">
            <text:p><text:a xlink:href="http://www14.atwiki.jp/tamakagura/pages/194.html">T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/>
          <table:table-cell table:formula="of:=[.BD374]+[.BE374]" office:value-type="float" office:value="182160">
            <text:p>182160</text:p>
          </table:table-cell>
          <table:table-cell table:style-name="ce26" table:formula="of:=([.C374]*2+64+130)*([.E374]*2+25)" office:value-type="float" office:value="80730">
            <text:p>80730</text:p>
          </table:table-cell>
          <table:table-cell table:style-name="ce27" table:formula="of:=([.C374]*2+64+130)*([.G374]*2+25)" office:value-type="float" office:value="101430">
            <text:p>101430</text:p>
          </table:table-cell>
          <table:table-cell table:formula="of:=([.D374]*2+89)*([.H374]*2+89)" office:value-type="float" office:value="42081">
            <text:p>42081</text:p>
          </table:table-cell>
          <table:table-cell table:formula="of:=([.F374]*2+89)*([.H374]*2+89)" office:value-type="float" office:value="66981">
            <text:p>66981</text:p>
          </table:table-cell>
          <table:table-cell table:formula="of:=[.BC374]*(MAX([.D374]; [.F374])*2+89)" office:value-type="float" office:value="49001040">
            <text:p>49001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4">
            <text:p>374</text:p>
          </table:table-cell>
          <table:table-cell table:style-name="ce2" office:value-type="string">
            <text:p><text:a xlink:href="http://www14.atwiki.jp/tamakagura/pages/195.html">ちびりん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table:formula="of:=SUM([.C375:.H375])" office:value-type="float" office:value="400">
            <text:p>400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5]-[.N375]" office:value-type="float" office:value="370">
            <text:p>370</text:p>
          </table:table-cell>
          <table:table-cell table:formula="of:=MIN([.D375]; [.F375])" office:value-type="float" office:value="30">
            <text:p>30</text:p>
          </table:table-cell>
          <table:table-cell table:style-name="ce22" office:value-type="string">
            <text:p>撃破時VP回収</text:p>
          </table:table-cell>
          <table:table-cell table:style-name="ce22"/>
          <table:table-cell table:style-name="ce2" office:value-type="string">
            <text:p><text:a xlink:href="http://www14.atwiki.jp/tamakagura/pages/195.html">ちびりん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ちびりん</text:a></text:p>
          </table:table-cell>
          <table:table-cell table:number-columns-repeated="2"/>
          <table:table-cell table:formula="of:=[.BD375]+[.BE375]" office:value-type="float" office:value="106640">
            <text:p>106640</text:p>
          </table:table-cell>
          <table:table-cell table:formula="of:=([.C375]*2+64+130)*([.E375]*2+25)" office:value-type="float" office:value="49880">
            <text:p>49880</text:p>
          </table:table-cell>
          <table:table-cell table:formula="of:=([.C375]*2+64+130)*([.G375]*2+25)" office:value-type="float" office:value="56760">
            <text:p>56760</text:p>
          </table:table-cell>
          <table:table-cell table:formula="of:=([.D375]*2+89)*([.H375]*2+89)" office:value-type="float" office:value="35611">
            <text:p>35611</text:p>
          </table:table-cell>
          <table:table-cell table:formula="of:=([.F375]*2+89)*([.H375]*2+89)" office:value-type="float" office:value="64291">
            <text:p>64291</text:p>
          </table:table-cell>
          <table:table-cell table:formula="of:=[.BC375]*(MAX([.D375]; [.F375])*2+89)" office:value-type="float" office:value="28686160">
            <text:p>28686160</text:p>
          </table:table-cell>
          <table:table-cell/>
        </table:table-row>
        <table:table-row table:style-name="ro5">
          <table:table-cell office:value-type="float" office:value="375">
            <text:p>375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35">
            <text:p>13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table:formula="of:=SUM([.C376:.H376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376]-[.N376]" office:value-type="float" office:value="465">
            <text:p>465</text:p>
          </table:table-cell>
          <table:table-cell table:formula="of:=MIN([.D376]; [.F376])" office:value-type="float" office:value="80">
            <text:p>80</text:p>
          </table:table-cell>
          <table:table-cell table:style-name="ce22" office:value-type="string">
            <text:p>撃破時VP回収</text:p>
          </table:table-cell>
          <table:table-cell table:style-name="ce22" office:value-type="string">
            <text:p>攻撃時20%火傷</text:p>
          </table:table-cell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A燐</text:a></text:p>
          </table:table-cell>
          <table:table-cell table:number-columns-repeated="2"/>
          <table:table-cell table:formula="of:=[.BD376]+[.BE376]" office:value-type="float" office:value="130980">
            <text:p>130980</text:p>
          </table:table-cell>
          <table:table-cell table:formula="of:=([.C376]*2+64+130)*([.E376]*2+25)" office:value-type="float" office:value="61950">
            <text:p>61950</text:p>
          </table:table-cell>
          <table:table-cell table:formula="of:=([.C376]*2+64+130)*([.G376]*2+25)" office:value-type="float" office:value="69030">
            <text:p>69030</text:p>
          </table:table-cell>
          <table:table-cell table:formula="of:=([.D376]*2+89)*([.H376]*2+89)" office:value-type="float" office:value="66981">
            <text:p>66981</text:p>
          </table:table-cell>
          <table:table-cell table:style-name="ce27" table:formula="of:=([.F376]*2+89)*([.H376]*2+89)" office:value-type="float" office:value="96571">
            <text:p>96571</text:p>
          </table:table-cell>
          <table:table-cell table:formula="of:=[.BC376]*(MAX([.D376]; [.F376])*2+89)" office:value-type="float" office:value="47021820">
            <text:p>470218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6">
            <text:p>376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13" office:value-type="float" office:value="115">
            <text:p>115</text:p>
          </table:table-cell>
          <table:table-cell table:style-name="ce2" table:formula="of:=SUM([.C377:.H377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77]-[.N377]" office:value-type="float" office:value="475">
            <text:p>475</text:p>
          </table:table-cell>
          <table:table-cell table:formula="of:=MIN([.D377]; [.F377])" office:value-type="float" office:value="70">
            <text:p>70</text:p>
          </table:table-cell>
          <table:table-cell table:style-name="ce22" office:value-type="string">
            <text:p>撃破時VP回収</text:p>
          </table:table-cell>
          <table:table-cell table:style-name="ce22" office:value-type="string">
            <text:p>攻撃時20%火傷</text:p>
          </table:table-cell>
          <table:table-cell table:style-name="ce2" office:value-type="string">
            <text:p><text:a xlink:href="http://www14.atwiki.jp/tamakagura/pages/195.html">S燐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S燐</text:a></text:p>
          </table:table-cell>
          <table:table-cell table:number-columns-repeated="2"/>
          <table:table-cell table:formula="of:=[.BD377]+[.BE377]" office:value-type="float" office:value="142080">
            <text:p>142080</text:p>
          </table:table-cell>
          <table:table-cell table:formula="of:=([.C377]*2+64+130)*([.E377]*2+25)" office:value-type="float" office:value="67200">
            <text:p>67200</text:p>
          </table:table-cell>
          <table:table-cell table:formula="of:=([.C377]*2+64+130)*([.G377]*2+25)" office:value-type="float" office:value="74880">
            <text:p>74880</text:p>
          </table:table-cell>
          <table:table-cell table:formula="of:=([.D377]*2+89)*([.H377]*2+89)" office:value-type="float" office:value="73051">
            <text:p>73051</text:p>
          </table:table-cell>
          <table:table-cell table:style-name="ce27" table:formula="of:=([.F377]*2+89)*([.H377]*2+89)" office:value-type="float" office:value="95381">
            <text:p>95381</text:p>
          </table:table-cell>
          <table:table-cell table:formula="of:=[.BC377]*(MAX([.D377]; [.F377])*2+89)" office:value-type="float" office:value="42481920">
            <text:p>42481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7">
            <text:p>377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5">
            <text:p>95</text:p>
          </table:table-cell>
          <table:table-cell table:style-name="ce2" table:formula="of:=SUM([.C378:.H378])" office:value-type="float" office:value="545">
            <text:p>545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378]-[.N378]" office:value-type="float" office:value="480">
            <text:p>480</text:p>
          </table:table-cell>
          <table:table-cell table:formula="of:=MIN([.D378]; [.F378])" office:value-type="float" office:value="65">
            <text:p>65</text:p>
          </table:table-cell>
          <table:table-cell table:style-name="ce22" office:value-type="string">
            <text:p>撃破時VP回収</text:p>
          </table:table-cell>
          <table:table-cell table:style-name="ce22" office:value-type="string">
            <text:p>攻撃時20%火傷</text:p>
          </table:table-cell>
          <table:table-cell table:style-name="ce2" office:value-type="string">
            <text:p><text:a xlink:href="http://www14.atwiki.jp/tamakagura/pages/195.html">H燐</text:a></text:p>
          </table:table-cell>
          <table:table-cell table:number-columns-repeated="8"/>
          <table:table-cell table:style-name="ce2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195.html">H燐</text:a></text:p>
          </table:table-cell>
          <table:table-cell table:number-columns-repeated="2"/>
          <table:table-cell table:formula="of:=[.BD378]+[.BE378]" office:value-type="float" office:value="161540">
            <text:p>161540</text:p>
          </table:table-cell>
          <table:table-cell table:formula="of:=([.C378]*2+64+130)*([.E378]*2+25)" office:value-type="float" office:value="72890">
            <text:p>72890</text:p>
          </table:table-cell>
          <table:table-cell table:formula="of:=([.C378]*2+64+130)*([.G378]*2+25)" office:value-type="float" office:value="88650">
            <text:p>88650</text:p>
          </table:table-cell>
          <table:table-cell table:formula="of:=([.D378]*2+89)*([.H378]*2+89)" office:value-type="float" office:value="61101">
            <text:p>61101</text:p>
          </table:table-cell>
          <table:table-cell table:formula="of:=([.F378]*2+89)*([.H378]*2+89)" office:value-type="float" office:value="83421">
            <text:p>83421</text:p>
          </table:table-cell>
          <table:table-cell table:formula="of:=[.BC378]*(MAX([.D378]; [.F378])*2+89)" office:value-type="float" office:value="48300460">
            <text:p>48300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8">
            <text:p>378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5" table:style-name="ce2" office:value-type="float" office:value="80">
            <text:p>80</text:p>
          </table:table-cell>
          <table:table-cell table:style-name="ce2" office:value-type="float" office:value="60">
            <text:p>60</text:p>
          </table:table-cell>
          <table:table-cell table:style-name="ce2" table:formula="of:=SUM([.C379:.H379])" office:value-type="float" office:value="460">
            <text:p>46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79]-[.N379]" office:value-type="float" office:value="380">
            <text:p>380</text:p>
          </table:table-cell>
          <table:table-cell table:formula="of:=MIN([.D379]; [.F379])" office:value-type="float" office:value="80">
            <text:p>80</text:p>
          </table:table-cell>
          <table:table-cell table:style-name="ce22" office:value-type="string">
            <text:p>追加効果確定</text:p>
          </table:table-cell>
          <table:table-cell table:style-name="ce22" office:value-type="string">
            <text:p>混乱無効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8"/>
          <table:table-cell table:style-name="ce2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196.html">霖之助</text:a></text:p>
          </table:table-cell>
          <table:table-cell table:number-columns-repeated="2"/>
          <table:table-cell table:formula="of:=[.BD379]+[.BE379]" office:value-type="float" office:value="130980">
            <text:p>130980</text:p>
          </table:table-cell>
          <table:table-cell table:formula="of:=([.C379]*2+64+130)*([.E379]*2+25)" office:value-type="float" office:value="65490">
            <text:p>65490</text:p>
          </table:table-cell>
          <table:table-cell table:formula="of:=([.C379]*2+64+130)*([.G379]*2+25)" office:value-type="float" office:value="65490">
            <text:p>65490</text:p>
          </table:table-cell>
          <table:table-cell table:formula="of:=([.D379]*2+89)*([.H379]*2+89)" office:value-type="float" office:value="52041">
            <text:p>52041</text:p>
          </table:table-cell>
          <table:table-cell table:formula="of:=([.F379]*2+89)*([.H379]*2+89)" office:value-type="float" office:value="52041">
            <text:p>52041</text:p>
          </table:table-cell>
          <table:table-cell table:formula="of:=[.BC379]*(MAX([.D379]; [.F379])*2+89)" office:value-type="float" office:value="32614020">
            <text:p>326140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79">
            <text:p>379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table:formula="of:=SUM([.C380:.H380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★</text:p>
          </table:table-cell>
          <table:table-cell table:style-name="ce2" table:formula="of:=[.I380]-[.N380]" office:value-type="float" office:value="460">
            <text:p>460</text:p>
          </table:table-cell>
          <table:table-cell table:formula="of:=MIN([.D380]; [.F380])" office:value-type="float" office:value="40">
            <text:p>40</text:p>
          </table:table-cell>
          <table:table-cell table:style-name="ce22" office:value-type="string">
            <text:p>天候無視</text:p>
          </table:table-cell>
          <table:table-cell table:style-name="ce22" office:value-type="string">
            <text:p>テトラバースト</text:p>
          </table:table-cell>
          <table:table-cell table:style-name="ce2" office:value-type="string">
            <text:p><text:a xlink:href="http://www14.atwiki.jp/tamakagura/pages/59.html">輪妖精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59.html">輪妖精</text:a></text:p>
          </table:table-cell>
          <table:table-cell table:number-columns-repeated="2"/>
          <table:table-cell table:formula="of:=[.BD380]+[.BE380]" office:value-type="float" office:value="145440">
            <text:p>145440</text:p>
          </table:table-cell>
          <table:table-cell table:formula="of:=([.C380]*2+64+130)*([.E380]*2+25)" office:value-type="float" office:value="74740">
            <text:p>74740</text:p>
          </table:table-cell>
          <table:table-cell table:formula="of:=([.C380]*2+64+130)*([.G380]*2+25)" office:value-type="float" office:value="70700">
            <text:p>70700</text:p>
          </table:table-cell>
          <table:table-cell table:formula="of:=([.D380]*2+89)*([.H380]*2+89)" office:value-type="float" office:value="45461">
            <text:p>45461</text:p>
          </table:table-cell>
          <table:table-cell table:formula="of:=([.F380]*2+89)*([.H380]*2+89)" office:value-type="float" office:value="83121">
            <text:p>83121</text:p>
          </table:table-cell>
          <table:table-cell table:formula="of:=[.BC380]*(MAX([.D380]; [.F380])*2+89)" office:value-type="float" office:value="44940960">
            <text:p>449409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0">
            <text:p>380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60">
            <text:p>60</text:p>
          </table:table-cell>
          <table:table-cell table:style-name="ce2" table:formula="of:=SUM([.C381:.H381])" office:value-type="float" office:value="475">
            <text:p>475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1]-[.N381]" office:value-type="float" office:value="430">
            <text:p>430</text:p>
          </table:table-cell>
          <table:table-cell table:formula="of:=MIN([.D381]; [.F381])" office:value-type="float" office:value="45">
            <text:p>45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気絶時25%D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/>
          <table:table-cell table:formula="of:=[.BD381]+[.BE381]" office:value-type="float" office:value="166380">
            <text:p>166380</text:p>
          </table:table-cell>
          <table:table-cell table:formula="of:=([.C381]*2+64+130)*([.E381]*2+25)" office:value-type="float" office:value="58410">
            <text:p>58410</text:p>
          </table:table-cell>
          <table:table-cell table:style-name="ce27" table:formula="of:=([.C381]*2+64+130)*([.G381]*2+25)" office:value-type="float" office:value="107970">
            <text:p>107970</text:p>
          </table:table-cell>
          <table:table-cell table:formula="of:=([.D381]*2+89)*([.H381]*2+89)" office:value-type="float" office:value="37411">
            <text:p>37411</text:p>
          </table:table-cell>
          <table:table-cell table:formula="of:=([.F381]*2+89)*([.H381]*2+89)" office:value-type="float" office:value="52041">
            <text:p>52041</text:p>
          </table:table-cell>
          <table:table-cell table:formula="of:=[.BC381]*(MAX([.D381]; [.F381])*2+89)" office:value-type="float" office:value="41428620">
            <text:p>414286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1">
            <text:p>381</text:p>
          </table:table-cell>
          <table:table-cell table:style-name="ce2" office:value-type="string">
            <text:p><text:a xlink:href="http://www14.atwiki.jp/tamakagura/pages/197.html">ちびルイズ</text:a>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5">
            <text:p>45</text:p>
          </table:table-cell>
          <table:table-cell table:style-name="ce2" table:formula="of:=SUM([.C382:.H382])" office:value-type="float" office:value="380">
            <text:p>38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2]-[.N382]" office:value-type="float" office:value="340">
            <text:p>340</text:p>
          </table:table-cell>
          <table:table-cell table:formula="of:=MIN([.D382]; [.F382])" office:value-type="float" office:value="40">
            <text:p>40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style-name="ce2" office:value-type="string">
            <text:p><text:a xlink:href="http://www14.atwiki.jp/tamakagura/pages/197.html">ちびルイズ</text:a></text:p>
          </table:table-cell>
          <table:table-cell table:number-columns-repeated="8"/>
          <table:table-cell table:style-name="ce2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ちびルイズ</text:a></text:p>
          </table:table-cell>
          <table:table-cell table:number-columns-repeated="2"/>
          <table:table-cell table:formula="of:=[.BD382]+[.BE382]" office:value-type="float" office:value="112840">
            <text:p>112840</text:p>
          </table:table-cell>
          <table:table-cell table:formula="of:=([.C382]*2+64+130)*([.E382]*2+25)" office:value-type="float" office:value="60060">
            <text:p>60060</text:p>
          </table:table-cell>
          <table:table-cell table:formula="of:=([.C382]*2+64+130)*([.G382]*2+25)" office:value-type="float" office:value="52780">
            <text:p>52780</text:p>
          </table:table-cell>
          <table:table-cell table:formula="of:=([.D382]*2+89)*([.H382]*2+89)" office:value-type="float" office:value="44571">
            <text:p>44571</text:p>
          </table:table-cell>
          <table:table-cell table:formula="of:=([.F382]*2+89)*([.H382]*2+89)" office:value-type="float" office:value="30251">
            <text:p>30251</text:p>
          </table:table-cell>
          <table:table-cell table:formula="of:=[.BC382]*(MAX([.D382]; [.F382])*2+89)" office:value-type="float" office:value="28097160">
            <text:p>28097160</text:p>
          </table:table-cell>
          <table:table-cell/>
        </table:table-row>
        <table:table-row table:style-name="ro5">
          <table:table-cell office:value-type="float" office:value="382">
            <text:p>382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table:formula="of:=SUM([.C383:.H383])" office:value-type="float" office:value="530">
            <text:p>530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383]-[.N383]" office:value-type="float" office:value="450">
            <text:p>450</text:p>
          </table:table-cell>
          <table:table-cell table:formula="of:=MIN([.D383]; [.F383])" office:value-type="float" office:value="80">
            <text:p>8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怯み無効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83]*2+89)*[.X383]*IF(OR([.J383]=[.V383]; [.K383]=[.V383]); 1.5; 1)" office:value-type="float" office:value="36315">
            <text:p>36315</text:p>
          </table:table-cell>
          <table:table-cell table:style-name="ce2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27"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7.html">Hルイズ</text:a></text:p>
          </table:table-cell>
          <table:table-cell table:number-columns-repeated="2"/>
          <table:table-cell table:formula="of:=[.BD383]+[.BE383]" office:value-type="float" office:value="164920">
            <text:p>164920</text:p>
          </table:table-cell>
          <table:table-cell table:style-name="ce26" table:formula="of:=([.C383]*2+64+130)*([.E383]*2+25)" office:value-type="float" office:value="88970">
            <text:p>88970</text:p>
          </table:table-cell>
          <table:table-cell table:formula="of:=([.C383]*2+64+130)*([.G383]*2+25)" office:value-type="float" office:value="75950">
            <text:p>75950</text:p>
          </table:table-cell>
          <table:table-cell table:formula="of:=([.D383]*2+89)*([.H383]*2+89)" office:value-type="float" office:value="64291">
            <text:p>64291</text:p>
          </table:table-cell>
          <table:table-cell table:formula="of:=([.F383]*2+89)*([.H383]*2+89)" office:value-type="float" office:value="59511">
            <text:p>59511</text:p>
          </table:table-cell>
          <table:table-cell table:formula="of:=[.BC383]*(MAX([.D383]; [.F383])*2+89)" office:value-type="float" office:value="44363480">
            <text:p>443634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3">
            <text:p>383</text:p>
          </table:table-cell>
          <table:table-cell table:style-name="ce2" office:value-type="string">
            <text:p><text:a xlink:href="http://www14.atwiki.jp/tamakagura/pages/198.html">るーみゃ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5">
            <text:p>35</text:p>
          </table:table-cell>
          <table:table-cell table:style-name="ce2" table:formula="of:=SUM([.C384:.H384])" office:value-type="float" office:value="380">
            <text:p>38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4]-[.N384]" office:value-type="float" office:value="340">
            <text:p>340</text:p>
          </table:table-cell>
          <table:table-cell table:formula="of:=MIN([.D384]; [.F384])" office:value-type="float" office:value="40">
            <text:p>40</text:p>
          </table:table-cell>
          <table:table-cell table:style-name="ce22" office:value-type="string">
            <text:p>50%回避↑</text:p>
          </table:table-cell>
          <table:table-cell table:style-name="ce22"/>
          <table:table-cell table:style-name="ce2" office:value-type="string">
            <text:p><text:a xlink:href="http://www14.atwiki.jp/tamakagura/pages/198.html">るーみゃ</text:a></text:p>
          </table:table-cell>
          <table:table-cell table:number-columns-repeated="8"/>
          <table:table-cell table:style-name="ce2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るーみゃ</text:a></text:p>
          </table:table-cell>
          <table:table-cell table:number-columns-repeated="2"/>
          <table:table-cell table:formula="of:=[.BD384]+[.BE384]" office:value-type="float" office:value="126720">
            <text:p>126720</text:p>
          </table:table-cell>
          <table:table-cell table:formula="of:=([.C384]*2+64+130)*([.E384]*2+25)" office:value-type="float" office:value="59520">
            <text:p>59520</text:p>
          </table:table-cell>
          <table:table-cell table:formula="of:=([.C384]*2+64+130)*([.G384]*2+25)" office:value-type="float" office:value="67200">
            <text:p>67200</text:p>
          </table:table-cell>
          <table:table-cell table:formula="of:=([.D384]*2+89)*([.H384]*2+89)" office:value-type="float" office:value="36411">
            <text:p>36411</text:p>
          </table:table-cell>
          <table:table-cell table:formula="of:=([.F384]*2+89)*([.H384]*2+89)" office:value-type="float" office:value="26871">
            <text:p>26871</text:p>
          </table:table-cell>
          <table:table-cell table:formula="of:=[.BC384]*(MAX([.D384]; [.F384])*2+89)" office:value-type="float" office:value="29018880">
            <text:p>29018880</text:p>
          </table:table-cell>
          <table:table-cell/>
        </table:table-row>
        <table:table-row table:style-name="ro5">
          <table:table-cell office:value-type="float" office:value="384">
            <text:p>384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table:formula="of:=SUM([.C385:.H385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5]-[.N385]" office:value-type="float" office:value="455">
            <text:p>455</text:p>
          </table:table-cell>
          <table:table-cell table:formula="of:=MIN([.D385]; [.F385])" office:value-type="float" office:value="75">
            <text:p>75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98.html">N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Nルーミア</text:a></text:p>
          </table:table-cell>
          <table:table-cell table:number-columns-repeated="2"/>
          <table:table-cell table:formula="of:=[.BD385]+[.BE385]" office:value-type="float" office:value="177760">
            <text:p>177760</text:p>
          </table:table-cell>
          <table:table-cell table:style-name="ce26" table:formula="of:=([.C385]*2+64+130)*([.E385]*2+25)" office:value-type="float" office:value="94940">
            <text:p>94940</text:p>
          </table:table-cell>
          <table:table-cell table:formula="of:=([.C385]*2+64+130)*([.G385]*2+25)" office:value-type="float" office:value="82820">
            <text:p>82820</text:p>
          </table:table-cell>
          <table:table-cell table:formula="of:=([.D385]*2+89)*([.H385]*2+89)" office:value-type="float" office:value="59311">
            <text:p>59311</text:p>
          </table:table-cell>
          <table:table-cell table:formula="of:=([.F385]*2+89)*([.H385]*2+89)" office:value-type="float" office:value="54731">
            <text:p>54731</text:p>
          </table:table-cell>
          <table:table-cell table:formula="of:=[.BC385]*(MAX([.D385]; [.F385])*2+89)" office:value-type="float" office:value="46039840">
            <text:p>46039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5">
            <text:p>385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60">
            <text:p>60</text:p>
          </table:table-cell>
          <table:table-cell table:style-name="ce2" table:formula="of:=SUM([.C386:.H386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6]-[.N386]" office:value-type="float" office:value="465">
            <text:p>465</text:p>
          </table:table-cell>
          <table:table-cell table:formula="of:=MIN([.D386]; [.F386])" office:value-type="float" office:value="65">
            <text:p>65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98.html">D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Dルーミア</text:a></text:p>
          </table:table-cell>
          <table:table-cell table:number-columns-repeated="2"/>
          <table:table-cell table:style-name="ce27" table:formula="of:=[.BD386]+[.BE386]" office:value-type="float" office:value="203980">
            <text:p>203980</text:p>
          </table:table-cell>
          <table:table-cell table:style-name="ce27" table:formula="of:=([.C386]*2+64+130)*([.E386]*2+25)" office:value-type="float" office:value="101990">
            <text:p>101990</text:p>
          </table:table-cell>
          <table:table-cell table:style-name="ce27" table:formula="of:=([.C386]*2+64+130)*([.G386]*2+25)" office:value-type="float" office:value="101990">
            <text:p>101990</text:p>
          </table:table-cell>
          <table:table-cell table:formula="of:=([.D386]*2+89)*([.H386]*2+89)" office:value-type="float" office:value="49951">
            <text:p>49951</text:p>
          </table:table-cell>
          <table:table-cell table:formula="of:=([.F386]*2+89)*([.H386]*2+89)" office:value-type="float" office:value="45771">
            <text:p>45771</text:p>
          </table:table-cell>
          <table:table-cell table:formula="of:=[.BC386]*(MAX([.D386]; [.F386])*2+89)" office:value-type="float" office:value="48751220">
            <text:p>487512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6">
            <text:p>386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table:formula="of:=SUM([.C387:.H387])" office:value-type="float" office:value="530">
            <text:p>53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2" table:formula="of:=[.I387]-[.N387]" office:value-type="float" office:value="460">
            <text:p>460</text:p>
          </table:table-cell>
          <table:table-cell table:formula="of:=MIN([.D387]; [.F387])" office:value-type="float" office:value="70">
            <text:p>70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無効</text:p>
          </table:table-cell>
          <table:table-cell table:style-name="ce2" office:value-type="string">
            <text:p><text:a xlink:href="http://www14.atwiki.jp/tamakagura/pages/198.html">T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27"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198.html">Tルーミア</text:a></text:p>
          </table:table-cell>
          <table:table-cell table:number-columns-repeated="2"/>
          <table:table-cell table:formula="of:=[.BD387]+[.BE387]" office:value-type="float" office:value="182280">
            <text:p>182280</text:p>
          </table:table-cell>
          <table:table-cell table:style-name="ce26" table:formula="of:=([.C387]*2+64+130)*([.E387]*2+25)" office:value-type="float" office:value="84630">
            <text:p>84630</text:p>
          </table:table-cell>
          <table:table-cell table:formula="of:=([.C387]*2+64+130)*([.G387]*2+25)" office:value-type="float" office:value="97650">
            <text:p>97650</text:p>
          </table:table-cell>
          <table:table-cell table:formula="of:=([.D387]*2+89)*([.H387]*2+89)" office:value-type="float" office:value="59511">
            <text:p>59511</text:p>
          </table:table-cell>
          <table:table-cell table:formula="of:=([.F387]*2+89)*([.H387]*2+89)" office:value-type="float" office:value="57021">
            <text:p>57021</text:p>
          </table:table-cell>
          <table:table-cell table:formula="of:=[.BC387]*(MAX([.D387]; [.F387])*2+89)" office:value-type="float" office:value="43564920">
            <text:p>435649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7">
            <text:p>387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style-name="ce2" office:value-type="float" office:value="110">
            <text:p>110</text:p>
          </table:table-cell>
          <table:table-cell table:style-name="ce13" office:value-type="float" office:value="130">
            <text:p>1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table:formula="of:=SUM([.C388:.H388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388]-[.N388]" office:value-type="float" office:value="460">
            <text:p>460</text:p>
          </table:table-cell>
          <table:table-cell table:formula="of:=MIN([.D388]; [.F388])" office:value-type="float" office:value="100">
            <text:p>100</text:p>
          </table:table-cell>
          <table:table-cell table:style-name="ce22" office:value-type="string">
            <text:p>50%回避↑</text:p>
          </table:table-cell>
          <table:table-cell table:style-name="ce22" office:value-type="string">
            <text:p>急所率↑↑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27" office:value-type="string">
            <text:p>○</text:p>
          </table:table-cell>
          <table:table-cell table:style-name="ce2" office:value-type="string">
            <text:p><text:a xlink:href="http://www14.atwiki.jp/tamakagura/pages/198.html">Eルーミア</text:a></text:p>
          </table:table-cell>
          <table:table-cell table:number-columns-repeated="2"/>
          <table:table-cell table:formula="of:=[.BD388]+[.BE388]" office:value-type="float" office:value="153180">
            <text:p>153180</text:p>
          </table:table-cell>
          <table:table-cell table:formula="of:=([.C388]*2+64+130)*([.E388]*2+25)" office:value-type="float" office:value="68310">
            <text:p>68310</text:p>
          </table:table-cell>
          <table:table-cell table:formula="of:=([.C388]*2+64+130)*([.G388]*2+25)" office:value-type="float" office:value="84870">
            <text:p>84870</text:p>
          </table:table-cell>
          <table:table-cell table:formula="of:=([.D388]*2+89)*([.H388]*2+89)" office:value-type="float" office:value="72941">
            <text:p>72941</text:p>
          </table:table-cell>
          <table:table-cell table:formula="of:=([.F388]*2+89)*([.H388]*2+89)" office:value-type="float" office:value="60401">
            <text:p>60401</text:p>
          </table:table-cell>
          <table:table-cell table:formula="of:=[.BC388]*(MAX([.D388]; [.F388])*2+89)" office:value-type="float" office:value="53459820">
            <text:p>534598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88">
            <text:p>388</text:p>
          </table:table-cell>
          <table:table-cell table:style-name="ce2" office:value-type="string">
            <text:p><text:a xlink:href="http://www14.atwiki.jp/tamakagura/pages/199.html">ちびルナ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60">
            <text:p>60</text:p>
          </table:table-cell>
          <table:table-cell table:style-name="ce2" table:formula="of:=SUM([.C389:.H389])" office:value-type="float" office:value="360">
            <text:p>36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89]-[.N389]" office:value-type="float" office:value="340">
            <text:p>340</text:p>
          </table:table-cell>
          <table:table-cell table:formula="of:=MIN([.D389]; [.F389])" office:value-type="float" office:value="20">
            <text:p>20</text:p>
          </table:table-cell>
          <table:table-cell table:style-name="ce22" office:value-type="string">
            <text:p>35%回避↑</text:p>
          </table:table-cell>
          <table:table-cell table:style-name="ce22"/>
          <table:table-cell table:style-name="ce2" office:value-type="string">
            <text:p><text:a xlink:href="http://www14.atwiki.jp/tamakagura/pages/199.html">ちびルナ</text:a></text:p>
          </table:table-cell>
          <table:table-cell table:number-columns-repeated="8"/>
          <table:table-cell table:style-name="ce2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2" office:value-type="string">
            <text:p><text:a xlink:href="http://www14.atwiki.jp/tamakagura/pages/199.html">ちびルナ</text:a></text:p>
          </table:table-cell>
          <table:table-cell table:number-columns-repeated="2"/>
          <table:table-cell table:formula="of:=[.BD389]+[.BE389]" office:value-type="float" office:value="102660">
            <text:p>102660</text:p>
          </table:table-cell>
          <table:table-cell table:formula="of:=([.C389]*2+64+130)*([.E389]*2+25)" office:value-type="float" office:value="51330">
            <text:p>51330</text:p>
          </table:table-cell>
          <table:table-cell table:formula="of:=([.C389]*2+64+130)*([.G389]*2+25)" office:value-type="float" office:value="51330">
            <text:p>51330</text:p>
          </table:table-cell>
          <table:table-cell table:formula="of:=([.D389]*2+89)*([.H389]*2+89)" office:value-type="float" office:value="26961">
            <text:p>26961</text:p>
          </table:table-cell>
          <table:table-cell table:formula="of:=([.F389]*2+89)*([.H389]*2+89)" office:value-type="float" office:value="52041">
            <text:p>52041</text:p>
          </table:table-cell>
          <table:table-cell table:formula="of:=[.BC389]*(MAX([.D389]; [.F389])*2+89)" office:value-type="float" office:value="25562340">
            <text:p>25562340</text:p>
          </table:table-cell>
          <table:table-cell/>
        </table:table-row>
        <table:table-row table:style-name="ro5">
          <table:table-cell office:value-type="float" office:value="389">
            <text:p>389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90:.H390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90]-[.N390]" office:value-type="float" office:value="460">
            <text:p>460</text:p>
          </table:table-cell>
          <table:table-cell table:formula="of:=MIN([.D390]; [.F390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雷被弾時C↑</text:p>
          </table:table-cell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Nルナ</text:a></text:p>
          </table:table-cell>
          <table:table-cell table:number-columns-repeated="2"/>
          <table:table-cell table:formula="of:=[.BD390]+[.BE390]" office:value-type="float" office:value="160580">
            <text:p>160580</text:p>
          </table:table-cell>
          <table:table-cell table:formula="of:=([.C390]*2+64+130)*([.E390]*2+25)" office:value-type="float" office:value="75950">
            <text:p>75950</text:p>
          </table:table-cell>
          <table:table-cell table:formula="of:=([.C390]*2+64+130)*([.G390]*2+25)" office:value-type="float" office:value="84630">
            <text:p>84630</text:p>
          </table:table-cell>
          <table:table-cell table:formula="of:=([.D390]*2+89)*([.H390]*2+89)" office:value-type="float" office:value="40391">
            <text:p>40391</text:p>
          </table:table-cell>
          <table:table-cell table:formula="of:=([.F390]*2+89)*([.H390]*2+89)" office:value-type="float" office:value="71461">
            <text:p>71461</text:p>
          </table:table-cell>
          <table:table-cell table:formula="of:=[.BC390]*(MAX([.D390]; [.F390])*2+89)" office:value-type="float" office:value="48013420">
            <text:p>48013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0">
            <text:p>390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table:formula="of:=SUM([.C391:.H391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水</text:p>
          </table:table-cell>
          <table:table-cell table:style-name="ce2" office:value-type="string">
            <text:p>★</text:p>
          </table:table-cell>
          <table:table-cell table:style-name="ce2" table:formula="of:=[.I391]-[.N391]" office:value-type="float" office:value="460">
            <text:p>460</text:p>
          </table:table-cell>
          <table:table-cell table:formula="of:=MIN([.D391]; [.F391])" office:value-type="float" office:value="40">
            <text:p>4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雷被弾時C↑</text:p>
          </table:table-cell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" office:value-type="string">
            <text:p><text:a xlink:href="http://www14.atwiki.jp/tamakagura/pages/199.html">Hルナ</text:a></text:p>
          </table:table-cell>
          <table:table-cell table:number-columns-repeated="2"/>
          <table:table-cell table:formula="of:=[.BD391]+[.BE391]" office:value-type="float" office:value="157600">
            <text:p>157600</text:p>
          </table:table-cell>
          <table:table-cell table:formula="of:=([.C391]*2+64+130)*([.E391]*2+25)" office:value-type="float" office:value="76830">
            <text:p>76830</text:p>
          </table:table-cell>
          <table:table-cell table:formula="of:=([.C391]*2+64+130)*([.G391]*2+25)" office:value-type="float" office:value="80770">
            <text:p>80770</text:p>
          </table:table-cell>
          <table:table-cell table:formula="of:=([.D391]*2+89)*([.H391]*2+89)" office:value-type="float" office:value="43771">
            <text:p>43771</text:p>
          </table:table-cell>
          <table:table-cell table:formula="of:=([.F391]*2+89)*([.H391]*2+89)" office:value-type="float" office:value="74851">
            <text:p>74851</text:p>
          </table:table-cell>
          <table:table-cell table:formula="of:=[.BC391]*(MAX([.D391]; [.F391])*2+89)" office:value-type="float" office:value="45546400">
            <text:p>45546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1">
            <text:p>391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table:formula="of:=SUM([.C392:.H392])" office:value-type="float" office:value="500">
            <text:p>500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2]-[.N392]" office:value-type="float" office:value="480">
            <text:p>480</text:p>
          </table:table-cell>
          <table:table-cell table:formula="of:=MIN([.D392]; [.F392])" office:value-type="float" office:value="20">
            <text:p>20</text:p>
          </table:table-cell>
          <table:table-cell table:style-name="ce22" office:value-type="string">
            <text:p>35%回避↑</text:p>
          </table:table-cell>
          <table:table-cell table:style-name="ce22" office:value-type="string">
            <text:p>雷被弾時C↑</text:p>
          </table:table-cell>
          <table:table-cell table:style-name="ce2" office:value-type="string">
            <text:p><text:a xlink:href="http://www14.atwiki.jp/tamakagura/pages/199.html">Tルナ</text:a></text:p>
          </table:table-cell>
          <table:table-cell table:number-columns-repeated="8"/>
          <table:table-cell table:style-name="ce2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199.html">Tルナ</text:a></text:p>
          </table:table-cell>
          <table:table-cell table:number-columns-repeated="2"/>
          <table:table-cell table:formula="of:=[.BD392]+[.BE392]" office:value-type="float" office:value="153180">
            <text:p>153180</text:p>
          </table:table-cell>
          <table:table-cell table:formula="of:=([.C392]*2+64+130)*([.E392]*2+25)" office:value-type="float" office:value="76590">
            <text:p>76590</text:p>
          </table:table-cell>
          <table:table-cell table:formula="of:=([.C392]*2+64+130)*([.G392]*2+25)" office:value-type="float" office:value="76590">
            <text:p>76590</text:p>
          </table:table-cell>
          <table:table-cell table:formula="of:=([.D392]*2+89)*([.H392]*2+89)" office:value-type="float" office:value="34701">
            <text:p>34701</text:p>
          </table:table-cell>
          <table:table-cell table:formula="of:=([.F392]*2+89)*([.H392]*2+89)" office:value-type="float" office:value="88501">
            <text:p>88501</text:p>
          </table:table-cell>
          <table:table-cell table:formula="of:=[.BC392]*(MAX([.D392]; [.F392])*2+89)" office:value-type="float" office:value="50396220">
            <text:p>503962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2">
            <text:p>392</text:p>
          </table:table-cell>
          <table:table-cell table:style-name="ce2" office:value-type="string">
            <text:p><text:a xlink:href="http://www14.atwiki.jp/tamakagura/pages/201.html">ちびルナサ</text:a>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0">
            <text:p>40</text:p>
          </table:table-cell>
          <table:table-cell table:style-name="ce2" table:formula="of:=SUM([.C393:.H393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3]-[.N393]" office:value-type="float" office:value="350">
            <text:p>350</text:p>
          </table:table-cell>
          <table:table-cell table:formula="of:=MIN([.D393]; [.F393])" office:value-type="float" office:value="20">
            <text:p>2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201.html">ちびルナサ</text:a></text:p>
          </table:table-cell>
          <table:table-cell table:number-columns-repeated="8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ちびルナサ</text:a></text:p>
          </table:table-cell>
          <table:table-cell office:value-type="string">
            <text:p>○</text:p>
          </table:table-cell>
          <table:table-cell/>
          <table:table-cell table:formula="of:=[.BD393]+[.BE393]" office:value-type="float" office:value="122880">
            <text:p>122880</text:p>
          </table:table-cell>
          <table:table-cell table:formula="of:=([.C393]*2+64+130)*([.E393]*2+25)" office:value-type="float" office:value="63360">
            <text:p>63360</text:p>
          </table:table-cell>
          <table:table-cell table:formula="of:=([.C393]*2+64+130)*([.G393]*2+25)" office:value-type="float" office:value="59520">
            <text:p>59520</text:p>
          </table:table-cell>
          <table:table-cell table:formula="of:=([.D393]*2+89)*([.H393]*2+89)" office:value-type="float" office:value="21801">
            <text:p>21801</text:p>
          </table:table-cell>
          <table:table-cell table:formula="of:=([.F393]*2+89)*([.H393]*2+89)" office:value-type="float" office:value="42081">
            <text:p>42081</text:p>
          </table:table-cell>
          <table:table-cell table:formula="of:=[.BC393]*(MAX([.D393]; [.F393])*2+89)" office:value-type="float" office:value="30597120">
            <text:p>30597120</text:p>
          </table:table-cell>
          <table:table-cell/>
        </table:table-row>
        <table:table-row table:style-name="ro5">
          <table:table-cell office:value-type="float" office:value="393">
            <text:p>393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table:formula="of:=SUM([.C394:.H39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394]-[.N394]" office:value-type="float" office:value="475">
            <text:p>475</text:p>
          </table:table-cell>
          <table:table-cell table:formula="of:=MIN([.D394]; [.F394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201.html">Nルナサ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Nルナサ</text:a></text:p>
          </table:table-cell>
          <table:table-cell office:value-type="string">
            <text:p>○</text:p>
          </table:table-cell>
          <table:table-cell/>
          <table:table-cell table:formula="of:=[.BD394]+[.BE394]" office:value-type="float" office:value="169260">
            <text:p>169260</text:p>
          </table:table-cell>
          <table:table-cell table:style-name="ce26" table:formula="of:=([.C394]*2+64+130)*([.E394]*2+25)" office:value-type="float" office:value="84630">
            <text:p>84630</text:p>
          </table:table-cell>
          <table:table-cell table:formula="of:=([.C394]*2+64+130)*([.G394]*2+25)" office:value-type="float" office:value="84630">
            <text:p>84630</text:p>
          </table:table-cell>
          <table:table-cell table:formula="of:=([.D394]*2+89)*([.H394]*2+89)" office:value-type="float" office:value="40391">
            <text:p>40391</text:p>
          </table:table-cell>
          <table:table-cell table:formula="of:=([.F394]*2+89)*([.H394]*2+89)" office:value-type="float" office:value="73851">
            <text:p>73851</text:p>
          </table:table-cell>
          <table:table-cell table:formula="of:=[.BC394]*(MAX([.D394]; [.F394])*2+89)" office:value-type="float" office:value="52301340">
            <text:p>52301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4">
            <text:p>394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5">
            <text:p>55</text:p>
          </table:table-cell>
          <table:table-cell table:style-name="ce2" table:formula="of:=SUM([.C395:.H395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395]-[.N395]" office:value-type="float" office:value="475">
            <text:p>475</text:p>
          </table:table-cell>
          <table:table-cell table:formula="of:=MIN([.D395]; [.F395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395]*2+89)*[.X395]*IF(OR([.J395]=[.V395]; [.K395]=[.V395]); 1.5; 1)" office:value-type="float" office:value="44850">
            <text:p>44850</text:p>
          </table:table-cell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/>
          <table:table-cell table:formula="of:=[.BD395]+[.BE395]" office:value-type="float" office:value="189600">
            <text:p>189600</text:p>
          </table:table-cell>
          <table:table-cell table:style-name="ce26" table:formula="of:=([.C395]*2+64+130)*([.E395]*2+25)" office:value-type="float" office:value="97170">
            <text:p>97170</text:p>
          </table:table-cell>
          <table:table-cell table:formula="of:=([.C395]*2+64+130)*([.G395]*2+25)" office:value-type="float" office:value="92430">
            <text:p>92430</text:p>
          </table:table-cell>
          <table:table-cell table:formula="of:=([.D395]*2+89)*([.H395]*2+89)" office:value-type="float" office:value="33631">
            <text:p>33631</text:p>
          </table:table-cell>
          <table:table-cell table:formula="of:=([.F395]*2+89)*([.H395]*2+89)" office:value-type="float" office:value="59501">
            <text:p>59501</text:p>
          </table:table-cell>
          <table:table-cell table:formula="of:=[.BC395]*(MAX([.D395]; [.F395])*2+89)" office:value-type="float" office:value="56690400">
            <text:p>56690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5">
            <text:p>395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table:formula="of:=SUM([.C396:.H396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6]-[.N396]" office:value-type="float" office:value="475">
            <text:p>475</text:p>
          </table:table-cell>
          <table:table-cell table:formula="of:=MIN([.D396]; [.F396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50%敵C↓</text:p>
          </table:table-cell>
          <table:table-cell table:style-name="ce2" office:value-type="string">
            <text:p><text:a xlink:href="http://www14.atwiki.jp/tamakagura/pages/201.html">Tルナサ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/>
          <table:table-cell table:formula="of:=[.BD396]+[.BE396]" office:value-type="float" office:value="164920">
            <text:p>164920</text:p>
          </table:table-cell>
          <table:table-cell table:style-name="ce26" table:formula="of:=([.C396]*2+64+130)*([.E396]*2+25)" office:value-type="float" office:value="84630">
            <text:p>84630</text:p>
          </table:table-cell>
          <table:table-cell table:formula="of:=([.C396]*2+64+130)*([.G396]*2+25)" office:value-type="float" office:value="80290">
            <text:p>80290</text:p>
          </table:table-cell>
          <table:table-cell table:formula="of:=([.D396]*2+89)*([.H396]*2+89)" office:value-type="float" office:value="42081">
            <text:p>42081</text:p>
          </table:table-cell>
          <table:table-cell table:formula="of:=([.F396]*2+89)*([.H396]*2+89)" office:value-type="float" office:value="76941">
            <text:p>76941</text:p>
          </table:table-cell>
          <table:table-cell table:formula="of:=[.BC396]*(MAX([.D396]; [.F396])*2+89)" office:value-type="float" office:value="50960280">
            <text:p>509602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6">
            <text:p>396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table:formula="of:=SUM([.C397:.H397])" office:value-type="float" office:value="400">
            <text:p>40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397]-[.N397]" office:value-type="float" office:value="380">
            <text:p>380</text:p>
          </table:table-cell>
          <table:table-cell table:formula="of:=MIN([.D397]; [.F397])" office:value-type="float" office:value="20">
            <text:p>20</text:p>
          </table:table-cell>
          <table:table-cell table:style-name="ce22" office:value-type="string">
            <text:p>10%混乱</text:p>
          </table:table-cell>
          <table:table-cell table:style-name="ce22"/>
          <table:table-cell table:style-name="ce2" office:value-type="string">
            <text:p><text:a xlink:href="http://www14.atwiki.jp/tamakagura/pages/202.html">ちびれいせん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ちびれいせん</text:a></text:p>
          </table:table-cell>
          <table:table-cell table:number-columns-repeated="2"/>
          <table:table-cell table:formula="of:=[.BD397]+[.BE397]" office:value-type="float" office:value="106200">
            <text:p>106200</text:p>
          </table:table-cell>
          <table:table-cell table:formula="of:=([.C397]*2+64+130)*([.E397]*2+25)" office:value-type="float" office:value="51330">
            <text:p>51330</text:p>
          </table:table-cell>
          <table:table-cell table:formula="of:=([.C397]*2+64+130)*([.G397]*2+25)" office:value-type="float" office:value="54870">
            <text:p>54870</text:p>
          </table:table-cell>
          <table:table-cell table:formula="of:=([.D397]*2+89)*([.H397]*2+89)" office:value-type="float" office:value="30831">
            <text:p>30831</text:p>
          </table:table-cell>
          <table:table-cell table:formula="of:=([.F397]*2+89)*([.H397]*2+89)" office:value-type="float" office:value="69071">
            <text:p>69071</text:p>
          </table:table-cell>
          <table:table-cell table:formula="of:=[.BC397]*(MAX([.D397]; [.F397])*2+89)" office:value-type="float" office:value="30691800">
            <text:p>30691800</text:p>
          </table:table-cell>
          <table:table-cell/>
        </table:table-row>
        <table:table-row table:style-name="ro5">
          <table:table-cell office:value-type="float" office:value="397">
            <text:p>397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5">
            <text:p>75</text:p>
          </table:table-cell>
          <table:table-cell table:style-name="ce13" office:value-type="float" office:value="140">
            <text:p>14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398:.H398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★</text:p>
          </table:table-cell>
          <table:table-cell table:style-name="ce2" table:formula="of:=[.I398]-[.N398]" office:value-type="float" office:value="495">
            <text:p>495</text:p>
          </table:table-cell>
          <table:table-cell table:formula="of:=MIN([.D398]; [.F398])" office:value-type="float" office:value="50">
            <text:p>5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A鈴仙</text:a></text:p>
          </table:table-cell>
          <table:table-cell table:number-columns-repeated="2"/>
          <table:table-cell table:formula="of:=[.BD398]+[.BE398]" office:value-type="float" office:value="149720">
            <text:p>149720</text:p>
          </table:table-cell>
          <table:table-cell table:formula="of:=([.C398]*2+64+130)*([.E398]*2+25)" office:value-type="float" office:value="68950">
            <text:p>68950</text:p>
          </table:table-cell>
          <table:table-cell table:formula="of:=([.C398]*2+64+130)*([.G398]*2+25)" office:value-type="float" office:value="80770">
            <text:p>80770</text:p>
          </table:table-cell>
          <table:table-cell table:formula="of:=([.D398]*2+89)*([.H398]*2+89)" office:value-type="float" office:value="50841">
            <text:p>50841</text:p>
          </table:table-cell>
          <table:table-cell table:style-name="ce27" table:formula="of:=([.F398]*2+89)*([.H398]*2+89)" office:value-type="float" office:value="99261">
            <text:p>99261</text:p>
          </table:table-cell>
          <table:table-cell table:formula="of:=[.BC398]*(MAX([.D398]; [.F398])*2+89)" office:value-type="float" office:value="55246680">
            <text:p>552466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8">
            <text:p>398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2" table:formula="of:=SUM([.C399:.H399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13" table:formula="of:=[.I399]-[.N399]" office:value-type="float" office:value="505">
            <text:p>505</text:p>
          </table:table-cell>
          <table:table-cell table:formula="of:=MIN([.D399]; [.F399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99]*2+89)*[.X399]*IF(OR([.J399]=[.V399]; [.K399]=[.V399]); 1.5; 1)" office:value-type="float" office:value="35595">
            <text:p>35595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202.html">T鈴仙</text:a></text:p>
          </table:table-cell>
          <table:table-cell table:number-columns-repeated="2"/>
          <table:table-cell table:formula="of:=[.BD399]+[.BE399]" office:value-type="float" office:value="169680">
            <text:p>169680</text:p>
          </table:table-cell>
          <table:table-cell table:formula="of:=([.C399]*2+64+130)*([.E399]*2+25)" office:value-type="float" office:value="74740">
            <text:p>74740</text:p>
          </table:table-cell>
          <table:table-cell table:formula="of:=([.C399]*2+64+130)*([.G399]*2+25)" office:value-type="float" office:value="94940">
            <text:p>94940</text:p>
          </table:table-cell>
          <table:table-cell table:formula="of:=([.D399]*2+89)*([.H399]*2+89)" office:value-type="float" office:value="45461">
            <text:p>45461</text:p>
          </table:table-cell>
          <table:table-cell table:style-name="ce27" table:formula="of:=([.F399]*2+89)*([.H399]*2+89)" office:value-type="float" office:value="91191">
            <text:p>91191</text:p>
          </table:table-cell>
          <table:table-cell table:formula="of:=[.BC399]*(MAX([.D399]; [.F399])*2+89)" office:value-type="float" office:value="57521520">
            <text:p>57521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399">
            <text:p>399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table:formula="of:=SUM([.C400:.H400])" office:value-type="float" office:value="545">
            <text:p>545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13" table:formula="of:=[.I400]-[.N400]" office:value-type="float" office:value="505">
            <text:p>505</text:p>
          </table:table-cell>
          <table:table-cell table:formula="of:=MIN([.D400]; [.F400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S鈴仙</text:a></text:p>
          </table:table-cell>
          <table:table-cell table:number-columns-repeated="2"/>
          <table:table-cell table:formula="of:=[.BD400]+[.BE400]" office:value-type="float" office:value="169680">
            <text:p>169680</text:p>
          </table:table-cell>
          <table:table-cell table:formula="of:=([.C400]*2+64+130)*([.E400]*2+25)" office:value-type="float" office:value="78780">
            <text:p>78780</text:p>
          </table:table-cell>
          <table:table-cell table:formula="of:=([.C400]*2+64+130)*([.G400]*2+25)" office:value-type="float" office:value="90900">
            <text:p>90900</text:p>
          </table:table-cell>
          <table:table-cell table:formula="of:=([.D400]*2+89)*([.H400]*2+89)" office:value-type="float" office:value="50531">
            <text:p>50531</text:p>
          </table:table-cell>
          <table:table-cell table:style-name="ce27" table:formula="of:=([.F400]*2+89)*([.H400]*2+89)" office:value-type="float" office:value="92391">
            <text:p>92391</text:p>
          </table:table-cell>
          <table:table-cell table:formula="of:=[.BC400]*(MAX([.D400]; [.F400])*2+89)" office:value-type="float" office:value="52431120">
            <text:p>524311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0">
            <text:p>400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">
            <text:p>80</text:p>
          </table:table-cell>
          <table:table-cell table:style-name="ce2" table:formula="of:=SUM([.C401:.H401])" office:value-type="float" office:value="545">
            <text:p>54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毒</text:p>
          </table:table-cell>
          <table:table-cell table:style-name="ce2" office:value-type="string">
            <text:p>★</text:p>
          </table:table-cell>
          <table:table-cell table:style-name="ce13" table:formula="of:=[.I401]-[.N401]" office:value-type="float" office:value="515">
            <text:p>515</text:p>
          </table:table-cell>
          <table:table-cell table:formula="of:=MIN([.D401]; [.F401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2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2.html">D鈴仙</text:a></text:p>
          </table:table-cell>
          <table:table-cell table:number-columns-repeated="2"/>
          <table:table-cell table:formula="of:=[.BD401]+[.BE401]" office:value-type="float" office:value="199760">
            <text:p>199760</text:p>
          </table:table-cell>
          <table:table-cell table:style-name="ce26" table:formula="of:=([.C401]*2+64+130)*([.E401]*2+25)" office:value-type="float" office:value="93070">
            <text:p>93070</text:p>
          </table:table-cell>
          <table:table-cell table:style-name="ce27" table:formula="of:=([.C401]*2+64+130)*([.G401]*2+25)" office:value-type="float" office:value="106690">
            <text:p>106690</text:p>
          </table:table-cell>
          <table:table-cell table:formula="of:=([.D401]*2+89)*([.H401]*2+89)" office:value-type="float" office:value="37101">
            <text:p>37101</text:p>
          </table:table-cell>
          <table:table-cell table:formula="of:=([.F401]*2+89)*([.H401]*2+89)" office:value-type="float" office:value="76941">
            <text:p>76941</text:p>
          </table:table-cell>
          <table:table-cell table:style-name="ce27" table:formula="of:=[.BC401]*(MAX([.D401]; [.F401])*2+89)" office:value-type="float" office:value="61725840">
            <text:p>617258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1">
            <text:p>401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table:formula="of:=SUM([.C402:.H402])" office:value-type="float" office:value="560">
            <text:p>560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402]-[.N402]" office:value-type="float" office:value="490">
            <text:p>490</text:p>
          </table:table-cell>
          <table:table-cell table:formula="of:=MIN([.D402]; [.F402])" office:value-type="float" office:value="70">
            <text:p>7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number-columns-repeated="8"/>
          <table:table-cell table:style-name="ce2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202.html">ADレイセン</text:a></text:p>
          </table:table-cell>
          <table:table-cell table:number-columns-repeated="2"/>
          <table:table-cell table:formula="of:=[.BD402]+[.BE402]" office:value-type="float" office:value="161540">
            <text:p>161540</text:p>
          </table:table-cell>
          <table:table-cell table:formula="of:=([.C402]*2+64+130)*([.E402]*2+25)" office:value-type="float" office:value="72890">
            <text:p>72890</text:p>
          </table:table-cell>
          <table:table-cell table:formula="of:=([.C402]*2+64+130)*([.G402]*2+25)" office:value-type="float" office:value="88650">
            <text:p>88650</text:p>
          </table:table-cell>
          <table:table-cell table:formula="of:=([.D402]*2+89)*([.H402]*2+89)" office:value-type="float" office:value="61601">
            <text:p>61601</text:p>
          </table:table-cell>
          <table:table-cell table:formula="of:=([.F402]*2+89)*([.H402]*2+89)" office:value-type="float" office:value="88501">
            <text:p>88501</text:p>
          </table:table-cell>
          <table:table-cell table:formula="of:=[.BC402]*(MAX([.D402]; [.F402])*2+89)" office:value-type="float" office:value="53146660">
            <text:p>53146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2">
            <text:p>402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0">
            <text:p>70</text:p>
          </table:table-cell>
          <table:table-cell table:style-name="ce2" table:formula="of:=SUM([.C403:.H403])" office:value-type="float" office:value="370">
            <text:p>370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3]-[.N403]" office:value-type="float" office:value="340">
            <text:p>340</text:p>
          </table:table-cell>
          <table:table-cell table:formula="of:=MIN([.D403]; [.F403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/>
          <table:table-cell table:style-name="ce2" office:value-type="string">
            <text:p><text:a xlink:href="http://www14.atwiki.jp/tamakagura/pages/421.html">ちびレイセン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3]*2+89)*[.X403]*IF(OR([.J403]=[.V403]; [.K403]=[.V403]); 1.5; 1)" office:value-type="float" office:value="24045">
            <text:p>24045</text:p>
          </table:table-cell>
          <table:table-cell table:style-name="ce2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ちびレイセン</text:a></text:p>
          </table:table-cell>
          <table:table-cell table:number-columns-repeated="2"/>
          <table:table-cell table:formula="of:=[.BD403]+[.BE403]" office:value-type="float" office:value="103200">
            <text:p>103200</text:p>
          </table:table-cell>
          <table:table-cell table:formula="of:=([.C403]*2+64+130)*([.E403]*2+25)" office:value-type="float" office:value="49880">
            <text:p>49880</text:p>
          </table:table-cell>
          <table:table-cell table:formula="of:=([.C403]*2+64+130)*([.G403]*2+25)" office:value-type="float" office:value="53320">
            <text:p>53320</text:p>
          </table:table-cell>
          <table:table-cell table:formula="of:=([.D403]*2+89)*([.H403]*2+89)" office:value-type="float" office:value="34121">
            <text:p>34121</text:p>
          </table:table-cell>
          <table:table-cell table:formula="of:=([.F403]*2+89)*([.H403]*2+89)" office:value-type="float" office:value="52441">
            <text:p>52441</text:p>
          </table:table-cell>
          <table:table-cell table:formula="of:=[.BC403]*(MAX([.D403]; [.F403])*2+89)" office:value-type="float" office:value="23632800">
            <text:p>23632800</text:p>
          </table:table-cell>
          <table:table-cell/>
        </table:table-row>
        <table:table-row table:style-name="ro5">
          <table:table-cell office:value-type="float" office:value="403">
            <text:p>403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formula="of:=SUM([.C404:.H404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404]-[.N404]" office:value-type="float" office:value="485">
            <text:p>485</text:p>
          </table:table-cell>
          <table:table-cell table:formula="of:=MIN([.D404]; [.F404])" office:value-type="float" office:value="30">
            <text:p>3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4]*2+89)*[.X404]*IF(OR([.J404]=[.V404]; [.K404]=[.V404]); 1.5; 1)" office:value-type="float" office:value="32445">
            <text:p>32445</text:p>
          </table:table-cell>
          <table:table-cell table:style-name="ce2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Nレイセン</text:a></text:p>
          </table:table-cell>
          <table:table-cell table:number-columns-repeated="2"/>
          <table:table-cell table:formula="of:=[.BD404]+[.BE404]" office:value-type="float" office:value="157560">
            <text:p>157560</text:p>
          </table:table-cell>
          <table:table-cell table:formula="of:=([.C404]*2+64+130)*([.E404]*2+25)" office:value-type="float" office:value="74740">
            <text:p>74740</text:p>
          </table:table-cell>
          <table:table-cell table:formula="of:=([.C404]*2+64+130)*([.G404]*2+25)" office:value-type="float" office:value="82820">
            <text:p>82820</text:p>
          </table:table-cell>
          <table:table-cell table:formula="of:=([.D404]*2+89)*([.H404]*2+89)" office:value-type="float" office:value="43061">
            <text:p>43061</text:p>
          </table:table-cell>
          <table:table-cell table:formula="of:=([.F404]*2+89)*([.H404]*2+89)" office:value-type="float" office:value="89301">
            <text:p>89301</text:p>
          </table:table-cell>
          <table:table-cell table:formula="of:=[.BC404]*(MAX([.D404]; [.F404])*2+89)" office:value-type="float" office:value="48686040">
            <text:p>486860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4">
            <text:p>404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">
            <text:p>110</text:p>
          </table:table-cell>
          <table:table-cell table:style-name="ce2" table:formula="of:=SUM([.C405:.H405])" office:value-type="float" office:value="515">
            <text:p>515</text:p>
          </table:table-cell>
          <table:table-cell table:style-name="ce2" office:value-type="string">
            <text:p>岩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05]-[.N405]" office:value-type="float" office:value="475">
            <text:p>475</text:p>
          </table:table-cell>
          <table:table-cell table:formula="of:=MIN([.D405]; [.F405])" office:value-type="float" office:value="40">
            <text:p>40</text:p>
          </table:table-cell>
          <table:table-cell table:style-name="ce22" office:value-type="string">
            <text:p>10%混乱</text:p>
          </table:table-cell>
          <table:table-cell table:style-name="ce22" office:value-type="string">
            <text:p>状態シンクロ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5]*2+89)*[.X405]*IF(OR([.J405]=[.V405]; [.K405]=[.V405]); 1.5; 1)" office:value-type="float" office:value="30345">
            <text:p>30345</text:p>
          </table:table-cell>
          <table:table-cell table:style-name="ce2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421.html">Sレイセン</text:a></text:p>
          </table:table-cell>
          <table:table-cell table:number-columns-repeated="2"/>
          <table:table-cell table:formula="of:=[.BD405]+[.BE405]" office:value-type="float" office:value="149480">
            <text:p>149480</text:p>
          </table:table-cell>
          <table:table-cell table:formula="of:=([.C405]*2+64+130)*([.E405]*2+25)" office:value-type="float" office:value="70700">
            <text:p>70700</text:p>
          </table:table-cell>
          <table:table-cell table:formula="of:=([.C405]*2+64+130)*([.G405]*2+25)" office:value-type="float" office:value="78780">
            <text:p>78780</text:p>
          </table:table-cell>
          <table:table-cell table:formula="of:=([.D405]*2+89)*([.H405]*2+89)" office:value-type="float" office:value="52221">
            <text:p>52221</text:p>
          </table:table-cell>
          <table:table-cell table:formula="of:=([.F405]*2+89)*([.H405]*2+89)" office:value-type="float" office:value="89301">
            <text:p>89301</text:p>
          </table:table-cell>
          <table:table-cell table:formula="of:=[.BC405]*(MAX([.D405]; [.F405])*2+89)" office:value-type="float" office:value="43199720">
            <text:p>431997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5">
            <text:p>405</text:p>
          </table:table-cell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406:.H406])" office:value-type="float" office:value="450">
            <text:p>45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6]-[.N406]" office:value-type="float" office:value="410">
            <text:p>410</text:p>
          </table:table-cell>
          <table:table-cell table:formula="of:=MIN([.D406]; [.F406])" office:value-type="float" office:value="40">
            <text:p>40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style-name="ce2" office:value-type="string">
            <text:p><text:a xlink:href="http://www14.atwiki.jp/tamakagura/pages/204.html">ちびれいむ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ちびれいむ</text:a></text:p>
          </table:table-cell>
          <table:table-cell table:number-columns-repeated="2"/>
          <table:table-cell table:formula="of:=[.BD406]+[.BE406]" office:value-type="float" office:value="138380">
            <text:p>138380</text:p>
          </table:table-cell>
          <table:table-cell table:formula="of:=([.C406]*2+64+130)*([.E406]*2+25)" office:value-type="float" office:value="69190">
            <text:p>69190</text:p>
          </table:table-cell>
          <table:table-cell table:formula="of:=([.C406]*2+64+130)*([.G406]*2+25)" office:value-type="float" office:value="69190">
            <text:p>69190</text:p>
          </table:table-cell>
          <table:table-cell table:formula="of:=([.D406]*2+89)*([.H406]*2+89)" office:value-type="float" office:value="61601">
            <text:p>61601</text:p>
          </table:table-cell>
          <table:table-cell table:formula="of:=([.F406]*2+89)*([.H406]*2+89)" office:value-type="float" office:value="38701">
            <text:p>38701</text:p>
          </table:table-cell>
          <table:table-cell table:formula="of:=[.BC406]*(MAX([.D406]; [.F406])*2+89)" office:value-type="float" office:value="37224220">
            <text:p>37224220</text:p>
          </table:table-cell>
          <table:table-cell/>
        </table:table-row>
        <table:table-row table:style-name="ro5">
          <table:table-cell office:value-type="float" office:value="406">
            <text:p>406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0">
            <text:p>100</text:p>
          </table:table-cell>
          <table:table-cell table:style-name="ce13" table:formula="of:=SUM([.C407:.H407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7]-[.N407]" office:value-type="float" office:value="490">
            <text:p>490</text:p>
          </table:table-cell>
          <table:table-cell table:formula="of:=MIN([.D407]; [.F407])" office:value-type="float" office:value="90">
            <text:p>9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地無効</text:p>
          </table:table-cell>
          <table:table-cell table:style-name="ce2" office:value-type="string">
            <text:p><text:a xlink:href="http://www14.atwiki.jp/tamakagura/pages/204.html">N霊夢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" office:value-type="string">
            <text:p><text:a xlink:href="http://www14.atwiki.jp/tamakagura/pages/204.html">N霊夢</text:a></text:p>
          </table:table-cell>
          <table:table-cell table:number-columns-repeated="2"/>
          <table:table-cell table:formula="of:=[.BD407]+[.BE407]" office:value-type="float" office:value="161460">
            <text:p>161460</text:p>
          </table:table-cell>
          <table:table-cell table:formula="of:=([.C407]*2+64+130)*([.E407]*2+25)" office:value-type="float" office:value="80730">
            <text:p>80730</text:p>
          </table:table-cell>
          <table:table-cell table:formula="of:=([.C407]*2+64+130)*([.G407]*2+25)" office:value-type="float" office:value="80730">
            <text:p>80730</text:p>
          </table:table-cell>
          <table:table-cell table:formula="of:=([.D407]*2+89)*([.H407]*2+89)" office:value-type="float" office:value="89301">
            <text:p>89301</text:p>
          </table:table-cell>
          <table:table-cell table:formula="of:=([.F407]*2+89)*([.H407]*2+89)" office:value-type="float" office:value="77741">
            <text:p>77741</text:p>
          </table:table-cell>
          <table:table-cell table:formula="of:=[.BC407]*(MAX([.D407]; [.F407])*2+89)" office:value-type="float" office:value="49891140">
            <text:p>49891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7">
            <text:p>407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30">
            <text:p>130</text:p>
          </table:table-cell>
          <table:table-cell table:number-columns-repeated="4" table:style-name="ce2" office:value-type="float" office:value="90">
            <text:p>90</text:p>
          </table:table-cell>
          <table:table-cell table:style-name="ce13" table:formula="of:=SUM([.C408:.H408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08]-[.N408]" office:value-type="float" office:value="490">
            <text:p>490</text:p>
          </table:table-cell>
          <table:table-cell table:formula="of:=MIN([.D408]; [.F408])" office:value-type="float" office:value="90">
            <text:p>9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08]*2+89)*[.X408]*IF(OR([.J408]=[.V408]; [.K408]=[.V408]); 1.5; 1)" office:value-type="float" office:value="13960">
            <text:p>13960</text:p>
          </table:table-cell>
          <table:table-cell table:style-name="ce2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204.html">A霊夢</text:a></text:p>
          </table:table-cell>
          <table:table-cell table:number-columns-repeated="2"/>
          <table:table-cell table:formula="of:=[.BD408]+[.BE408]" office:value-type="float" office:value="153340">
            <text:p>153340</text:p>
          </table:table-cell>
          <table:table-cell table:formula="of:=([.C408]*2+64+130)*([.E408]*2+25)" office:value-type="float" office:value="76670">
            <text:p>76670</text:p>
          </table:table-cell>
          <table:table-cell table:formula="of:=([.C408]*2+64+130)*([.G408]*2+25)" office:value-type="float" office:value="76670">
            <text:p>76670</text:p>
          </table:table-cell>
          <table:table-cell table:style-name="ce27" table:formula="of:=([.D408]*2+89)*([.H408]*2+89)" office:value-type="float" office:value="93881">
            <text:p>93881</text:p>
          </table:table-cell>
          <table:table-cell table:formula="of:=([.F408]*2+89)*([.H408]*2+89)" office:value-type="float" office:value="72361">
            <text:p>72361</text:p>
          </table:table-cell>
          <table:table-cell table:formula="of:=[.BC408]*(MAX([.D408]; [.F408])*2+89)" office:value-type="float" office:value="53515660">
            <text:p>53515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8">
            <text:p>408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13" table:formula="of:=SUM([.C409:.H409])" office:value-type="float" office:value="580">
            <text:p>580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★</text:p>
          </table:table-cell>
          <table:table-cell table:style-name="ce2" table:formula="of:=[.I409]-[.N409]" office:value-type="float" office:value="490">
            <text:p>490</text:p>
          </table:table-cell>
          <table:table-cell table:formula="of:=MIN([.D409]; [.F409])" office:value-type="float" office:value="90">
            <text:p>9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/>
          <table:table-cell table:number-columns-repeated="3"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09]*2+89)*[.X409]*IF(OR([.J409]=[.V409]; [.K409]=[.V409]); 1.5; 1)" office:value-type="float" office:value="16140">
            <text:p>16140</text:p>
          </table:table-cell>
          <table:table-cell table:style-name="ce2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12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4.html">D霊夢</text:a></text:p>
          </table:table-cell>
          <table:table-cell table:number-columns-repeated="2"/>
          <table:table-cell table:style-name="ce26" table:formula="of:=[.BD409]+[.BE409]" office:value-type="float" office:value="195300">
            <text:p>195300</text:p>
          </table:table-cell>
          <table:table-cell table:style-name="ce26" table:formula="of:=([.C409]*2+64+130)*([.E409]*2+25)" office:value-type="float" office:value="97650">
            <text:p>97650</text:p>
          </table:table-cell>
          <table:table-cell table:formula="of:=([.C409]*2+64+130)*([.G409]*2+25)" office:value-type="float" office:value="97650">
            <text:p>97650</text:p>
          </table:table-cell>
          <table:table-cell table:formula="of:=([.D409]*2+89)*([.H409]*2+89)" office:value-type="float" office:value="66981">
            <text:p>66981</text:p>
          </table:table-cell>
          <table:table-cell table:formula="of:=([.F409]*2+89)*([.H409]*2+89)" office:value-type="float" office:value="66981">
            <text:p>66981</text:p>
          </table:table-cell>
          <table:table-cell table:formula="of:=[.BC409]*(MAX([.D409]; [.F409])*2+89)" office:value-type="float" office:value="52535700">
            <text:p>52535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09">
            <text:p>409</text:p>
          </table:table-cell>
          <table:table-cell table:style-name="ce2" office:value-type="string">
            <text:p><text:a xlink:href="http://www14.atwiki.jp/tamakagura/pages/419.html">ちび靈夢</text:a></text:p>
          </table:table-cell>
          <table:table-cell table:style-name="ce2" office:value-type="float" office:value="95">
            <text:p>9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">
            <text:p>30</text:p>
          </table:table-cell>
          <table:table-cell table:style-name="ce2" table:formula="of:=SUM([.C410:.H410])" office:value-type="float" office:value="450">
            <text:p>45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0]-[.N410]" office:value-type="float" office:value="385">
            <text:p>385</text:p>
          </table:table-cell>
          <table:table-cell table:formula="of:=MIN([.D410]; [.F410])" office:value-type="float" office:value="65">
            <text:p>65</text:p>
          </table:table-cell>
          <table:table-cell table:style-name="ce22" office:value-type="string">
            <text:p>混乱無効</text:p>
          </table:table-cell>
          <table:table-cell table:style-name="ce22"/>
          <table:table-cell table:style-name="ce2" office:value-type="string">
            <text:p><text:a xlink:href="http://www14.atwiki.jp/tamakagura/pages/419.html">ちび靈夢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ちび靈夢</text:a></text:p>
          </table:table-cell>
          <table:table-cell table:number-columns-repeated="2"/>
          <table:table-cell table:formula="of:=[.BD410]+[.BE410]" office:value-type="float" office:value="149760">
            <text:p>149760</text:p>
          </table:table-cell>
          <table:table-cell table:formula="of:=([.C410]*2+64+130)*([.E410]*2+25)" office:value-type="float" office:value="78720">
            <text:p>78720</text:p>
          </table:table-cell>
          <table:table-cell table:formula="of:=([.C410]*2+64+130)*([.G410]*2+25)" office:value-type="float" office:value="71040">
            <text:p>71040</text:p>
          </table:table-cell>
          <table:table-cell table:formula="of:=([.D410]*2+89)*([.H410]*2+89)" office:value-type="float" office:value="40081">
            <text:p>40081</text:p>
          </table:table-cell>
          <table:table-cell table:formula="of:=([.F410]*2+89)*([.H410]*2+89)" office:value-type="float" office:value="32631">
            <text:p>32631</text:p>
          </table:table-cell>
          <table:table-cell table:formula="of:=[.BC410]*(MAX([.D410]; [.F410])*2+89)" office:value-type="float" office:value="40285440">
            <text:p>40285440</text:p>
          </table:table-cell>
          <table:table-cell/>
        </table:table-row>
        <table:table-row table:style-name="ro5">
          <table:table-cell office:value-type="float" office:value="410">
            <text:p>410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13" table:formula="of:=SUM([.C411:.H411])" office:value-type="float" office:value="580">
            <text:p>580</text:p>
          </table:table-cell>
          <table:table-cell table:style-name="ce2" office:value-type="string">
            <text:p>神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411]-[.N411]" office:value-type="float" office:value="500">
            <text:p>500</text:p>
          </table:table-cell>
          <table:table-cell table:formula="of:=MIN([.D411]; [.F411])" office:value-type="float" office:value="80">
            <text:p>80</text:p>
          </table:table-cell>
          <table:table-cell table:style-name="ce22" office:value-type="string">
            <text:p>混乱無効</text:p>
          </table:table-cell>
          <table:table-cell table:style-name="ce22" office:value-type="string">
            <text:p>味VP2%回復</text:p>
          </table:table-cell>
          <table:table-cell table:style-name="ce2" office:value-type="string">
            <text:p><text:a xlink:href="http://www14.atwiki.jp/tamakagura/pages/419.html">S靈夢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7" office:value-type="string">
            <text:p>○</text:p>
          </table:table-cell>
          <table:table-cell table:number-columns-repeated="2"/>
          <table:table-cell table:style-name="ce2" office:value-type="string">
            <text:p><text:a xlink:href="http://www14.atwiki.jp/tamakagura/pages/419.html">S靈夢</text:a></text:p>
          </table:table-cell>
          <table:table-cell table:number-columns-repeated="2"/>
          <table:table-cell table:formula="of:=[.BD411]+[.BE411]" office:value-type="float" office:value="169420">
            <text:p>169420</text:p>
          </table:table-cell>
          <table:table-cell table:style-name="ce26" table:formula="of:=([.C411]*2+64+130)*([.E411]*2+25)" office:value-type="float" office:value="80770">
            <text:p>80770</text:p>
          </table:table-cell>
          <table:table-cell table:formula="of:=([.C411]*2+64+130)*([.G411]*2+25)" office:value-type="float" office:value="88650">
            <text:p>88650</text:p>
          </table:table-cell>
          <table:table-cell table:formula="of:=([.D411]*2+89)*([.H411]*2+89)" office:value-type="float" office:value="88501">
            <text:p>88501</text:p>
          </table:table-cell>
          <table:table-cell table:formula="of:=([.F411]*2+89)*([.H411]*2+89)" office:value-type="float" office:value="81921">
            <text:p>81921</text:p>
          </table:table-cell>
          <table:table-cell table:formula="of:=[.BC411]*(MAX([.D411]; [.F411])*2+89)" office:value-type="float" office:value="45573980">
            <text:p>455739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1">
            <text:p>411</text:p>
          </table:table-cell>
          <table:table-cell table:style-name="ce2" office:value-type="string">
            <text:p><text:a xlink:href="http://www14.atwiki.jp/tamakagura/pages/205.html">ちびレイラ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25">
            <text:p>25</text:p>
          </table:table-cell>
          <table:table-cell table:style-name="ce2" table:formula="of:=SUM([.C412:.H412])" office:value-type="float" office:value="370">
            <text:p>37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2]-[.N412]" office:value-type="float" office:value="350">
            <text:p>350</text:p>
          </table:table-cell>
          <table:table-cell table:formula="of:=MIN([.D412]; [.F412])" office:value-type="float" office:value="20">
            <text:p>20</text:p>
          </table:table-cell>
          <table:table-cell table:style-name="ce22" office:value-type="string">
            <text:p>味方5%強化</text:p>
          </table:table-cell>
          <table:table-cell table:style-name="ce22"/>
          <table:table-cell table:style-name="ce2" office:value-type="string">
            <text:p><text:a xlink:href="http://www14.atwiki.jp/tamakagura/pages/205.html">ちびレイラ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ちびレイラ</text:a></text:p>
          </table:table-cell>
          <table:table-cell office:value-type="string">
            <text:p>○</text:p>
          </table:table-cell>
          <table:table-cell/>
          <table:table-cell table:formula="of:=[.BD412]+[.BE412]" office:value-type="float" office:value="130020">
            <text:p>130020</text:p>
          </table:table-cell>
          <table:table-cell table:formula="of:=([.C412]*2+64+130)*([.E412]*2+25)" office:value-type="float" office:value="61070">
            <text:p>61070</text:p>
          </table:table-cell>
          <table:table-cell table:formula="of:=([.C412]*2+64+130)*([.G412]*2+25)" office:value-type="float" office:value="68950">
            <text:p>68950</text:p>
          </table:table-cell>
          <table:table-cell table:formula="of:=([.D412]*2+89)*([.H412]*2+89)" office:value-type="float" office:value="17931">
            <text:p>17931</text:p>
          </table:table-cell>
          <table:table-cell table:formula="of:=([.F412]*2+89)*([.H412]*2+89)" office:value-type="float" office:value="36001">
            <text:p>36001</text:p>
          </table:table-cell>
          <table:table-cell table:formula="of:=[.BC412]*(MAX([.D412]; [.F412])*2+89)" office:value-type="float" office:value="33675180">
            <text:p>33675180</text:p>
          </table:table-cell>
          <table:table-cell/>
        </table:table-row>
        <table:table-row table:style-name="ro5">
          <table:table-cell office:value-type="float" office:value="412">
            <text:p>412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5">
            <text:p>75</text:p>
          </table:table-cell>
          <table:table-cell table:style-name="ce2" table:formula="of:=SUM([.C413:.H413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理</text:p>
          </table:table-cell>
          <table:table-cell table:style-name="ce2" office:value-type="string">
            <text:p>★</text:p>
          </table:table-cell>
          <table:table-cell table:style-name="ce2" table:formula="of:=[.I413]-[.N413]" office:value-type="float" office:value="475">
            <text:p>475</text:p>
          </table:table-cell>
          <table:table-cell table:formula="of:=MIN([.D413]; [.F413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205.html">Hレイラ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/>
          <table:table-cell table:formula="of:=[.BD413]+[.BE413]" office:value-type="float" office:value="169260">
            <text:p>169260</text:p>
          </table:table-cell>
          <table:table-cell table:formula="of:=([.C413]*2+64+130)*([.E413]*2+25)" office:value-type="float" office:value="80290">
            <text:p>80290</text:p>
          </table:table-cell>
          <table:table-cell table:formula="of:=([.C413]*2+64+130)*([.G413]*2+25)" office:value-type="float" office:value="88970">
            <text:p>88970</text:p>
          </table:table-cell>
          <table:table-cell table:formula="of:=([.D413]*2+89)*([.H413]*2+89)" office:value-type="float" office:value="40391">
            <text:p>40391</text:p>
          </table:table-cell>
          <table:table-cell table:formula="of:=([.F413]*2+89)*([.H413]*2+89)" office:value-type="float" office:value="73851">
            <text:p>73851</text:p>
          </table:table-cell>
          <table:table-cell table:formula="of:=[.BC413]*(MAX([.D413]; [.F413])*2+89)" office:value-type="float" office:value="52301340">
            <text:p>523013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3">
            <text:p>413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0">
            <text:p>9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40">
            <text:p>40</text:p>
          </table:table-cell>
          <table:table-cell table:style-name="ce2" table:formula="of:=SUM([.C414:.H414])" office:value-type="float" office:value="515">
            <text:p>515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無</text:p>
          </table:table-cell>
          <table:table-cell table:style-name="ce2" office:value-type="string">
            <text:p>★</text:p>
          </table:table-cell>
          <table:table-cell table:style-name="ce2" table:formula="of:=[.I414]-[.N414]" office:value-type="float" office:value="475">
            <text:p>475</text:p>
          </table:table-cell>
          <table:table-cell table:formula="of:=MIN([.D414]; [.F414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table:style-name="ce22" office:value-type="string">
            <text:p>味追加発動5%↑</text:p>
          </table:table-cell>
          <table:table-cell table:style-name="ce2" office:value-type="string">
            <text:p><text:a xlink:href="http://www14.atwiki.jp/tamakagura/pages/205.html">Dレイラ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27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3"/>
          <table:table-cell table:style-name="ce2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/>
          <table:table-cell table:style-name="ce27" table:formula="of:=[.BD414]+[.BE414]" office:value-type="float" office:value="217000">
            <text:p>217000</text:p>
          </table:table-cell>
          <table:table-cell table:style-name="ce27" table:formula="of:=([.C414]*2+64+130)*([.E414]*2+25)" office:value-type="float" office:value="101990">
            <text:p>101990</text:p>
          </table:table-cell>
          <table:table-cell table:style-name="ce27" table:formula="of:=([.C414]*2+64+130)*([.G414]*2+25)" office:value-type="float" office:value="115010">
            <text:p>115010</text:p>
          </table:table-cell>
          <table:table-cell table:formula="of:=([.D414]*2+89)*([.H414]*2+89)" office:value-type="float" office:value="28561">
            <text:p>28561</text:p>
          </table:table-cell>
          <table:table-cell table:formula="of:=([.F414]*2+89)*([.H414]*2+89)" office:value-type="float" office:value="45461">
            <text:p>45461</text:p>
          </table:table-cell>
          <table:table-cell table:style-name="ce27" table:formula="of:=[.BC414]*(MAX([.D414]; [.F414])*2+89)" office:value-type="float" office:value="58373000">
            <text:p>583730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4">
            <text:p>414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 table:formula="of:=SUM([.C415:.H415])" office:value-type="float" office:value="560">
            <text:p>560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雷</text:p>
          </table:table-cell>
          <table:table-cell table:style-name="ce2" office:value-type="string">
            <text:p>★</text:p>
          </table:table-cell>
          <table:table-cell table:style-name="ce2" table:formula="of:=[.I415]-[.N415]" office:value-type="float" office:value="475">
            <text:p>475</text:p>
          </table:table-cell>
          <table:table-cell table:formula="of:=MIN([.D415]; [.F415])" office:value-type="float" office:value="85">
            <text:p>85</text:p>
          </table:table-cell>
          <table:table-cell table:style-name="ce22" office:value-type="string">
            <text:p>状態異常無効</text:p>
          </table:table-cell>
          <table:table-cell table:style-name="ce22" office:value-type="string">
            <text:p>天候無視</text:p>
          </table:table-cell>
          <table:table-cell table:style-name="ce2" office:value-type="string">
            <text:p><text:a xlink:href="http://www14.atwiki.jp/tamakagura/pages/206.html">れっくうざ</text:a></text:p>
          </table:table-cell>
          <table:table-cell table:number-columns-repeated="8"/>
          <table:table-cell table:style-name="ce2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2" office:value-type="string">
            <text:p><text:a xlink:href="http://www14.atwiki.jp/tamakagura/pages/206.html">れっくうざ</text:a></text:p>
          </table:table-cell>
          <table:table-cell table:number-columns-repeated="2"/>
          <table:table-cell table:formula="of:=[.BD415]+[.BE415]" office:value-type="float" office:value="190960">
            <text:p>190960</text:p>
          </table:table-cell>
          <table:table-cell table:style-name="ce26" table:formula="of:=([.C415]*2+64+130)*([.E415]*2+25)" office:value-type="float" office:value="88970">
            <text:p>88970</text:p>
          </table:table-cell>
          <table:table-cell table:style-name="ce27" table:formula="of:=([.C415]*2+64+130)*([.G415]*2+25)" office:value-type="float" office:value="101990">
            <text:p>101990</text:p>
          </table:table-cell>
          <table:table-cell table:formula="of:=([.D415]*2+89)*([.H415]*2+89)" office:value-type="float" office:value="61901">
            <text:p>61901</text:p>
          </table:table-cell>
          <table:table-cell table:formula="of:=([.F415]*2+89)*([.H415]*2+89)" office:value-type="float" office:value="61901">
            <text:p>61901</text:p>
          </table:table-cell>
          <table:table-cell table:formula="of:=[.BC415]*(MAX([.D415]; [.F415])*2+89)" office:value-type="float" office:value="49458640">
            <text:p>494586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5">
            <text:p>415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0">
            <text:p>60</text:p>
          </table:table-cell>
          <table:table-cell table:style-name="ce2" table:formula="of:=SUM([.C416:.H416])" office:value-type="float" office:value="380">
            <text:p>38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6]-[.N416]" office:value-type="float" office:value="360">
            <text:p>360</text:p>
          </table:table-cell>
          <table:table-cell table:formula="of:=MIN([.D416]; [.F416])" office:value-type="float" office:value="20">
            <text:p>20</text:p>
          </table:table-cell>
          <table:table-cell table:style-name="ce22" office:value-type="string">
            <text:p>35%敵S↓</text:p>
          </table:table-cell>
          <table:table-cell table:style-name="ce22"/>
          <table:table-cell table:style-name="ce2" office:value-type="string">
            <text:p><text:a xlink:href="http://www14.atwiki.jp/tamakagura/pages/207.html">ちびレティ</text:a></text:p>
          </table:table-cell>
          <table:table-cell table:number-columns-repeated="8"/>
          <table:table-cell table:style-name="ce2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ちびレティ</text:a></text:p>
          </table:table-cell>
          <table:table-cell table:number-columns-repeated="2"/>
          <table:table-cell table:formula="of:=[.BD416]+[.BE416]" office:value-type="float" office:value="116820">
            <text:p>116820</text:p>
          </table:table-cell>
          <table:table-cell table:formula="of:=([.C416]*2+64+130)*([.E416]*2+25)" office:value-type="float" office:value="58410">
            <text:p>58410</text:p>
          </table:table-cell>
          <table:table-cell table:formula="of:=([.C416]*2+64+130)*([.G416]*2+25)" office:value-type="float" office:value="58410">
            <text:p>58410</text:p>
          </table:table-cell>
          <table:table-cell table:formula="of:=([.D416]*2+89)*([.H416]*2+89)" office:value-type="float" office:value="26961">
            <text:p>26961</text:p>
          </table:table-cell>
          <table:table-cell table:formula="of:=([.F416]*2+89)*([.H416]*2+89)" office:value-type="float" office:value="52041">
            <text:p>52041</text:p>
          </table:table-cell>
          <table:table-cell table:formula="of:=[.BC416]*(MAX([.D416]; [.F416])*2+89)" office:value-type="float" office:value="29088180">
            <text:p>29088180</text:p>
          </table:table-cell>
          <table:table-cell/>
        </table:table-row>
        <table:table-row table:style-name="ro5">
          <table:table-cell office:value-type="float" office:value="416">
            <text:p>416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17:.H417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17]-[.N417]" office:value-type="float" office:value="450">
            <text:p>450</text:p>
          </table:table-cell>
          <table:table-cell table:formula="of:=MIN([.D417]; [.F417])" office:value-type="float" office:value="80">
            <text:p>8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霰降らし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17]*2+89)*[.X417]*IF(OR([.J417]=[.V417]; [.K417]=[.V417]); 1.5; 1)" office:value-type="float" office:value="22410">
            <text:p>22410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Nレティ</text:a></text:p>
          </table:table-cell>
          <table:table-cell table:number-columns-repeated="2"/>
          <table:table-cell table:formula="of:=[.BD417]+[.BE417]" office:value-type="float" office:value="161540">
            <text:p>161540</text:p>
          </table:table-cell>
          <table:table-cell table:style-name="ce26" table:formula="of:=([.C417]*2+64+130)*([.E417]*2+25)" office:value-type="float" office:value="80770">
            <text:p>80770</text:p>
          </table:table-cell>
          <table:table-cell table:formula="of:=([.C417]*2+64+130)*([.G417]*2+25)" office:value-type="float" office:value="80770">
            <text:p>80770</text:p>
          </table:table-cell>
          <table:table-cell table:formula="of:=([.D417]*2+89)*([.H417]*2+89)" office:value-type="float" office:value="66981">
            <text:p>66981</text:p>
          </table:table-cell>
          <table:table-cell table:formula="of:=([.F417]*2+89)*([.H417]*2+89)" office:value-type="float" office:value="66981">
            <text:p>66981</text:p>
          </table:table-cell>
          <table:table-cell table:formula="of:=[.BC417]*(MAX([.D417]; [.F417])*2+89)" office:value-type="float" office:value="40223460">
            <text:p>402234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7">
            <text:p>417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table:formula="of:=SUM([.C418:.H418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13" table:formula="of:=[.I418]-[.N418]" office:value-type="float" office:value="510">
            <text:p>510</text:p>
          </table:table-cell>
          <table:table-cell table:formula="of:=MIN([.D418]; [.F418])" office:value-type="float" office:value="20">
            <text:p>2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敵VP2%減少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number-columns-repeated="8"/>
          <table:table-cell table:style-name="ce2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Dレティ</text:a></text:p>
          </table:table-cell>
          <table:table-cell table:number-columns-repeated="2"/>
          <table:table-cell table:style-name="ce27" table:formula="of:=[.BD418]+[.BE418]" office:value-type="float" office:value="213300">
            <text:p>213300</text:p>
          </table:table-cell>
          <table:table-cell table:style-name="ce27" table:formula="of:=([.C418]*2+64+130)*([.E418]*2+25)" office:value-type="float" office:value="106650">
            <text:p>106650</text:p>
          </table:table-cell>
          <table:table-cell table:style-name="ce27" table:formula="of:=([.C418]*2+64+130)*([.G418]*2+25)" office:value-type="float" office:value="106650">
            <text:p>106650</text:p>
          </table:table-cell>
          <table:table-cell table:formula="of:=([.D418]*2+89)*([.H418]*2+89)" office:value-type="float" office:value="26961">
            <text:p>26961</text:p>
          </table:table-cell>
          <table:table-cell table:formula="of:=([.F418]*2+89)*([.H418]*2+89)" office:value-type="float" office:value="64581">
            <text:p>64581</text:p>
          </table:table-cell>
          <table:table-cell table:style-name="ce27" table:formula="of:=[.BC418]*(MAX([.D418]; [.F418])*2+89)" office:value-type="float" office:value="65909700">
            <text:p>659097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8">
            <text:p>418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0">
            <text:p>110</text:p>
          </table:table-cell>
          <table:table-cell table:style-name="ce2" table:formula="of:=SUM([.C419:.H419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地</text:p>
          </table:table-cell>
          <table:table-cell table:style-name="ce2" office:value-type="string">
            <text:p>★</text:p>
          </table:table-cell>
          <table:table-cell table:style-name="ce2" table:formula="of:=[.I419]-[.N419]" office:value-type="float" office:value="470">
            <text:p>470</text:p>
          </table:table-cell>
          <table:table-cell table:formula="of:=MIN([.D419]; [.F419])" office:value-type="float" office:value="60">
            <text:p>6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敵VP2%減少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table:style-name="ce27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Sレティ</text:a></text:p>
          </table:table-cell>
          <table:table-cell table:number-columns-repeated="2"/>
          <table:table-cell table:formula="of:=[.BD419]+[.BE419]" office:value-type="float" office:value="138380">
            <text:p>138380</text:p>
          </table:table-cell>
          <table:table-cell table:formula="of:=([.C419]*2+64+130)*([.E419]*2+25)" office:value-type="float" office:value="76670">
            <text:p>76670</text:p>
          </table:table-cell>
          <table:table-cell table:formula="of:=([.C419]*2+64+130)*([.G419]*2+25)" office:value-type="float" office:value="61710">
            <text:p>61710</text:p>
          </table:table-cell>
          <table:table-cell table:formula="of:=([.D419]*2+89)*([.H419]*2+89)" office:value-type="float" office:value="64581">
            <text:p>64581</text:p>
          </table:table-cell>
          <table:table-cell table:style-name="ce27" table:formula="of:=([.F419]*2+89)*([.H419]*2+89)" office:value-type="float" office:value="95481">
            <text:p>95481</text:p>
          </table:table-cell>
          <table:table-cell table:formula="of:=[.BC419]*(MAX([.D419]; [.F419])*2+89)" office:value-type="float" office:value="42759420">
            <text:p>427594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19">
            <text:p>419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20:.H420])" office:value-type="float" office:value="530">
            <text:p>53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樹</text:p>
          </table:table-cell>
          <table:table-cell table:style-name="ce2" office:value-type="string">
            <text:p>★</text:p>
          </table:table-cell>
          <table:table-cell table:style-name="ce2" table:formula="of:=[.I420]-[.N420]" office:value-type="float" office:value="480">
            <text:p>480</text:p>
          </table:table-cell>
          <table:table-cell table:formula="of:=MIN([.D420]; [.F420])" office:value-type="float" office:value="50">
            <text:p>5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霰降らし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2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27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7.html">Hレティ</text:a></text:p>
          </table:table-cell>
          <table:table-cell table:number-columns-repeated="2"/>
          <table:table-cell table:formula="of:=[.BD420]+[.BE420]" office:value-type="float" office:value="169260">
            <text:p>169260</text:p>
          </table:table-cell>
          <table:table-cell table:formula="of:=([.C420]*2+64+130)*([.E420]*2+25)" office:value-type="float" office:value="80290">
            <text:p>80290</text:p>
          </table:table-cell>
          <table:table-cell table:formula="of:=([.C420]*2+64+130)*([.G420]*2+25)" office:value-type="float" office:value="88970">
            <text:p>88970</text:p>
          </table:table-cell>
          <table:table-cell table:formula="of:=([.D420]*2+89)*([.H420]*2+89)" office:value-type="float" office:value="50841">
            <text:p>50841</text:p>
          </table:table-cell>
          <table:table-cell table:formula="of:=([.F420]*2+89)*([.H420]*2+89)" office:value-type="float" office:value="77741">
            <text:p>77741</text:p>
          </table:table-cell>
          <table:table-cell table:formula="of:=[.BC420]*(MAX([.D420]; [.F420])*2+89)" office:value-type="float" office:value="48916140">
            <text:p>489161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0">
            <text:p>42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25">
            <text:p>125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table:formula="of:=SUM([.C421:.H421])" office:value-type="float" office:value="560">
            <text:p>560</text:p>
          </table:table-cell>
          <table:table-cell table:style-name="ce2" office:value-type="string">
            <text:p>氷</text:p>
          </table:table-cell>
          <table:table-cell table:style-name="ce2" office:value-type="string">
            <text:p>鋼</text:p>
          </table:table-cell>
          <table:table-cell table:style-name="ce2" office:value-type="string">
            <text:p>★</text:p>
          </table:table-cell>
          <table:table-cell table:style-name="ce2" table:formula="of:=[.I421]-[.N421]" office:value-type="float" office:value="490">
            <text:p>490</text:p>
          </table:table-cell>
          <table:table-cell table:formula="of:=MIN([.D421]; [.F421])" office:value-type="float" office:value="70">
            <text:p>70</text:p>
          </table:table-cell>
          <table:table-cell table:style-name="ce22" office:value-type="string">
            <text:p>35%敵S↓</text:p>
          </table:table-cell>
          <table:table-cell table:style-name="ce22" office:value-type="string">
            <text:p>敵追加発動5%↓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1]*2+89)*[.X421]*IF(OR([.J421]=[.V421]; [.K421]=[.V421]); 1.5; 1)" office:value-type="float" office:value="20610">
            <text:p>20610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27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style-name="ce2" office:value-type="string">
            <text:p><text:a xlink:href="http://www14.atwiki.jp/tamakagura/pages/207.html">ADレティ</text:a></text:p>
          </table:table-cell>
          <table:table-cell table:number-columns-repeated="2"/>
          <table:table-cell table:formula="of:=[.BD421]+[.BE421]" office:value-type="float" office:value="157600">
            <text:p>157600</text:p>
          </table:table-cell>
          <table:table-cell table:formula="of:=([.C421]*2+64+130)*([.E421]*2+25)" office:value-type="float" office:value="76830">
            <text:p>76830</text:p>
          </table:table-cell>
          <table:table-cell table:formula="of:=([.C421]*2+64+130)*([.G421]*2+25)" office:value-type="float" office:value="80770">
            <text:p>80770</text:p>
          </table:table-cell>
          <table:table-cell table:formula="of:=([.D421]*2+89)*([.H421]*2+89)" office:value-type="float" office:value="61601">
            <text:p>61601</text:p>
          </table:table-cell>
          <table:table-cell table:style-name="ce27" table:formula="of:=([.F421]*2+89)*([.H421]*2+89)" office:value-type="float" office:value="91191">
            <text:p>91191</text:p>
          </table:table-cell>
          <table:table-cell table:formula="of:=[.BC421]*(MAX([.D421]; [.F421])*2+89)" office:value-type="float" office:value="53426400">
            <text:p>5342640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1">
            <text:p>421</text:p>
          </table:table-cell>
          <table:table-cell table:style-name="ce2" office:value-type="string">
            <text:p><text:a xlink:href="http://www14.atwiki.jp/tamakagura/pages/208.html">ちびレミィ</text:a>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0">
            <text:p>50</text:p>
          </table:table-cell>
          <table:table-cell table:style-name="ce2" table:formula="of:=SUM([.C422:.H422])" office:value-type="float" office:value="420">
            <text:p>42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2]-[.N422]" office:value-type="float" office:value="380">
            <text:p>380</text:p>
          </table:table-cell>
          <table:table-cell table:formula="of:=MIN([.D422]; [.F422])" office:value-type="float" office:value="40">
            <text:p>40</text:p>
          </table:table-cell>
          <table:table-cell table:style-name="ce22" office:value-type="string">
            <text:p>敵消費VP20%増</text:p>
          </table:table-cell>
          <table:table-cell table:style-name="ce22"/>
          <table:table-cell table:style-name="ce2" office:value-type="string">
            <text:p><text:a xlink:href="http://www14.atwiki.jp/tamakagura/pages/208.html">ちびレミィ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ちびレミィ</text:a></text:p>
          </table:table-cell>
          <table:table-cell table:number-columns-repeated="2"/>
          <table:table-cell table:formula="of:=[.BD422]+[.BE422]" office:value-type="float" office:value="130020">
            <text:p>130020</text:p>
          </table:table-cell>
          <table:table-cell table:formula="of:=([.C422]*2+64+130)*([.E422]*2+25)" office:value-type="float" office:value="65010">
            <text:p>65010</text:p>
          </table:table-cell>
          <table:table-cell table:formula="of:=([.C422]*2+64+130)*([.G422]*2+25)" office:value-type="float" office:value="65010">
            <text:p>65010</text:p>
          </table:table-cell>
          <table:table-cell table:formula="of:=([.D422]*2+89)*([.H422]*2+89)" office:value-type="float" office:value="50841">
            <text:p>50841</text:p>
          </table:table-cell>
          <table:table-cell table:formula="of:=([.F422]*2+89)*([.H422]*2+89)" office:value-type="float" office:value="31941">
            <text:p>31941</text:p>
          </table:table-cell>
          <table:table-cell table:formula="of:=[.BC422]*(MAX([.D422]; [.F422])*2+89)" office:value-type="float" office:value="34975380">
            <text:p>34975380</text:p>
          </table:table-cell>
          <table:table-cell/>
        </table:table-row>
        <table:table-row table:style-name="ro5">
          <table:table-cell office:value-type="float" office:value="422">
            <text:p>422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table:style-name="ce2" office:value-type="float" office:value="100">
            <text:p>100</text:p>
          </table:table-cell>
          <table:table-cell table:style-name="ce13" office:value-type="float" office:value="140">
            <text:p>140</text:p>
          </table:table-cell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80">
            <text:p>80</text:p>
          </table:table-cell>
          <table:table-cell table:style-name="ce2" office:value-type="float" office:value="70">
            <text:p>70</text:p>
          </table:table-cell>
          <table:table-cell table:style-name="ce2" table:formula="of:=SUM([.C423:.H423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2" table:formula="of:=[.I423]-[.N423]" office:value-type="float" office:value="480">
            <text:p>480</text:p>
          </table:table-cell>
          <table:table-cell table:formula="of:=MIN([.D423]; [.F423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Aレミリア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Aレミリア</text:a></text:p>
          </table:table-cell>
          <table:table-cell table:number-columns-repeated="2"/>
          <table:table-cell table:formula="of:=[.BD423]+[.BE423]" office:value-type="float" office:value="153660">
            <text:p>153660</text:p>
          </table:table-cell>
          <table:table-cell table:style-name="ce26" table:formula="of:=([.C423]*2+64+130)*([.E423]*2+25)" office:value-type="float" office:value="80770">
            <text:p>80770</text:p>
          </table:table-cell>
          <table:table-cell table:formula="of:=([.C423]*2+64+130)*([.G423]*2+25)" office:value-type="float" office:value="72890">
            <text:p>72890</text:p>
          </table:table-cell>
          <table:table-cell table:formula="of:=([.D423]*2+89)*([.H423]*2+89)" office:value-type="float" office:value="84501">
            <text:p>84501</text:p>
          </table:table-cell>
          <table:table-cell table:formula="of:=([.F423]*2+89)*([.H423]*2+89)" office:value-type="float" office:value="57021">
            <text:p>57021</text:p>
          </table:table-cell>
          <table:table-cell table:formula="of:=[.BC423]*(MAX([.D423]; [.F423])*2+89)" office:value-type="float" office:value="56700540">
            <text:p>5670054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3">
            <text:p>423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5">
            <text:p>75</text:p>
          </table:table-cell>
          <table:table-cell table:style-name="ce2" table:formula="of:=SUM([.C424:.H424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風</text:p>
          </table:table-cell>
          <table:table-cell table:style-name="ce2" office:value-type="string">
            <text:p>★</text:p>
          </table:table-cell>
          <table:table-cell table:style-name="ce2" table:formula="of:=[.I424]-[.N424]" office:value-type="float" office:value="470">
            <text:p>470</text:p>
          </table:table-cell>
          <table:table-cell table:formula="of:=MIN([.D424]; [.F424])" office:value-type="float" office:value="90">
            <text:p>9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4]*2+89)*[.X424]*IF(OR([.J424]=[.V424]; [.K424]=[.V424]); 1.5; 1)" office:value-type="float" office:value="34545">
            <text:p>34545</text:p>
          </table:table-cell>
          <table:table-cell table:style-name="ce2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27" office:value-type="string">
            <text:p>○</text:p>
          </table:table-cell>
          <table:table-cell table:number-columns-repeated="5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Tレミリア</text:a></text:p>
          </table:table-cell>
          <table:table-cell table:number-columns-repeated="2"/>
          <table:table-cell table:formula="of:=[.BD424]+[.BE424]" office:value-type="float" office:value="156880">
            <text:p>156880</text:p>
          </table:table-cell>
          <table:table-cell table:formula="of:=([.C424]*2+64+130)*([.E424]*2+25)" office:value-type="float" office:value="78440">
            <text:p>78440</text:p>
          </table:table-cell>
          <table:table-cell table:formula="of:=([.C424]*2+64+130)*([.G424]*2+25)" office:value-type="float" office:value="78440">
            <text:p>78440</text:p>
          </table:table-cell>
          <table:table-cell table:formula="of:=([.D424]*2+89)*([.H424]*2+89)" office:value-type="float" office:value="78631">
            <text:p>78631</text:p>
          </table:table-cell>
          <table:table-cell table:formula="of:=([.F424]*2+89)*([.H424]*2+89)" office:value-type="float" office:value="64291">
            <text:p>64291</text:p>
          </table:table-cell>
          <table:table-cell table:formula="of:=[.BC424]*(MAX([.D424]; [.F424])*2+89)" office:value-type="float" office:value="51613520">
            <text:p>5161352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4">
            <text:p>424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table:style-name="ce2" office:value-type="float" office:value="120">
            <text:p>120</text:p>
          </table:table-cell>
          <table:table-cell table:number-columns-repeated="2" table:style-name="ce2" office:value-type="float" office:value="90">
            <text:p>9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0">
            <text:p>110</text:p>
          </table:table-cell>
          <table:table-cell table:style-name="ce2" table:formula="of:=SUM([.C425:.H425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闘</text:p>
          </table:table-cell>
          <table:table-cell table:style-name="ce2" office:value-type="string">
            <text:p>★</text:p>
          </table:table-cell>
          <table:table-cell table:style-name="ce13" table:formula="of:=[.I425]-[.N425]" office:value-type="float" office:value="500">
            <text:p>500</text:p>
          </table:table-cell>
          <table:table-cell table:formula="of:=MIN([.D425]; [.F425])" office:value-type="float" office:value="60">
            <text:p>6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Sレミリア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27" office:value-type="string">
            <text:p>○</text:p>
          </table:table-cell>
          <table:table-cell table:number-columns-repeated="8"/>
          <table:table-cell table:style-name="ce27" office:value-type="string">
            <text:p>○</text:p>
          </table:table-cell>
          <table:table-cell/>
          <table:table-cell table:style-name="ce2" office:value-type="string">
            <text:p><text:a xlink:href="http://www14.atwiki.jp/tamakagura/pages/208.html">Sレミリア</text:a></text:p>
          </table:table-cell>
          <table:table-cell table:number-columns-repeated="2"/>
          <table:table-cell table:formula="of:=[.BD425]+[.BE425]" office:value-type="float" office:value="177940">
            <text:p>177940</text:p>
          </table:table-cell>
          <table:table-cell table:style-name="ce26" table:formula="of:=([.C425]*2+64+130)*([.E425]*2+25)" office:value-type="float" office:value="88970">
            <text:p>88970</text:p>
          </table:table-cell>
          <table:table-cell table:formula="of:=([.C425]*2+64+130)*([.G425]*2+25)" office:value-type="float" office:value="88970">
            <text:p>88970</text:p>
          </table:table-cell>
          <table:table-cell table:formula="of:=([.D425]*2+89)*([.H425]*2+89)" office:value-type="float" office:value="83121">
            <text:p>83121</text:p>
          </table:table-cell>
          <table:table-cell table:formula="of:=([.F425]*2+89)*([.H425]*2+89)" office:value-type="float" office:value="64581">
            <text:p>64581</text:p>
          </table:table-cell>
          <table:table-cell table:formula="of:=[.BC425]*(MAX([.D425]; [.F425])*2+89)" office:value-type="float" office:value="47865860">
            <text:p>478658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5">
            <text:p>425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13" office:value-type="float" office:value="120">
            <text:p>12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0">
            <text:p>50</text:p>
          </table:table-cell>
          <table:table-cell table:style-name="ce2" table:formula="of:=SUM([.C426:.H426])" office:value-type="float" office:value="560">
            <text:p>560</text:p>
          </table:table-cell>
          <table:table-cell table:style-name="ce2" office:value-type="string">
            <text:p>闇</text:p>
          </table:table-cell>
          <table:table-cell table:style-name="ce2" office:value-type="string">
            <text:p>-</text:p>
          </table:table-cell>
          <table:table-cell table:style-name="ce2" office:value-type="string">
            <text:p>★</text:p>
          </table:table-cell>
          <table:table-cell table:style-name="ce2" table:formula="of:=[.I426]-[.N426]" office:value-type="float" office:value="480">
            <text:p>480</text:p>
          </table:table-cell>
          <table:table-cell table:formula="of:=MIN([.D426]; [.F426])" office:value-type="float" office:value="80">
            <text:p>80</text:p>
          </table:table-cell>
          <table:table-cell table:style-name="ce22" office:value-type="string">
            <text:p>敵消費VP20%増</text:p>
          </table:table-cell>
          <table:table-cell table:style-name="ce22" office:value-type="string">
            <text:p>敵追加発動10%↓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8"/>
          <table:table-cell table:style-name="ce2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27" office:value-type="string">
            <text:p>○</text:p>
          </table:table-cell>
          <table:table-cell office:value-type="string">
            <text:p>○</text:p>
          </table:table-cell>
          <table:table-cell table:style-name="ce2" office:value-type="string">
            <text:p><text:a xlink:href="http://www14.atwiki.jp/tamakagura/pages/208.html">Dレミリア</text:a></text:p>
          </table:table-cell>
          <table:table-cell table:number-columns-repeated="2"/>
          <table:table-cell table:style-name="ce27" table:formula="of:=[.BD426]+[.BE426]" office:value-type="float" office:value="200940">
            <text:p>200940</text:p>
          </table:table-cell>
          <table:table-cell table:style-name="ce27" table:formula="of:=([.C426]*2+64+130)*([.E426]*2+25)" office:value-type="float" office:value="104410">
            <text:p>104410</text:p>
          </table:table-cell>
          <table:table-cell table:formula="of:=([.C426]*2+64+130)*([.G426]*2+25)" office:value-type="float" office:value="96530">
            <text:p>96530</text:p>
          </table:table-cell>
          <table:table-cell table:formula="of:=([.D426]*2+89)*([.H426]*2+89)" office:value-type="float" office:value="54621">
            <text:p>54621</text:p>
          </table:table-cell>
          <table:table-cell table:formula="of:=([.F426]*2+89)*([.H426]*2+89)" office:value-type="float" office:value="47061">
            <text:p>47061</text:p>
          </table:table-cell>
          <table:table-cell table:formula="of:=[.BC426]*(MAX([.D426]; [.F426])*2+89)" office:value-type="float" office:value="58071660">
            <text:p>5807166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6">
            <text:p>426</text:p>
          </table:table-cell>
          <table:table-cell office:value-type="string">
            <text:p>騒霊三姉妹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60">
            <text:p>60</text:p>
          </table:table-cell>
          <table:table-cell table:style-name="ce2" table:formula="of:=SUM([.C427:.H427])" office:value-type="float" office:value="530">
            <text:p>530</text:p>
          </table:table-cell>
          <table:table-cell table:style-name="ce2" office:value-type="string">
            <text:p>霊</text:p>
          </table:table-cell>
          <table:table-cell table:style-name="ce2" office:value-type="string">
            <text:p>炎</text:p>
          </table:table-cell>
          <table:table-cell table:style-name="ce2" office:value-type="string">
            <text:p>★</text:p>
          </table:table-cell>
          <table:table-cell table:style-name="ce2" table:formula="of:=[.I427]-[.N427]" office:value-type="float" office:value="490">
            <text:p>490</text:p>
          </table:table-cell>
          <table:table-cell table:formula="of:=MIN([.D427]; [.F427])" office:value-type="float" office:value="40">
            <text:p>40</text:p>
          </table:table-cell>
          <table:table-cell table:style-name="ce22" office:value-type="string">
            <text:p>味方5%強化</text:p>
          </table:table-cell>
          <table:table-cell office:value-type="string">
            <text:p>ピンチD1.1倍</text:p>
          </table:table-cell>
          <table:table-cell office:value-type="string">
            <text:p>騒霊三姉妹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騒霊三姉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27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27" office:value-type="string">
            <text:p>○</text:p>
          </table:table-cell>
          <table:table-cell table:number-columns-repeated="3"/>
          <table:table-cell office:value-type="string">
            <text:p>騒霊三姉妹</text:p>
          </table:table-cell>
          <table:table-cell office:value-type="string">
            <text:p>○</text:p>
          </table:table-cell>
          <table:table-cell/>
          <table:table-cell table:formula="of:=[.BD427]+[.BE427]" office:value-type="float" office:value="195220">
            <text:p>195220</text:p>
          </table:table-cell>
          <table:table-cell table:style-name="ce26" table:formula="of:=([.C427]*2+64+130)*([.E427]*2+25)" office:value-type="float" office:value="97610">
            <text:p>97610</text:p>
          </table:table-cell>
          <table:table-cell table:formula="of:=([.C427]*2+64+130)*([.G427]*2+25)" office:value-type="float" office:value="97610">
            <text:p>97610</text:p>
          </table:table-cell>
          <table:table-cell table:formula="of:=([.D427]*2+89)*([.H427]*2+89)" office:value-type="float" office:value="35321">
            <text:p>35321</text:p>
          </table:table-cell>
          <table:table-cell table:formula="of:=([.F427]*2+89)*([.H427]*2+89)" office:value-type="float" office:value="64581">
            <text:p>64581</text:p>
          </table:table-cell>
          <table:table-cell table:style-name="ce27" table:formula="of:=[.BC427]*(MAX([.D427]; [.F427])*2+89)" office:value-type="float" office:value="60322980">
            <text:p>60322980</text:p>
          </table:table-cell>
          <table:table-cell office:value-type="string">
            <text:p>○</text:p>
          </table:table-cell>
        </table:table-row>
        <table:table-row table:style-name="ro5">
          <table:table-cell office:value-type="float" office:value="427">
            <text:p>427</text:p>
          </table:table-cell>
          <table:table-cell office:value-type="string">
            <text:p>平均値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503">
            <text:p>503</text:p>
          </table:table-cell>
          <table:table-cell table:number-columns-repeated="3"/>
          <table:table-cell table:style-name="ce14" office:value-type="float" office:value="444">
            <text:p>444</text:p>
          </table:table-cell>
          <table:table-cell table:number-columns-repeated="3"/>
          <table:table-cell office:value-type="string">
            <text:p>平均値</text:p>
          </table:table-cell>
          <table:table-cell table:number-columns-repeated="8"/>
          <table:table-cell office:value-type="string">
            <text:p>平均値</text:p>
          </table:table-cell>
          <table:table-cell table:number-columns-repeated="25"/>
          <table:table-cell office:value-type="string">
            <text:p>平均値</text:p>
          </table:table-cell>
          <table:table-cell table:number-columns-repeated="2"/>
          <table:table-cell table:style-name="ce29" office:value-type="float" office:value="154566">
            <text:p>154566</text:p>
          </table:table-cell>
          <table:table-cell table:style-name="ce29" office:value-type="float" office:value="75724">
            <text:p>75724</text:p>
          </table:table-cell>
          <table:table-cell table:style-name="ce30" office:value-type="float" office:value="78842">
            <text:p>78842</text:p>
          </table:table-cell>
          <table:table-cell table:style-name="ce30" office:value-type="float" office:value="55466">
            <text:p>55466</text:p>
          </table:table-cell>
          <table:table-cell table:style-name="ce30" office:value-type="float" office:value="61852">
            <text:p>61852</text:p>
          </table:table-cell>
          <table:table-cell table:formula="of:=[.BC428]*(MAX([.D428]; [.F428])*2+89)" office:value-type="float" office:value="40959990">
            <text:p>40959990</text:p>
          </table:table-cell>
          <table:table-cell/>
        </table:table-row>
        <table:table-row table:style-name="ro5">
          <table:table-cell office:value-type="float" office:value="428">
            <text:p>428</text:p>
          </table:table-cell>
          <table:table-cell office:value-type="string">
            <text:p>ちび抜き平均</text:p>
          </table:table-cell>
          <table:table-cell table:style-name="ce14" office:value-type="float" office:value="109">
            <text:p>109</text:p>
          </table:table-cell>
          <table:table-cell table:style-name="ce14" office:value-type="float" office:value="82">
            <text:p>82</text:p>
          </table:table-cell>
          <table:table-cell table:style-name="ce14" office:value-type="float" office:value="87">
            <text:p>87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92">
            <text:p>92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542">
            <text:p>542</text:p>
          </table:table-cell>
          <table:table-cell table:number-columns-repeated="3"/>
          <table:table-cell table:style-name="ce14" office:value-type="float" office:value="475">
            <text:p>475</text:p>
          </table:table-cell>
          <table:table-cell table:number-columns-repeated="3"/>
          <table:table-cell office:value-type="string">
            <text:p>ちび抜き平均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25"/>
          <table:table-cell office:value-type="string">
            <text:p>ちび抜き平均</text:p>
          </table:table-cell>
          <table:table-cell table:number-columns-repeated="2"/>
          <table:table-cell table:style-name="ce29" office:value-type="float" office:value="168609">
            <text:p>168609</text:p>
          </table:table-cell>
          <table:table-cell table:style-name="ce30" office:value-type="float" office:value="82575">
            <text:p>82575</text:p>
          </table:table-cell>
          <table:table-cell table:style-name="ce30" office:value-type="float" office:value="86034">
            <text:p>86034</text:p>
          </table:table-cell>
          <table:table-cell table:style-name="ce30" office:value-type="float" office:value="61733">
            <text:p>61733</text:p>
          </table:table-cell>
          <table:table-cell table:style-name="ce30" office:value-type="float" office:value="68111">
            <text:p>68111</text:p>
          </table:table-cell>
          <table:table-cell table:formula="of:=[.BC429]*(MAX([.D429]; [.F429])*2+89)" office:value-type="float" office:value="46704693">
            <text:p>46704693</text:p>
          </table:table-cell>
          <table:table-cell office:value-type="string">
            <text:p>○</text:p>
          </table:table-cell>
        </table:table-row>
        <table:table-row table:style-name="ro5" table:number-rows-repeated="1048146">
          <table:table-cell table:number-columns-repeated="61"/>
        </table:table-row>
        <table:table-row table:style-name="ro6">
          <table:table-cell table:number-columns-repeated="61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2013/01/22</text:date>, <text:time>03:12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1-22T03:12:10.16</dc:date>
    <meta:editing-duration>P20DT8H2M17S</meta:editing-duration>
    <meta:editing-cycles>225</meta:editing-cycles>
    <meta:generator>OpenOffice.org/3.4.1$Win32 OpenOffice.org_project/341m1$Build-9593</meta:generator>
    <meta:document-statistic meta:table-count="5" meta:cell-count="15529" meta:object-count="0"/>
  </office:meta>
</office:document-meta>
</file>